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44mm"/>
    </style:style>
    <style:style style:name="co2" style:family="table-column">
      <style:table-column-properties fo:break-before="auto" style:column-width="26.74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24.78mm"/>
    </style:style>
    <style:style style:name="co6" style:family="table-column">
      <style:table-column-properties fo:break-before="auto" style:column-width="46.32mm"/>
    </style:style>
    <style:style style:name="ro1" style:family="table-row">
      <style:table-row-properties style:row-height="35.56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6.16mm" fo:break-before="auto" style:use-optimal-row-height="false"/>
    </style:style>
    <style:style style:name="ro4" style:family="table-row">
      <style:table-row-properties style:row-height="9.95mm" fo:break-before="auto" style:use-optimal-row-height="false"/>
    </style:style>
    <style:style style:name="ro5" style:family="table-row">
      <style:table-row-properties style:row-height="11.25mm" fo:break-before="auto" style:use-optimal-row-height="false"/>
    </style:style>
    <style:style style:name="ro6" style:family="table-row">
      <style:table-row-properties style:row-height="4.02mm" fo:break-before="auto" style:use-optimal-row-height="false"/>
    </style:style>
    <style:style style:name="ro7" style:family="table-row">
      <style:table-row-properties style:row-height="9.56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21.45mm" fo:break-before="auto" style:use-optimal-row-height="true"/>
    </style:style>
    <style:style style:name="ro11" style:family="table-row">
      <style:table-row-properties style:row-height="13.76mm" fo:break-before="auto" style:use-optimal-row-height="false"/>
    </style:style>
    <style:style style:name="ro12" style:family="table-row">
      <style:table-row-properties style:row-height="5.31mm" fo:break-before="auto" style:use-optimal-row-height="true"/>
    </style:style>
    <style:style style:name="ro13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text-align-source="value-type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84">
      <style:table-cell-properties fo:border-bottom="0.06pt solid #000000" fo:border-left="0.06pt solid #000000" fo:padding="0.71mm" fo:border-right="0.06pt solid #000000" fo:border-top="non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84">
      <style:table-cell-properties fo:padding="0.71mm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fo:padding="0.71mm"/>
    </style:style>
    <style:style style:name="ce13" style:family="table-cell" style:parent-style-name="Default" style:data-style-name="N156">
      <style:table-cell-properties fo:border-bottom="0.06pt solid #000000" fo:border-left="none" fo:padding="0.71mm" fo:border-right="none" fo:border-top="none" style:vertical-align="bottom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</style:style>
    <style:style style:name="ce15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 style:vertical-align="bottom"/>
    </style:style>
    <style:style style:name="ce16" style:family="table-cell" style:parent-style-name="Default" style:data-style-name="N152">
      <style:table-cell-properties fo:border-bottom="0.06pt solid #000000" style:diagonal-bl-tr="none" style:diagonal-tl-br="none" fo:border-left="none" fo:padding="0.71mm" fo:border-right="none" style:rotation-align="none" fo:border-top="none" style:vertical-align="bottom"/>
    </style:style>
    <style:style style:name="ce17" style:family="table-cell" style:parent-style-name="Default" style:data-style-name="N1">
      <style:table-cell-properties fo:border-bottom="0.06pt solid #000000" style:diagonal-bl-tr="none" style:diagonal-tl-br="none" fo:border-left="none" fo:padding="0.71mm" fo:border-right="none" style:rotation-align="none" fo:border-top="none" style:vertical-align="bottom"/>
    </style:style>
    <style:style style:name="ce18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152">
      <style:table-cell-properties fo:padding="0.71mm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52" table:default-cell-style-name="ce8"/>
        <table:table-column table:style-name="co6" table:number-columns-repeated="767" table:default-cell-style-name="Default"/>
        <table:table-row table:style-name="ro1">
          <table:table-cell table:style-name="ce21"/>
          <table:table-cell table:style-name="Default"/>
          <table:table-cell table:style-name="ce13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Verba</text:p>
          </table:table-cell>
          <table:covered-table-cell table:style-name="Default"/>
          <table:table-cell table:style-name="ce13" office:value-type="currency" office:currency="EUR" office:value="1200000" calcext:value-type="currency">
            <text:p>1 200 000 €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 table:number-columns-spanned="2" table:number-rows-spanned="1">
            <text:p>Custo do prototipo</text:p>
          </table:table-cell>
          <table:covered-table-cell table:style-name="Default"/>
          <table:table-cell table:style-name="ce13" office:value-type="currency" office:currency="EUR" office:value="300000" calcext:value-type="currency">
            <text:p>300 000 €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 table:number-columns-spanned="2" table:number-rows-spanned="1">
            <text:p>Custo de implementação da fábrica </text:p>
          </table:table-cell>
          <table:covered-table-cell table:style-name="Default"/>
          <table:table-cell table:style-name="ce13" office:value-type="currency" office:currency="EUR" office:value="200000" calcext:value-type="currency">
            <text:p>200 000 €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 table:number-columns-spanned="2" table:number-rows-spanned="1">
            <text:p>Custo de produção de cada unidade</text:p>
          </table:table-cell>
          <table:covered-table-cell table:style-name="Default"/>
          <table:table-cell table:style-name="ce13" office:value-type="currency" office:currency="EUR" office:value="20000" calcext:value-type="currency">
            <text:p>20 000 €</text:p>
          </table:table-cell>
          <table:table-cell table:number-columns-repeated="1021"/>
        </table:table-row>
        <table:table-row table:style-name="ro6">
          <table:table-cell table:style-name="ce2" table:number-columns-spanned="2" table:number-rows-spanned="1"/>
          <table:covered-table-cell table:style-name="Default"/>
          <table:table-cell table:style-name="ce14"/>
          <table:table-cell table:number-columns-repeated="1021"/>
        </table:table-row>
        <table:table-row table:style-name="ro7">
          <table:table-cell table:style-name="ce1" office:value-type="string" calcext:value-type="string" table:number-columns-spanned="2" table:number-rows-spanned="1">
            <text:p>Quantidade de doses diárias por maquina</text:p>
          </table:table-cell>
          <table:covered-table-cell table:style-name="Default"/>
          <table:table-cell table:style-name="ce15"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 table:number-columns-spanned="2" table:number-rows-spanned="1">
            <text:p>PVP de cada dose</text:p>
          </table:table-cell>
          <table:covered-table-cell table:style-name="Default"/>
          <table:table-cell table:style-name="ce16" office:value-type="currency" office:currency="EUR" office:value="1" calcext:value-type="currency">
            <text:p>1,00 €</text:p>
          </table:table-cell>
          <table:table-cell table:number-columns-repeated="1021"/>
        </table:table-row>
        <table:table-row table:style-name="ro8">
          <table:table-cell table:style-name="ce3"/>
          <table:table-cell table:style-name="ce9"/>
          <table:table-cell table:style-name="ce14"/>
          <table:table-cell table:number-columns-repeated="1021"/>
        </table:table-row>
        <table:table-row table:style-name="ro9">
          <table:table-cell table:style-name="ce1" office:value-type="string" calcext:value-type="string" table:number-columns-spanned="2" table:number-rows-spanned="1">
            <text:p>Cada maquina amortiza-se em (dias)</text:p>
          </table:table-cell>
          <table:covered-table-cell table:style-name="ce10"/>
          <table:table-cell table:style-name="ce17" table:formula="of:=[.C5]/([.C8]*[.C7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Default"/>
          <table:table-cell table:style-name="ce18"/>
          <table:table-cell table:number-columns-repeated="1021"/>
        </table:table-row>
        <table:table-row table:style-name="ro10">
          <table:table-cell table:style-name="ce5" office:value-type="string" calcext:value-type="string">
            <text:p>Data inicial de produção de maquinas em serie, 1 por semana</text:p>
          </table:table-cell>
          <table:table-cell table:number-columns-repeated="1023"/>
        </table:table-row>
        <table:table-row table:style-name="ro11">
          <table:table-cell table:style-name="ce6" office:value-type="date" office:date-value="2020-01-01" calcext:value-type="date">
            <text:p>2020-01-01</text:p>
          </table:table-cell>
          <table:table-cell table:style-name="ce11" office:value-type="string" calcext:value-type="string">
            <text:p>Balanço com fabricação de cada maquina</text:p>
          </table:table-cell>
          <table:table-cell table:style-name="ce11" office:value-type="string" calcext:value-type="string">
            <text:p>Uso do financiamento</text:p>
          </table:table-cell>
          <table:table-cell table:style-name="ce11" office:value-type="string" calcext:value-type="string">
            <text:p>lucro das maquinas</text:p>
          </table:table-cell>
          <table:table-cell table:style-name="ce11" office:value-type="string" calcext:value-type="string">
            <text:p>Quantidade de maquinas no activo</text:p>
          </table:table-cell>
          <table:table-cell table:number-columns-repeated="1019"/>
        </table:table-row>
        <table:table-row table:style-name="ro8">
          <table:table-cell table:style-name="ce7" table:formula="of:=[.A13]+7" office:value-type="date" office:date-value="2020-01-08" calcext:value-type="date">
            <text:p>2020-01-08</text:p>
          </table:table-cell>
          <table:table-cell table:style-name="ce12" table:formula="of:=(-cpcu)*[.E14]+[.D14]" office:value-type="currency" office:currency="EUR" office:value="-19650" calcext:value-type="currency">
            <text:p>-19 650 €</text:p>
          </table:table-cell>
          <table:table-cell table:style-name="ce12" table:formula="of:=financ-custoprot-custofab+[.B14]" office:value-type="currency" office:currency="EUR" office:value="680350" calcext:value-type="currency">
            <text:p>680 350 €</text:p>
          </table:table-cell>
          <table:table-cell table:style-name="ce12" table:formula="of:=(qtdoses*pvpdose*7)*[.E14]" office:value-type="currency" office:currency="EUR" office:value="350" calcext:value-type="currency">
            <text:p>350 €</text:p>
          </table:table-cell>
          <table:table-cell table:style-name="ce20" office:value-type="string" calcext:value-type="string">
            <text:p>1</text:p>
          </table:table-cell>
          <table:table-cell table:number-columns-repeated="1019"/>
        </table:table-row>
        <table:table-row table:style-name="ro12">
          <table:table-cell table:style-name="ce7" table:formula="of:=[.A14]+7" office:value-type="date" office:date-value="2020-01-15" calcext:value-type="date">
            <text:p>2020-01-15</text:p>
          </table:table-cell>
          <table:table-cell table:style-name="ce12" table:formula="of:=(-cpcu)*[.E15]+[.D15]" office:value-type="currency" office:currency="EUR" office:value="-38950" calcext:value-type="currency">
            <text:p>-38 950 €</text:p>
          </table:table-cell>
          <table:table-cell table:style-name="ce12" table:formula="of:=financ-custoprot-custofab+[.B15]" office:value-type="currency" office:currency="EUR" office:value="661050" calcext:value-type="currency">
            <text:p>661 050 €</text:p>
          </table:table-cell>
          <table:table-cell table:style-name="ce12" table:formula="of:=(qtdoses*pvpdose*7)*[.E15]+[.D14]" office:value-type="currency" office:currency="EUR" office:value="1050" calcext:value-type="currency">
            <text:p>1 050 €</text:p>
          </table:table-cell>
          <table:table-cell table:style-name="ce20" office:value-type="string" calcext:value-type="string">
            <text:p>2</text:p>
          </table:table-cell>
          <table:table-cell table:number-columns-repeated="1019"/>
        </table:table-row>
        <table:table-row table:style-name="ro12">
          <table:table-cell table:style-name="ce7" table:formula="of:=[.A15]+7" office:value-type="date" office:date-value="2020-01-22" calcext:value-type="date">
            <text:p>2020-01-22</text:p>
          </table:table-cell>
          <table:table-cell table:style-name="ce12" table:formula="of:=(-cpcu)*[.E16]+[.D16]" office:value-type="currency" office:currency="EUR" office:value="-57900" calcext:value-type="currency">
            <text:p>-57 900 €</text:p>
          </table:table-cell>
          <table:table-cell table:style-name="ce12" table:formula="of:=financ-custoprot-custofab+[.B16]" office:value-type="currency" office:currency="EUR" office:value="642100" calcext:value-type="currency">
            <text:p>642 100 €</text:p>
          </table:table-cell>
          <table:table-cell table:style-name="ce12" table:formula="of:=(qtdoses*pvpdose*7)*[.E16]+[.D15]" office:value-type="currency" office:currency="EUR" office:value="2100" calcext:value-type="currency">
            <text:p>2 100 €</text:p>
          </table:table-cell>
          <table:table-cell table:style-name="ce20" office:value-type="string" calcext:value-type="string">
            <text:p>3</text:p>
          </table:table-cell>
          <table:table-cell table:number-columns-repeated="1019"/>
        </table:table-row>
        <table:table-row table:style-name="ro12">
          <table:table-cell table:style-name="ce7" table:formula="of:=[.A16]+7" office:value-type="date" office:date-value="2020-01-29" calcext:value-type="date">
            <text:p>2020-01-29</text:p>
          </table:table-cell>
          <table:table-cell table:style-name="ce12" table:formula="of:=(-cpcu)*[.E17]+[.D17]" office:value-type="currency" office:currency="EUR" office:value="-76500" calcext:value-type="currency">
            <text:p>-76 500 €</text:p>
          </table:table-cell>
          <table:table-cell table:style-name="ce12" table:formula="of:=financ-custoprot-custofab+[.B17]" office:value-type="currency" office:currency="EUR" office:value="623500" calcext:value-type="currency">
            <text:p>623 500 €</text:p>
          </table:table-cell>
          <table:table-cell table:style-name="ce12" table:formula="of:=(qtdoses*pvpdose*7)*[.E17]+[.D16]" office:value-type="currency" office:currency="EUR" office:value="3500" calcext:value-type="currency">
            <text:p>3 500 €</text:p>
          </table:table-cell>
          <table:table-cell table:style-name="ce20" office:value-type="string" calcext:value-type="string">
            <text:p>4</text:p>
          </table:table-cell>
          <table:table-cell table:number-columns-repeated="1019"/>
        </table:table-row>
        <table:table-row table:style-name="ro12">
          <table:table-cell table:style-name="ce7" table:formula="of:=[.A17]+7" office:value-type="date" office:date-value="2020-02-05" calcext:value-type="date">
            <text:p>2020-02-05</text:p>
          </table:table-cell>
          <table:table-cell table:style-name="ce12" table:formula="of:=(-cpcu)*[.E18]+[.D18]" office:value-type="currency" office:currency="EUR" office:value="-94750" calcext:value-type="currency">
            <text:p>-94 750 €</text:p>
          </table:table-cell>
          <table:table-cell table:style-name="ce12" table:formula="of:=financ-custoprot-custofab+[.B18]" office:value-type="currency" office:currency="EUR" office:value="605250" calcext:value-type="currency">
            <text:p>605 250 €</text:p>
          </table:table-cell>
          <table:table-cell table:style-name="ce12" table:formula="of:=(qtdoses*pvpdose*7)*[.E18]+[.D17]" office:value-type="currency" office:currency="EUR" office:value="5250" calcext:value-type="currency">
            <text:p>5 250 €</text:p>
          </table:table-cell>
          <table:table-cell table:style-name="ce20" office:value-type="string" calcext:value-type="string">
            <text:p>5</text:p>
          </table:table-cell>
          <table:table-cell table:number-columns-repeated="1019"/>
        </table:table-row>
        <table:table-row table:style-name="ro12">
          <table:table-cell table:style-name="ce7" table:formula="of:=[.A18]+7" office:value-type="date" office:date-value="2020-02-12" calcext:value-type="date">
            <text:p>2020-02-12</text:p>
          </table:table-cell>
          <table:table-cell table:style-name="ce12" table:formula="of:=(-cpcu)*[.E19]+[.D19]" office:value-type="currency" office:currency="EUR" office:value="-112650" calcext:value-type="currency">
            <text:p>-112 650 €</text:p>
          </table:table-cell>
          <table:table-cell table:style-name="ce12" table:formula="of:=financ-custoprot-custofab+[.B19]" office:value-type="currency" office:currency="EUR" office:value="587350" calcext:value-type="currency">
            <text:p>587 350 €</text:p>
          </table:table-cell>
          <table:table-cell table:style-name="ce12" table:formula="of:=(qtdoses*pvpdose*7)*[.E19]+[.D18]" office:value-type="currency" office:currency="EUR" office:value="7350" calcext:value-type="currency">
            <text:p>7 350 €</text:p>
          </table:table-cell>
          <table:table-cell table:style-name="ce20" office:value-type="string" calcext:value-type="string">
            <text:p>6</text:p>
          </table:table-cell>
          <table:table-cell table:number-columns-repeated="1019"/>
        </table:table-row>
        <table:table-row table:style-name="ro12">
          <table:table-cell table:style-name="ce7" table:formula="of:=[.A19]+7" office:value-type="date" office:date-value="2020-02-19" calcext:value-type="date">
            <text:p>2020-02-19</text:p>
          </table:table-cell>
          <table:table-cell table:style-name="ce12" table:formula="of:=(-cpcu)*[.E20]+[.D20]" office:value-type="currency" office:currency="EUR" office:value="-130200" calcext:value-type="currency">
            <text:p>-130 200 €</text:p>
          </table:table-cell>
          <table:table-cell table:style-name="ce12" table:formula="of:=financ-custoprot-custofab+[.B20]" office:value-type="currency" office:currency="EUR" office:value="569800" calcext:value-type="currency">
            <text:p>569 800 €</text:p>
          </table:table-cell>
          <table:table-cell table:style-name="ce12" table:formula="of:=(qtdoses*pvpdose*7)*[.E20]+[.D19]" office:value-type="currency" office:currency="EUR" office:value="9800" calcext:value-type="currency">
            <text:p>9 800 €</text:p>
          </table:table-cell>
          <table:table-cell table:style-name="ce20" office:value-type="string" calcext:value-type="string">
            <text:p>7</text:p>
          </table:table-cell>
          <table:table-cell table:number-columns-repeated="1019"/>
        </table:table-row>
        <table:table-row table:style-name="ro12">
          <table:table-cell table:style-name="ce7" table:formula="of:=[.A20]+7" office:value-type="date" office:date-value="2020-02-26" calcext:value-type="date">
            <text:p>2020-02-26</text:p>
          </table:table-cell>
          <table:table-cell table:style-name="ce12" table:formula="of:=(-cpcu)*[.E21]+[.D21]" office:value-type="currency" office:currency="EUR" office:value="-147400" calcext:value-type="currency">
            <text:p>-147 400 €</text:p>
          </table:table-cell>
          <table:table-cell table:style-name="ce12" table:formula="of:=financ-custoprot-custofab+[.B21]" office:value-type="currency" office:currency="EUR" office:value="552600" calcext:value-type="currency">
            <text:p>552 600 €</text:p>
          </table:table-cell>
          <table:table-cell table:style-name="ce12" table:formula="of:=(qtdoses*pvpdose*7)*[.E21]+[.D20]" office:value-type="currency" office:currency="EUR" office:value="12600" calcext:value-type="currency">
            <text:p>12 600 €</text:p>
          </table:table-cell>
          <table:table-cell table:style-name="ce20" office:value-type="string" calcext:value-type="string">
            <text:p>8</text:p>
          </table:table-cell>
          <table:table-cell table:number-columns-repeated="1019"/>
        </table:table-row>
        <table:table-row table:style-name="ro12">
          <table:table-cell table:style-name="ce7" table:formula="of:=[.A21]+7" office:value-type="date" office:date-value="2020-03-04" calcext:value-type="date">
            <text:p>2020-03-04</text:p>
          </table:table-cell>
          <table:table-cell table:style-name="ce12" table:formula="of:=(-cpcu)*[.E22]+[.D22]" office:value-type="currency" office:currency="EUR" office:value="-164250" calcext:value-type="currency">
            <text:p>-164 250 €</text:p>
          </table:table-cell>
          <table:table-cell table:style-name="ce12" table:formula="of:=financ-custoprot-custofab+[.B22]" office:value-type="currency" office:currency="EUR" office:value="535750" calcext:value-type="currency">
            <text:p>535 750 €</text:p>
          </table:table-cell>
          <table:table-cell table:style-name="ce12" table:formula="of:=(qtdoses*pvpdose*7)*[.E22]+[.D21]" office:value-type="currency" office:currency="EUR" office:value="15750" calcext:value-type="currency">
            <text:p>15 750 €</text:p>
          </table:table-cell>
          <table:table-cell table:style-name="ce20" office:value-type="string" calcext:value-type="string">
            <text:p>9</text:p>
          </table:table-cell>
          <table:table-cell table:number-columns-repeated="1019"/>
        </table:table-row>
        <table:table-row table:style-name="ro12">
          <table:table-cell table:style-name="ce7" table:formula="of:=[.A22]+7" office:value-type="date" office:date-value="2020-03-11" calcext:value-type="date">
            <text:p>2020-03-11</text:p>
          </table:table-cell>
          <table:table-cell table:style-name="ce12" table:formula="of:=(-cpcu)*[.E23]+[.D23]" office:value-type="currency" office:currency="EUR" office:value="-180750" calcext:value-type="currency">
            <text:p>-180 750 €</text:p>
          </table:table-cell>
          <table:table-cell table:style-name="ce12" table:formula="of:=financ-custoprot-custofab+[.B23]" office:value-type="currency" office:currency="EUR" office:value="519250" calcext:value-type="currency">
            <text:p>519 250 €</text:p>
          </table:table-cell>
          <table:table-cell table:style-name="ce12" table:formula="of:=(qtdoses*pvpdose*7)*[.E23]+[.D22]" office:value-type="currency" office:currency="EUR" office:value="19250" calcext:value-type="currency">
            <text:p>19 250 €</text:p>
          </table:table-cell>
          <table:table-cell table:style-name="ce20" office:value-type="string" calcext:value-type="string">
            <text:p>10</text:p>
          </table:table-cell>
          <table:table-cell table:number-columns-repeated="1019"/>
        </table:table-row>
        <table:table-row table:style-name="ro12">
          <table:table-cell table:style-name="ce7" table:formula="of:=[.A23]+7" office:value-type="date" office:date-value="2020-03-18" calcext:value-type="date">
            <text:p>2020-03-18</text:p>
          </table:table-cell>
          <table:table-cell table:style-name="ce12" table:formula="of:=(-cpcu)*[.E24]+[.D24]" office:value-type="currency" office:currency="EUR" office:value="-196900" calcext:value-type="currency">
            <text:p>-196 900 €</text:p>
          </table:table-cell>
          <table:table-cell table:style-name="ce12" table:formula="of:=financ-custoprot-custofab+[.B24]" office:value-type="currency" office:currency="EUR" office:value="503100" calcext:value-type="currency">
            <text:p>503 100 €</text:p>
          </table:table-cell>
          <table:table-cell table:style-name="ce12" table:formula="of:=(qtdoses*pvpdose*7)*[.E24]+[.D23]" office:value-type="currency" office:currency="EUR" office:value="23100" calcext:value-type="currency">
            <text:p>23 100 €</text:p>
          </table:table-cell>
          <table:table-cell table:style-name="ce20" office:value-type="string" calcext:value-type="string">
            <text:p>11</text:p>
          </table:table-cell>
          <table:table-cell table:number-columns-repeated="1019"/>
        </table:table-row>
        <table:table-row table:style-name="ro12">
          <table:table-cell table:style-name="ce7" table:formula="of:=[.A24]+7" office:value-type="date" office:date-value="2020-03-25" calcext:value-type="date">
            <text:p>2020-03-25</text:p>
          </table:table-cell>
          <table:table-cell table:style-name="ce12" table:formula="of:=(-cpcu)*[.E25]+[.D25]" office:value-type="currency" office:currency="EUR" office:value="-212700" calcext:value-type="currency">
            <text:p>-212 700 €</text:p>
          </table:table-cell>
          <table:table-cell table:style-name="ce12" table:formula="of:=financ-custoprot-custofab+[.B25]" office:value-type="currency" office:currency="EUR" office:value="487300" calcext:value-type="currency">
            <text:p>487 300 €</text:p>
          </table:table-cell>
          <table:table-cell table:style-name="ce12" table:formula="of:=(qtdoses*pvpdose*7)*[.E25]+[.D24]" office:value-type="currency" office:currency="EUR" office:value="27300" calcext:value-type="currency">
            <text:p>27 300 €</text:p>
          </table:table-cell>
          <table:table-cell table:style-name="ce20" office:value-type="string" calcext:value-type="string">
            <text:p>12</text:p>
          </table:table-cell>
          <table:table-cell table:number-columns-repeated="1019"/>
        </table:table-row>
        <table:table-row table:style-name="ro12">
          <table:table-cell table:style-name="ce7" table:formula="of:=[.A25]+7" office:value-type="date" office:date-value="2020-04-01" calcext:value-type="date">
            <text:p>2020-04-01</text:p>
          </table:table-cell>
          <table:table-cell table:style-name="ce12" table:formula="of:=(-cpcu)*[.E26]+[.D26]" office:value-type="currency" office:currency="EUR" office:value="-228150" calcext:value-type="currency">
            <text:p>-228 150 €</text:p>
          </table:table-cell>
          <table:table-cell table:style-name="ce12" table:formula="of:=financ-custoprot-custofab+[.B26]" office:value-type="currency" office:currency="EUR" office:value="471850" calcext:value-type="currency">
            <text:p>471 850 €</text:p>
          </table:table-cell>
          <table:table-cell table:style-name="ce12" table:formula="of:=(qtdoses*pvpdose*7)*[.E26]+[.D25]" office:value-type="currency" office:currency="EUR" office:value="31850" calcext:value-type="currency">
            <text:p>31 850 €</text:p>
          </table:table-cell>
          <table:table-cell table:style-name="ce20" office:value-type="string" calcext:value-type="string">
            <text:p>13</text:p>
          </table:table-cell>
          <table:table-cell table:number-columns-repeated="1019"/>
        </table:table-row>
        <table:table-row table:style-name="ro12">
          <table:table-cell table:style-name="ce7" table:formula="of:=[.A26]+7" office:value-type="date" office:date-value="2020-04-08" calcext:value-type="date">
            <text:p>2020-04-08</text:p>
          </table:table-cell>
          <table:table-cell table:style-name="ce12" table:formula="of:=(-cpcu)*[.E27]+[.D27]" office:value-type="currency" office:currency="EUR" office:value="-243250" calcext:value-type="currency">
            <text:p>-243 250 €</text:p>
          </table:table-cell>
          <table:table-cell table:style-name="ce12" table:formula="of:=financ-custoprot-custofab+[.B27]" office:value-type="currency" office:currency="EUR" office:value="456750" calcext:value-type="currency">
            <text:p>456 750 €</text:p>
          </table:table-cell>
          <table:table-cell table:style-name="ce12" table:formula="of:=(qtdoses*pvpdose*7)*[.E27]+[.D26]" office:value-type="currency" office:currency="EUR" office:value="36750" calcext:value-type="currency">
            <text:p>36 750 €</text:p>
          </table:table-cell>
          <table:table-cell table:style-name="ce20" office:value-type="string" calcext:value-type="string">
            <text:p>14</text:p>
          </table:table-cell>
          <table:table-cell table:number-columns-repeated="1019"/>
        </table:table-row>
        <table:table-row table:style-name="ro12">
          <table:table-cell table:style-name="ce7" table:formula="of:=[.A27]+7" office:value-type="date" office:date-value="2020-04-15" calcext:value-type="date">
            <text:p>2020-04-15</text:p>
          </table:table-cell>
          <table:table-cell table:style-name="ce12" table:formula="of:=(-cpcu)*[.E28]+[.D28]" office:value-type="currency" office:currency="EUR" office:value="-258000" calcext:value-type="currency">
            <text:p>-258 000 €</text:p>
          </table:table-cell>
          <table:table-cell table:style-name="ce12" table:formula="of:=financ-custoprot-custofab+[.B28]" office:value-type="currency" office:currency="EUR" office:value="442000" calcext:value-type="currency">
            <text:p>442 000 €</text:p>
          </table:table-cell>
          <table:table-cell table:style-name="ce12" table:formula="of:=(qtdoses*pvpdose*7)*[.E28]+[.D27]" office:value-type="currency" office:currency="EUR" office:value="42000" calcext:value-type="currency">
            <text:p>42 000 €</text:p>
          </table:table-cell>
          <table:table-cell table:style-name="ce20" office:value-type="string" calcext:value-type="string">
            <text:p>15</text:p>
          </table:table-cell>
          <table:table-cell table:number-columns-repeated="1019"/>
        </table:table-row>
        <table:table-row table:style-name="ro12">
          <table:table-cell table:style-name="ce7" table:formula="of:=[.A28]+7" office:value-type="date" office:date-value="2020-04-22" calcext:value-type="date">
            <text:p>2020-04-22</text:p>
          </table:table-cell>
          <table:table-cell table:style-name="ce12" table:formula="of:=(-cpcu)*[.E29]+[.D29]" office:value-type="currency" office:currency="EUR" office:value="-272400" calcext:value-type="currency">
            <text:p>-272 400 €</text:p>
          </table:table-cell>
          <table:table-cell table:style-name="ce12" table:formula="of:=financ-custoprot-custofab+[.B29]" office:value-type="currency" office:currency="EUR" office:value="427600" calcext:value-type="currency">
            <text:p>427 600 €</text:p>
          </table:table-cell>
          <table:table-cell table:style-name="ce12" table:formula="of:=(qtdoses*pvpdose*7)*[.E29]+[.D28]" office:value-type="currency" office:currency="EUR" office:value="47600" calcext:value-type="currency">
            <text:p>47 600 €</text:p>
          </table:table-cell>
          <table:table-cell table:style-name="ce20" office:value-type="string" calcext:value-type="string">
            <text:p>16</text:p>
          </table:table-cell>
          <table:table-cell table:number-columns-repeated="1019"/>
        </table:table-row>
        <table:table-row table:style-name="ro12">
          <table:table-cell table:style-name="ce7" table:formula="of:=[.A29]+7" office:value-type="date" office:date-value="2020-04-29" calcext:value-type="date">
            <text:p>2020-04-29</text:p>
          </table:table-cell>
          <table:table-cell table:style-name="ce12" table:formula="of:=(-cpcu)*[.E30]+[.D30]" office:value-type="currency" office:currency="EUR" office:value="-286450" calcext:value-type="currency">
            <text:p>-286 450 €</text:p>
          </table:table-cell>
          <table:table-cell table:style-name="ce12" table:formula="of:=financ-custoprot-custofab+[.B30]" office:value-type="currency" office:currency="EUR" office:value="413550" calcext:value-type="currency">
            <text:p>413 550 €</text:p>
          </table:table-cell>
          <table:table-cell table:style-name="ce12" table:formula="of:=(qtdoses*pvpdose*7)*[.E30]+[.D29]" office:value-type="currency" office:currency="EUR" office:value="53550" calcext:value-type="currency">
            <text:p>53 550 €</text:p>
          </table:table-cell>
          <table:table-cell table:style-name="ce20" office:value-type="string" calcext:value-type="string">
            <text:p>17</text:p>
          </table:table-cell>
          <table:table-cell table:number-columns-repeated="1019"/>
        </table:table-row>
        <table:table-row table:style-name="ro12">
          <table:table-cell table:style-name="ce7" table:formula="of:=[.A30]+7" office:value-type="date" office:date-value="2020-05-06" calcext:value-type="date">
            <text:p>2020-05-06</text:p>
          </table:table-cell>
          <table:table-cell table:style-name="ce12" table:formula="of:=(-cpcu)*[.E31]+[.D31]" office:value-type="currency" office:currency="EUR" office:value="-300150" calcext:value-type="currency">
            <text:p>-300 150 €</text:p>
          </table:table-cell>
          <table:table-cell table:style-name="ce12" table:formula="of:=financ-custoprot-custofab+[.B31]" office:value-type="currency" office:currency="EUR" office:value="399850" calcext:value-type="currency">
            <text:p>399 850 €</text:p>
          </table:table-cell>
          <table:table-cell table:style-name="ce12" table:formula="of:=(qtdoses*pvpdose*7)*[.E31]+[.D30]" office:value-type="currency" office:currency="EUR" office:value="59850" calcext:value-type="currency">
            <text:p>59 850 €</text:p>
          </table:table-cell>
          <table:table-cell table:style-name="ce20" office:value-type="string" calcext:value-type="string">
            <text:p>18</text:p>
          </table:table-cell>
          <table:table-cell table:number-columns-repeated="1019"/>
        </table:table-row>
        <table:table-row table:style-name="ro12">
          <table:table-cell table:style-name="ce7" table:formula="of:=[.A31]+7" office:value-type="date" office:date-value="2020-05-13" calcext:value-type="date">
            <text:p>2020-05-13</text:p>
          </table:table-cell>
          <table:table-cell table:style-name="ce12" table:formula="of:=(-cpcu)*[.E32]+[.D32]" office:value-type="currency" office:currency="EUR" office:value="-313500" calcext:value-type="currency">
            <text:p>-313 500 €</text:p>
          </table:table-cell>
          <table:table-cell table:style-name="ce12" table:formula="of:=financ-custoprot-custofab+[.B32]" office:value-type="currency" office:currency="EUR" office:value="386500" calcext:value-type="currency">
            <text:p>386 500 €</text:p>
          </table:table-cell>
          <table:table-cell table:style-name="ce12" table:formula="of:=(qtdoses*pvpdose*7)*[.E32]+[.D31]" office:value-type="currency" office:currency="EUR" office:value="66500" calcext:value-type="currency">
            <text:p>66 500 €</text:p>
          </table:table-cell>
          <table:table-cell table:style-name="ce20" office:value-type="string" calcext:value-type="string">
            <text:p>19</text:p>
          </table:table-cell>
          <table:table-cell table:number-columns-repeated="1019"/>
        </table:table-row>
        <table:table-row table:style-name="ro12">
          <table:table-cell table:style-name="ce7" table:formula="of:=[.A32]+7" office:value-type="date" office:date-value="2020-05-20" calcext:value-type="date">
            <text:p>2020-05-20</text:p>
          </table:table-cell>
          <table:table-cell table:style-name="ce12" table:formula="of:=(-cpcu)*[.E33]+[.D33]" office:value-type="currency" office:currency="EUR" office:value="-326500" calcext:value-type="currency">
            <text:p>-326 500 €</text:p>
          </table:table-cell>
          <table:table-cell table:style-name="ce12" table:formula="of:=financ-custoprot-custofab+[.B33]" office:value-type="currency" office:currency="EUR" office:value="373500" calcext:value-type="currency">
            <text:p>373 500 €</text:p>
          </table:table-cell>
          <table:table-cell table:style-name="ce12" table:formula="of:=(qtdoses*pvpdose*7)*[.E33]+[.D32]" office:value-type="currency" office:currency="EUR" office:value="73500" calcext:value-type="currency">
            <text:p>73 500 €</text:p>
          </table:table-cell>
          <table:table-cell table:style-name="ce20" office:value-type="string" calcext:value-type="string">
            <text:p>20</text:p>
          </table:table-cell>
          <table:table-cell table:number-columns-repeated="1019"/>
        </table:table-row>
        <table:table-row table:style-name="ro12">
          <table:table-cell table:style-name="ce7" table:formula="of:=[.A33]+7" office:value-type="date" office:date-value="2020-05-27" calcext:value-type="date">
            <text:p>2020-05-27</text:p>
          </table:table-cell>
          <table:table-cell table:style-name="ce12" table:formula="of:=(-cpcu)*[.E34]+[.D34]" office:value-type="currency" office:currency="EUR" office:value="-339150" calcext:value-type="currency">
            <text:p>-339 150 €</text:p>
          </table:table-cell>
          <table:table-cell table:style-name="ce12" table:formula="of:=financ-custoprot-custofab+[.B34]" office:value-type="currency" office:currency="EUR" office:value="360850" calcext:value-type="currency">
            <text:p>360 850 €</text:p>
          </table:table-cell>
          <table:table-cell table:style-name="ce12" table:formula="of:=(qtdoses*pvpdose*7)*[.E34]+[.D33]" office:value-type="currency" office:currency="EUR" office:value="80850" calcext:value-type="currency">
            <text:p>80 850 €</text:p>
          </table:table-cell>
          <table:table-cell table:style-name="ce20" office:value-type="string" calcext:value-type="string">
            <text:p>21</text:p>
          </table:table-cell>
          <table:table-cell table:number-columns-repeated="1019"/>
        </table:table-row>
        <table:table-row table:style-name="ro12">
          <table:table-cell table:style-name="ce7" table:formula="of:=[.A34]+7" office:value-type="date" office:date-value="2020-06-03" calcext:value-type="date">
            <text:p>2020-06-03</text:p>
          </table:table-cell>
          <table:table-cell table:style-name="ce12" table:formula="of:=(-cpcu)*[.E35]+[.D35]" office:value-type="currency" office:currency="EUR" office:value="-351450" calcext:value-type="currency">
            <text:p>-351 450 €</text:p>
          </table:table-cell>
          <table:table-cell table:style-name="ce12" table:formula="of:=financ-custoprot-custofab+[.B35]" office:value-type="currency" office:currency="EUR" office:value="348550" calcext:value-type="currency">
            <text:p>348 550 €</text:p>
          </table:table-cell>
          <table:table-cell table:style-name="ce12" table:formula="of:=(qtdoses*pvpdose*7)*[.E35]+[.D34]" office:value-type="currency" office:currency="EUR" office:value="88550" calcext:value-type="currency">
            <text:p>88 550 €</text:p>
          </table:table-cell>
          <table:table-cell table:style-name="ce20" office:value-type="string" calcext:value-type="string">
            <text:p>22</text:p>
          </table:table-cell>
          <table:table-cell table:number-columns-repeated="1019"/>
        </table:table-row>
        <table:table-row table:style-name="ro12">
          <table:table-cell table:style-name="ce7" table:formula="of:=[.A35]+7" office:value-type="date" office:date-value="2020-06-10" calcext:value-type="date">
            <text:p>2020-06-10</text:p>
          </table:table-cell>
          <table:table-cell table:style-name="ce12" table:formula="of:=(-cpcu)*[.E36]+[.D36]" office:value-type="currency" office:currency="EUR" office:value="-363400" calcext:value-type="currency">
            <text:p>-363 400 €</text:p>
          </table:table-cell>
          <table:table-cell table:style-name="ce12" table:formula="of:=financ-custoprot-custofab+[.B36]" office:value-type="currency" office:currency="EUR" office:value="336600" calcext:value-type="currency">
            <text:p>336 600 €</text:p>
          </table:table-cell>
          <table:table-cell table:style-name="ce12" table:formula="of:=(qtdoses*pvpdose*7)*[.E36]+[.D35]" office:value-type="currency" office:currency="EUR" office:value="96600" calcext:value-type="currency">
            <text:p>96 600 €</text:p>
          </table:table-cell>
          <table:table-cell table:style-name="ce20" office:value-type="string" calcext:value-type="string">
            <text:p>23</text:p>
          </table:table-cell>
          <table:table-cell table:number-columns-repeated="1019"/>
        </table:table-row>
        <table:table-row table:style-name="ro12">
          <table:table-cell table:style-name="ce7" table:formula="of:=[.A36]+7" office:value-type="date" office:date-value="2020-06-17" calcext:value-type="date">
            <text:p>2020-06-17</text:p>
          </table:table-cell>
          <table:table-cell table:style-name="ce12" table:formula="of:=(-cpcu)*[.E37]+[.D37]" office:value-type="currency" office:currency="EUR" office:value="-375000" calcext:value-type="currency">
            <text:p>-375 000 €</text:p>
          </table:table-cell>
          <table:table-cell table:style-name="ce12" table:formula="of:=financ-custoprot-custofab+[.B37]" office:value-type="currency" office:currency="EUR" office:value="325000" calcext:value-type="currency">
            <text:p>325 000 €</text:p>
          </table:table-cell>
          <table:table-cell table:style-name="ce12" table:formula="of:=(qtdoses*pvpdose*7)*[.E37]+[.D36]" office:value-type="currency" office:currency="EUR" office:value="105000" calcext:value-type="currency">
            <text:p>105 000 €</text:p>
          </table:table-cell>
          <table:table-cell table:style-name="ce20" office:value-type="string" calcext:value-type="string">
            <text:p>24</text:p>
          </table:table-cell>
          <table:table-cell table:number-columns-repeated="1019"/>
        </table:table-row>
        <table:table-row table:style-name="ro12">
          <table:table-cell table:style-name="ce7" table:formula="of:=[.A37]+7" office:value-type="date" office:date-value="2020-06-24" calcext:value-type="date">
            <text:p>2020-06-24</text:p>
          </table:table-cell>
          <table:table-cell table:style-name="ce12" table:formula="of:=(-cpcu)*[.E38]+[.D38]" office:value-type="currency" office:currency="EUR" office:value="-386250" calcext:value-type="currency">
            <text:p>-386 250 €</text:p>
          </table:table-cell>
          <table:table-cell table:style-name="ce12" table:formula="of:=financ-custoprot-custofab+[.B38]" office:value-type="currency" office:currency="EUR" office:value="313750" calcext:value-type="currency">
            <text:p>313 750 €</text:p>
          </table:table-cell>
          <table:table-cell table:style-name="ce12" table:formula="of:=(qtdoses*pvpdose*7)*[.E38]+[.D37]" office:value-type="currency" office:currency="EUR" office:value="113750" calcext:value-type="currency">
            <text:p>113 750 €</text:p>
          </table:table-cell>
          <table:table-cell table:style-name="ce20" office:value-type="string" calcext:value-type="string">
            <text:p>25</text:p>
          </table:table-cell>
          <table:table-cell table:number-columns-repeated="1019"/>
        </table:table-row>
        <table:table-row table:style-name="ro12">
          <table:table-cell table:style-name="ce7" table:formula="of:=[.A38]+7" office:value-type="date" office:date-value="2020-07-01" calcext:value-type="date">
            <text:p>2020-07-01</text:p>
          </table:table-cell>
          <table:table-cell table:style-name="ce12" table:formula="of:=(-cpcu)*[.E39]+[.D39]" office:value-type="currency" office:currency="EUR" office:value="-397150" calcext:value-type="currency">
            <text:p>-397 150 €</text:p>
          </table:table-cell>
          <table:table-cell table:style-name="ce12" table:formula="of:=financ-custoprot-custofab+[.B39]" office:value-type="currency" office:currency="EUR" office:value="302850" calcext:value-type="currency">
            <text:p>302 850 €</text:p>
          </table:table-cell>
          <table:table-cell table:style-name="ce12" table:formula="of:=(qtdoses*pvpdose*7)*[.E39]+[.D38]" office:value-type="currency" office:currency="EUR" office:value="122850" calcext:value-type="currency">
            <text:p>122 850 €</text:p>
          </table:table-cell>
          <table:table-cell table:style-name="ce20" office:value-type="string" calcext:value-type="string">
            <text:p>26</text:p>
          </table:table-cell>
          <table:table-cell table:number-columns-repeated="1019"/>
        </table:table-row>
        <table:table-row table:style-name="ro12">
          <table:table-cell table:style-name="ce7" table:formula="of:=[.A39]+7" office:value-type="date" office:date-value="2020-07-08" calcext:value-type="date">
            <text:p>2020-07-08</text:p>
          </table:table-cell>
          <table:table-cell table:style-name="ce12" table:formula="of:=(-cpcu)*[.E40]+[.D40]" office:value-type="currency" office:currency="EUR" office:value="-407700" calcext:value-type="currency">
            <text:p>-407 700 €</text:p>
          </table:table-cell>
          <table:table-cell table:style-name="ce12" table:formula="of:=financ-custoprot-custofab+[.B40]" office:value-type="currency" office:currency="EUR" office:value="292300" calcext:value-type="currency">
            <text:p>292 300 €</text:p>
          </table:table-cell>
          <table:table-cell table:style-name="ce12" table:formula="of:=(qtdoses*pvpdose*7)*[.E40]+[.D39]" office:value-type="currency" office:currency="EUR" office:value="132300" calcext:value-type="currency">
            <text:p>132 300 €</text:p>
          </table:table-cell>
          <table:table-cell table:style-name="ce20" office:value-type="string" calcext:value-type="string">
            <text:p>27</text:p>
          </table:table-cell>
          <table:table-cell table:number-columns-repeated="1019"/>
        </table:table-row>
        <table:table-row table:style-name="ro12">
          <table:table-cell table:style-name="ce7" table:formula="of:=[.A40]+7" office:value-type="date" office:date-value="2020-07-15" calcext:value-type="date">
            <text:p>2020-07-15</text:p>
          </table:table-cell>
          <table:table-cell table:style-name="ce12" table:formula="of:=(-cpcu)*[.E41]+[.D41]" office:value-type="currency" office:currency="EUR" office:value="-417900" calcext:value-type="currency">
            <text:p>-417 900 €</text:p>
          </table:table-cell>
          <table:table-cell table:style-name="ce12" table:formula="of:=financ-custoprot-custofab+[.B41]" office:value-type="currency" office:currency="EUR" office:value="282100" calcext:value-type="currency">
            <text:p>282 100 €</text:p>
          </table:table-cell>
          <table:table-cell table:style-name="ce12" table:formula="of:=(qtdoses*pvpdose*7)*[.E41]+[.D40]" office:value-type="currency" office:currency="EUR" office:value="142100" calcext:value-type="currency">
            <text:p>142 100 €</text:p>
          </table:table-cell>
          <table:table-cell table:style-name="ce20" office:value-type="string" calcext:value-type="string">
            <text:p>28</text:p>
          </table:table-cell>
          <table:table-cell table:number-columns-repeated="1019"/>
        </table:table-row>
        <table:table-row table:style-name="ro12">
          <table:table-cell table:style-name="ce7" table:formula="of:=[.A41]+7" office:value-type="date" office:date-value="2020-07-22" calcext:value-type="date">
            <text:p>2020-07-22</text:p>
          </table:table-cell>
          <table:table-cell table:style-name="ce12" table:formula="of:=(-cpcu)*[.E42]+[.D42]" office:value-type="currency" office:currency="EUR" office:value="-427750" calcext:value-type="currency">
            <text:p>-427 750 €</text:p>
          </table:table-cell>
          <table:table-cell table:style-name="ce12" table:formula="of:=financ-custoprot-custofab+[.B42]" office:value-type="currency" office:currency="EUR" office:value="272250" calcext:value-type="currency">
            <text:p>272 250 €</text:p>
          </table:table-cell>
          <table:table-cell table:style-name="ce12" table:formula="of:=(qtdoses*pvpdose*7)*[.E42]+[.D41]" office:value-type="currency" office:currency="EUR" office:value="152250" calcext:value-type="currency">
            <text:p>152 250 €</text:p>
          </table:table-cell>
          <table:table-cell table:style-name="ce20" office:value-type="string" calcext:value-type="string">
            <text:p>29</text:p>
          </table:table-cell>
          <table:table-cell table:number-columns-repeated="1019"/>
        </table:table-row>
        <table:table-row table:style-name="ro12">
          <table:table-cell table:style-name="ce7" table:formula="of:=[.A42]+7" office:value-type="date" office:date-value="2020-07-29" calcext:value-type="date">
            <text:p>2020-07-29</text:p>
          </table:table-cell>
          <table:table-cell table:style-name="ce12" table:formula="of:=(-cpcu)*[.E43]+[.D43]" office:value-type="currency" office:currency="EUR" office:value="-437250" calcext:value-type="currency">
            <text:p>-437 250 €</text:p>
          </table:table-cell>
          <table:table-cell table:style-name="ce12" table:formula="of:=financ-custoprot-custofab+[.B43]" office:value-type="currency" office:currency="EUR" office:value="262750" calcext:value-type="currency">
            <text:p>262 750 €</text:p>
          </table:table-cell>
          <table:table-cell table:style-name="ce12" table:formula="of:=(qtdoses*pvpdose*7)*[.E43]+[.D42]" office:value-type="currency" office:currency="EUR" office:value="162750" calcext:value-type="currency">
            <text:p>162 750 €</text:p>
          </table:table-cell>
          <table:table-cell table:style-name="ce20" office:value-type="string" calcext:value-type="string">
            <text:p>30</text:p>
          </table:table-cell>
          <table:table-cell table:number-columns-repeated="1019"/>
        </table:table-row>
        <table:table-row table:style-name="ro12">
          <table:table-cell table:style-name="ce7" table:formula="of:=[.A43]+7" office:value-type="date" office:date-value="2020-08-05" calcext:value-type="date">
            <text:p>2020-08-05</text:p>
          </table:table-cell>
          <table:table-cell table:style-name="ce12" table:formula="of:=(-cpcu)*[.E44]+[.D44]" office:value-type="currency" office:currency="EUR" office:value="-446400" calcext:value-type="currency">
            <text:p>-446 400 €</text:p>
          </table:table-cell>
          <table:table-cell table:style-name="ce12" table:formula="of:=financ-custoprot-custofab+[.B44]" office:value-type="currency" office:currency="EUR" office:value="253600" calcext:value-type="currency">
            <text:p>253 600 €</text:p>
          </table:table-cell>
          <table:table-cell table:style-name="ce12" table:formula="of:=(qtdoses*pvpdose*7)*[.E44]+[.D43]" office:value-type="currency" office:currency="EUR" office:value="173600" calcext:value-type="currency">
            <text:p>173 600 €</text:p>
          </table:table-cell>
          <table:table-cell table:style-name="ce20" office:value-type="string" calcext:value-type="string">
            <text:p>31</text:p>
          </table:table-cell>
          <table:table-cell table:number-columns-repeated="1019"/>
        </table:table-row>
        <table:table-row table:style-name="ro12">
          <table:table-cell table:style-name="ce7" table:formula="of:=[.A44]+7" office:value-type="date" office:date-value="2020-08-12" calcext:value-type="date">
            <text:p>2020-08-12</text:p>
          </table:table-cell>
          <table:table-cell table:style-name="ce12" table:formula="of:=(-cpcu)*[.E45]+[.D45]" office:value-type="currency" office:currency="EUR" office:value="-455200" calcext:value-type="currency">
            <text:p>-455 200 €</text:p>
          </table:table-cell>
          <table:table-cell table:style-name="ce12" table:formula="of:=financ-custoprot-custofab+[.B45]" office:value-type="currency" office:currency="EUR" office:value="244800" calcext:value-type="currency">
            <text:p>244 800 €</text:p>
          </table:table-cell>
          <table:table-cell table:style-name="ce12" table:formula="of:=(qtdoses*pvpdose*7)*[.E45]+[.D44]" office:value-type="currency" office:currency="EUR" office:value="184800" calcext:value-type="currency">
            <text:p>184 800 €</text:p>
          </table:table-cell>
          <table:table-cell table:style-name="ce20" office:value-type="string" calcext:value-type="string">
            <text:p>32</text:p>
          </table:table-cell>
          <table:table-cell table:number-columns-repeated="1019"/>
        </table:table-row>
        <table:table-row table:style-name="ro12">
          <table:table-cell table:style-name="ce7" table:formula="of:=[.A45]+7" office:value-type="date" office:date-value="2020-08-19" calcext:value-type="date">
            <text:p>2020-08-19</text:p>
          </table:table-cell>
          <table:table-cell table:style-name="ce12" table:formula="of:=(-cpcu)*[.E46]+[.D46]" office:value-type="currency" office:currency="EUR" office:value="-463650" calcext:value-type="currency">
            <text:p>-463 650 €</text:p>
          </table:table-cell>
          <table:table-cell table:style-name="ce12" table:formula="of:=financ-custoprot-custofab+[.B46]" office:value-type="currency" office:currency="EUR" office:value="236350" calcext:value-type="currency">
            <text:p>236 350 €</text:p>
          </table:table-cell>
          <table:table-cell table:style-name="ce12" table:formula="of:=(qtdoses*pvpdose*7)*[.E46]+[.D45]" office:value-type="currency" office:currency="EUR" office:value="196350" calcext:value-type="currency">
            <text:p>196 350 €</text:p>
          </table:table-cell>
          <table:table-cell table:style-name="ce20" office:value-type="string" calcext:value-type="string">
            <text:p>33</text:p>
          </table:table-cell>
          <table:table-cell table:number-columns-repeated="1019"/>
        </table:table-row>
        <table:table-row table:style-name="ro12">
          <table:table-cell table:style-name="ce7" table:formula="of:=[.A46]+7" office:value-type="date" office:date-value="2020-08-26" calcext:value-type="date">
            <text:p>2020-08-26</text:p>
          </table:table-cell>
          <table:table-cell table:style-name="ce12" table:formula="of:=(-cpcu)*[.E47]+[.D47]" office:value-type="currency" office:currency="EUR" office:value="-471750" calcext:value-type="currency">
            <text:p>-471 750 €</text:p>
          </table:table-cell>
          <table:table-cell table:style-name="ce12" table:formula="of:=financ-custoprot-custofab+[.B47]" office:value-type="currency" office:currency="EUR" office:value="228250" calcext:value-type="currency">
            <text:p>228 250 €</text:p>
          </table:table-cell>
          <table:table-cell table:style-name="ce12" table:formula="of:=(qtdoses*pvpdose*7)*[.E47]+[.D46]" office:value-type="currency" office:currency="EUR" office:value="208250" calcext:value-type="currency">
            <text:p>208 250 €</text:p>
          </table:table-cell>
          <table:table-cell table:style-name="ce20" office:value-type="string" calcext:value-type="string">
            <text:p>34</text:p>
          </table:table-cell>
          <table:table-cell table:number-columns-repeated="1019"/>
        </table:table-row>
        <table:table-row table:style-name="ro12">
          <table:table-cell table:style-name="ce7" table:formula="of:=[.A47]+7" office:value-type="date" office:date-value="2020-09-02" calcext:value-type="date">
            <text:p>2020-09-02</text:p>
          </table:table-cell>
          <table:table-cell table:style-name="ce12" table:formula="of:=(-cpcu)*[.E48]+[.D48]" office:value-type="currency" office:currency="EUR" office:value="-479500" calcext:value-type="currency">
            <text:p>-479 500 €</text:p>
          </table:table-cell>
          <table:table-cell table:style-name="ce12" table:formula="of:=financ-custoprot-custofab+[.B48]" office:value-type="currency" office:currency="EUR" office:value="220500" calcext:value-type="currency">
            <text:p>220 500 €</text:p>
          </table:table-cell>
          <table:table-cell table:style-name="ce12" table:formula="of:=(qtdoses*pvpdose*7)*[.E48]+[.D47]" office:value-type="currency" office:currency="EUR" office:value="220500" calcext:value-type="currency">
            <text:p>220 500 €</text:p>
          </table:table-cell>
          <table:table-cell table:style-name="ce20" office:value-type="string" calcext:value-type="string">
            <text:p>35</text:p>
          </table:table-cell>
          <table:table-cell table:number-columns-repeated="1019"/>
        </table:table-row>
        <table:table-row table:style-name="ro12">
          <table:table-cell table:style-name="ce7" table:formula="of:=[.A48]+7" office:value-type="date" office:date-value="2020-09-09" calcext:value-type="date">
            <text:p>2020-09-09</text:p>
          </table:table-cell>
          <table:table-cell table:style-name="ce12" table:formula="of:=(-cpcu)*[.E49]+[.D49]" office:value-type="currency" office:currency="EUR" office:value="-486900" calcext:value-type="currency">
            <text:p>-486 900 €</text:p>
          </table:table-cell>
          <table:table-cell table:style-name="ce12" table:formula="of:=financ-custoprot-custofab+[.B49]" office:value-type="currency" office:currency="EUR" office:value="213100" calcext:value-type="currency">
            <text:p>213 100 €</text:p>
          </table:table-cell>
          <table:table-cell table:style-name="ce12" table:formula="of:=(qtdoses*pvpdose*7)*[.E49]+[.D48]" office:value-type="currency" office:currency="EUR" office:value="233100" calcext:value-type="currency">
            <text:p>233 100 €</text:p>
          </table:table-cell>
          <table:table-cell table:style-name="ce20" office:value-type="string" calcext:value-type="string">
            <text:p>36</text:p>
          </table:table-cell>
          <table:table-cell table:number-columns-repeated="1019"/>
        </table:table-row>
        <table:table-row table:style-name="ro12">
          <table:table-cell table:style-name="ce7" table:formula="of:=[.A49]+7" office:value-type="date" office:date-value="2020-09-16" calcext:value-type="date">
            <text:p>2020-09-16</text:p>
          </table:table-cell>
          <table:table-cell table:style-name="ce12" table:formula="of:=(-cpcu)*[.E50]+[.D50]" office:value-type="currency" office:currency="EUR" office:value="-493950" calcext:value-type="currency">
            <text:p>-493 950 €</text:p>
          </table:table-cell>
          <table:table-cell table:style-name="ce12" table:formula="of:=financ-custoprot-custofab+[.B50]" office:value-type="currency" office:currency="EUR" office:value="206050" calcext:value-type="currency">
            <text:p>206 050 €</text:p>
          </table:table-cell>
          <table:table-cell table:style-name="ce12" table:formula="of:=(qtdoses*pvpdose*7)*[.E50]+[.D49]" office:value-type="currency" office:currency="EUR" office:value="246050" calcext:value-type="currency">
            <text:p>246 050 €</text:p>
          </table:table-cell>
          <table:table-cell table:style-name="ce20" office:value-type="string" calcext:value-type="string">
            <text:p>37</text:p>
          </table:table-cell>
          <table:table-cell table:number-columns-repeated="1019"/>
        </table:table-row>
        <table:table-row table:style-name="ro12">
          <table:table-cell table:style-name="ce7" table:formula="of:=[.A50]+7" office:value-type="date" office:date-value="2020-09-23" calcext:value-type="date">
            <text:p>2020-09-23</text:p>
          </table:table-cell>
          <table:table-cell table:style-name="ce12" table:formula="of:=(-cpcu)*[.E51]+[.D51]" office:value-type="currency" office:currency="EUR" office:value="-500650" calcext:value-type="currency">
            <text:p>-500 650 €</text:p>
          </table:table-cell>
          <table:table-cell table:style-name="ce12" table:formula="of:=financ-custoprot-custofab+[.B51]" office:value-type="currency" office:currency="EUR" office:value="199350" calcext:value-type="currency">
            <text:p>199 350 €</text:p>
          </table:table-cell>
          <table:table-cell table:style-name="ce12" table:formula="of:=(qtdoses*pvpdose*7)*[.E51]+[.D50]" office:value-type="currency" office:currency="EUR" office:value="259350" calcext:value-type="currency">
            <text:p>259 350 €</text:p>
          </table:table-cell>
          <table:table-cell table:style-name="ce20" office:value-type="string" calcext:value-type="string">
            <text:p>38</text:p>
          </table:table-cell>
          <table:table-cell table:number-columns-repeated="1019"/>
        </table:table-row>
        <table:table-row table:style-name="ro12">
          <table:table-cell table:style-name="ce7" table:formula="of:=[.A51]+7" office:value-type="date" office:date-value="2020-09-30" calcext:value-type="date">
            <text:p>2020-09-30</text:p>
          </table:table-cell>
          <table:table-cell table:style-name="ce12" table:formula="of:=(-cpcu)*[.E52]+[.D52]" office:value-type="currency" office:currency="EUR" office:value="-507000" calcext:value-type="currency">
            <text:p>-507 000 €</text:p>
          </table:table-cell>
          <table:table-cell table:style-name="ce12" table:formula="of:=financ-custoprot-custofab+[.B52]" office:value-type="currency" office:currency="EUR" office:value="193000" calcext:value-type="currency">
            <text:p>193 000 €</text:p>
          </table:table-cell>
          <table:table-cell table:style-name="ce12" table:formula="of:=(qtdoses*pvpdose*7)*[.E52]+[.D51]" office:value-type="currency" office:currency="EUR" office:value="273000" calcext:value-type="currency">
            <text:p>273 000 €</text:p>
          </table:table-cell>
          <table:table-cell table:style-name="ce20" office:value-type="string" calcext:value-type="string">
            <text:p>39</text:p>
          </table:table-cell>
          <table:table-cell table:number-columns-repeated="1019"/>
        </table:table-row>
        <table:table-row table:style-name="ro12">
          <table:table-cell table:style-name="ce7" table:formula="of:=[.A52]+7" office:value-type="date" office:date-value="2020-10-07" calcext:value-type="date">
            <text:p>2020-10-07</text:p>
          </table:table-cell>
          <table:table-cell table:style-name="ce12" table:formula="of:=(-cpcu)*[.E53]+[.D53]" office:value-type="currency" office:currency="EUR" office:value="-513000" calcext:value-type="currency">
            <text:p>-513 000 €</text:p>
          </table:table-cell>
          <table:table-cell table:style-name="ce12" table:formula="of:=financ-custoprot-custofab+[.B53]" office:value-type="currency" office:currency="EUR" office:value="187000" calcext:value-type="currency">
            <text:p>187 000 €</text:p>
          </table:table-cell>
          <table:table-cell table:style-name="ce12" table:formula="of:=(qtdoses*pvpdose*7)*[.E53]+[.D52]" office:value-type="currency" office:currency="EUR" office:value="287000" calcext:value-type="currency">
            <text:p>287 000 €</text:p>
          </table:table-cell>
          <table:table-cell table:style-name="ce20" office:value-type="string" calcext:value-type="string">
            <text:p>40</text:p>
          </table:table-cell>
          <table:table-cell table:number-columns-repeated="1019"/>
        </table:table-row>
        <table:table-row table:style-name="ro12">
          <table:table-cell table:style-name="ce7" table:formula="of:=[.A53]+7" office:value-type="date" office:date-value="2020-10-14" calcext:value-type="date">
            <text:p>2020-10-14</text:p>
          </table:table-cell>
          <table:table-cell table:style-name="ce12" table:formula="of:=(-cpcu)*[.E54]+[.D54]" office:value-type="currency" office:currency="EUR" office:value="-518650" calcext:value-type="currency">
            <text:p>-518 650 €</text:p>
          </table:table-cell>
          <table:table-cell table:style-name="ce12" table:formula="of:=financ-custoprot-custofab+[.B54]" office:value-type="currency" office:currency="EUR" office:value="181350" calcext:value-type="currency">
            <text:p>181 350 €</text:p>
          </table:table-cell>
          <table:table-cell table:style-name="ce12" table:formula="of:=(qtdoses*pvpdose*7)*[.E54]+[.D53]" office:value-type="currency" office:currency="EUR" office:value="301350" calcext:value-type="currency">
            <text:p>301 350 €</text:p>
          </table:table-cell>
          <table:table-cell table:style-name="ce20" office:value-type="string" calcext:value-type="string">
            <text:p>41</text:p>
          </table:table-cell>
          <table:table-cell table:number-columns-repeated="1019"/>
        </table:table-row>
        <table:table-row table:style-name="ro12">
          <table:table-cell table:style-name="ce7" table:formula="of:=[.A54]+7" office:value-type="date" office:date-value="2020-10-21" calcext:value-type="date">
            <text:p>2020-10-21</text:p>
          </table:table-cell>
          <table:table-cell table:style-name="ce12" table:formula="of:=(-cpcu)*[.E55]+[.D55]" office:value-type="currency" office:currency="EUR" office:value="-523950" calcext:value-type="currency">
            <text:p>-523 950 €</text:p>
          </table:table-cell>
          <table:table-cell table:style-name="ce12" table:formula="of:=financ-custoprot-custofab+[.B55]" office:value-type="currency" office:currency="EUR" office:value="176050" calcext:value-type="currency">
            <text:p>176 050 €</text:p>
          </table:table-cell>
          <table:table-cell table:style-name="ce12" table:formula="of:=(qtdoses*pvpdose*7)*[.E55]+[.D54]" office:value-type="currency" office:currency="EUR" office:value="316050" calcext:value-type="currency">
            <text:p>316 050 €</text:p>
          </table:table-cell>
          <table:table-cell table:style-name="ce20" office:value-type="string" calcext:value-type="string">
            <text:p>42</text:p>
          </table:table-cell>
          <table:table-cell table:number-columns-repeated="1019"/>
        </table:table-row>
        <table:table-row table:style-name="ro12">
          <table:table-cell table:style-name="ce7" table:formula="of:=[.A55]+7" office:value-type="date" office:date-value="2020-10-28" calcext:value-type="date">
            <text:p>2020-10-28</text:p>
          </table:table-cell>
          <table:table-cell table:style-name="ce12" table:formula="of:=(-cpcu)*[.E56]+[.D56]" office:value-type="currency" office:currency="EUR" office:value="-528900" calcext:value-type="currency">
            <text:p>-528 900 €</text:p>
          </table:table-cell>
          <table:table-cell table:style-name="ce12" table:formula="of:=financ-custoprot-custofab+[.B56]" office:value-type="currency" office:currency="EUR" office:value="171100" calcext:value-type="currency">
            <text:p>171 100 €</text:p>
          </table:table-cell>
          <table:table-cell table:style-name="ce12" table:formula="of:=(qtdoses*pvpdose*7)*[.E56]+[.D55]" office:value-type="currency" office:currency="EUR" office:value="331100" calcext:value-type="currency">
            <text:p>331 100 €</text:p>
          </table:table-cell>
          <table:table-cell table:style-name="ce20" office:value-type="string" calcext:value-type="string">
            <text:p>43</text:p>
          </table:table-cell>
          <table:table-cell table:number-columns-repeated="1019"/>
        </table:table-row>
        <table:table-row table:style-name="ro12">
          <table:table-cell table:style-name="ce7" table:formula="of:=[.A56]+7" office:value-type="date" office:date-value="2020-11-04" calcext:value-type="date">
            <text:p>2020-11-04</text:p>
          </table:table-cell>
          <table:table-cell table:style-name="ce12" table:formula="of:=(-cpcu)*[.E57]+[.D57]" office:value-type="currency" office:currency="EUR" office:value="-533500" calcext:value-type="currency">
            <text:p>-533 500 €</text:p>
          </table:table-cell>
          <table:table-cell table:style-name="ce12" table:formula="of:=financ-custoprot-custofab+[.B57]" office:value-type="currency" office:currency="EUR" office:value="166500" calcext:value-type="currency">
            <text:p>166 500 €</text:p>
          </table:table-cell>
          <table:table-cell table:style-name="ce12" table:formula="of:=(qtdoses*pvpdose*7)*[.E57]+[.D56]" office:value-type="currency" office:currency="EUR" office:value="346500" calcext:value-type="currency">
            <text:p>346 500 €</text:p>
          </table:table-cell>
          <table:table-cell table:style-name="ce20" office:value-type="string" calcext:value-type="string">
            <text:p>44</text:p>
          </table:table-cell>
          <table:table-cell table:number-columns-repeated="1019"/>
        </table:table-row>
        <table:table-row table:style-name="ro12">
          <table:table-cell table:style-name="ce7" table:formula="of:=[.A57]+7" office:value-type="date" office:date-value="2020-11-11" calcext:value-type="date">
            <text:p>2020-11-11</text:p>
          </table:table-cell>
          <table:table-cell table:style-name="ce12" table:formula="of:=(-cpcu)*[.E58]+[.D58]" office:value-type="currency" office:currency="EUR" office:value="-537750" calcext:value-type="currency">
            <text:p>-537 750 €</text:p>
          </table:table-cell>
          <table:table-cell table:style-name="ce12" table:formula="of:=financ-custoprot-custofab+[.B58]" office:value-type="currency" office:currency="EUR" office:value="162250" calcext:value-type="currency">
            <text:p>162 250 €</text:p>
          </table:table-cell>
          <table:table-cell table:style-name="ce12" table:formula="of:=(qtdoses*pvpdose*7)*[.E58]+[.D57]" office:value-type="currency" office:currency="EUR" office:value="362250" calcext:value-type="currency">
            <text:p>362 250 €</text:p>
          </table:table-cell>
          <table:table-cell table:style-name="ce20" office:value-type="string" calcext:value-type="string">
            <text:p>45</text:p>
          </table:table-cell>
          <table:table-cell table:number-columns-repeated="1019"/>
        </table:table-row>
        <table:table-row table:style-name="ro12">
          <table:table-cell table:style-name="ce7" table:formula="of:=[.A58]+7" office:value-type="date" office:date-value="2020-11-18" calcext:value-type="date">
            <text:p>2020-11-18</text:p>
          </table:table-cell>
          <table:table-cell table:style-name="ce12" table:formula="of:=(-cpcu)*[.E59]+[.D59]" office:value-type="currency" office:currency="EUR" office:value="-541650" calcext:value-type="currency">
            <text:p>-541 650 €</text:p>
          </table:table-cell>
          <table:table-cell table:style-name="ce12" table:formula="of:=financ-custoprot-custofab+[.B59]" office:value-type="currency" office:currency="EUR" office:value="158350" calcext:value-type="currency">
            <text:p>158 350 €</text:p>
          </table:table-cell>
          <table:table-cell table:style-name="ce12" table:formula="of:=(qtdoses*pvpdose*7)*[.E59]+[.D58]" office:value-type="currency" office:currency="EUR" office:value="378350" calcext:value-type="currency">
            <text:p>378 350 €</text:p>
          </table:table-cell>
          <table:table-cell table:style-name="ce20" office:value-type="string" calcext:value-type="string">
            <text:p>46</text:p>
          </table:table-cell>
          <table:table-cell table:number-columns-repeated="1019"/>
        </table:table-row>
        <table:table-row table:style-name="ro12">
          <table:table-cell table:style-name="ce7" table:formula="of:=[.A59]+7" office:value-type="date" office:date-value="2020-11-25" calcext:value-type="date">
            <text:p>2020-11-25</text:p>
          </table:table-cell>
          <table:table-cell table:style-name="ce12" table:formula="of:=(-cpcu)*[.E60]+[.D60]" office:value-type="currency" office:currency="EUR" office:value="-545200" calcext:value-type="currency">
            <text:p>-545 200 €</text:p>
          </table:table-cell>
          <table:table-cell table:style-name="ce12" table:formula="of:=financ-custoprot-custofab+[.B60]" office:value-type="currency" office:currency="EUR" office:value="154800" calcext:value-type="currency">
            <text:p>154 800 €</text:p>
          </table:table-cell>
          <table:table-cell table:style-name="ce12" table:formula="of:=(qtdoses*pvpdose*7)*[.E60]+[.D59]" office:value-type="currency" office:currency="EUR" office:value="394800" calcext:value-type="currency">
            <text:p>394 800 €</text:p>
          </table:table-cell>
          <table:table-cell table:style-name="ce20" office:value-type="string" calcext:value-type="string">
            <text:p>47</text:p>
          </table:table-cell>
          <table:table-cell table:number-columns-repeated="1019"/>
        </table:table-row>
        <table:table-row table:style-name="ro12">
          <table:table-cell table:style-name="ce7" table:formula="of:=[.A60]+7" office:value-type="date" office:date-value="2020-12-02" calcext:value-type="date">
            <text:p>2020-12-02</text:p>
          </table:table-cell>
          <table:table-cell table:style-name="ce12" table:formula="of:=(-cpcu)*[.E61]+[.D61]" office:value-type="currency" office:currency="EUR" office:value="-548400" calcext:value-type="currency">
            <text:p>-548 400 €</text:p>
          </table:table-cell>
          <table:table-cell table:style-name="ce12" table:formula="of:=financ-custoprot-custofab+[.B61]" office:value-type="currency" office:currency="EUR" office:value="151600" calcext:value-type="currency">
            <text:p>151 600 €</text:p>
          </table:table-cell>
          <table:table-cell table:style-name="ce12" table:formula="of:=(qtdoses*pvpdose*7)*[.E61]+[.D60]" office:value-type="currency" office:currency="EUR" office:value="411600" calcext:value-type="currency">
            <text:p>411 600 €</text:p>
          </table:table-cell>
          <table:table-cell table:style-name="ce20" office:value-type="string" calcext:value-type="string">
            <text:p>48</text:p>
          </table:table-cell>
          <table:table-cell table:number-columns-repeated="1019"/>
        </table:table-row>
        <table:table-row table:style-name="ro12">
          <table:table-cell table:style-name="ce7" table:formula="of:=[.A61]+7" office:value-type="date" office:date-value="2020-12-09" calcext:value-type="date">
            <text:p>2020-12-09</text:p>
          </table:table-cell>
          <table:table-cell table:style-name="ce12" table:formula="of:=(-cpcu)*[.E62]+[.D62]" office:value-type="currency" office:currency="EUR" office:value="-551250" calcext:value-type="currency">
            <text:p>-551 250 €</text:p>
          </table:table-cell>
          <table:table-cell table:style-name="ce12" table:formula="of:=financ-custoprot-custofab+[.B62]" office:value-type="currency" office:currency="EUR" office:value="148750" calcext:value-type="currency">
            <text:p>148 750 €</text:p>
          </table:table-cell>
          <table:table-cell table:style-name="ce12" table:formula="of:=(qtdoses*pvpdose*7)*[.E62]+[.D61]" office:value-type="currency" office:currency="EUR" office:value="428750" calcext:value-type="currency">
            <text:p>428 750 €</text:p>
          </table:table-cell>
          <table:table-cell table:style-name="ce20" office:value-type="string" calcext:value-type="string">
            <text:p>49</text:p>
          </table:table-cell>
          <table:table-cell table:number-columns-repeated="1019"/>
        </table:table-row>
        <table:table-row table:style-name="ro12">
          <table:table-cell table:style-name="ce7" table:formula="of:=[.A62]+7" office:value-type="date" office:date-value="2020-12-16" calcext:value-type="date">
            <text:p>2020-12-16</text:p>
          </table:table-cell>
          <table:table-cell table:style-name="ce12" table:formula="of:=(-cpcu)*[.E63]+[.D63]" office:value-type="currency" office:currency="EUR" office:value="-553750" calcext:value-type="currency">
            <text:p>-553 750 €</text:p>
          </table:table-cell>
          <table:table-cell table:style-name="ce12" table:formula="of:=financ-custoprot-custofab+[.B63]" office:value-type="currency" office:currency="EUR" office:value="146250" calcext:value-type="currency">
            <text:p>146 250 €</text:p>
          </table:table-cell>
          <table:table-cell table:style-name="ce12" table:formula="of:=(qtdoses*pvpdose*7)*[.E63]+[.D62]" office:value-type="currency" office:currency="EUR" office:value="446250" calcext:value-type="currency">
            <text:p>446 250 €</text:p>
          </table:table-cell>
          <table:table-cell table:style-name="ce20" office:value-type="string" calcext:value-type="string">
            <text:p>50</text:p>
          </table:table-cell>
          <table:table-cell table:number-columns-repeated="1019"/>
        </table:table-row>
        <table:table-row table:style-name="ro12">
          <table:table-cell table:style-name="ce7" table:formula="of:=[.A63]+7" office:value-type="date" office:date-value="2020-12-23" calcext:value-type="date">
            <text:p>2020-12-23</text:p>
          </table:table-cell>
          <table:table-cell table:style-name="ce12" table:formula="of:=(-cpcu)*[.E64]+[.D64]" office:value-type="currency" office:currency="EUR" office:value="-555900" calcext:value-type="currency">
            <text:p>-555 900 €</text:p>
          </table:table-cell>
          <table:table-cell table:style-name="ce12" table:formula="of:=financ-custoprot-custofab+[.B64]" office:value-type="currency" office:currency="EUR" office:value="144100" calcext:value-type="currency">
            <text:p>144 100 €</text:p>
          </table:table-cell>
          <table:table-cell table:style-name="ce12" table:formula="of:=(qtdoses*pvpdose*7)*[.E64]+[.D63]" office:value-type="currency" office:currency="EUR" office:value="464100" calcext:value-type="currency">
            <text:p>464 100 €</text:p>
          </table:table-cell>
          <table:table-cell table:style-name="ce20" office:value-type="string" calcext:value-type="string">
            <text:p>51</text:p>
          </table:table-cell>
          <table:table-cell table:number-columns-repeated="1019"/>
        </table:table-row>
        <table:table-row table:style-name="ro12">
          <table:table-cell table:style-name="ce7" table:formula="of:=[.A64]+7" office:value-type="date" office:date-value="2020-12-30" calcext:value-type="date">
            <text:p>2020-12-30</text:p>
          </table:table-cell>
          <table:table-cell table:style-name="ce12" table:formula="of:=(-cpcu)*[.E65]+[.D65]" office:value-type="currency" office:currency="EUR" office:value="-557700" calcext:value-type="currency">
            <text:p>-557 700 €</text:p>
          </table:table-cell>
          <table:table-cell table:style-name="ce12" table:formula="of:=financ-custoprot-custofab+[.B65]" office:value-type="currency" office:currency="EUR" office:value="142300" calcext:value-type="currency">
            <text:p>142 300 €</text:p>
          </table:table-cell>
          <table:table-cell table:style-name="ce12" table:formula="of:=(qtdoses*pvpdose*7)*[.E65]+[.D64]" office:value-type="currency" office:currency="EUR" office:value="482300" calcext:value-type="currency">
            <text:p>482 300 €</text:p>
          </table:table-cell>
          <table:table-cell table:style-name="ce20" office:value-type="string" calcext:value-type="string">
            <text:p>52</text:p>
          </table:table-cell>
          <table:table-cell table:number-columns-repeated="1019"/>
        </table:table-row>
        <table:table-row table:style-name="ro12">
          <table:table-cell table:style-name="ce7" table:formula="of:=[.A65]+7" office:value-type="date" office:date-value="2021-01-06" calcext:value-type="date">
            <text:p>2021-01-06</text:p>
          </table:table-cell>
          <table:table-cell table:style-name="ce12" table:formula="of:=(-cpcu)*[.E66]+[.D66]" office:value-type="currency" office:currency="EUR" office:value="-559150" calcext:value-type="currency">
            <text:p>-559 150 €</text:p>
          </table:table-cell>
          <table:table-cell table:style-name="ce12" table:formula="of:=financ-custoprot-custofab+[.B66]" office:value-type="currency" office:currency="EUR" office:value="140850" calcext:value-type="currency">
            <text:p>140 850 €</text:p>
          </table:table-cell>
          <table:table-cell table:style-name="ce12" table:formula="of:=(qtdoses*pvpdose*7)*[.E66]+[.D65]" office:value-type="currency" office:currency="EUR" office:value="500850" calcext:value-type="currency">
            <text:p>500 850 €</text:p>
          </table:table-cell>
          <table:table-cell table:style-name="ce20" office:value-type="string" calcext:value-type="string">
            <text:p>53</text:p>
          </table:table-cell>
          <table:table-cell table:number-columns-repeated="1019"/>
        </table:table-row>
        <table:table-row table:style-name="ro12">
          <table:table-cell table:style-name="ce7" table:formula="of:=[.A66]+7" office:value-type="date" office:date-value="2021-01-13" calcext:value-type="date">
            <text:p>2021-01-13</text:p>
          </table:table-cell>
          <table:table-cell table:style-name="ce12" table:formula="of:=(-cpcu)*[.E67]+[.D67]" office:value-type="currency" office:currency="EUR" office:value="-560250" calcext:value-type="currency">
            <text:p>-560 250 €</text:p>
          </table:table-cell>
          <table:table-cell table:style-name="ce12" table:formula="of:=financ-custoprot-custofab+[.B67]" office:value-type="currency" office:currency="EUR" office:value="139750" calcext:value-type="currency">
            <text:p>139 750 €</text:p>
          </table:table-cell>
          <table:table-cell table:style-name="ce12" table:formula="of:=(qtdoses*pvpdose*7)*[.E67]+[.D66]" office:value-type="currency" office:currency="EUR" office:value="519750" calcext:value-type="currency">
            <text:p>519 750 €</text:p>
          </table:table-cell>
          <table:table-cell table:style-name="ce20" office:value-type="string" calcext:value-type="string">
            <text:p>54</text:p>
          </table:table-cell>
          <table:table-cell table:number-columns-repeated="1019"/>
        </table:table-row>
        <table:table-row table:style-name="ro12">
          <table:table-cell table:style-name="ce7" table:formula="of:=[.A67]+7" office:value-type="date" office:date-value="2021-01-20" calcext:value-type="date">
            <text:p>2021-01-20</text:p>
          </table:table-cell>
          <table:table-cell table:style-name="ce12" table:formula="of:=(-cpcu)*[.E68]+[.D68]" office:value-type="currency" office:currency="EUR" office:value="-561000" calcext:value-type="currency">
            <text:p>-561 000 €</text:p>
          </table:table-cell>
          <table:table-cell table:style-name="ce12" table:formula="of:=financ-custoprot-custofab+[.B68]" office:value-type="currency" office:currency="EUR" office:value="139000" calcext:value-type="currency">
            <text:p>139 000 €</text:p>
          </table:table-cell>
          <table:table-cell table:style-name="ce12" table:formula="of:=(qtdoses*pvpdose*7)*[.E68]+[.D67]" office:value-type="currency" office:currency="EUR" office:value="539000" calcext:value-type="currency">
            <text:p>539 000 €</text:p>
          </table:table-cell>
          <table:table-cell table:style-name="ce20" office:value-type="string" calcext:value-type="string">
            <text:p>55</text:p>
          </table:table-cell>
          <table:table-cell table:number-columns-repeated="1019"/>
        </table:table-row>
        <table:table-row table:style-name="ro12">
          <table:table-cell table:style-name="ce7" table:formula="of:=[.A68]+7" office:value-type="date" office:date-value="2021-01-27" calcext:value-type="date">
            <text:p>2021-01-27</text:p>
          </table:table-cell>
          <table:table-cell table:style-name="ce12" table:formula="of:=(-cpcu)*[.E69]+[.D69]" office:value-type="currency" office:currency="EUR" office:value="-561400" calcext:value-type="currency">
            <text:p>-561 400 €</text:p>
          </table:table-cell>
          <table:table-cell table:style-name="ce12" table:formula="of:=financ-custoprot-custofab+[.B69]" office:value-type="currency" office:currency="EUR" office:value="138600" calcext:value-type="currency">
            <text:p>138 600 €</text:p>
          </table:table-cell>
          <table:table-cell table:style-name="ce12" table:formula="of:=(qtdoses*pvpdose*7)*[.E69]+[.D68]" office:value-type="currency" office:currency="EUR" office:value="558600" calcext:value-type="currency">
            <text:p>558 600 €</text:p>
          </table:table-cell>
          <table:table-cell table:style-name="ce20" office:value-type="string" calcext:value-type="string">
            <text:p>56</text:p>
          </table:table-cell>
          <table:table-cell table:number-columns-repeated="1019"/>
        </table:table-row>
        <table:table-row table:style-name="ro12">
          <table:table-cell table:style-name="ce7" table:formula="of:=[.A69]+7" office:value-type="date" office:date-value="2021-02-03" calcext:value-type="date">
            <text:p>2021-02-03</text:p>
          </table:table-cell>
          <table:table-cell table:style-name="ce12" table:formula="of:=(-cpcu)*[.E70]+[.D70]" office:value-type="currency" office:currency="EUR" office:value="-561450" calcext:value-type="currency">
            <text:p>-561 450 €</text:p>
          </table:table-cell>
          <table:table-cell table:style-name="ce12" table:formula="of:=financ-custoprot-custofab+[.B70]" office:value-type="currency" office:currency="EUR" office:value="138550" calcext:value-type="currency">
            <text:p>138 550 €</text:p>
          </table:table-cell>
          <table:table-cell table:style-name="ce12" table:formula="of:=(qtdoses*pvpdose*7)*[.E70]+[.D69]" office:value-type="currency" office:currency="EUR" office:value="578550" calcext:value-type="currency">
            <text:p>578 550 €</text:p>
          </table:table-cell>
          <table:table-cell table:style-name="ce20" office:value-type="string" calcext:value-type="string">
            <text:p>57</text:p>
          </table:table-cell>
          <table:table-cell table:number-columns-repeated="1019"/>
        </table:table-row>
        <table:table-row table:style-name="ro12">
          <table:table-cell table:style-name="ce7" table:formula="of:=[.A70]+7" office:value-type="date" office:date-value="2021-02-10" calcext:value-type="date">
            <text:p>2021-02-10</text:p>
          </table:table-cell>
          <table:table-cell table:style-name="ce12" table:formula="of:=(-cpcu)*[.E71]+[.D71]" office:value-type="currency" office:currency="EUR" office:value="-561150" calcext:value-type="currency">
            <text:p>-561 150 €</text:p>
          </table:table-cell>
          <table:table-cell table:style-name="ce12" table:formula="of:=financ-custoprot-custofab+[.B71]" office:value-type="currency" office:currency="EUR" office:value="138850" calcext:value-type="currency">
            <text:p>138 850 €</text:p>
          </table:table-cell>
          <table:table-cell table:style-name="ce12" table:formula="of:=(qtdoses*pvpdose*7)*[.E71]+[.D70]" office:value-type="currency" office:currency="EUR" office:value="598850" calcext:value-type="currency">
            <text:p>598 850 €</text:p>
          </table:table-cell>
          <table:table-cell table:style-name="ce20" office:value-type="string" calcext:value-type="string">
            <text:p>58</text:p>
          </table:table-cell>
          <table:table-cell table:number-columns-repeated="1019"/>
        </table:table-row>
        <table:table-row table:style-name="ro12">
          <table:table-cell table:style-name="ce7" table:formula="of:=[.A71]+7" office:value-type="date" office:date-value="2021-02-17" calcext:value-type="date">
            <text:p>2021-02-17</text:p>
          </table:table-cell>
          <table:table-cell table:style-name="ce12" table:formula="of:=(-cpcu)*[.E72]+[.D72]" office:value-type="currency" office:currency="EUR" office:value="-560500" calcext:value-type="currency">
            <text:p>-560 500 €</text:p>
          </table:table-cell>
          <table:table-cell table:style-name="ce12" table:formula="of:=financ-custoprot-custofab+[.B72]" office:value-type="currency" office:currency="EUR" office:value="139500" calcext:value-type="currency">
            <text:p>139 500 €</text:p>
          </table:table-cell>
          <table:table-cell table:style-name="ce12" table:formula="of:=(qtdoses*pvpdose*7)*[.E72]+[.D71]" office:value-type="currency" office:currency="EUR" office:value="619500" calcext:value-type="currency">
            <text:p>619 500 €</text:p>
          </table:table-cell>
          <table:table-cell table:style-name="ce20" office:value-type="string" calcext:value-type="string">
            <text:p>59</text:p>
          </table:table-cell>
          <table:table-cell table:number-columns-repeated="1019"/>
        </table:table-row>
        <table:table-row table:style-name="ro12">
          <table:table-cell table:style-name="ce7" table:formula="of:=[.A72]+7" office:value-type="date" office:date-value="2021-02-24" calcext:value-type="date">
            <text:p>2021-02-24</text:p>
          </table:table-cell>
          <table:table-cell table:style-name="ce12" table:formula="of:=(-cpcu)*[.E73]+[.D73]" office:value-type="currency" office:currency="EUR" office:value="-559500" calcext:value-type="currency">
            <text:p>-559 500 €</text:p>
          </table:table-cell>
          <table:table-cell table:style-name="ce12" table:formula="of:=financ-custoprot-custofab+[.B73]" office:value-type="currency" office:currency="EUR" office:value="140500" calcext:value-type="currency">
            <text:p>140 500 €</text:p>
          </table:table-cell>
          <table:table-cell table:style-name="ce12" table:formula="of:=(qtdoses*pvpdose*7)*[.E73]+[.D72]" office:value-type="currency" office:currency="EUR" office:value="640500" calcext:value-type="currency">
            <text:p>640 500 €</text:p>
          </table:table-cell>
          <table:table-cell table:style-name="ce20" office:value-type="string" calcext:value-type="string">
            <text:p>60</text:p>
          </table:table-cell>
          <table:table-cell table:number-columns-repeated="1019"/>
        </table:table-row>
        <table:table-row table:style-name="ro12">
          <table:table-cell table:style-name="ce7" table:formula="of:=[.A73]+7" office:value-type="date" office:date-value="2021-03-03" calcext:value-type="date">
            <text:p>2021-03-03</text:p>
          </table:table-cell>
          <table:table-cell table:style-name="ce12" table:formula="of:=(-cpcu)*[.E74]+[.D74]" office:value-type="currency" office:currency="EUR" office:value="-558150" calcext:value-type="currency">
            <text:p>-558 150 €</text:p>
          </table:table-cell>
          <table:table-cell table:style-name="ce12" table:formula="of:=financ-custoprot-custofab+[.B74]" office:value-type="currency" office:currency="EUR" office:value="141850" calcext:value-type="currency">
            <text:p>141 850 €</text:p>
          </table:table-cell>
          <table:table-cell table:style-name="ce12" table:formula="of:=(qtdoses*pvpdose*7)*[.E74]+[.D73]" office:value-type="currency" office:currency="EUR" office:value="661850" calcext:value-type="currency">
            <text:p>661 850 €</text:p>
          </table:table-cell>
          <table:table-cell table:style-name="ce20" office:value-type="string" calcext:value-type="string">
            <text:p>61</text:p>
          </table:table-cell>
          <table:table-cell table:number-columns-repeated="1019"/>
        </table:table-row>
        <table:table-row table:style-name="ro12">
          <table:table-cell table:style-name="ce7" table:formula="of:=[.A74]+7" office:value-type="date" office:date-value="2021-03-10" calcext:value-type="date">
            <text:p>2021-03-10</text:p>
          </table:table-cell>
          <table:table-cell table:style-name="ce12" table:formula="of:=(-cpcu)*[.E75]+[.D75]" office:value-type="currency" office:currency="EUR" office:value="-556450" calcext:value-type="currency">
            <text:p>-556 450 €</text:p>
          </table:table-cell>
          <table:table-cell table:style-name="ce12" table:formula="of:=financ-custoprot-custofab+[.B75]" office:value-type="currency" office:currency="EUR" office:value="143550" calcext:value-type="currency">
            <text:p>143 550 €</text:p>
          </table:table-cell>
          <table:table-cell table:style-name="ce12" table:formula="of:=(qtdoses*pvpdose*7)*[.E75]+[.D74]" office:value-type="currency" office:currency="EUR" office:value="683550" calcext:value-type="currency">
            <text:p>683 550 €</text:p>
          </table:table-cell>
          <table:table-cell table:style-name="ce20" office:value-type="string" calcext:value-type="string">
            <text:p>62</text:p>
          </table:table-cell>
          <table:table-cell table:number-columns-repeated="1019"/>
        </table:table-row>
        <table:table-row table:style-name="ro12">
          <table:table-cell table:style-name="ce7" table:formula="of:=[.A75]+7" office:value-type="date" office:date-value="2021-03-17" calcext:value-type="date">
            <text:p>2021-03-17</text:p>
          </table:table-cell>
          <table:table-cell table:style-name="ce12" table:formula="of:=(-cpcu)*[.E76]+[.D76]" office:value-type="currency" office:currency="EUR" office:value="-554400" calcext:value-type="currency">
            <text:p>-554 400 €</text:p>
          </table:table-cell>
          <table:table-cell table:style-name="ce12" table:formula="of:=financ-custoprot-custofab+[.B76]" office:value-type="currency" office:currency="EUR" office:value="145600" calcext:value-type="currency">
            <text:p>145 600 €</text:p>
          </table:table-cell>
          <table:table-cell table:style-name="ce12" table:formula="of:=(qtdoses*pvpdose*7)*[.E76]+[.D75]" office:value-type="currency" office:currency="EUR" office:value="705600" calcext:value-type="currency">
            <text:p>705 600 €</text:p>
          </table:table-cell>
          <table:table-cell table:style-name="ce20" office:value-type="string" calcext:value-type="string">
            <text:p>63</text:p>
          </table:table-cell>
          <table:table-cell table:number-columns-repeated="1019"/>
        </table:table-row>
        <table:table-row table:style-name="ro12">
          <table:table-cell table:style-name="ce7" table:formula="of:=[.A76]+7" office:value-type="date" office:date-value="2021-03-24" calcext:value-type="date">
            <text:p>2021-03-24</text:p>
          </table:table-cell>
          <table:table-cell table:style-name="ce12" table:formula="of:=(-cpcu)*[.E77]+[.D77]" office:value-type="currency" office:currency="EUR" office:value="-552000" calcext:value-type="currency">
            <text:p>-552 000 €</text:p>
          </table:table-cell>
          <table:table-cell table:style-name="ce12" table:formula="of:=financ-custoprot-custofab+[.B77]" office:value-type="currency" office:currency="EUR" office:value="148000" calcext:value-type="currency">
            <text:p>148 000 €</text:p>
          </table:table-cell>
          <table:table-cell table:style-name="ce12" table:formula="of:=(qtdoses*pvpdose*7)*[.E77]+[.D76]" office:value-type="currency" office:currency="EUR" office:value="728000" calcext:value-type="currency">
            <text:p>728 000 €</text:p>
          </table:table-cell>
          <table:table-cell table:style-name="ce20" office:value-type="string" calcext:value-type="string">
            <text:p>64</text:p>
          </table:table-cell>
          <table:table-cell table:number-columns-repeated="1019"/>
        </table:table-row>
        <table:table-row table:style-name="ro12">
          <table:table-cell table:style-name="ce7" table:formula="of:=[.A77]+7" office:value-type="date" office:date-value="2021-03-31" calcext:value-type="date">
            <text:p>2021-03-31</text:p>
          </table:table-cell>
          <table:table-cell table:style-name="ce12" table:formula="of:=(-cpcu)*[.E78]+[.D78]" office:value-type="currency" office:currency="EUR" office:value="-549250" calcext:value-type="currency">
            <text:p>-549 250 €</text:p>
          </table:table-cell>
          <table:table-cell table:style-name="ce12" table:formula="of:=financ-custoprot-custofab+[.B78]" office:value-type="currency" office:currency="EUR" office:value="150750" calcext:value-type="currency">
            <text:p>150 750 €</text:p>
          </table:table-cell>
          <table:table-cell table:style-name="ce12" table:formula="of:=(qtdoses*pvpdose*7)*[.E78]+[.D77]" office:value-type="currency" office:currency="EUR" office:value="750750" calcext:value-type="currency">
            <text:p>750 750 €</text:p>
          </table:table-cell>
          <table:table-cell table:style-name="ce20" office:value-type="string" calcext:value-type="string">
            <text:p>65</text:p>
          </table:table-cell>
          <table:table-cell table:number-columns-repeated="1019"/>
        </table:table-row>
        <table:table-row table:style-name="ro12">
          <table:table-cell table:style-name="ce7" table:formula="of:=[.A78]+7" office:value-type="date" office:date-value="2021-04-07" calcext:value-type="date">
            <text:p>2021-04-07</text:p>
          </table:table-cell>
          <table:table-cell table:style-name="ce12" table:formula="of:=(-cpcu)*[.E79]+[.D79]" office:value-type="currency" office:currency="EUR" office:value="-546150" calcext:value-type="currency">
            <text:p>-546 150 €</text:p>
          </table:table-cell>
          <table:table-cell table:style-name="ce12" table:formula="of:=financ-custoprot-custofab+[.B79]" office:value-type="currency" office:currency="EUR" office:value="153850" calcext:value-type="currency">
            <text:p>153 850 €</text:p>
          </table:table-cell>
          <table:table-cell table:style-name="ce12" table:formula="of:=(qtdoses*pvpdose*7)*[.E79]+[.D78]" office:value-type="currency" office:currency="EUR" office:value="773850" calcext:value-type="currency">
            <text:p>773 850 €</text:p>
          </table:table-cell>
          <table:table-cell table:style-name="ce20" office:value-type="string" calcext:value-type="string">
            <text:p>66</text:p>
          </table:table-cell>
          <table:table-cell table:number-columns-repeated="1019"/>
        </table:table-row>
        <table:table-row table:style-name="ro12">
          <table:table-cell table:style-name="ce7" table:formula="of:=[.A79]+7" office:value-type="date" office:date-value="2021-04-14" calcext:value-type="date">
            <text:p>2021-04-14</text:p>
          </table:table-cell>
          <table:table-cell table:style-name="ce12" table:formula="of:=(-cpcu)*[.E80]+[.D80]" office:value-type="currency" office:currency="EUR" office:value="-542700" calcext:value-type="currency">
            <text:p>-542 700 €</text:p>
          </table:table-cell>
          <table:table-cell table:style-name="ce12" table:formula="of:=financ-custoprot-custofab+[.B80]" office:value-type="currency" office:currency="EUR" office:value="157300" calcext:value-type="currency">
            <text:p>157 300 €</text:p>
          </table:table-cell>
          <table:table-cell table:style-name="ce12" table:formula="of:=(qtdoses*pvpdose*7)*[.E80]+[.D79]" office:value-type="currency" office:currency="EUR" office:value="797300" calcext:value-type="currency">
            <text:p>797 300 €</text:p>
          </table:table-cell>
          <table:table-cell table:style-name="ce20" office:value-type="string" calcext:value-type="string">
            <text:p>67</text:p>
          </table:table-cell>
          <table:table-cell table:number-columns-repeated="1019"/>
        </table:table-row>
        <table:table-row table:style-name="ro12">
          <table:table-cell table:style-name="ce7" table:formula="of:=[.A80]+7" office:value-type="date" office:date-value="2021-04-21" calcext:value-type="date">
            <text:p>2021-04-21</text:p>
          </table:table-cell>
          <table:table-cell table:style-name="ce12" table:formula="of:=(-cpcu)*[.E81]+[.D81]" office:value-type="currency" office:currency="EUR" office:value="-538900" calcext:value-type="currency">
            <text:p>-538 900 €</text:p>
          </table:table-cell>
          <table:table-cell table:style-name="ce12" table:formula="of:=financ-custoprot-custofab+[.B81]" office:value-type="currency" office:currency="EUR" office:value="161100" calcext:value-type="currency">
            <text:p>161 100 €</text:p>
          </table:table-cell>
          <table:table-cell table:style-name="ce12" table:formula="of:=(qtdoses*pvpdose*7)*[.E81]+[.D80]" office:value-type="currency" office:currency="EUR" office:value="821100" calcext:value-type="currency">
            <text:p>821 100 €</text:p>
          </table:table-cell>
          <table:table-cell table:style-name="ce20" office:value-type="string" calcext:value-type="string">
            <text:p>68</text:p>
          </table:table-cell>
          <table:table-cell table:number-columns-repeated="1019"/>
        </table:table-row>
        <table:table-row table:style-name="ro12">
          <table:table-cell table:style-name="ce7" table:formula="of:=[.A81]+7" office:value-type="date" office:date-value="2021-04-28" calcext:value-type="date">
            <text:p>2021-04-28</text:p>
          </table:table-cell>
          <table:table-cell table:style-name="ce12" table:formula="of:=(-cpcu)*[.E82]+[.D82]" office:value-type="currency" office:currency="EUR" office:value="-534750" calcext:value-type="currency">
            <text:p>-534 750 €</text:p>
          </table:table-cell>
          <table:table-cell table:style-name="ce12" table:formula="of:=financ-custoprot-custofab+[.B82]" office:value-type="currency" office:currency="EUR" office:value="165250" calcext:value-type="currency">
            <text:p>165 250 €</text:p>
          </table:table-cell>
          <table:table-cell table:style-name="ce12" table:formula="of:=(qtdoses*pvpdose*7)*[.E82]+[.D81]" office:value-type="currency" office:currency="EUR" office:value="845250" calcext:value-type="currency">
            <text:p>845 250 €</text:p>
          </table:table-cell>
          <table:table-cell table:style-name="ce20" office:value-type="string" calcext:value-type="string">
            <text:p>69</text:p>
          </table:table-cell>
          <table:table-cell table:number-columns-repeated="1019"/>
        </table:table-row>
        <table:table-row table:style-name="ro12">
          <table:table-cell table:style-name="ce7" table:formula="of:=[.A82]+7" office:value-type="date" office:date-value="2021-05-05" calcext:value-type="date">
            <text:p>2021-05-05</text:p>
          </table:table-cell>
          <table:table-cell table:style-name="ce12" table:formula="of:=(-cpcu)*[.E83]+[.D83]" office:value-type="currency" office:currency="EUR" office:value="-530250" calcext:value-type="currency">
            <text:p>-530 250 €</text:p>
          </table:table-cell>
          <table:table-cell table:style-name="ce12" table:formula="of:=financ-custoprot-custofab+[.B83]" office:value-type="currency" office:currency="EUR" office:value="169750" calcext:value-type="currency">
            <text:p>169 750 €</text:p>
          </table:table-cell>
          <table:table-cell table:style-name="ce12" table:formula="of:=(qtdoses*pvpdose*7)*[.E83]+[.D82]" office:value-type="currency" office:currency="EUR" office:value="869750" calcext:value-type="currency">
            <text:p>869 750 €</text:p>
          </table:table-cell>
          <table:table-cell table:style-name="ce20" office:value-type="string" calcext:value-type="string">
            <text:p>70</text:p>
          </table:table-cell>
          <table:table-cell table:number-columns-repeated="1019"/>
        </table:table-row>
        <table:table-row table:style-name="ro12">
          <table:table-cell table:style-name="ce7" table:formula="of:=[.A83]+7" office:value-type="date" office:date-value="2021-05-12" calcext:value-type="date">
            <text:p>2021-05-12</text:p>
          </table:table-cell>
          <table:table-cell table:style-name="ce12" table:formula="of:=(-cpcu)*[.E84]+[.D84]" office:value-type="currency" office:currency="EUR" office:value="-525400" calcext:value-type="currency">
            <text:p>-525 400 €</text:p>
          </table:table-cell>
          <table:table-cell table:style-name="ce12" table:formula="of:=financ-custoprot-custofab+[.B84]" office:value-type="currency" office:currency="EUR" office:value="174600" calcext:value-type="currency">
            <text:p>174 600 €</text:p>
          </table:table-cell>
          <table:table-cell table:style-name="ce12" table:formula="of:=(qtdoses*pvpdose*7)*[.E84]+[.D83]" office:value-type="currency" office:currency="EUR" office:value="894600" calcext:value-type="currency">
            <text:p>894 600 €</text:p>
          </table:table-cell>
          <table:table-cell table:style-name="ce20" office:value-type="string" calcext:value-type="string">
            <text:p>71</text:p>
          </table:table-cell>
          <table:table-cell table:number-columns-repeated="1019"/>
        </table:table-row>
        <table:table-row table:style-name="ro12">
          <table:table-cell table:style-name="ce7" table:formula="of:=[.A84]+7" office:value-type="date" office:date-value="2021-05-19" calcext:value-type="date">
            <text:p>2021-05-19</text:p>
          </table:table-cell>
          <table:table-cell table:style-name="ce12" table:formula="of:=(-cpcu)*[.E85]+[.D85]" office:value-type="currency" office:currency="EUR" office:value="-520200" calcext:value-type="currency">
            <text:p>-520 200 €</text:p>
          </table:table-cell>
          <table:table-cell table:style-name="ce12" table:formula="of:=financ-custoprot-custofab+[.B85]" office:value-type="currency" office:currency="EUR" office:value="179800" calcext:value-type="currency">
            <text:p>179 800 €</text:p>
          </table:table-cell>
          <table:table-cell table:style-name="ce12" table:formula="of:=(qtdoses*pvpdose*7)*[.E85]+[.D84]" office:value-type="currency" office:currency="EUR" office:value="919800" calcext:value-type="currency">
            <text:p>919 800 €</text:p>
          </table:table-cell>
          <table:table-cell table:style-name="ce20" office:value-type="string" calcext:value-type="string">
            <text:p>72</text:p>
          </table:table-cell>
          <table:table-cell table:number-columns-repeated="1019"/>
        </table:table-row>
        <table:table-row table:style-name="ro12">
          <table:table-cell table:style-name="ce7" table:formula="of:=[.A85]+7" office:value-type="date" office:date-value="2021-05-26" calcext:value-type="date">
            <text:p>2021-05-26</text:p>
          </table:table-cell>
          <table:table-cell table:style-name="ce12" table:formula="of:=(-cpcu)*[.E86]+[.D86]" office:value-type="currency" office:currency="EUR" office:value="-514650" calcext:value-type="currency">
            <text:p>-514 650 €</text:p>
          </table:table-cell>
          <table:table-cell table:style-name="ce12" table:formula="of:=financ-custoprot-custofab+[.B86]" office:value-type="currency" office:currency="EUR" office:value="185350" calcext:value-type="currency">
            <text:p>185 350 €</text:p>
          </table:table-cell>
          <table:table-cell table:style-name="ce12" table:formula="of:=(qtdoses*pvpdose*7)*[.E86]+[.D85]" office:value-type="currency" office:currency="EUR" office:value="945350" calcext:value-type="currency">
            <text:p>945 350 €</text:p>
          </table:table-cell>
          <table:table-cell table:style-name="ce20" office:value-type="string" calcext:value-type="string">
            <text:p>73</text:p>
          </table:table-cell>
          <table:table-cell table:number-columns-repeated="1019"/>
        </table:table-row>
        <table:table-row table:style-name="ro12">
          <table:table-cell table:style-name="ce7" table:formula="of:=[.A86]+7" office:value-type="date" office:date-value="2021-06-02" calcext:value-type="date">
            <text:p>2021-06-02</text:p>
          </table:table-cell>
          <table:table-cell table:style-name="ce12" table:formula="of:=(-cpcu)*[.E87]+[.D87]" office:value-type="currency" office:currency="EUR" office:value="-508750" calcext:value-type="currency">
            <text:p>-508 750 €</text:p>
          </table:table-cell>
          <table:table-cell table:style-name="ce12" table:formula="of:=financ-custoprot-custofab+[.B87]" office:value-type="currency" office:currency="EUR" office:value="191250" calcext:value-type="currency">
            <text:p>191 250 €</text:p>
          </table:table-cell>
          <table:table-cell table:style-name="ce12" table:formula="of:=(qtdoses*pvpdose*7)*[.E87]+[.D86]" office:value-type="currency" office:currency="EUR" office:value="971250" calcext:value-type="currency">
            <text:p>971 250 €</text:p>
          </table:table-cell>
          <table:table-cell table:style-name="ce20" office:value-type="string" calcext:value-type="string">
            <text:p>74</text:p>
          </table:table-cell>
          <table:table-cell table:number-columns-repeated="1019"/>
        </table:table-row>
        <table:table-row table:style-name="ro12">
          <table:table-cell table:style-name="ce7" table:formula="of:=[.A87]+7" office:value-type="date" office:date-value="2021-06-09" calcext:value-type="date">
            <text:p>2021-06-09</text:p>
          </table:table-cell>
          <table:table-cell table:style-name="ce12" table:formula="of:=(-cpcu)*[.E88]+[.D88]" office:value-type="currency" office:currency="EUR" office:value="-502500" calcext:value-type="currency">
            <text:p>-502 500 €</text:p>
          </table:table-cell>
          <table:table-cell table:style-name="ce12" table:formula="of:=financ-custoprot-custofab+[.B88]" office:value-type="currency" office:currency="EUR" office:value="197500" calcext:value-type="currency">
            <text:p>197 500 €</text:p>
          </table:table-cell>
          <table:table-cell table:style-name="ce12" table:formula="of:=(qtdoses*pvpdose*7)*[.E88]+[.D87]" office:value-type="currency" office:currency="EUR" office:value="997500" calcext:value-type="currency">
            <text:p>997 500 €</text:p>
          </table:table-cell>
          <table:table-cell table:style-name="ce20" office:value-type="string" calcext:value-type="string">
            <text:p>75</text:p>
          </table:table-cell>
          <table:table-cell table:number-columns-repeated="1019"/>
        </table:table-row>
        <table:table-row table:style-name="ro12">
          <table:table-cell table:style-name="ce7" table:formula="of:=[.A88]+7" office:value-type="date" office:date-value="2021-06-16" calcext:value-type="date">
            <text:p>2021-06-16</text:p>
          </table:table-cell>
          <table:table-cell table:style-name="ce12" table:formula="of:=(-cpcu)*[.E89]+[.D89]" office:value-type="currency" office:currency="EUR" office:value="-495900" calcext:value-type="currency">
            <text:p>-495 900 €</text:p>
          </table:table-cell>
          <table:table-cell table:style-name="ce12" table:formula="of:=financ-custoprot-custofab+[.B89]" office:value-type="currency" office:currency="EUR" office:value="204100" calcext:value-type="currency">
            <text:p>204 100 €</text:p>
          </table:table-cell>
          <table:table-cell table:style-name="ce12" table:formula="of:=(qtdoses*pvpdose*7)*[.E89]+[.D88]" office:value-type="currency" office:currency="EUR" office:value="1024100" calcext:value-type="currency">
            <text:p>1 024 100 €</text:p>
          </table:table-cell>
          <table:table-cell table:style-name="ce20" office:value-type="string" calcext:value-type="string">
            <text:p>76</text:p>
          </table:table-cell>
          <table:table-cell table:number-columns-repeated="1019"/>
        </table:table-row>
        <table:table-row table:style-name="ro12">
          <table:table-cell table:style-name="ce7" table:formula="of:=[.A89]+7" office:value-type="date" office:date-value="2021-06-23" calcext:value-type="date">
            <text:p>2021-06-23</text:p>
          </table:table-cell>
          <table:table-cell table:style-name="ce12" table:formula="of:=(-cpcu)*[.E90]+[.D90]" office:value-type="currency" office:currency="EUR" office:value="-488950" calcext:value-type="currency">
            <text:p>-488 950 €</text:p>
          </table:table-cell>
          <table:table-cell table:style-name="ce12" table:formula="of:=financ-custoprot-custofab+[.B90]" office:value-type="currency" office:currency="EUR" office:value="211050" calcext:value-type="currency">
            <text:p>211 050 €</text:p>
          </table:table-cell>
          <table:table-cell table:style-name="ce12" table:formula="of:=(qtdoses*pvpdose*7)*[.E90]+[.D89]" office:value-type="currency" office:currency="EUR" office:value="1051050" calcext:value-type="currency">
            <text:p>1 051 050 €</text:p>
          </table:table-cell>
          <table:table-cell table:style-name="ce20" office:value-type="string" calcext:value-type="string">
            <text:p>77</text:p>
          </table:table-cell>
          <table:table-cell table:number-columns-repeated="1019"/>
        </table:table-row>
        <table:table-row table:style-name="ro12">
          <table:table-cell table:style-name="ce7" table:formula="of:=[.A90]+7" office:value-type="date" office:date-value="2021-06-30" calcext:value-type="date">
            <text:p>2021-06-30</text:p>
          </table:table-cell>
          <table:table-cell table:style-name="ce12" table:formula="of:=(-cpcu)*[.E91]+[.D91]" office:value-type="currency" office:currency="EUR" office:value="-481650" calcext:value-type="currency">
            <text:p>-481 650 €</text:p>
          </table:table-cell>
          <table:table-cell table:style-name="ce12" table:formula="of:=financ-custoprot-custofab+[.B91]" office:value-type="currency" office:currency="EUR" office:value="218350" calcext:value-type="currency">
            <text:p>218 350 €</text:p>
          </table:table-cell>
          <table:table-cell table:style-name="ce12" table:formula="of:=(qtdoses*pvpdose*7)*[.E91]+[.D90]" office:value-type="currency" office:currency="EUR" office:value="1078350" calcext:value-type="currency">
            <text:p>1 078 350 €</text:p>
          </table:table-cell>
          <table:table-cell table:style-name="ce20" office:value-type="string" calcext:value-type="string">
            <text:p>78</text:p>
          </table:table-cell>
          <table:table-cell table:number-columns-repeated="1019"/>
        </table:table-row>
        <table:table-row table:style-name="ro12">
          <table:table-cell table:style-name="ce7" table:formula="of:=[.A91]+7" office:value-type="date" office:date-value="2021-07-07" calcext:value-type="date">
            <text:p>2021-07-07</text:p>
          </table:table-cell>
          <table:table-cell table:style-name="ce12" table:formula="of:=(-cpcu)*[.E92]+[.D92]" office:value-type="currency" office:currency="EUR" office:value="-474000" calcext:value-type="currency">
            <text:p>-474 000 €</text:p>
          </table:table-cell>
          <table:table-cell table:style-name="ce12" table:formula="of:=financ-custoprot-custofab+[.B92]" office:value-type="currency" office:currency="EUR" office:value="226000" calcext:value-type="currency">
            <text:p>226 000 €</text:p>
          </table:table-cell>
          <table:table-cell table:style-name="ce12" table:formula="of:=(qtdoses*pvpdose*7)*[.E92]+[.D91]" office:value-type="currency" office:currency="EUR" office:value="1106000" calcext:value-type="currency">
            <text:p>1 106 000 €</text:p>
          </table:table-cell>
          <table:table-cell table:style-name="ce20" office:value-type="string" calcext:value-type="string">
            <text:p>79</text:p>
          </table:table-cell>
          <table:table-cell table:number-columns-repeated="1019"/>
        </table:table-row>
        <table:table-row table:style-name="ro12">
          <table:table-cell table:style-name="ce7" table:formula="of:=[.A92]+7" office:value-type="date" office:date-value="2021-07-14" calcext:value-type="date">
            <text:p>2021-07-14</text:p>
          </table:table-cell>
          <table:table-cell table:style-name="ce12" table:formula="of:=(-cpcu)*[.E93]+[.D93]" office:value-type="currency" office:currency="EUR" office:value="-466000" calcext:value-type="currency">
            <text:p>-466 000 €</text:p>
          </table:table-cell>
          <table:table-cell table:style-name="ce12" table:formula="of:=financ-custoprot-custofab+[.B93]" office:value-type="currency" office:currency="EUR" office:value="234000" calcext:value-type="currency">
            <text:p>234 000 €</text:p>
          </table:table-cell>
          <table:table-cell table:style-name="ce12" table:formula="of:=(qtdoses*pvpdose*7)*[.E93]+[.D92]" office:value-type="currency" office:currency="EUR" office:value="1134000" calcext:value-type="currency">
            <text:p>1 134 000 €</text:p>
          </table:table-cell>
          <table:table-cell table:style-name="ce20" office:value-type="string" calcext:value-type="string">
            <text:p>80</text:p>
          </table:table-cell>
          <table:table-cell table:number-columns-repeated="1019"/>
        </table:table-row>
        <table:table-row table:style-name="ro12">
          <table:table-cell table:style-name="ce7" table:formula="of:=[.A93]+7" office:value-type="date" office:date-value="2021-07-21" calcext:value-type="date">
            <text:p>2021-07-21</text:p>
          </table:table-cell>
          <table:table-cell table:style-name="ce12" table:formula="of:=(-cpcu)*[.E94]+[.D94]" office:value-type="currency" office:currency="EUR" office:value="-457650" calcext:value-type="currency">
            <text:p>-457 650 €</text:p>
          </table:table-cell>
          <table:table-cell table:style-name="ce12" table:formula="of:=financ-custoprot-custofab+[.B94]" office:value-type="currency" office:currency="EUR" office:value="242350" calcext:value-type="currency">
            <text:p>242 350 €</text:p>
          </table:table-cell>
          <table:table-cell table:style-name="ce12" table:formula="of:=(qtdoses*pvpdose*7)*[.E94]+[.D93]" office:value-type="currency" office:currency="EUR" office:value="1162350" calcext:value-type="currency">
            <text:p>1 162 350 €</text:p>
          </table:table-cell>
          <table:table-cell table:style-name="ce20" office:value-type="string" calcext:value-type="string">
            <text:p>81</text:p>
          </table:table-cell>
          <table:table-cell table:number-columns-repeated="1019"/>
        </table:table-row>
        <table:table-row table:style-name="ro12">
          <table:table-cell table:style-name="ce7" table:formula="of:=[.A94]+7" office:value-type="date" office:date-value="2021-07-28" calcext:value-type="date">
            <text:p>2021-07-28</text:p>
          </table:table-cell>
          <table:table-cell table:style-name="ce12" table:formula="of:=(-cpcu)*[.E95]+[.D95]" office:value-type="currency" office:currency="EUR" office:value="-448950" calcext:value-type="currency">
            <text:p>-448 950 €</text:p>
          </table:table-cell>
          <table:table-cell table:style-name="ce12" table:formula="of:=financ-custoprot-custofab+[.B95]" office:value-type="currency" office:currency="EUR" office:value="251050" calcext:value-type="currency">
            <text:p>251 050 €</text:p>
          </table:table-cell>
          <table:table-cell table:style-name="ce12" table:formula="of:=(qtdoses*pvpdose*7)*[.E95]+[.D94]" office:value-type="currency" office:currency="EUR" office:value="1191050" calcext:value-type="currency">
            <text:p>1 191 050 €</text:p>
          </table:table-cell>
          <table:table-cell table:style-name="ce20" office:value-type="string" calcext:value-type="string">
            <text:p>82</text:p>
          </table:table-cell>
          <table:table-cell table:number-columns-repeated="1019"/>
        </table:table-row>
        <table:table-row table:style-name="ro12">
          <table:table-cell table:style-name="ce7" table:formula="of:=[.A95]+7" office:value-type="date" office:date-value="2021-08-04" calcext:value-type="date">
            <text:p>2021-08-04</text:p>
          </table:table-cell>
          <table:table-cell table:style-name="ce12" table:formula="of:=(-cpcu)*[.E96]+[.D96]" office:value-type="currency" office:currency="EUR" office:value="-439900" calcext:value-type="currency">
            <text:p>-439 900 €</text:p>
          </table:table-cell>
          <table:table-cell table:style-name="ce12" table:formula="of:=financ-custoprot-custofab+[.B96]" office:value-type="currency" office:currency="EUR" office:value="260100" calcext:value-type="currency">
            <text:p>260 100 €</text:p>
          </table:table-cell>
          <table:table-cell table:style-name="ce12" table:formula="of:=(qtdoses*pvpdose*7)*[.E96]+[.D95]" office:value-type="currency" office:currency="EUR" office:value="1220100" calcext:value-type="currency">
            <text:p>1 220 100 €</text:p>
          </table:table-cell>
          <table:table-cell table:style-name="ce20" office:value-type="string" calcext:value-type="string">
            <text:p>83</text:p>
          </table:table-cell>
          <table:table-cell table:number-columns-repeated="1019"/>
        </table:table-row>
        <table:table-row table:style-name="ro12">
          <table:table-cell table:style-name="ce7" table:formula="of:=[.A96]+7" office:value-type="date" office:date-value="2021-08-11" calcext:value-type="date">
            <text:p>2021-08-11</text:p>
          </table:table-cell>
          <table:table-cell table:style-name="ce12" table:formula="of:=(-cpcu)*[.E97]+[.D97]" office:value-type="currency" office:currency="EUR" office:value="-430500" calcext:value-type="currency">
            <text:p>-430 500 €</text:p>
          </table:table-cell>
          <table:table-cell table:style-name="ce12" table:formula="of:=financ-custoprot-custofab+[.B97]" office:value-type="currency" office:currency="EUR" office:value="269500" calcext:value-type="currency">
            <text:p>269 500 €</text:p>
          </table:table-cell>
          <table:table-cell table:style-name="ce12" table:formula="of:=(qtdoses*pvpdose*7)*[.E97]+[.D96]" office:value-type="currency" office:currency="EUR" office:value="1249500" calcext:value-type="currency">
            <text:p>1 249 500 €</text:p>
          </table:table-cell>
          <table:table-cell table:style-name="ce20" office:value-type="string" calcext:value-type="string">
            <text:p>84</text:p>
          </table:table-cell>
          <table:table-cell table:number-columns-repeated="1019"/>
        </table:table-row>
        <table:table-row table:style-name="ro12">
          <table:table-cell table:style-name="ce7" table:formula="of:=[.A97]+7" office:value-type="date" office:date-value="2021-08-18" calcext:value-type="date">
            <text:p>2021-08-18</text:p>
          </table:table-cell>
          <table:table-cell table:style-name="ce12" table:formula="of:=(-cpcu)*[.E98]+[.D98]" office:value-type="currency" office:currency="EUR" office:value="-420750" calcext:value-type="currency">
            <text:p>-420 750 €</text:p>
          </table:table-cell>
          <table:table-cell table:style-name="ce12" table:formula="of:=financ-custoprot-custofab+[.B98]" office:value-type="currency" office:currency="EUR" office:value="279250" calcext:value-type="currency">
            <text:p>279 250 €</text:p>
          </table:table-cell>
          <table:table-cell table:style-name="ce12" table:formula="of:=(qtdoses*pvpdose*7)*[.E98]+[.D97]" office:value-type="currency" office:currency="EUR" office:value="1279250" calcext:value-type="currency">
            <text:p>1 279 250 €</text:p>
          </table:table-cell>
          <table:table-cell table:style-name="ce20" office:value-type="string" calcext:value-type="string">
            <text:p>85</text:p>
          </table:table-cell>
          <table:table-cell table:number-columns-repeated="1019"/>
        </table:table-row>
        <table:table-row table:style-name="ro12">
          <table:table-cell table:style-name="ce7" table:formula="of:=[.A98]+7" office:value-type="date" office:date-value="2021-08-25" calcext:value-type="date">
            <text:p>2021-08-25</text:p>
          </table:table-cell>
          <table:table-cell table:style-name="ce12" table:formula="of:=(-cpcu)*[.E99]+[.D99]" office:value-type="currency" office:currency="EUR" office:value="-410650" calcext:value-type="currency">
            <text:p>-410 650 €</text:p>
          </table:table-cell>
          <table:table-cell table:style-name="ce12" table:formula="of:=financ-custoprot-custofab+[.B99]" office:value-type="currency" office:currency="EUR" office:value="289350" calcext:value-type="currency">
            <text:p>289 350 €</text:p>
          </table:table-cell>
          <table:table-cell table:style-name="ce12" table:formula="of:=(qtdoses*pvpdose*7)*[.E99]+[.D98]" office:value-type="currency" office:currency="EUR" office:value="1309350" calcext:value-type="currency">
            <text:p>1 309 350 €</text:p>
          </table:table-cell>
          <table:table-cell table:style-name="ce20" office:value-type="string" calcext:value-type="string">
            <text:p>86</text:p>
          </table:table-cell>
          <table:table-cell table:number-columns-repeated="1019"/>
        </table:table-row>
        <table:table-row table:style-name="ro12">
          <table:table-cell table:style-name="ce7" table:formula="of:=[.A99]+7" office:value-type="date" office:date-value="2021-09-01" calcext:value-type="date">
            <text:p>2021-09-01</text:p>
          </table:table-cell>
          <table:table-cell table:style-name="ce12" table:formula="of:=(-cpcu)*[.E100]+[.D100]" office:value-type="currency" office:currency="EUR" office:value="-400200" calcext:value-type="currency">
            <text:p>-400 200 €</text:p>
          </table:table-cell>
          <table:table-cell table:style-name="ce12" table:formula="of:=financ-custoprot-custofab+[.B100]" office:value-type="currency" office:currency="EUR" office:value="299800" calcext:value-type="currency">
            <text:p>299 800 €</text:p>
          </table:table-cell>
          <table:table-cell table:style-name="ce12" table:formula="of:=(qtdoses*pvpdose*7)*[.E100]+[.D99]" office:value-type="currency" office:currency="EUR" office:value="1339800" calcext:value-type="currency">
            <text:p>1 339 800 €</text:p>
          </table:table-cell>
          <table:table-cell table:style-name="ce20" office:value-type="string" calcext:value-type="string">
            <text:p>87</text:p>
          </table:table-cell>
          <table:table-cell table:number-columns-repeated="1019"/>
        </table:table-row>
        <table:table-row table:style-name="ro12">
          <table:table-cell table:style-name="ce7" table:formula="of:=[.A100]+7" office:value-type="date" office:date-value="2021-09-08" calcext:value-type="date">
            <text:p>2021-09-08</text:p>
          </table:table-cell>
          <table:table-cell table:style-name="ce12" table:formula="of:=(-cpcu)*[.E101]+[.D101]" office:value-type="currency" office:currency="EUR" office:value="-389400" calcext:value-type="currency">
            <text:p>-389 400 €</text:p>
          </table:table-cell>
          <table:table-cell table:style-name="ce12" table:formula="of:=financ-custoprot-custofab+[.B101]" office:value-type="currency" office:currency="EUR" office:value="310600" calcext:value-type="currency">
            <text:p>310 600 €</text:p>
          </table:table-cell>
          <table:table-cell table:style-name="ce12" table:formula="of:=(qtdoses*pvpdose*7)*[.E101]+[.D100]" office:value-type="currency" office:currency="EUR" office:value="1370600" calcext:value-type="currency">
            <text:p>1 370 600 €</text:p>
          </table:table-cell>
          <table:table-cell table:style-name="ce20" office:value-type="string" calcext:value-type="string">
            <text:p>88</text:p>
          </table:table-cell>
          <table:table-cell table:number-columns-repeated="1019"/>
        </table:table-row>
        <table:table-row table:style-name="ro12">
          <table:table-cell table:style-name="ce7" table:formula="of:=[.A101]+7" office:value-type="date" office:date-value="2021-09-15" calcext:value-type="date">
            <text:p>2021-09-15</text:p>
          </table:table-cell>
          <table:table-cell table:style-name="ce12" table:formula="of:=(-cpcu)*[.E102]+[.D102]" office:value-type="currency" office:currency="EUR" office:value="-378250" calcext:value-type="currency">
            <text:p>-378 250 €</text:p>
          </table:table-cell>
          <table:table-cell table:style-name="ce12" table:formula="of:=financ-custoprot-custofab+[.B102]" office:value-type="currency" office:currency="EUR" office:value="321750" calcext:value-type="currency">
            <text:p>321 750 €</text:p>
          </table:table-cell>
          <table:table-cell table:style-name="ce12" table:formula="of:=(qtdoses*pvpdose*7)*[.E102]+[.D101]" office:value-type="currency" office:currency="EUR" office:value="1401750" calcext:value-type="currency">
            <text:p>1 401 750 €</text:p>
          </table:table-cell>
          <table:table-cell table:style-name="ce20" office:value-type="string" calcext:value-type="string">
            <text:p>89</text:p>
          </table:table-cell>
          <table:table-cell table:number-columns-repeated="1019"/>
        </table:table-row>
        <table:table-row table:style-name="ro12">
          <table:table-cell table:style-name="ce7" table:formula="of:=[.A102]+7" office:value-type="date" office:date-value="2021-09-22" calcext:value-type="date">
            <text:p>2021-09-22</text:p>
          </table:table-cell>
          <table:table-cell table:style-name="ce12" table:formula="of:=(-cpcu)*[.E103]+[.D103]" office:value-type="currency" office:currency="EUR" office:value="-366750" calcext:value-type="currency">
            <text:p>-366 750 €</text:p>
          </table:table-cell>
          <table:table-cell table:style-name="ce12" table:formula="of:=financ-custoprot-custofab+[.B103]" office:value-type="currency" office:currency="EUR" office:value="333250" calcext:value-type="currency">
            <text:p>333 250 €</text:p>
          </table:table-cell>
          <table:table-cell table:style-name="ce12" table:formula="of:=(qtdoses*pvpdose*7)*[.E103]+[.D102]" office:value-type="currency" office:currency="EUR" office:value="1433250" calcext:value-type="currency">
            <text:p>1 433 250 €</text:p>
          </table:table-cell>
          <table:table-cell table:style-name="ce20" office:value-type="string" calcext:value-type="string">
            <text:p>90</text:p>
          </table:table-cell>
          <table:table-cell table:number-columns-repeated="1019"/>
        </table:table-row>
        <table:table-row table:style-name="ro12">
          <table:table-cell table:style-name="ce7" table:formula="of:=[.A103]+7" office:value-type="date" office:date-value="2021-09-29" calcext:value-type="date">
            <text:p>2021-09-29</text:p>
          </table:table-cell>
          <table:table-cell table:style-name="ce12" table:formula="of:=(-cpcu)*[.E104]+[.D104]" office:value-type="currency" office:currency="EUR" office:value="-354900" calcext:value-type="currency">
            <text:p>-354 900 €</text:p>
          </table:table-cell>
          <table:table-cell table:style-name="ce12" table:formula="of:=financ-custoprot-custofab+[.B104]" office:value-type="currency" office:currency="EUR" office:value="345100" calcext:value-type="currency">
            <text:p>345 100 €</text:p>
          </table:table-cell>
          <table:table-cell table:style-name="ce12" table:formula="of:=(qtdoses*pvpdose*7)*[.E104]+[.D103]" office:value-type="currency" office:currency="EUR" office:value="1465100" calcext:value-type="currency">
            <text:p>1 465 100 €</text:p>
          </table:table-cell>
          <table:table-cell table:style-name="ce20" office:value-type="string" calcext:value-type="string">
            <text:p>91</text:p>
          </table:table-cell>
          <table:table-cell table:number-columns-repeated="1019"/>
        </table:table-row>
        <table:table-row table:style-name="ro12">
          <table:table-cell table:style-name="ce7" table:formula="of:=[.A104]+7" office:value-type="date" office:date-value="2021-10-06" calcext:value-type="date">
            <text:p>2021-10-06</text:p>
          </table:table-cell>
          <table:table-cell table:style-name="ce12" table:formula="of:=(-cpcu)*[.E105]+[.D105]" office:value-type="currency" office:currency="EUR" office:value="-342700" calcext:value-type="currency">
            <text:p>-342 700 €</text:p>
          </table:table-cell>
          <table:table-cell table:style-name="ce12" table:formula="of:=financ-custoprot-custofab+[.B105]" office:value-type="currency" office:currency="EUR" office:value="357300" calcext:value-type="currency">
            <text:p>357 300 €</text:p>
          </table:table-cell>
          <table:table-cell table:style-name="ce12" table:formula="of:=(qtdoses*pvpdose*7)*[.E105]+[.D104]" office:value-type="currency" office:currency="EUR" office:value="1497300" calcext:value-type="currency">
            <text:p>1 497 300 €</text:p>
          </table:table-cell>
          <table:table-cell table:style-name="ce20" office:value-type="string" calcext:value-type="string">
            <text:p>92</text:p>
          </table:table-cell>
          <table:table-cell table:number-columns-repeated="1019"/>
        </table:table-row>
        <table:table-row table:style-name="ro12">
          <table:table-cell table:style-name="ce7" table:formula="of:=[.A105]+7" office:value-type="date" office:date-value="2021-10-13" calcext:value-type="date">
            <text:p>2021-10-13</text:p>
          </table:table-cell>
          <table:table-cell table:style-name="ce12" table:formula="of:=(-cpcu)*[.E106]+[.D106]" office:value-type="currency" office:currency="EUR" office:value="-330150" calcext:value-type="currency">
            <text:p>-330 150 €</text:p>
          </table:table-cell>
          <table:table-cell table:style-name="ce12" table:formula="of:=financ-custoprot-custofab+[.B106]" office:value-type="currency" office:currency="EUR" office:value="369850" calcext:value-type="currency">
            <text:p>369 850 €</text:p>
          </table:table-cell>
          <table:table-cell table:style-name="ce12" table:formula="of:=(qtdoses*pvpdose*7)*[.E106]+[.D105]" office:value-type="currency" office:currency="EUR" office:value="1529850" calcext:value-type="currency">
            <text:p>1 529 850 €</text:p>
          </table:table-cell>
          <table:table-cell table:style-name="ce20" office:value-type="string" calcext:value-type="string">
            <text:p>93</text:p>
          </table:table-cell>
          <table:table-cell table:number-columns-repeated="1019"/>
        </table:table-row>
        <table:table-row table:style-name="ro12">
          <table:table-cell table:style-name="ce7" table:formula="of:=[.A106]+7" office:value-type="date" office:date-value="2021-10-20" calcext:value-type="date">
            <text:p>2021-10-20</text:p>
          </table:table-cell>
          <table:table-cell table:style-name="ce12" table:formula="of:=(-cpcu)*[.E107]+[.D107]" office:value-type="currency" office:currency="EUR" office:value="-317250" calcext:value-type="currency">
            <text:p>-317 250 €</text:p>
          </table:table-cell>
          <table:table-cell table:style-name="ce12" table:formula="of:=financ-custoprot-custofab+[.B107]" office:value-type="currency" office:currency="EUR" office:value="382750" calcext:value-type="currency">
            <text:p>382 750 €</text:p>
          </table:table-cell>
          <table:table-cell table:style-name="ce12" table:formula="of:=(qtdoses*pvpdose*7)*[.E107]+[.D106]" office:value-type="currency" office:currency="EUR" office:value="1562750" calcext:value-type="currency">
            <text:p>1 562 750 €</text:p>
          </table:table-cell>
          <table:table-cell table:style-name="ce20" office:value-type="string" calcext:value-type="string">
            <text:p>94</text:p>
          </table:table-cell>
          <table:table-cell table:number-columns-repeated="1019"/>
        </table:table-row>
        <table:table-row table:style-name="ro12">
          <table:table-cell table:style-name="ce7" table:formula="of:=[.A107]+7" office:value-type="date" office:date-value="2021-10-27" calcext:value-type="date">
            <text:p>2021-10-27</text:p>
          </table:table-cell>
          <table:table-cell table:style-name="ce12" table:formula="of:=(-cpcu)*[.E108]+[.D108]" office:value-type="currency" office:currency="EUR" office:value="-304000" calcext:value-type="currency">
            <text:p>-304 000 €</text:p>
          </table:table-cell>
          <table:table-cell table:style-name="ce12" table:formula="of:=financ-custoprot-custofab+[.B108]" office:value-type="currency" office:currency="EUR" office:value="396000" calcext:value-type="currency">
            <text:p>396 000 €</text:p>
          </table:table-cell>
          <table:table-cell table:style-name="ce12" table:formula="of:=(qtdoses*pvpdose*7)*[.E108]+[.D107]" office:value-type="currency" office:currency="EUR" office:value="1596000" calcext:value-type="currency">
            <text:p>1 596 000 €</text:p>
          </table:table-cell>
          <table:table-cell table:style-name="ce20" office:value-type="string" calcext:value-type="string">
            <text:p>95</text:p>
          </table:table-cell>
          <table:table-cell table:number-columns-repeated="1019"/>
        </table:table-row>
        <table:table-row table:style-name="ro12">
          <table:table-cell table:style-name="ce7" table:formula="of:=[.A108]+7" office:value-type="date" office:date-value="2021-11-03" calcext:value-type="date">
            <text:p>2021-11-03</text:p>
          </table:table-cell>
          <table:table-cell table:style-name="ce12" table:formula="of:=(-cpcu)*[.E109]+[.D109]" office:value-type="currency" office:currency="EUR" office:value="-290400" calcext:value-type="currency">
            <text:p>-290 400 €</text:p>
          </table:table-cell>
          <table:table-cell table:style-name="ce12" table:formula="of:=financ-custoprot-custofab+[.B109]" office:value-type="currency" office:currency="EUR" office:value="409600" calcext:value-type="currency">
            <text:p>409 600 €</text:p>
          </table:table-cell>
          <table:table-cell table:style-name="ce12" table:formula="of:=(qtdoses*pvpdose*7)*[.E109]+[.D108]" office:value-type="currency" office:currency="EUR" office:value="1629600" calcext:value-type="currency">
            <text:p>1 629 600 €</text:p>
          </table:table-cell>
          <table:table-cell table:style-name="ce20" office:value-type="string" calcext:value-type="string">
            <text:p>96</text:p>
          </table:table-cell>
          <table:table-cell table:number-columns-repeated="1019"/>
        </table:table-row>
        <table:table-row table:style-name="ro12">
          <table:table-cell table:style-name="ce7" table:formula="of:=[.A109]+7" office:value-type="date" office:date-value="2021-11-10" calcext:value-type="date">
            <text:p>2021-11-10</text:p>
          </table:table-cell>
          <table:table-cell table:style-name="ce12" table:formula="of:=(-cpcu)*[.E110]+[.D110]" office:value-type="currency" office:currency="EUR" office:value="-276450" calcext:value-type="currency">
            <text:p>-276 450 €</text:p>
          </table:table-cell>
          <table:table-cell table:style-name="ce12" table:formula="of:=financ-custoprot-custofab+[.B110]" office:value-type="currency" office:currency="EUR" office:value="423550" calcext:value-type="currency">
            <text:p>423 550 €</text:p>
          </table:table-cell>
          <table:table-cell table:style-name="ce12" table:formula="of:=(qtdoses*pvpdose*7)*[.E110]+[.D109]" office:value-type="currency" office:currency="EUR" office:value="1663550" calcext:value-type="currency">
            <text:p>1 663 550 €</text:p>
          </table:table-cell>
          <table:table-cell table:style-name="ce20" office:value-type="string" calcext:value-type="string">
            <text:p>97</text:p>
          </table:table-cell>
          <table:table-cell table:number-columns-repeated="1019"/>
        </table:table-row>
        <table:table-row table:style-name="ro12">
          <table:table-cell table:style-name="ce7" table:formula="of:=[.A110]+7" office:value-type="date" office:date-value="2021-11-17" calcext:value-type="date">
            <text:p>2021-11-17</text:p>
          </table:table-cell>
          <table:table-cell table:style-name="ce12" table:formula="of:=(-cpcu)*[.E111]+[.D111]" office:value-type="currency" office:currency="EUR" office:value="-262150" calcext:value-type="currency">
            <text:p>-262 150 €</text:p>
          </table:table-cell>
          <table:table-cell table:style-name="ce12" table:formula="of:=financ-custoprot-custofab+[.B111]" office:value-type="currency" office:currency="EUR" office:value="437850" calcext:value-type="currency">
            <text:p>437 850 €</text:p>
          </table:table-cell>
          <table:table-cell table:style-name="ce12" table:formula="of:=(qtdoses*pvpdose*7)*[.E111]+[.D110]" office:value-type="currency" office:currency="EUR" office:value="1697850" calcext:value-type="currency">
            <text:p>1 697 850 €</text:p>
          </table:table-cell>
          <table:table-cell table:style-name="ce20" office:value-type="string" calcext:value-type="string">
            <text:p>98</text:p>
          </table:table-cell>
          <table:table-cell table:number-columns-repeated="1019"/>
        </table:table-row>
        <table:table-row table:style-name="ro12">
          <table:table-cell table:style-name="ce7" table:formula="of:=[.A111]+7" office:value-type="date" office:date-value="2021-11-24" calcext:value-type="date">
            <text:p>2021-11-24</text:p>
          </table:table-cell>
          <table:table-cell table:style-name="ce12" table:formula="of:=(-cpcu)*[.E112]+[.D112]" office:value-type="currency" office:currency="EUR" office:value="-247500" calcext:value-type="currency">
            <text:p>-247 500 €</text:p>
          </table:table-cell>
          <table:table-cell table:style-name="ce12" table:formula="of:=financ-custoprot-custofab+[.B112]" office:value-type="currency" office:currency="EUR" office:value="452500" calcext:value-type="currency">
            <text:p>452 500 €</text:p>
          </table:table-cell>
          <table:table-cell table:style-name="ce12" table:formula="of:=(qtdoses*pvpdose*7)*[.E112]+[.D111]" office:value-type="currency" office:currency="EUR" office:value="1732500" calcext:value-type="currency">
            <text:p>1 732 500 €</text:p>
          </table:table-cell>
          <table:table-cell table:style-name="ce20" office:value-type="string" calcext:value-type="string">
            <text:p>99</text:p>
          </table:table-cell>
          <table:table-cell table:number-columns-repeated="1019"/>
        </table:table-row>
        <table:table-row table:style-name="ro12">
          <table:table-cell table:style-name="ce7" table:formula="of:=[.A112]+7" office:value-type="date" office:date-value="2021-12-01" calcext:value-type="date">
            <text:p>2021-12-01</text:p>
          </table:table-cell>
          <table:table-cell table:style-name="ce12" table:formula="of:=(-cpcu)*[.E113]+[.D113]" office:value-type="currency" office:currency="EUR" office:value="-232500" calcext:value-type="currency">
            <text:p>-232 500 €</text:p>
          </table:table-cell>
          <table:table-cell table:style-name="ce12" table:formula="of:=financ-custoprot-custofab+[.B113]" office:value-type="currency" office:currency="EUR" office:value="467500" calcext:value-type="currency">
            <text:p>467 500 €</text:p>
          </table:table-cell>
          <table:table-cell table:style-name="ce12" table:formula="of:=(qtdoses*pvpdose*7)*[.E113]+[.D112]" office:value-type="currency" office:currency="EUR" office:value="1767500" calcext:value-type="currency">
            <text:p>1 767 500 €</text:p>
          </table:table-cell>
          <table:table-cell table:style-name="ce20" office:value-type="string" calcext:value-type="string">
            <text:p>100</text:p>
          </table:table-cell>
          <table:table-cell table:number-columns-repeated="1019"/>
        </table:table-row>
        <table:table-row table:style-name="ro12">
          <table:table-cell table:style-name="ce7" table:formula="of:=[.A113]+7" office:value-type="date" office:date-value="2021-12-08" calcext:value-type="date">
            <text:p>2021-12-08</text:p>
          </table:table-cell>
          <table:table-cell table:style-name="ce12" table:formula="of:=(-cpcu)*[.E114]+[.D114]" office:value-type="currency" office:currency="EUR" office:value="-217150" calcext:value-type="currency">
            <text:p>-217 150 €</text:p>
          </table:table-cell>
          <table:table-cell table:style-name="ce12" table:formula="of:=financ-custoprot-custofab+[.B114]" office:value-type="currency" office:currency="EUR" office:value="482850" calcext:value-type="currency">
            <text:p>482 850 €</text:p>
          </table:table-cell>
          <table:table-cell table:style-name="ce12" table:formula="of:=(qtdoses*pvpdose*7)*[.E114]+[.D113]" office:value-type="currency" office:currency="EUR" office:value="1802850" calcext:value-type="currency">
            <text:p>1 802 850 €</text:p>
          </table:table-cell>
          <table:table-cell table:style-name="ce20" office:value-type="string" calcext:value-type="string">
            <text:p>101</text:p>
          </table:table-cell>
          <table:table-cell table:number-columns-repeated="1019"/>
        </table:table-row>
        <table:table-row table:style-name="ro12">
          <table:table-cell table:style-name="ce7" table:formula="of:=[.A114]+7" office:value-type="date" office:date-value="2021-12-15" calcext:value-type="date">
            <text:p>2021-12-15</text:p>
          </table:table-cell>
          <table:table-cell table:style-name="ce12" table:formula="of:=(-cpcu)*[.E115]+[.D115]" office:value-type="currency" office:currency="EUR" office:value="-201450" calcext:value-type="currency">
            <text:p>-201 450 €</text:p>
          </table:table-cell>
          <table:table-cell table:style-name="ce12" table:formula="of:=financ-custoprot-custofab+[.B115]" office:value-type="currency" office:currency="EUR" office:value="498550" calcext:value-type="currency">
            <text:p>498 550 €</text:p>
          </table:table-cell>
          <table:table-cell table:style-name="ce12" table:formula="of:=(qtdoses*pvpdose*7)*[.E115]+[.D114]" office:value-type="currency" office:currency="EUR" office:value="1838550" calcext:value-type="currency">
            <text:p>1 838 550 €</text:p>
          </table:table-cell>
          <table:table-cell table:style-name="ce20" office:value-type="string" calcext:value-type="string">
            <text:p>102</text:p>
          </table:table-cell>
          <table:table-cell table:number-columns-repeated="1019"/>
        </table:table-row>
        <table:table-row table:style-name="ro12">
          <table:table-cell table:style-name="ce7" table:formula="of:=[.A115]+7" office:value-type="date" office:date-value="2021-12-22" calcext:value-type="date">
            <text:p>2021-12-22</text:p>
          </table:table-cell>
          <table:table-cell table:style-name="ce12" table:formula="of:=(-cpcu)*[.E116]+[.D116]" office:value-type="currency" office:currency="EUR" office:value="-185400" calcext:value-type="currency">
            <text:p>-185 400 €</text:p>
          </table:table-cell>
          <table:table-cell table:style-name="ce12" table:formula="of:=financ-custoprot-custofab+[.B116]" office:value-type="currency" office:currency="EUR" office:value="514600" calcext:value-type="currency">
            <text:p>514 600 €</text:p>
          </table:table-cell>
          <table:table-cell table:style-name="ce12" table:formula="of:=(qtdoses*pvpdose*7)*[.E116]+[.D115]" office:value-type="currency" office:currency="EUR" office:value="1874600" calcext:value-type="currency">
            <text:p>1 874 600 €</text:p>
          </table:table-cell>
          <table:table-cell table:style-name="ce20" office:value-type="string" calcext:value-type="string">
            <text:p>103</text:p>
          </table:table-cell>
          <table:table-cell table:number-columns-repeated="1019"/>
        </table:table-row>
        <table:table-row table:style-name="ro12">
          <table:table-cell table:style-name="ce7" table:formula="of:=[.A116]+7" office:value-type="date" office:date-value="2021-12-29" calcext:value-type="date">
            <text:p>2021-12-29</text:p>
          </table:table-cell>
          <table:table-cell table:style-name="ce12" table:formula="of:=(-cpcu)*[.E117]+[.D117]" office:value-type="currency" office:currency="EUR" office:value="-169000" calcext:value-type="currency">
            <text:p>-169 000 €</text:p>
          </table:table-cell>
          <table:table-cell table:style-name="ce12" table:formula="of:=financ-custoprot-custofab+[.B117]" office:value-type="currency" office:currency="EUR" office:value="531000" calcext:value-type="currency">
            <text:p>531 000 €</text:p>
          </table:table-cell>
          <table:table-cell table:style-name="ce12" table:formula="of:=(qtdoses*pvpdose*7)*[.E117]+[.D116]" office:value-type="currency" office:currency="EUR" office:value="1911000" calcext:value-type="currency">
            <text:p>1 911 000 €</text:p>
          </table:table-cell>
          <table:table-cell table:style-name="ce20" office:value-type="string" calcext:value-type="string">
            <text:p>104</text:p>
          </table:table-cell>
          <table:table-cell table:number-columns-repeated="1019"/>
        </table:table-row>
        <table:table-row table:style-name="ro12">
          <table:table-cell table:style-name="ce7" table:formula="of:=[.A117]+7" office:value-type="date" office:date-value="2022-01-05" calcext:value-type="date">
            <text:p>2022-01-05</text:p>
          </table:table-cell>
          <table:table-cell table:style-name="ce12" table:formula="of:=(-cpcu)*[.E118]+[.D118]" office:value-type="currency" office:currency="EUR" office:value="-152250" calcext:value-type="currency">
            <text:p>-152 250 €</text:p>
          </table:table-cell>
          <table:table-cell table:style-name="ce12" table:formula="of:=financ-custoprot-custofab+[.B118]" office:value-type="currency" office:currency="EUR" office:value="547750" calcext:value-type="currency">
            <text:p>547 750 €</text:p>
          </table:table-cell>
          <table:table-cell table:style-name="ce12" table:formula="of:=(qtdoses*pvpdose*7)*[.E118]+[.D117]" office:value-type="currency" office:currency="EUR" office:value="1947750" calcext:value-type="currency">
            <text:p>1 947 750 €</text:p>
          </table:table-cell>
          <table:table-cell table:style-name="ce20" office:value-type="string" calcext:value-type="string">
            <text:p>105</text:p>
          </table:table-cell>
          <table:table-cell table:number-columns-repeated="1019"/>
        </table:table-row>
        <table:table-row table:style-name="ro12">
          <table:table-cell table:style-name="ce7" table:formula="of:=[.A118]+7" office:value-type="date" office:date-value="2022-01-12" calcext:value-type="date">
            <text:p>2022-01-12</text:p>
          </table:table-cell>
          <table:table-cell table:style-name="ce12" table:formula="of:=(-cpcu)*[.E119]+[.D119]" office:value-type="currency" office:currency="EUR" office:value="-135150" calcext:value-type="currency">
            <text:p>-135 150 €</text:p>
          </table:table-cell>
          <table:table-cell table:style-name="ce12" table:formula="of:=financ-custoprot-custofab+[.B119]" office:value-type="currency" office:currency="EUR" office:value="564850" calcext:value-type="currency">
            <text:p>564 850 €</text:p>
          </table:table-cell>
          <table:table-cell table:style-name="ce12" table:formula="of:=(qtdoses*pvpdose*7)*[.E119]+[.D118]" office:value-type="currency" office:currency="EUR" office:value="1984850" calcext:value-type="currency">
            <text:p>1 984 850 €</text:p>
          </table:table-cell>
          <table:table-cell table:style-name="ce20" office:value-type="string" calcext:value-type="string">
            <text:p>106</text:p>
          </table:table-cell>
          <table:table-cell table:number-columns-repeated="1019"/>
        </table:table-row>
        <table:table-row table:style-name="ro12">
          <table:table-cell table:style-name="ce7" table:formula="of:=[.A119]+7" office:value-type="date" office:date-value="2022-01-19" calcext:value-type="date">
            <text:p>2022-01-19</text:p>
          </table:table-cell>
          <table:table-cell table:style-name="ce12" table:formula="of:=(-cpcu)*[.E120]+[.D120]" office:value-type="currency" office:currency="EUR" office:value="-117700" calcext:value-type="currency">
            <text:p>-117 700 €</text:p>
          </table:table-cell>
          <table:table-cell table:style-name="ce12" table:formula="of:=financ-custoprot-custofab+[.B120]" office:value-type="currency" office:currency="EUR" office:value="582300" calcext:value-type="currency">
            <text:p>582 300 €</text:p>
          </table:table-cell>
          <table:table-cell table:style-name="ce12" table:formula="of:=(qtdoses*pvpdose*7)*[.E120]+[.D119]" office:value-type="currency" office:currency="EUR" office:value="2022300" calcext:value-type="currency">
            <text:p>2 022 300 €</text:p>
          </table:table-cell>
          <table:table-cell table:style-name="ce20" office:value-type="string" calcext:value-type="string">
            <text:p>107</text:p>
          </table:table-cell>
          <table:table-cell table:number-columns-repeated="1019"/>
        </table:table-row>
        <table:table-row table:style-name="ro12">
          <table:table-cell table:style-name="ce7" table:formula="of:=[.A120]+7" office:value-type="date" office:date-value="2022-01-26" calcext:value-type="date">
            <text:p>2022-01-26</text:p>
          </table:table-cell>
          <table:table-cell table:style-name="ce12" table:formula="of:=(-cpcu)*[.E121]+[.D121]" office:value-type="currency" office:currency="EUR" office:value="-99900" calcext:value-type="currency">
            <text:p>-99 900 €</text:p>
          </table:table-cell>
          <table:table-cell table:style-name="ce12" table:formula="of:=financ-custoprot-custofab+[.B121]" office:value-type="currency" office:currency="EUR" office:value="600100" calcext:value-type="currency">
            <text:p>600 100 €</text:p>
          </table:table-cell>
          <table:table-cell table:style-name="ce12" table:formula="of:=(qtdoses*pvpdose*7)*[.E121]+[.D120]" office:value-type="currency" office:currency="EUR" office:value="2060100" calcext:value-type="currency">
            <text:p>2 060 100 €</text:p>
          </table:table-cell>
          <table:table-cell table:style-name="ce20" office:value-type="string" calcext:value-type="string">
            <text:p>108</text:p>
          </table:table-cell>
          <table:table-cell table:number-columns-repeated="1019"/>
        </table:table-row>
        <table:table-row table:style-name="ro12">
          <table:table-cell table:style-name="ce7" table:formula="of:=[.A121]+7" office:value-type="date" office:date-value="2022-02-02" calcext:value-type="date">
            <text:p>2022-02-02</text:p>
          </table:table-cell>
          <table:table-cell table:style-name="ce12" table:formula="of:=(-cpcu)*[.E122]+[.D122]" office:value-type="currency" office:currency="EUR" office:value="-81750" calcext:value-type="currency">
            <text:p>-81 750 €</text:p>
          </table:table-cell>
          <table:table-cell table:style-name="ce12" table:formula="of:=financ-custoprot-custofab+[.B122]" office:value-type="currency" office:currency="EUR" office:value="618250" calcext:value-type="currency">
            <text:p>618 250 €</text:p>
          </table:table-cell>
          <table:table-cell table:style-name="ce12" table:formula="of:=(qtdoses*pvpdose*7)*[.E122]+[.D121]" office:value-type="currency" office:currency="EUR" office:value="2098250" calcext:value-type="currency">
            <text:p>2 098 250 €</text:p>
          </table:table-cell>
          <table:table-cell table:style-name="ce20" office:value-type="string" calcext:value-type="string">
            <text:p>109</text:p>
          </table:table-cell>
          <table:table-cell table:number-columns-repeated="1019"/>
        </table:table-row>
        <table:table-row table:style-name="ro12">
          <table:table-cell table:style-name="ce7" table:formula="of:=[.A122]+7" office:value-type="date" office:date-value="2022-02-09" calcext:value-type="date">
            <text:p>2022-02-09</text:p>
          </table:table-cell>
          <table:table-cell table:style-name="ce12" table:formula="of:=(-cpcu)*[.E123]+[.D123]" office:value-type="currency" office:currency="EUR" office:value="-63250" calcext:value-type="currency">
            <text:p>-63 250 €</text:p>
          </table:table-cell>
          <table:table-cell table:style-name="ce12" table:formula="of:=financ-custoprot-custofab+[.B123]" office:value-type="currency" office:currency="EUR" office:value="636750" calcext:value-type="currency">
            <text:p>636 750 €</text:p>
          </table:table-cell>
          <table:table-cell table:style-name="ce12" table:formula="of:=(qtdoses*pvpdose*7)*[.E123]+[.D122]" office:value-type="currency" office:currency="EUR" office:value="2136750" calcext:value-type="currency">
            <text:p>2 136 750 €</text:p>
          </table:table-cell>
          <table:table-cell table:style-name="ce20" office:value-type="string" calcext:value-type="string">
            <text:p>110</text:p>
          </table:table-cell>
          <table:table-cell table:number-columns-repeated="1019"/>
        </table:table-row>
        <table:table-row table:style-name="ro12">
          <table:table-cell table:style-name="ce7" table:formula="of:=[.A123]+7" office:value-type="date" office:date-value="2022-02-16" calcext:value-type="date">
            <text:p>2022-02-16</text:p>
          </table:table-cell>
          <table:table-cell table:style-name="ce12" table:formula="of:=(-cpcu)*[.E124]+[.D124]" office:value-type="currency" office:currency="EUR" office:value="-44400" calcext:value-type="currency">
            <text:p>-44 400 €</text:p>
          </table:table-cell>
          <table:table-cell table:style-name="ce12" table:formula="of:=financ-custoprot-custofab+[.B124]" office:value-type="currency" office:currency="EUR" office:value="655600" calcext:value-type="currency">
            <text:p>655 600 €</text:p>
          </table:table-cell>
          <table:table-cell table:style-name="ce12" table:formula="of:=(qtdoses*pvpdose*7)*[.E124]+[.D123]" office:value-type="currency" office:currency="EUR" office:value="2175600" calcext:value-type="currency">
            <text:p>2 175 600 €</text:p>
          </table:table-cell>
          <table:table-cell table:style-name="ce20" office:value-type="string" calcext:value-type="string">
            <text:p>111</text:p>
          </table:table-cell>
          <table:table-cell table:number-columns-repeated="1019"/>
        </table:table-row>
        <table:table-row table:style-name="ro12">
          <table:table-cell table:style-name="ce7" table:formula="of:=[.A124]+7" office:value-type="date" office:date-value="2022-02-23" calcext:value-type="date">
            <text:p>2022-02-23</text:p>
          </table:table-cell>
          <table:table-cell table:style-name="ce12" table:formula="of:=(-cpcu)*[.E125]+[.D125]" office:value-type="currency" office:currency="EUR" office:value="-25200" calcext:value-type="currency">
            <text:p>-25 200 €</text:p>
          </table:table-cell>
          <table:table-cell table:style-name="ce12" table:formula="of:=financ-custoprot-custofab+[.B125]" office:value-type="currency" office:currency="EUR" office:value="674800" calcext:value-type="currency">
            <text:p>674 800 €</text:p>
          </table:table-cell>
          <table:table-cell table:style-name="ce12" table:formula="of:=(qtdoses*pvpdose*7)*[.E125]+[.D124]" office:value-type="currency" office:currency="EUR" office:value="2214800" calcext:value-type="currency">
            <text:p>2 214 800 €</text:p>
          </table:table-cell>
          <table:table-cell table:style-name="ce20" office:value-type="string" calcext:value-type="string">
            <text:p>112</text:p>
          </table:table-cell>
          <table:table-cell table:number-columns-repeated="1019"/>
        </table:table-row>
        <table:table-row table:style-name="ro12">
          <table:table-cell table:style-name="ce7" table:formula="of:=[.A125]+7" office:value-type="date" office:date-value="2022-03-02" calcext:value-type="date">
            <text:p>2022-03-02</text:p>
          </table:table-cell>
          <table:table-cell table:style-name="ce12" table:formula="of:=(-cpcu)*[.E126]+[.D126]" office:value-type="currency" office:currency="EUR" office:value="-5650" calcext:value-type="currency">
            <text:p>-5 650 €</text:p>
          </table:table-cell>
          <table:table-cell table:style-name="ce12" table:formula="of:=financ-custoprot-custofab+[.B126]" office:value-type="currency" office:currency="EUR" office:value="694350" calcext:value-type="currency">
            <text:p>694 350 €</text:p>
          </table:table-cell>
          <table:table-cell table:style-name="ce12" table:formula="of:=(qtdoses*pvpdose*7)*[.E126]+[.D125]" office:value-type="currency" office:currency="EUR" office:value="2254350" calcext:value-type="currency">
            <text:p>2 254 350 €</text:p>
          </table:table-cell>
          <table:table-cell table:style-name="ce20" office:value-type="string" calcext:value-type="string">
            <text:p>113</text:p>
          </table:table-cell>
          <table:table-cell table:number-columns-repeated="1019"/>
        </table:table-row>
        <table:table-row table:style-name="ro12">
          <table:table-cell table:style-name="ce7" table:formula="of:=[.A126]+7" office:value-type="date" office:date-value="2022-03-09" calcext:value-type="date">
            <text:p>2022-03-09</text:p>
          </table:table-cell>
          <table:table-cell table:style-name="ce12" table:formula="of:=(-cpcu)*[.E127]+[.D127]" office:value-type="currency" office:currency="EUR" office:value="14250" calcext:value-type="currency">
            <text:p>14 250 €</text:p>
          </table:table-cell>
          <table:table-cell table:style-name="ce12" table:formula="of:=financ-custoprot-custofab+[.B127]" office:value-type="currency" office:currency="EUR" office:value="714250" calcext:value-type="currency">
            <text:p>714 250 €</text:p>
          </table:table-cell>
          <table:table-cell table:style-name="ce12" table:formula="of:=(qtdoses*pvpdose*7)*[.E127]+[.D126]" office:value-type="currency" office:currency="EUR" office:value="2294250" calcext:value-type="currency">
            <text:p>2 294 250 €</text:p>
          </table:table-cell>
          <table:table-cell table:style-name="ce20" office:value-type="string" calcext:value-type="string">
            <text:p>114</text:p>
          </table:table-cell>
          <table:table-cell table:number-columns-repeated="1019"/>
        </table:table-row>
        <table:table-row table:style-name="ro12">
          <table:table-cell table:style-name="ce7" table:formula="of:=[.A127]+7" office:value-type="date" office:date-value="2022-03-16" calcext:value-type="date">
            <text:p>2022-03-16</text:p>
          </table:table-cell>
          <table:table-cell table:style-name="ce12" table:formula="of:=(-cpcu)*[.E128]+[.D128]" office:value-type="currency" office:currency="EUR" office:value="34500" calcext:value-type="currency">
            <text:p>34 500 €</text:p>
          </table:table-cell>
          <table:table-cell table:style-name="ce12" table:formula="of:=financ-custoprot-custofab+[.B128]" office:value-type="currency" office:currency="EUR" office:value="734500" calcext:value-type="currency">
            <text:p>734 500 €</text:p>
          </table:table-cell>
          <table:table-cell table:style-name="ce12" table:formula="of:=(qtdoses*pvpdose*7)*[.E128]+[.D127]" office:value-type="currency" office:currency="EUR" office:value="2334500" calcext:value-type="currency">
            <text:p>2 334 500 €</text:p>
          </table:table-cell>
          <table:table-cell table:style-name="ce20" office:value-type="string" calcext:value-type="string">
            <text:p>115</text:p>
          </table:table-cell>
          <table:table-cell table:number-columns-repeated="1019"/>
        </table:table-row>
        <table:table-row table:style-name="ro12">
          <table:table-cell table:style-name="ce7" table:formula="of:=[.A128]+7" office:value-type="date" office:date-value="2022-03-23" calcext:value-type="date">
            <text:p>2022-03-23</text:p>
          </table:table-cell>
          <table:table-cell table:style-name="ce12" table:formula="of:=(-cpcu)*[.E129]+[.D129]" office:value-type="currency" office:currency="EUR" office:value="55100" calcext:value-type="currency">
            <text:p>55 100 €</text:p>
          </table:table-cell>
          <table:table-cell table:style-name="ce12" table:formula="of:=financ-custoprot-custofab+[.B129]" office:value-type="currency" office:currency="EUR" office:value="755100" calcext:value-type="currency">
            <text:p>755 100 €</text:p>
          </table:table-cell>
          <table:table-cell table:style-name="ce12" table:formula="of:=(qtdoses*pvpdose*7)*[.E129]+[.D128]" office:value-type="currency" office:currency="EUR" office:value="2375100" calcext:value-type="currency">
            <text:p>2 375 100 €</text:p>
          </table:table-cell>
          <table:table-cell table:style-name="ce20" office:value-type="string" calcext:value-type="string">
            <text:p>116</text:p>
          </table:table-cell>
          <table:table-cell table:number-columns-repeated="1019"/>
        </table:table-row>
        <table:table-row table:style-name="ro12">
          <table:table-cell table:style-name="ce7" table:formula="of:=[.A129]+7" office:value-type="date" office:date-value="2022-03-30" calcext:value-type="date">
            <text:p>2022-03-30</text:p>
          </table:table-cell>
          <table:table-cell table:style-name="ce12" table:formula="of:=(-cpcu)*[.E130]+[.D130]" office:value-type="currency" office:currency="EUR" office:value="76050" calcext:value-type="currency">
            <text:p>76 050 €</text:p>
          </table:table-cell>
          <table:table-cell table:style-name="ce12" table:formula="of:=financ-custoprot-custofab+[.B130]" office:value-type="currency" office:currency="EUR" office:value="776050" calcext:value-type="currency">
            <text:p>776 050 €</text:p>
          </table:table-cell>
          <table:table-cell table:style-name="ce12" table:formula="of:=(qtdoses*pvpdose*7)*[.E130]+[.D129]" office:value-type="currency" office:currency="EUR" office:value="2416050" calcext:value-type="currency">
            <text:p>2 416 050 €</text:p>
          </table:table-cell>
          <table:table-cell table:style-name="ce20" office:value-type="string" calcext:value-type="string">
            <text:p>117</text:p>
          </table:table-cell>
          <table:table-cell table:number-columns-repeated="1019"/>
        </table:table-row>
        <table:table-row table:style-name="ro12">
          <table:table-cell table:style-name="ce7" table:formula="of:=[.A130]+7" office:value-type="date" office:date-value="2022-04-06" calcext:value-type="date">
            <text:p>2022-04-06</text:p>
          </table:table-cell>
          <table:table-cell table:style-name="ce12" table:formula="of:=(-cpcu)*[.E131]+[.D131]" office:value-type="currency" office:currency="EUR" office:value="97350" calcext:value-type="currency">
            <text:p>97 350 €</text:p>
          </table:table-cell>
          <table:table-cell table:style-name="ce12" table:formula="of:=financ-custoprot-custofab+[.B131]" office:value-type="currency" office:currency="EUR" office:value="797350" calcext:value-type="currency">
            <text:p>797 350 €</text:p>
          </table:table-cell>
          <table:table-cell table:style-name="ce12" table:formula="of:=(qtdoses*pvpdose*7)*[.E131]+[.D130]" office:value-type="currency" office:currency="EUR" office:value="2457350" calcext:value-type="currency">
            <text:p>2 457 350 €</text:p>
          </table:table-cell>
          <table:table-cell table:style-name="ce20" office:value-type="string" calcext:value-type="string">
            <text:p>118</text:p>
          </table:table-cell>
          <table:table-cell table:number-columns-repeated="1019"/>
        </table:table-row>
        <table:table-row table:style-name="ro12">
          <table:table-cell table:style-name="ce7" table:formula="of:=[.A131]+7" office:value-type="date" office:date-value="2022-04-13" calcext:value-type="date">
            <text:p>2022-04-13</text:p>
          </table:table-cell>
          <table:table-cell table:style-name="ce12" table:formula="of:=(-cpcu)*[.E132]+[.D132]" office:value-type="currency" office:currency="EUR" office:value="119000" calcext:value-type="currency">
            <text:p>119 000 €</text:p>
          </table:table-cell>
          <table:table-cell table:style-name="ce12" table:formula="of:=financ-custoprot-custofab+[.B132]" office:value-type="currency" office:currency="EUR" office:value="819000" calcext:value-type="currency">
            <text:p>819 000 €</text:p>
          </table:table-cell>
          <table:table-cell table:style-name="ce12" table:formula="of:=(qtdoses*pvpdose*7)*[.E132]+[.D131]" office:value-type="currency" office:currency="EUR" office:value="2499000" calcext:value-type="currency">
            <text:p>2 499 000 €</text:p>
          </table:table-cell>
          <table:table-cell table:style-name="ce20" office:value-type="string" calcext:value-type="string">
            <text:p>119</text:p>
          </table:table-cell>
          <table:table-cell table:number-columns-repeated="1019"/>
        </table:table-row>
        <table:table-row table:style-name="ro12">
          <table:table-cell table:style-name="ce7" table:formula="of:=[.A132]+7" office:value-type="date" office:date-value="2022-04-20" calcext:value-type="date">
            <text:p>2022-04-20</text:p>
          </table:table-cell>
          <table:table-cell table:style-name="ce12" table:formula="of:=(-cpcu)*[.E133]+[.D133]" office:value-type="currency" office:currency="EUR" office:value="141000" calcext:value-type="currency">
            <text:p>141 000 €</text:p>
          </table:table-cell>
          <table:table-cell table:style-name="ce12" table:formula="of:=financ-custoprot-custofab+[.B133]" office:value-type="currency" office:currency="EUR" office:value="841000" calcext:value-type="currency">
            <text:p>841 000 €</text:p>
          </table:table-cell>
          <table:table-cell table:style-name="ce12" table:formula="of:=(qtdoses*pvpdose*7)*[.E133]+[.D132]" office:value-type="currency" office:currency="EUR" office:value="2541000" calcext:value-type="currency">
            <text:p>2 541 000 €</text:p>
          </table:table-cell>
          <table:table-cell table:style-name="ce20" office:value-type="string" calcext:value-type="string">
            <text:p>120</text:p>
          </table:table-cell>
          <table:table-cell table:number-columns-repeated="1019"/>
        </table:table-row>
        <table:table-row table:style-name="ro12">
          <table:table-cell table:style-name="ce7" table:formula="of:=[.A133]+7" office:value-type="date" office:date-value="2022-04-27" calcext:value-type="date">
            <text:p>2022-04-27</text:p>
          </table:table-cell>
          <table:table-cell table:style-name="ce12" table:formula="of:=(-cpcu)*[.E134]+[.D134]" office:value-type="currency" office:currency="EUR" office:value="163350" calcext:value-type="currency">
            <text:p>163 350 €</text:p>
          </table:table-cell>
          <table:table-cell table:style-name="ce12" table:formula="of:=financ-custoprot-custofab+[.B134]" office:value-type="currency" office:currency="EUR" office:value="863350" calcext:value-type="currency">
            <text:p>863 350 €</text:p>
          </table:table-cell>
          <table:table-cell table:style-name="ce12" table:formula="of:=(qtdoses*pvpdose*7)*[.E134]+[.D133]" office:value-type="currency" office:currency="EUR" office:value="2583350" calcext:value-type="currency">
            <text:p>2 583 350 €</text:p>
          </table:table-cell>
          <table:table-cell table:style-name="ce20" office:value-type="string" calcext:value-type="string">
            <text:p>121</text:p>
          </table:table-cell>
          <table:table-cell table:number-columns-repeated="1019"/>
        </table:table-row>
        <table:table-row table:style-name="ro12">
          <table:table-cell table:style-name="ce7" table:formula="of:=[.A134]+7" office:value-type="date" office:date-value="2022-05-04" calcext:value-type="date">
            <text:p>2022-05-04</text:p>
          </table:table-cell>
          <table:table-cell table:style-name="ce12" table:formula="of:=(-cpcu)*[.E135]+[.D135]" office:value-type="currency" office:currency="EUR" office:value="186050" calcext:value-type="currency">
            <text:p>186 050 €</text:p>
          </table:table-cell>
          <table:table-cell table:style-name="ce12" table:formula="of:=financ-custoprot-custofab+[.B135]" office:value-type="currency" office:currency="EUR" office:value="886050" calcext:value-type="currency">
            <text:p>886 050 €</text:p>
          </table:table-cell>
          <table:table-cell table:style-name="ce12" table:formula="of:=(qtdoses*pvpdose*7)*[.E135]+[.D134]" office:value-type="currency" office:currency="EUR" office:value="2626050" calcext:value-type="currency">
            <text:p>2 626 050 €</text:p>
          </table:table-cell>
          <table:table-cell table:style-name="ce20" office:value-type="string" calcext:value-type="string">
            <text:p>122</text:p>
          </table:table-cell>
          <table:table-cell table:number-columns-repeated="1019"/>
        </table:table-row>
        <table:table-row table:style-name="ro12">
          <table:table-cell table:style-name="ce7" table:formula="of:=[.A135]+7" office:value-type="date" office:date-value="2022-05-11" calcext:value-type="date">
            <text:p>2022-05-11</text:p>
          </table:table-cell>
          <table:table-cell table:style-name="ce12" table:formula="of:=(-cpcu)*[.E136]+[.D136]" office:value-type="currency" office:currency="EUR" office:value="209100" calcext:value-type="currency">
            <text:p>209 100 €</text:p>
          </table:table-cell>
          <table:table-cell table:style-name="ce12" table:formula="of:=financ-custoprot-custofab+[.B136]" office:value-type="currency" office:currency="EUR" office:value="909100" calcext:value-type="currency">
            <text:p>909 100 €</text:p>
          </table:table-cell>
          <table:table-cell table:style-name="ce12" table:formula="of:=(qtdoses*pvpdose*7)*[.E136]+[.D135]" office:value-type="currency" office:currency="EUR" office:value="2669100" calcext:value-type="currency">
            <text:p>2 669 100 €</text:p>
          </table:table-cell>
          <table:table-cell table:style-name="ce20" office:value-type="string" calcext:value-type="string">
            <text:p>123</text:p>
          </table:table-cell>
          <table:table-cell table:number-columns-repeated="1019"/>
        </table:table-row>
        <table:table-row table:style-name="ro12">
          <table:table-cell table:style-name="ce7" table:formula="of:=[.A136]+7" office:value-type="date" office:date-value="2022-05-18" calcext:value-type="date">
            <text:p>2022-05-18</text:p>
          </table:table-cell>
          <table:table-cell table:style-name="ce12" table:formula="of:=(-cpcu)*[.E137]+[.D137]" office:value-type="currency" office:currency="EUR" office:value="232500" calcext:value-type="currency">
            <text:p>232 500 €</text:p>
          </table:table-cell>
          <table:table-cell table:style-name="ce12" table:formula="of:=financ-custoprot-custofab+[.B137]" office:value-type="currency" office:currency="EUR" office:value="932500" calcext:value-type="currency">
            <text:p>932 500 €</text:p>
          </table:table-cell>
          <table:table-cell table:style-name="ce12" table:formula="of:=(qtdoses*pvpdose*7)*[.E137]+[.D136]" office:value-type="currency" office:currency="EUR" office:value="2712500" calcext:value-type="currency">
            <text:p>2 712 500 €</text:p>
          </table:table-cell>
          <table:table-cell table:style-name="ce20" office:value-type="string" calcext:value-type="string">
            <text:p>124</text:p>
          </table:table-cell>
          <table:table-cell table:number-columns-repeated="1019"/>
        </table:table-row>
        <table:table-row table:style-name="ro12">
          <table:table-cell table:style-name="ce7" table:formula="of:=[.A137]+7" office:value-type="date" office:date-value="2022-05-25" calcext:value-type="date">
            <text:p>2022-05-25</text:p>
          </table:table-cell>
          <table:table-cell table:style-name="ce12" table:formula="of:=(-cpcu)*[.E138]+[.D138]" office:value-type="currency" office:currency="EUR" office:value="256250" calcext:value-type="currency">
            <text:p>256 250 €</text:p>
          </table:table-cell>
          <table:table-cell table:style-name="ce12" table:formula="of:=financ-custoprot-custofab+[.B138]" office:value-type="currency" office:currency="EUR" office:value="956250" calcext:value-type="currency">
            <text:p>956 250 €</text:p>
          </table:table-cell>
          <table:table-cell table:style-name="ce12" table:formula="of:=(qtdoses*pvpdose*7)*[.E138]+[.D137]" office:value-type="currency" office:currency="EUR" office:value="2756250" calcext:value-type="currency">
            <text:p>2 756 250 €</text:p>
          </table:table-cell>
          <table:table-cell table:style-name="ce20" office:value-type="string" calcext:value-type="string">
            <text:p>125</text:p>
          </table:table-cell>
          <table:table-cell table:number-columns-repeated="1019"/>
        </table:table-row>
        <table:table-row table:style-name="ro12">
          <table:table-cell table:style-name="ce7" table:formula="of:=[.A138]+7" office:value-type="date" office:date-value="2022-06-01" calcext:value-type="date">
            <text:p>2022-06-01</text:p>
          </table:table-cell>
          <table:table-cell table:style-name="ce12" table:formula="of:=(-cpcu)*[.E139]+[.D139]" office:value-type="currency" office:currency="EUR" office:value="280350" calcext:value-type="currency">
            <text:p>280 350 €</text:p>
          </table:table-cell>
          <table:table-cell table:style-name="ce12" table:formula="of:=financ-custoprot-custofab+[.B139]" office:value-type="currency" office:currency="EUR" office:value="980350" calcext:value-type="currency">
            <text:p>980 350 €</text:p>
          </table:table-cell>
          <table:table-cell table:style-name="ce12" table:formula="of:=(qtdoses*pvpdose*7)*[.E139]+[.D138]" office:value-type="currency" office:currency="EUR" office:value="2800350" calcext:value-type="currency">
            <text:p>2 800 350 €</text:p>
          </table:table-cell>
          <table:table-cell table:style-name="ce20" office:value-type="string" calcext:value-type="string">
            <text:p>126</text:p>
          </table:table-cell>
          <table:table-cell table:number-columns-repeated="1019"/>
        </table:table-row>
        <table:table-row table:style-name="ro12">
          <table:table-cell table:style-name="ce7" table:formula="of:=[.A139]+7" office:value-type="date" office:date-value="2022-06-08" calcext:value-type="date">
            <text:p>2022-06-08</text:p>
          </table:table-cell>
          <table:table-cell table:style-name="ce12" table:formula="of:=(-cpcu)*[.E140]+[.D140]" office:value-type="currency" office:currency="EUR" office:value="304800" calcext:value-type="currency">
            <text:p>304 800 €</text:p>
          </table:table-cell>
          <table:table-cell table:style-name="ce12" table:formula="of:=financ-custoprot-custofab+[.B140]" office:value-type="currency" office:currency="EUR" office:value="1004800" calcext:value-type="currency">
            <text:p>1 004 800 €</text:p>
          </table:table-cell>
          <table:table-cell table:style-name="ce12" table:formula="of:=(qtdoses*pvpdose*7)*[.E140]+[.D139]" office:value-type="currency" office:currency="EUR" office:value="2844800" calcext:value-type="currency">
            <text:p>2 844 800 €</text:p>
          </table:table-cell>
          <table:table-cell table:style-name="ce20" office:value-type="string" calcext:value-type="string">
            <text:p>127</text:p>
          </table:table-cell>
          <table:table-cell table:number-columns-repeated="1019"/>
        </table:table-row>
        <table:table-row table:style-name="ro12">
          <table:table-cell table:style-name="ce7" table:formula="of:=[.A140]+7" office:value-type="date" office:date-value="2022-06-15" calcext:value-type="date">
            <text:p>2022-06-15</text:p>
          </table:table-cell>
          <table:table-cell table:style-name="ce12" table:formula="of:=(-cpcu)*[.E141]+[.D141]" office:value-type="currency" office:currency="EUR" office:value="329600" calcext:value-type="currency">
            <text:p>329 600 €</text:p>
          </table:table-cell>
          <table:table-cell table:style-name="ce12" table:formula="of:=financ-custoprot-custofab+[.B141]" office:value-type="currency" office:currency="EUR" office:value="1029600" calcext:value-type="currency">
            <text:p>1 029 600 €</text:p>
          </table:table-cell>
          <table:table-cell table:style-name="ce12" table:formula="of:=(qtdoses*pvpdose*7)*[.E141]+[.D140]" office:value-type="currency" office:currency="EUR" office:value="2889600" calcext:value-type="currency">
            <text:p>2 889 600 €</text:p>
          </table:table-cell>
          <table:table-cell table:style-name="ce20" office:value-type="string" calcext:value-type="string">
            <text:p>128</text:p>
          </table:table-cell>
          <table:table-cell table:number-columns-repeated="1019"/>
        </table:table-row>
        <table:table-row table:style-name="ro12">
          <table:table-cell table:style-name="ce7" table:formula="of:=[.A141]+7" office:value-type="date" office:date-value="2022-06-22" calcext:value-type="date">
            <text:p>2022-06-22</text:p>
          </table:table-cell>
          <table:table-cell table:style-name="ce12" table:formula="of:=(-cpcu)*[.E142]+[.D142]" office:value-type="currency" office:currency="EUR" office:value="354750" calcext:value-type="currency">
            <text:p>354 750 €</text:p>
          </table:table-cell>
          <table:table-cell table:style-name="ce12" table:formula="of:=financ-custoprot-custofab+[.B142]" office:value-type="currency" office:currency="EUR" office:value="1054750" calcext:value-type="currency">
            <text:p>1 054 750 €</text:p>
          </table:table-cell>
          <table:table-cell table:style-name="ce12" table:formula="of:=(qtdoses*pvpdose*7)*[.E142]+[.D141]" office:value-type="currency" office:currency="EUR" office:value="2934750" calcext:value-type="currency">
            <text:p>2 934 750 €</text:p>
          </table:table-cell>
          <table:table-cell table:style-name="ce20" office:value-type="string" calcext:value-type="string">
            <text:p>129</text:p>
          </table:table-cell>
          <table:table-cell table:number-columns-repeated="1019"/>
        </table:table-row>
        <table:table-row table:style-name="ro12">
          <table:table-cell table:style-name="ce7" table:formula="of:=[.A142]+7" office:value-type="date" office:date-value="2022-06-29" calcext:value-type="date">
            <text:p>2022-06-29</text:p>
          </table:table-cell>
          <table:table-cell table:style-name="ce12" table:formula="of:=(-cpcu)*[.E143]+[.D143]" office:value-type="currency" office:currency="EUR" office:value="380250" calcext:value-type="currency">
            <text:p>380 250 €</text:p>
          </table:table-cell>
          <table:table-cell table:style-name="ce12" table:formula="of:=financ-custoprot-custofab+[.B143]" office:value-type="currency" office:currency="EUR" office:value="1080250" calcext:value-type="currency">
            <text:p>1 080 250 €</text:p>
          </table:table-cell>
          <table:table-cell table:style-name="ce12" table:formula="of:=(qtdoses*pvpdose*7)*[.E143]+[.D142]" office:value-type="currency" office:currency="EUR" office:value="2980250" calcext:value-type="currency">
            <text:p>2 980 250 €</text:p>
          </table:table-cell>
          <table:table-cell table:style-name="ce20" office:value-type="string" calcext:value-type="string">
            <text:p>130</text:p>
          </table:table-cell>
          <table:table-cell table:number-columns-repeated="1019"/>
        </table:table-row>
        <table:table-row table:style-name="ro12">
          <table:table-cell table:style-name="ce7" table:formula="of:=[.A143]+7" office:value-type="date" office:date-value="2022-07-06" calcext:value-type="date">
            <text:p>2022-07-06</text:p>
          </table:table-cell>
          <table:table-cell table:style-name="ce12" table:formula="of:=(-cpcu)*[.E144]+[.D144]" office:value-type="currency" office:currency="EUR" office:value="406100" calcext:value-type="currency">
            <text:p>406 100 €</text:p>
          </table:table-cell>
          <table:table-cell table:style-name="ce12" table:formula="of:=financ-custoprot-custofab+[.B144]" office:value-type="currency" office:currency="EUR" office:value="1106100" calcext:value-type="currency">
            <text:p>1 106 100 €</text:p>
          </table:table-cell>
          <table:table-cell table:style-name="ce12" table:formula="of:=(qtdoses*pvpdose*7)*[.E144]+[.D143]" office:value-type="currency" office:currency="EUR" office:value="3026100" calcext:value-type="currency">
            <text:p>3 026 100 €</text:p>
          </table:table-cell>
          <table:table-cell table:style-name="ce20" office:value-type="string" calcext:value-type="string">
            <text:p>131</text:p>
          </table:table-cell>
          <table:table-cell table:number-columns-repeated="1019"/>
        </table:table-row>
        <table:table-row table:style-name="ro12">
          <table:table-cell table:style-name="ce7" table:formula="of:=[.A144]+7" office:value-type="date" office:date-value="2022-07-13" calcext:value-type="date">
            <text:p>2022-07-13</text:p>
          </table:table-cell>
          <table:table-cell table:style-name="ce12" table:formula="of:=(-cpcu)*[.E145]+[.D145]" office:value-type="currency" office:currency="EUR" office:value="432300" calcext:value-type="currency">
            <text:p>432 300 €</text:p>
          </table:table-cell>
          <table:table-cell table:style-name="ce12" table:formula="of:=financ-custoprot-custofab+[.B145]" office:value-type="currency" office:currency="EUR" office:value="1132300" calcext:value-type="currency">
            <text:p>1 132 300 €</text:p>
          </table:table-cell>
          <table:table-cell table:style-name="ce12" table:formula="of:=(qtdoses*pvpdose*7)*[.E145]+[.D144]" office:value-type="currency" office:currency="EUR" office:value="3072300" calcext:value-type="currency">
            <text:p>3 072 300 €</text:p>
          </table:table-cell>
          <table:table-cell table:style-name="ce20" office:value-type="string" calcext:value-type="string">
            <text:p>132</text:p>
          </table:table-cell>
          <table:table-cell table:number-columns-repeated="1019"/>
        </table:table-row>
        <table:table-row table:style-name="ro12">
          <table:table-cell table:style-name="ce7" table:formula="of:=[.A145]+7" office:value-type="date" office:date-value="2022-07-20" calcext:value-type="date">
            <text:p>2022-07-20</text:p>
          </table:table-cell>
          <table:table-cell table:style-name="ce12" table:formula="of:=(-cpcu)*[.E146]+[.D146]" office:value-type="currency" office:currency="EUR" office:value="458850" calcext:value-type="currency">
            <text:p>458 850 €</text:p>
          </table:table-cell>
          <table:table-cell table:style-name="ce12" table:formula="of:=financ-custoprot-custofab+[.B146]" office:value-type="currency" office:currency="EUR" office:value="1158850" calcext:value-type="currency">
            <text:p>1 158 850 €</text:p>
          </table:table-cell>
          <table:table-cell table:style-name="ce12" table:formula="of:=(qtdoses*pvpdose*7)*[.E146]+[.D145]" office:value-type="currency" office:currency="EUR" office:value="3118850" calcext:value-type="currency">
            <text:p>3 118 850 €</text:p>
          </table:table-cell>
          <table:table-cell table:style-name="ce20" office:value-type="string" calcext:value-type="string">
            <text:p>133</text:p>
          </table:table-cell>
          <table:table-cell table:number-columns-repeated="1019"/>
        </table:table-row>
        <table:table-row table:style-name="ro12">
          <table:table-cell table:style-name="ce7" table:formula="of:=[.A146]+7" office:value-type="date" office:date-value="2022-07-27" calcext:value-type="date">
            <text:p>2022-07-27</text:p>
          </table:table-cell>
          <table:table-cell table:style-name="ce12" table:formula="of:=(-cpcu)*[.E147]+[.D147]" office:value-type="currency" office:currency="EUR" office:value="485750" calcext:value-type="currency">
            <text:p>485 750 €</text:p>
          </table:table-cell>
          <table:table-cell table:style-name="ce12" table:formula="of:=financ-custoprot-custofab+[.B147]" office:value-type="currency" office:currency="EUR" office:value="1185750" calcext:value-type="currency">
            <text:p>1 185 750 €</text:p>
          </table:table-cell>
          <table:table-cell table:style-name="ce12" table:formula="of:=(qtdoses*pvpdose*7)*[.E147]+[.D146]" office:value-type="currency" office:currency="EUR" office:value="3165750" calcext:value-type="currency">
            <text:p>3 165 750 €</text:p>
          </table:table-cell>
          <table:table-cell table:style-name="ce20" office:value-type="string" calcext:value-type="string">
            <text:p>134</text:p>
          </table:table-cell>
          <table:table-cell table:number-columns-repeated="1019"/>
        </table:table-row>
        <table:table-row table:style-name="ro12">
          <table:table-cell table:style-name="ce7" table:formula="of:=[.A147]+7" office:value-type="date" office:date-value="2022-08-03" calcext:value-type="date">
            <text:p>2022-08-03</text:p>
          </table:table-cell>
          <table:table-cell table:style-name="ce12" table:formula="of:=(-cpcu)*[.E148]+[.D148]" office:value-type="currency" office:currency="EUR" office:value="513000" calcext:value-type="currency">
            <text:p>513 000 €</text:p>
          </table:table-cell>
          <table:table-cell table:style-name="ce12" table:formula="of:=financ-custoprot-custofab+[.B148]" office:value-type="currency" office:currency="EUR" office:value="1213000" calcext:value-type="currency">
            <text:p>1 213 000 €</text:p>
          </table:table-cell>
          <table:table-cell table:style-name="ce12" table:formula="of:=(qtdoses*pvpdose*7)*[.E148]+[.D147]" office:value-type="currency" office:currency="EUR" office:value="3213000" calcext:value-type="currency">
            <text:p>3 213 000 €</text:p>
          </table:table-cell>
          <table:table-cell table:style-name="ce20" office:value-type="string" calcext:value-type="string">
            <text:p>135</text:p>
          </table:table-cell>
          <table:table-cell table:number-columns-repeated="1019"/>
        </table:table-row>
        <table:table-row table:style-name="ro12">
          <table:table-cell table:style-name="ce7" table:formula="of:=[.A148]+7" office:value-type="date" office:date-value="2022-08-10" calcext:value-type="date">
            <text:p>2022-08-10</text:p>
          </table:table-cell>
          <table:table-cell table:style-name="ce12" table:formula="of:=(-cpcu)*[.E149]+[.D149]" office:value-type="currency" office:currency="EUR" office:value="540600" calcext:value-type="currency">
            <text:p>540 600 €</text:p>
          </table:table-cell>
          <table:table-cell table:style-name="ce12" table:formula="of:=financ-custoprot-custofab+[.B149]" office:value-type="currency" office:currency="EUR" office:value="1240600" calcext:value-type="currency">
            <text:p>1 240 600 €</text:p>
          </table:table-cell>
          <table:table-cell table:style-name="ce12" table:formula="of:=(qtdoses*pvpdose*7)*[.E149]+[.D148]" office:value-type="currency" office:currency="EUR" office:value="3260600" calcext:value-type="currency">
            <text:p>3 260 600 €</text:p>
          </table:table-cell>
          <table:table-cell table:style-name="ce20" office:value-type="string" calcext:value-type="string">
            <text:p>136</text:p>
          </table:table-cell>
          <table:table-cell table:number-columns-repeated="1019"/>
        </table:table-row>
        <table:table-row table:style-name="ro12">
          <table:table-cell table:style-name="ce7" table:formula="of:=[.A149]+7" office:value-type="date" office:date-value="2022-08-17" calcext:value-type="date">
            <text:p>2022-08-17</text:p>
          </table:table-cell>
          <table:table-cell table:style-name="ce12" table:formula="of:=(-cpcu)*[.E150]+[.D150]" office:value-type="currency" office:currency="EUR" office:value="568550" calcext:value-type="currency">
            <text:p>568 550 €</text:p>
          </table:table-cell>
          <table:table-cell table:style-name="ce12" table:formula="of:=financ-custoprot-custofab+[.B150]" office:value-type="currency" office:currency="EUR" office:value="1268550" calcext:value-type="currency">
            <text:p>1 268 550 €</text:p>
          </table:table-cell>
          <table:table-cell table:style-name="ce12" table:formula="of:=(qtdoses*pvpdose*7)*[.E150]+[.D149]" office:value-type="currency" office:currency="EUR" office:value="3308550" calcext:value-type="currency">
            <text:p>3 308 550 €</text:p>
          </table:table-cell>
          <table:table-cell table:style-name="ce20" office:value-type="string" calcext:value-type="string">
            <text:p>137</text:p>
          </table:table-cell>
          <table:table-cell table:number-columns-repeated="1019"/>
        </table:table-row>
        <table:table-row table:style-name="ro12">
          <table:table-cell table:style-name="ce7" table:formula="of:=[.A150]+7" office:value-type="date" office:date-value="2022-08-24" calcext:value-type="date">
            <text:p>2022-08-24</text:p>
          </table:table-cell>
          <table:table-cell table:style-name="ce12" table:formula="of:=(-cpcu)*[.E151]+[.D151]" office:value-type="currency" office:currency="EUR" office:value="596850" calcext:value-type="currency">
            <text:p>596 850 €</text:p>
          </table:table-cell>
          <table:table-cell table:style-name="ce12" table:formula="of:=financ-custoprot-custofab+[.B151]" office:value-type="currency" office:currency="EUR" office:value="1296850" calcext:value-type="currency">
            <text:p>1 296 850 €</text:p>
          </table:table-cell>
          <table:table-cell table:style-name="ce12" table:formula="of:=(qtdoses*pvpdose*7)*[.E151]+[.D150]" office:value-type="currency" office:currency="EUR" office:value="3356850" calcext:value-type="currency">
            <text:p>3 356 850 €</text:p>
          </table:table-cell>
          <table:table-cell table:style-name="ce20" office:value-type="string" calcext:value-type="string">
            <text:p>138</text:p>
          </table:table-cell>
          <table:table-cell table:number-columns-repeated="1019"/>
        </table:table-row>
        <table:table-row table:style-name="ro12">
          <table:table-cell table:style-name="ce7" table:formula="of:=[.A151]+7" office:value-type="date" office:date-value="2022-08-31" calcext:value-type="date">
            <text:p>2022-08-31</text:p>
          </table:table-cell>
          <table:table-cell table:style-name="ce12" table:formula="of:=(-cpcu)*[.E152]+[.D152]" office:value-type="currency" office:currency="EUR" office:value="625500" calcext:value-type="currency">
            <text:p>625 500 €</text:p>
          </table:table-cell>
          <table:table-cell table:style-name="ce12" table:formula="of:=financ-custoprot-custofab+[.B152]" office:value-type="currency" office:currency="EUR" office:value="1325500" calcext:value-type="currency">
            <text:p>1 325 500 €</text:p>
          </table:table-cell>
          <table:table-cell table:style-name="ce12" table:formula="of:=(qtdoses*pvpdose*7)*[.E152]+[.D151]" office:value-type="currency" office:currency="EUR" office:value="3405500" calcext:value-type="currency">
            <text:p>3 405 500 €</text:p>
          </table:table-cell>
          <table:table-cell table:style-name="ce20" office:value-type="string" calcext:value-type="string">
            <text:p>139</text:p>
          </table:table-cell>
          <table:table-cell table:number-columns-repeated="1019"/>
        </table:table-row>
        <table:table-row table:style-name="ro12">
          <table:table-cell table:style-name="ce7" table:formula="of:=[.A152]+7" office:value-type="date" office:date-value="2022-09-07" calcext:value-type="date">
            <text:p>2022-09-07</text:p>
          </table:table-cell>
          <table:table-cell table:style-name="ce12" table:formula="of:=(-cpcu)*[.E153]+[.D153]" office:value-type="currency" office:currency="EUR" office:value="654500" calcext:value-type="currency">
            <text:p>654 500 €</text:p>
          </table:table-cell>
          <table:table-cell table:style-name="ce12" table:formula="of:=financ-custoprot-custofab+[.B153]" office:value-type="currency" office:currency="EUR" office:value="1354500" calcext:value-type="currency">
            <text:p>1 354 500 €</text:p>
          </table:table-cell>
          <table:table-cell table:style-name="ce12" table:formula="of:=(qtdoses*pvpdose*7)*[.E153]+[.D152]" office:value-type="currency" office:currency="EUR" office:value="3454500" calcext:value-type="currency">
            <text:p>3 454 500 €</text:p>
          </table:table-cell>
          <table:table-cell table:style-name="ce20" office:value-type="string" calcext:value-type="string">
            <text:p>140</text:p>
          </table:table-cell>
          <table:table-cell table:number-columns-repeated="1019"/>
        </table:table-row>
        <table:table-row table:style-name="ro12">
          <table:table-cell table:style-name="ce7" table:formula="of:=[.A153]+7" office:value-type="date" office:date-value="2022-09-14" calcext:value-type="date">
            <text:p>2022-09-14</text:p>
          </table:table-cell>
          <table:table-cell table:style-name="ce12" table:formula="of:=(-cpcu)*[.E154]+[.D154]" office:value-type="currency" office:currency="EUR" office:value="683850" calcext:value-type="currency">
            <text:p>683 850 €</text:p>
          </table:table-cell>
          <table:table-cell table:style-name="ce12" table:formula="of:=financ-custoprot-custofab+[.B154]" office:value-type="currency" office:currency="EUR" office:value="1383850" calcext:value-type="currency">
            <text:p>1 383 850 €</text:p>
          </table:table-cell>
          <table:table-cell table:style-name="ce12" table:formula="of:=(qtdoses*pvpdose*7)*[.E154]+[.D153]" office:value-type="currency" office:currency="EUR" office:value="3503850" calcext:value-type="currency">
            <text:p>3 503 850 €</text:p>
          </table:table-cell>
          <table:table-cell table:style-name="ce20" office:value-type="string" calcext:value-type="string">
            <text:p>141</text:p>
          </table:table-cell>
          <table:table-cell table:number-columns-repeated="1019"/>
        </table:table-row>
        <table:table-row table:style-name="ro12">
          <table:table-cell table:style-name="ce7" table:formula="of:=[.A154]+7" office:value-type="date" office:date-value="2022-09-21" calcext:value-type="date">
            <text:p>2022-09-21</text:p>
          </table:table-cell>
          <table:table-cell table:style-name="ce12" table:formula="of:=(-cpcu)*[.E155]+[.D155]" office:value-type="currency" office:currency="EUR" office:value="713550" calcext:value-type="currency">
            <text:p>713 550 €</text:p>
          </table:table-cell>
          <table:table-cell table:style-name="ce12" table:formula="of:=financ-custoprot-custofab+[.B155]" office:value-type="currency" office:currency="EUR" office:value="1413550" calcext:value-type="currency">
            <text:p>1 413 550 €</text:p>
          </table:table-cell>
          <table:table-cell table:style-name="ce12" table:formula="of:=(qtdoses*pvpdose*7)*[.E155]+[.D154]" office:value-type="currency" office:currency="EUR" office:value="3553550" calcext:value-type="currency">
            <text:p>3 553 550 €</text:p>
          </table:table-cell>
          <table:table-cell table:style-name="ce20" office:value-type="string" calcext:value-type="string">
            <text:p>142</text:p>
          </table:table-cell>
          <table:table-cell table:number-columns-repeated="1019"/>
        </table:table-row>
        <table:table-row table:style-name="ro12">
          <table:table-cell table:style-name="ce7" table:formula="of:=[.A155]+7" office:value-type="date" office:date-value="2022-09-28" calcext:value-type="date">
            <text:p>2022-09-28</text:p>
          </table:table-cell>
          <table:table-cell table:style-name="ce12" table:formula="of:=(-cpcu)*[.E156]+[.D156]" office:value-type="currency" office:currency="EUR" office:value="743600" calcext:value-type="currency">
            <text:p>743 600 €</text:p>
          </table:table-cell>
          <table:table-cell table:style-name="ce12" table:formula="of:=financ-custoprot-custofab+[.B156]" office:value-type="currency" office:currency="EUR" office:value="1443600" calcext:value-type="currency">
            <text:p>1 443 600 €</text:p>
          </table:table-cell>
          <table:table-cell table:style-name="ce12" table:formula="of:=(qtdoses*pvpdose*7)*[.E156]+[.D155]" office:value-type="currency" office:currency="EUR" office:value="3603600" calcext:value-type="currency">
            <text:p>3 603 600 €</text:p>
          </table:table-cell>
          <table:table-cell table:style-name="ce20" office:value-type="string" calcext:value-type="string">
            <text:p>143</text:p>
          </table:table-cell>
          <table:table-cell table:number-columns-repeated="1019"/>
        </table:table-row>
        <table:table-row table:style-name="ro12">
          <table:table-cell table:style-name="ce7" table:formula="of:=[.A156]+7" office:value-type="date" office:date-value="2022-10-05" calcext:value-type="date">
            <text:p>2022-10-05</text:p>
          </table:table-cell>
          <table:table-cell table:style-name="ce12" table:formula="of:=(-cpcu)*[.E157]+[.D157]" office:value-type="currency" office:currency="EUR" office:value="774000" calcext:value-type="currency">
            <text:p>774 000 €</text:p>
          </table:table-cell>
          <table:table-cell table:style-name="ce12" table:formula="of:=financ-custoprot-custofab+[.B157]" office:value-type="currency" office:currency="EUR" office:value="1474000" calcext:value-type="currency">
            <text:p>1 474 000 €</text:p>
          </table:table-cell>
          <table:table-cell table:style-name="ce12" table:formula="of:=(qtdoses*pvpdose*7)*[.E157]+[.D156]" office:value-type="currency" office:currency="EUR" office:value="3654000" calcext:value-type="currency">
            <text:p>3 654 000 €</text:p>
          </table:table-cell>
          <table:table-cell table:style-name="ce20" office:value-type="string" calcext:value-type="string">
            <text:p>144</text:p>
          </table:table-cell>
          <table:table-cell table:number-columns-repeated="1019"/>
        </table:table-row>
        <table:table-row table:style-name="ro12">
          <table:table-cell table:style-name="ce7" table:formula="of:=[.A157]+7" office:value-type="date" office:date-value="2022-10-12" calcext:value-type="date">
            <text:p>2022-10-12</text:p>
          </table:table-cell>
          <table:table-cell table:style-name="ce12" table:formula="of:=(-cpcu)*[.E158]+[.D158]" office:value-type="currency" office:currency="EUR" office:value="804750" calcext:value-type="currency">
            <text:p>804 750 €</text:p>
          </table:table-cell>
          <table:table-cell table:style-name="ce12" table:formula="of:=financ-custoprot-custofab+[.B158]" office:value-type="currency" office:currency="EUR" office:value="1504750" calcext:value-type="currency">
            <text:p>1 504 750 €</text:p>
          </table:table-cell>
          <table:table-cell table:style-name="ce12" table:formula="of:=(qtdoses*pvpdose*7)*[.E158]+[.D157]" office:value-type="currency" office:currency="EUR" office:value="3704750" calcext:value-type="currency">
            <text:p>3 704 750 €</text:p>
          </table:table-cell>
          <table:table-cell table:style-name="ce20" office:value-type="string" calcext:value-type="string">
            <text:p>145</text:p>
          </table:table-cell>
          <table:table-cell table:number-columns-repeated="1019"/>
        </table:table-row>
        <table:table-row table:style-name="ro12">
          <table:table-cell table:style-name="ce7" table:formula="of:=[.A158]+7" office:value-type="date" office:date-value="2022-10-19" calcext:value-type="date">
            <text:p>2022-10-19</text:p>
          </table:table-cell>
          <table:table-cell table:style-name="ce12" table:formula="of:=(-cpcu)*[.E159]+[.D159]" office:value-type="currency" office:currency="EUR" office:value="835850" calcext:value-type="currency">
            <text:p>835 850 €</text:p>
          </table:table-cell>
          <table:table-cell table:style-name="ce12" table:formula="of:=financ-custoprot-custofab+[.B159]" office:value-type="currency" office:currency="EUR" office:value="1535850" calcext:value-type="currency">
            <text:p>1 535 850 €</text:p>
          </table:table-cell>
          <table:table-cell table:style-name="ce12" table:formula="of:=(qtdoses*pvpdose*7)*[.E159]+[.D158]" office:value-type="currency" office:currency="EUR" office:value="3755850" calcext:value-type="currency">
            <text:p>3 755 850 €</text:p>
          </table:table-cell>
          <table:table-cell table:style-name="ce20" office:value-type="string" calcext:value-type="string">
            <text:p>146</text:p>
          </table:table-cell>
          <table:table-cell table:number-columns-repeated="1019"/>
        </table:table-row>
        <table:table-row table:style-name="ro12">
          <table:table-cell table:style-name="ce7" table:formula="of:=[.A159]+7" office:value-type="date" office:date-value="2022-10-26" calcext:value-type="date">
            <text:p>2022-10-26</text:p>
          </table:table-cell>
          <table:table-cell table:style-name="ce12" table:formula="of:=(-cpcu)*[.E160]+[.D160]" office:value-type="currency" office:currency="EUR" office:value="867300" calcext:value-type="currency">
            <text:p>867 300 €</text:p>
          </table:table-cell>
          <table:table-cell table:style-name="ce12" table:formula="of:=financ-custoprot-custofab+[.B160]" office:value-type="currency" office:currency="EUR" office:value="1567300" calcext:value-type="currency">
            <text:p>1 567 300 €</text:p>
          </table:table-cell>
          <table:table-cell table:style-name="ce12" table:formula="of:=(qtdoses*pvpdose*7)*[.E160]+[.D159]" office:value-type="currency" office:currency="EUR" office:value="3807300" calcext:value-type="currency">
            <text:p>3 807 300 €</text:p>
          </table:table-cell>
          <table:table-cell table:style-name="ce20" office:value-type="string" calcext:value-type="string">
            <text:p>147</text:p>
          </table:table-cell>
          <table:table-cell table:number-columns-repeated="1019"/>
        </table:table-row>
        <table:table-row table:style-name="ro12">
          <table:table-cell table:style-name="ce7" table:formula="of:=[.A160]+7" office:value-type="date" office:date-value="2022-11-02" calcext:value-type="date">
            <text:p>2022-11-02</text:p>
          </table:table-cell>
          <table:table-cell table:style-name="ce12" table:formula="of:=(-cpcu)*[.E161]+[.D161]" office:value-type="currency" office:currency="EUR" office:value="899100" calcext:value-type="currency">
            <text:p>899 100 €</text:p>
          </table:table-cell>
          <table:table-cell table:style-name="ce12" table:formula="of:=financ-custoprot-custofab+[.B161]" office:value-type="currency" office:currency="EUR" office:value="1599100" calcext:value-type="currency">
            <text:p>1 599 100 €</text:p>
          </table:table-cell>
          <table:table-cell table:style-name="ce12" table:formula="of:=(qtdoses*pvpdose*7)*[.E161]+[.D160]" office:value-type="currency" office:currency="EUR" office:value="3859100" calcext:value-type="currency">
            <text:p>3 859 100 €</text:p>
          </table:table-cell>
          <table:table-cell table:style-name="ce20" office:value-type="string" calcext:value-type="string">
            <text:p>148</text:p>
          </table:table-cell>
          <table:table-cell table:number-columns-repeated="1019"/>
        </table:table-row>
        <table:table-row table:style-name="ro12">
          <table:table-cell table:style-name="ce7" table:formula="of:=[.A161]+7" office:value-type="date" office:date-value="2022-11-09" calcext:value-type="date">
            <text:p>2022-11-09</text:p>
          </table:table-cell>
          <table:table-cell table:style-name="ce12" table:formula="of:=(-cpcu)*[.E162]+[.D162]" office:value-type="currency" office:currency="EUR" office:value="931250" calcext:value-type="currency">
            <text:p>931 250 €</text:p>
          </table:table-cell>
          <table:table-cell table:style-name="ce12" table:formula="of:=financ-custoprot-custofab+[.B162]" office:value-type="currency" office:currency="EUR" office:value="1631250" calcext:value-type="currency">
            <text:p>1 631 250 €</text:p>
          </table:table-cell>
          <table:table-cell table:style-name="ce12" table:formula="of:=(qtdoses*pvpdose*7)*[.E162]+[.D161]" office:value-type="currency" office:currency="EUR" office:value="3911250" calcext:value-type="currency">
            <text:p>3 911 250 €</text:p>
          </table:table-cell>
          <table:table-cell table:style-name="ce20" office:value-type="string" calcext:value-type="string">
            <text:p>149</text:p>
          </table:table-cell>
          <table:table-cell table:number-columns-repeated="1019"/>
        </table:table-row>
        <table:table-row table:style-name="ro12">
          <table:table-cell table:style-name="ce7" table:formula="of:=[.A162]+7" office:value-type="date" office:date-value="2022-11-16" calcext:value-type="date">
            <text:p>2022-11-16</text:p>
          </table:table-cell>
          <table:table-cell table:style-name="ce12" table:formula="of:=(-cpcu)*[.E163]+[.D163]" office:value-type="currency" office:currency="EUR" office:value="963750" calcext:value-type="currency">
            <text:p>963 750 €</text:p>
          </table:table-cell>
          <table:table-cell table:style-name="ce12" table:formula="of:=financ-custoprot-custofab+[.B163]" office:value-type="currency" office:currency="EUR" office:value="1663750" calcext:value-type="currency">
            <text:p>1 663 750 €</text:p>
          </table:table-cell>
          <table:table-cell table:style-name="ce12" table:formula="of:=(qtdoses*pvpdose*7)*[.E163]+[.D162]" office:value-type="currency" office:currency="EUR" office:value="3963750" calcext:value-type="currency">
            <text:p>3 963 750 €</text:p>
          </table:table-cell>
          <table:table-cell table:style-name="ce20" office:value-type="string" calcext:value-type="string">
            <text:p>150</text:p>
          </table:table-cell>
          <table:table-cell table:number-columns-repeated="1019"/>
        </table:table-row>
        <table:table-row table:style-name="ro12">
          <table:table-cell table:style-name="ce7" table:formula="of:=[.A163]+7" office:value-type="date" office:date-value="2022-11-23" calcext:value-type="date">
            <text:p>2022-11-23</text:p>
          </table:table-cell>
          <table:table-cell table:style-name="ce12" table:formula="of:=(-cpcu)*[.E164]+[.D164]" office:value-type="currency" office:currency="EUR" office:value="996600" calcext:value-type="currency">
            <text:p>996 600 €</text:p>
          </table:table-cell>
          <table:table-cell table:style-name="ce12" table:formula="of:=financ-custoprot-custofab+[.B164]" office:value-type="currency" office:currency="EUR" office:value="1696600" calcext:value-type="currency">
            <text:p>1 696 600 €</text:p>
          </table:table-cell>
          <table:table-cell table:style-name="ce12" table:formula="of:=(qtdoses*pvpdose*7)*[.E164]+[.D163]" office:value-type="currency" office:currency="EUR" office:value="4016600" calcext:value-type="currency">
            <text:p>4 016 600 €</text:p>
          </table:table-cell>
          <table:table-cell table:style-name="ce20" office:value-type="string" calcext:value-type="string">
            <text:p>151</text:p>
          </table:table-cell>
          <table:table-cell table:number-columns-repeated="1019"/>
        </table:table-row>
        <table:table-row table:style-name="ro12">
          <table:table-cell table:style-name="ce7" table:formula="of:=[.A164]+7" office:value-type="date" office:date-value="2022-11-30" calcext:value-type="date">
            <text:p>2022-11-30</text:p>
          </table:table-cell>
          <table:table-cell table:style-name="ce12" table:formula="of:=(-cpcu)*[.E165]+[.D165]" office:value-type="currency" office:currency="EUR" office:value="1029800" calcext:value-type="currency">
            <text:p>1 029 800 €</text:p>
          </table:table-cell>
          <table:table-cell table:style-name="ce12" table:formula="of:=financ-custoprot-custofab+[.B165]" office:value-type="currency" office:currency="EUR" office:value="1729800" calcext:value-type="currency">
            <text:p>1 729 800 €</text:p>
          </table:table-cell>
          <table:table-cell table:style-name="ce12" table:formula="of:=(qtdoses*pvpdose*7)*[.E165]+[.D164]" office:value-type="currency" office:currency="EUR" office:value="4069800" calcext:value-type="currency">
            <text:p>4 069 800 €</text:p>
          </table:table-cell>
          <table:table-cell table:style-name="ce20" office:value-type="string" calcext:value-type="string">
            <text:p>152</text:p>
          </table:table-cell>
          <table:table-cell table:number-columns-repeated="1019"/>
        </table:table-row>
        <table:table-row table:style-name="ro12">
          <table:table-cell table:style-name="ce7" table:formula="of:=[.A165]+7" office:value-type="date" office:date-value="2022-12-07" calcext:value-type="date">
            <text:p>2022-12-07</text:p>
          </table:table-cell>
          <table:table-cell table:style-name="ce12" table:formula="of:=(-cpcu)*[.E166]+[.D166]" office:value-type="currency" office:currency="EUR" office:value="1063350" calcext:value-type="currency">
            <text:p>1 063 350 €</text:p>
          </table:table-cell>
          <table:table-cell table:style-name="ce12" table:formula="of:=financ-custoprot-custofab+[.B166]" office:value-type="currency" office:currency="EUR" office:value="1763350" calcext:value-type="currency">
            <text:p>1 763 350 €</text:p>
          </table:table-cell>
          <table:table-cell table:style-name="ce12" table:formula="of:=(qtdoses*pvpdose*7)*[.E166]+[.D165]" office:value-type="currency" office:currency="EUR" office:value="4123350" calcext:value-type="currency">
            <text:p>4 123 350 €</text:p>
          </table:table-cell>
          <table:table-cell table:style-name="ce20" office:value-type="string" calcext:value-type="string">
            <text:p>153</text:p>
          </table:table-cell>
          <table:table-cell table:number-columns-repeated="1019"/>
        </table:table-row>
        <table:table-row table:style-name="ro12">
          <table:table-cell table:style-name="ce7" table:formula="of:=[.A166]+7" office:value-type="date" office:date-value="2022-12-14" calcext:value-type="date">
            <text:p>2022-12-14</text:p>
          </table:table-cell>
          <table:table-cell table:style-name="ce12" table:formula="of:=(-cpcu)*[.E167]+[.D167]" office:value-type="currency" office:currency="EUR" office:value="1097250" calcext:value-type="currency">
            <text:p>1 097 250 €</text:p>
          </table:table-cell>
          <table:table-cell table:style-name="ce12" table:formula="of:=financ-custoprot-custofab+[.B167]" office:value-type="currency" office:currency="EUR" office:value="1797250" calcext:value-type="currency">
            <text:p>1 797 250 €</text:p>
          </table:table-cell>
          <table:table-cell table:style-name="ce12" table:formula="of:=(qtdoses*pvpdose*7)*[.E167]+[.D166]" office:value-type="currency" office:currency="EUR" office:value="4177250" calcext:value-type="currency">
            <text:p>4 177 250 €</text:p>
          </table:table-cell>
          <table:table-cell table:style-name="ce20" office:value-type="string" calcext:value-type="string">
            <text:p>154</text:p>
          </table:table-cell>
          <table:table-cell table:number-columns-repeated="1019"/>
        </table:table-row>
        <table:table-row table:style-name="ro12">
          <table:table-cell table:style-name="ce7" table:formula="of:=[.A167]+7" office:value-type="date" office:date-value="2022-12-21" calcext:value-type="date">
            <text:p>2022-12-21</text:p>
          </table:table-cell>
          <table:table-cell table:style-name="ce12" table:formula="of:=(-cpcu)*[.E168]+[.D168]" office:value-type="currency" office:currency="EUR" office:value="1131500" calcext:value-type="currency">
            <text:p>1 131 500 €</text:p>
          </table:table-cell>
          <table:table-cell table:style-name="ce12" table:formula="of:=financ-custoprot-custofab+[.B168]" office:value-type="currency" office:currency="EUR" office:value="1831500" calcext:value-type="currency">
            <text:p>1 831 500 €</text:p>
          </table:table-cell>
          <table:table-cell table:style-name="ce12" table:formula="of:=(qtdoses*pvpdose*7)*[.E168]+[.D167]" office:value-type="currency" office:currency="EUR" office:value="4231500" calcext:value-type="currency">
            <text:p>4 231 500 €</text:p>
          </table:table-cell>
          <table:table-cell table:style-name="ce20" office:value-type="string" calcext:value-type="string">
            <text:p>155</text:p>
          </table:table-cell>
          <table:table-cell table:number-columns-repeated="1019"/>
        </table:table-row>
        <table:table-row table:style-name="ro12">
          <table:table-cell table:style-name="ce7" table:formula="of:=[.A168]+7" office:value-type="date" office:date-value="2022-12-28" calcext:value-type="date">
            <text:p>2022-12-28</text:p>
          </table:table-cell>
          <table:table-cell table:style-name="ce12" table:formula="of:=(-cpcu)*[.E169]+[.D169]" office:value-type="currency" office:currency="EUR" office:value="1166100" calcext:value-type="currency">
            <text:p>1 166 100 €</text:p>
          </table:table-cell>
          <table:table-cell table:style-name="ce12" table:formula="of:=financ-custoprot-custofab+[.B169]" office:value-type="currency" office:currency="EUR" office:value="1866100" calcext:value-type="currency">
            <text:p>1 866 100 €</text:p>
          </table:table-cell>
          <table:table-cell table:style-name="ce12" table:formula="of:=(qtdoses*pvpdose*7)*[.E169]+[.D168]" office:value-type="currency" office:currency="EUR" office:value="4286100" calcext:value-type="currency">
            <text:p>4 286 100 €</text:p>
          </table:table-cell>
          <table:table-cell table:style-name="ce20" office:value-type="string" calcext:value-type="string">
            <text:p>156</text:p>
          </table:table-cell>
          <table:table-cell table:number-columns-repeated="1019"/>
        </table:table-row>
        <table:table-row table:style-name="ro12">
          <table:table-cell table:style-name="ce7" table:formula="of:=[.A169]+7" office:value-type="date" office:date-value="2023-01-04" calcext:value-type="date">
            <text:p>2023-01-04</text:p>
          </table:table-cell>
          <table:table-cell table:style-name="ce12" table:formula="of:=(-cpcu)*[.E170]+[.D170]" office:value-type="currency" office:currency="EUR" office:value="1201050" calcext:value-type="currency">
            <text:p>1 201 050 €</text:p>
          </table:table-cell>
          <table:table-cell table:style-name="ce12" table:formula="of:=financ-custoprot-custofab+[.B170]" office:value-type="currency" office:currency="EUR" office:value="1901050" calcext:value-type="currency">
            <text:p>1 901 050 €</text:p>
          </table:table-cell>
          <table:table-cell table:style-name="ce12" table:formula="of:=(qtdoses*pvpdose*7)*[.E170]+[.D169]" office:value-type="currency" office:currency="EUR" office:value="4341050" calcext:value-type="currency">
            <text:p>4 341 050 €</text:p>
          </table:table-cell>
          <table:table-cell table:style-name="ce20" office:value-type="string" calcext:value-type="string">
            <text:p>157</text:p>
          </table:table-cell>
          <table:table-cell table:number-columns-repeated="1019"/>
        </table:table-row>
        <table:table-row table:style-name="ro12">
          <table:table-cell table:style-name="ce7" table:formula="of:=[.A170]+7" office:value-type="date" office:date-value="2023-01-11" calcext:value-type="date">
            <text:p>2023-01-11</text:p>
          </table:table-cell>
          <table:table-cell table:style-name="ce12" table:formula="of:=(-cpcu)*[.E171]+[.D171]" office:value-type="currency" office:currency="EUR" office:value="1236350" calcext:value-type="currency">
            <text:p>1 236 350 €</text:p>
          </table:table-cell>
          <table:table-cell table:style-name="ce12" table:formula="of:=financ-custoprot-custofab+[.B171]" office:value-type="currency" office:currency="EUR" office:value="1936350" calcext:value-type="currency">
            <text:p>1 936 350 €</text:p>
          </table:table-cell>
          <table:table-cell table:style-name="ce12" table:formula="of:=(qtdoses*pvpdose*7)*[.E171]+[.D170]" office:value-type="currency" office:currency="EUR" office:value="4396350" calcext:value-type="currency">
            <text:p>4 396 350 €</text:p>
          </table:table-cell>
          <table:table-cell table:style-name="ce20" office:value-type="string" calcext:value-type="string">
            <text:p>158</text:p>
          </table:table-cell>
          <table:table-cell table:number-columns-repeated="1019"/>
        </table:table-row>
        <table:table-row table:style-name="ro12">
          <table:table-cell table:style-name="ce7" table:formula="of:=[.A171]+7" office:value-type="date" office:date-value="2023-01-18" calcext:value-type="date">
            <text:p>2023-01-18</text:p>
          </table:table-cell>
          <table:table-cell table:style-name="ce12" table:formula="of:=(-cpcu)*[.E172]+[.D172]" office:value-type="currency" office:currency="EUR" office:value="1272000" calcext:value-type="currency">
            <text:p>1 272 000 €</text:p>
          </table:table-cell>
          <table:table-cell table:style-name="ce12" table:formula="of:=financ-custoprot-custofab+[.B172]" office:value-type="currency" office:currency="EUR" office:value="1972000" calcext:value-type="currency">
            <text:p>1 972 000 €</text:p>
          </table:table-cell>
          <table:table-cell table:style-name="ce12" table:formula="of:=(qtdoses*pvpdose*7)*[.E172]+[.D171]" office:value-type="currency" office:currency="EUR" office:value="4452000" calcext:value-type="currency">
            <text:p>4 452 000 €</text:p>
          </table:table-cell>
          <table:table-cell table:style-name="ce20" office:value-type="string" calcext:value-type="string">
            <text:p>159</text:p>
          </table:table-cell>
          <table:table-cell table:number-columns-repeated="1019"/>
        </table:table-row>
        <table:table-row table:style-name="ro12">
          <table:table-cell table:style-name="ce7" table:formula="of:=[.A172]+7" office:value-type="date" office:date-value="2023-01-25" calcext:value-type="date">
            <text:p>2023-01-25</text:p>
          </table:table-cell>
          <table:table-cell table:style-name="ce12" table:formula="of:=(-cpcu)*[.E173]+[.D173]" office:value-type="currency" office:currency="EUR" office:value="1308000" calcext:value-type="currency">
            <text:p>1 308 000 €</text:p>
          </table:table-cell>
          <table:table-cell table:style-name="ce12" table:formula="of:=financ-custoprot-custofab+[.B173]" office:value-type="currency" office:currency="EUR" office:value="2008000" calcext:value-type="currency">
            <text:p>2 008 000 €</text:p>
          </table:table-cell>
          <table:table-cell table:style-name="ce12" table:formula="of:=(qtdoses*pvpdose*7)*[.E173]+[.D172]" office:value-type="currency" office:currency="EUR" office:value="4508000" calcext:value-type="currency">
            <text:p>4 508 000 €</text:p>
          </table:table-cell>
          <table:table-cell table:style-name="ce20" office:value-type="string" calcext:value-type="string">
            <text:p>160</text:p>
          </table:table-cell>
          <table:table-cell table:number-columns-repeated="1019"/>
        </table:table-row>
        <table:table-row table:style-name="ro12">
          <table:table-cell table:style-name="ce7" table:formula="of:=[.A173]+7" office:value-type="date" office:date-value="2023-02-01" calcext:value-type="date">
            <text:p>2023-02-01</text:p>
          </table:table-cell>
          <table:table-cell table:style-name="ce12" table:formula="of:=(-cpcu)*[.E174]+[.D174]" office:value-type="currency" office:currency="EUR" office:value="1344350" calcext:value-type="currency">
            <text:p>1 344 350 €</text:p>
          </table:table-cell>
          <table:table-cell table:style-name="ce12" table:formula="of:=financ-custoprot-custofab+[.B174]" office:value-type="currency" office:currency="EUR" office:value="2044350" calcext:value-type="currency">
            <text:p>2 044 350 €</text:p>
          </table:table-cell>
          <table:table-cell table:style-name="ce12" table:formula="of:=(qtdoses*pvpdose*7)*[.E174]+[.D173]" office:value-type="currency" office:currency="EUR" office:value="4564350" calcext:value-type="currency">
            <text:p>4 564 350 €</text:p>
          </table:table-cell>
          <table:table-cell table:style-name="ce20" office:value-type="string" calcext:value-type="string">
            <text:p>161</text:p>
          </table:table-cell>
          <table:table-cell table:number-columns-repeated="1019"/>
        </table:table-row>
        <table:table-row table:style-name="ro12">
          <table:table-cell table:style-name="ce7" table:formula="of:=[.A174]+7" office:value-type="date" office:date-value="2023-02-08" calcext:value-type="date">
            <text:p>2023-02-08</text:p>
          </table:table-cell>
          <table:table-cell table:style-name="ce12" table:formula="of:=(-cpcu)*[.E175]+[.D175]" office:value-type="currency" office:currency="EUR" office:value="1381050" calcext:value-type="currency">
            <text:p>1 381 050 €</text:p>
          </table:table-cell>
          <table:table-cell table:style-name="ce12" table:formula="of:=financ-custoprot-custofab+[.B175]" office:value-type="currency" office:currency="EUR" office:value="2081050" calcext:value-type="currency">
            <text:p>2 081 050 €</text:p>
          </table:table-cell>
          <table:table-cell table:style-name="ce12" table:formula="of:=(qtdoses*pvpdose*7)*[.E175]+[.D174]" office:value-type="currency" office:currency="EUR" office:value="4621050" calcext:value-type="currency">
            <text:p>4 621 050 €</text:p>
          </table:table-cell>
          <table:table-cell table:style-name="ce20" office:value-type="string" calcext:value-type="string">
            <text:p>162</text:p>
          </table:table-cell>
          <table:table-cell table:number-columns-repeated="1019"/>
        </table:table-row>
        <table:table-row table:style-name="ro12">
          <table:table-cell table:style-name="ce7" table:formula="of:=[.A175]+7" office:value-type="date" office:date-value="2023-02-15" calcext:value-type="date">
            <text:p>2023-02-15</text:p>
          </table:table-cell>
          <table:table-cell table:style-name="ce12" table:formula="of:=(-cpcu)*[.E176]+[.D176]" office:value-type="currency" office:currency="EUR" office:value="1418100" calcext:value-type="currency">
            <text:p>1 418 100 €</text:p>
          </table:table-cell>
          <table:table-cell table:style-name="ce12" table:formula="of:=financ-custoprot-custofab+[.B176]" office:value-type="currency" office:currency="EUR" office:value="2118100" calcext:value-type="currency">
            <text:p>2 118 100 €</text:p>
          </table:table-cell>
          <table:table-cell table:style-name="ce12" table:formula="of:=(qtdoses*pvpdose*7)*[.E176]+[.D175]" office:value-type="currency" office:currency="EUR" office:value="4678100" calcext:value-type="currency">
            <text:p>4 678 100 €</text:p>
          </table:table-cell>
          <table:table-cell table:style-name="ce20" office:value-type="string" calcext:value-type="string">
            <text:p>163</text:p>
          </table:table-cell>
          <table:table-cell table:number-columns-repeated="1019"/>
        </table:table-row>
        <table:table-row table:style-name="ro12">
          <table:table-cell table:style-name="ce7" table:formula="of:=[.A176]+7" office:value-type="date" office:date-value="2023-02-22" calcext:value-type="date">
            <text:p>2023-02-22</text:p>
          </table:table-cell>
          <table:table-cell table:style-name="ce12" table:formula="of:=(-cpcu)*[.E177]+[.D177]" office:value-type="currency" office:currency="EUR" office:value="1455500" calcext:value-type="currency">
            <text:p>1 455 500 €</text:p>
          </table:table-cell>
          <table:table-cell table:style-name="ce12" table:formula="of:=financ-custoprot-custofab+[.B177]" office:value-type="currency" office:currency="EUR" office:value="2155500" calcext:value-type="currency">
            <text:p>2 155 500 €</text:p>
          </table:table-cell>
          <table:table-cell table:style-name="ce12" table:formula="of:=(qtdoses*pvpdose*7)*[.E177]+[.D176]" office:value-type="currency" office:currency="EUR" office:value="4735500" calcext:value-type="currency">
            <text:p>4 735 500 €</text:p>
          </table:table-cell>
          <table:table-cell table:style-name="ce20" office:value-type="string" calcext:value-type="string">
            <text:p>164</text:p>
          </table:table-cell>
          <table:table-cell table:number-columns-repeated="1019"/>
        </table:table-row>
        <table:table-row table:style-name="ro12">
          <table:table-cell table:style-name="ce7" table:formula="of:=[.A177]+7" office:value-type="date" office:date-value="2023-03-01" calcext:value-type="date">
            <text:p>2023-03-01</text:p>
          </table:table-cell>
          <table:table-cell table:style-name="ce12" table:formula="of:=(-cpcu)*[.E178]+[.D178]" office:value-type="currency" office:currency="EUR" office:value="1493250" calcext:value-type="currency">
            <text:p>1 493 250 €</text:p>
          </table:table-cell>
          <table:table-cell table:style-name="ce12" table:formula="of:=financ-custoprot-custofab+[.B178]" office:value-type="currency" office:currency="EUR" office:value="2193250" calcext:value-type="currency">
            <text:p>2 193 250 €</text:p>
          </table:table-cell>
          <table:table-cell table:style-name="ce12" table:formula="of:=(qtdoses*pvpdose*7)*[.E178]+[.D177]" office:value-type="currency" office:currency="EUR" office:value="4793250" calcext:value-type="currency">
            <text:p>4 793 250 €</text:p>
          </table:table-cell>
          <table:table-cell table:style-name="ce20" office:value-type="string" calcext:value-type="string">
            <text:p>165</text:p>
          </table:table-cell>
          <table:table-cell table:number-columns-repeated="1019"/>
        </table:table-row>
        <table:table-row table:style-name="ro12">
          <table:table-cell table:style-name="ce7" table:formula="of:=[.A178]+7" office:value-type="date" office:date-value="2023-03-08" calcext:value-type="date">
            <text:p>2023-03-08</text:p>
          </table:table-cell>
          <table:table-cell table:style-name="ce12" table:formula="of:=(-cpcu)*[.E179]+[.D179]" office:value-type="currency" office:currency="EUR" office:value="1531350" calcext:value-type="currency">
            <text:p>1 531 350 €</text:p>
          </table:table-cell>
          <table:table-cell table:style-name="ce12" table:formula="of:=financ-custoprot-custofab+[.B179]" office:value-type="currency" office:currency="EUR" office:value="2231350" calcext:value-type="currency">
            <text:p>2 231 350 €</text:p>
          </table:table-cell>
          <table:table-cell table:style-name="ce12" table:formula="of:=(qtdoses*pvpdose*7)*[.E179]+[.D178]" office:value-type="currency" office:currency="EUR" office:value="4851350" calcext:value-type="currency">
            <text:p>4 851 350 €</text:p>
          </table:table-cell>
          <table:table-cell table:style-name="ce20" office:value-type="string" calcext:value-type="string">
            <text:p>166</text:p>
          </table:table-cell>
          <table:table-cell table:number-columns-repeated="1019"/>
        </table:table-row>
        <table:table-row table:style-name="ro12">
          <table:table-cell table:style-name="ce7" table:formula="of:=[.A179]+7" office:value-type="date" office:date-value="2023-03-15" calcext:value-type="date">
            <text:p>2023-03-15</text:p>
          </table:table-cell>
          <table:table-cell table:style-name="ce12" table:formula="of:=(-cpcu)*[.E180]+[.D180]" office:value-type="currency" office:currency="EUR" office:value="1569800" calcext:value-type="currency">
            <text:p>1 569 800 €</text:p>
          </table:table-cell>
          <table:table-cell table:style-name="ce12" table:formula="of:=financ-custoprot-custofab+[.B180]" office:value-type="currency" office:currency="EUR" office:value="2269800" calcext:value-type="currency">
            <text:p>2 269 800 €</text:p>
          </table:table-cell>
          <table:table-cell table:style-name="ce12" table:formula="of:=(qtdoses*pvpdose*7)*[.E180]+[.D179]" office:value-type="currency" office:currency="EUR" office:value="4909800" calcext:value-type="currency">
            <text:p>4 909 800 €</text:p>
          </table:table-cell>
          <table:table-cell table:style-name="ce20" office:value-type="string" calcext:value-type="string">
            <text:p>167</text:p>
          </table:table-cell>
          <table:table-cell table:number-columns-repeated="1019"/>
        </table:table-row>
        <table:table-row table:style-name="ro12">
          <table:table-cell table:style-name="ce7" table:formula="of:=[.A180]+7" office:value-type="date" office:date-value="2023-03-22" calcext:value-type="date">
            <text:p>2023-03-22</text:p>
          </table:table-cell>
          <table:table-cell table:style-name="ce12" table:formula="of:=(-cpcu)*[.E181]+[.D181]" office:value-type="currency" office:currency="EUR" office:value="1608600" calcext:value-type="currency">
            <text:p>1 608 600 €</text:p>
          </table:table-cell>
          <table:table-cell table:style-name="ce12" table:formula="of:=financ-custoprot-custofab+[.B181]" office:value-type="currency" office:currency="EUR" office:value="2308600" calcext:value-type="currency">
            <text:p>2 308 600 €</text:p>
          </table:table-cell>
          <table:table-cell table:style-name="ce12" table:formula="of:=(qtdoses*pvpdose*7)*[.E181]+[.D180]" office:value-type="currency" office:currency="EUR" office:value="4968600" calcext:value-type="currency">
            <text:p>4 968 600 €</text:p>
          </table:table-cell>
          <table:table-cell table:style-name="ce20" office:value-type="string" calcext:value-type="string">
            <text:p>168</text:p>
          </table:table-cell>
          <table:table-cell table:number-columns-repeated="1019"/>
        </table:table-row>
        <table:table-row table:style-name="ro12">
          <table:table-cell table:style-name="ce7" table:formula="of:=[.A181]+7" office:value-type="date" office:date-value="2023-03-29" calcext:value-type="date">
            <text:p>2023-03-29</text:p>
          </table:table-cell>
          <table:table-cell table:style-name="ce12" table:formula="of:=(-cpcu)*[.E182]+[.D182]" office:value-type="currency" office:currency="EUR" office:value="1647750" calcext:value-type="currency">
            <text:p>1 647 750 €</text:p>
          </table:table-cell>
          <table:table-cell table:style-name="ce12" table:formula="of:=financ-custoprot-custofab+[.B182]" office:value-type="currency" office:currency="EUR" office:value="2347750" calcext:value-type="currency">
            <text:p>2 347 750 €</text:p>
          </table:table-cell>
          <table:table-cell table:style-name="ce12" table:formula="of:=(qtdoses*pvpdose*7)*[.E182]+[.D181]" office:value-type="currency" office:currency="EUR" office:value="5027750" calcext:value-type="currency">
            <text:p>5 027 750 €</text:p>
          </table:table-cell>
          <table:table-cell table:style-name="ce20" office:value-type="string" calcext:value-type="string">
            <text:p>169</text:p>
          </table:table-cell>
          <table:table-cell table:number-columns-repeated="1019"/>
        </table:table-row>
        <table:table-row table:style-name="ro12">
          <table:table-cell table:style-name="ce7" table:formula="of:=[.A182]+7" office:value-type="date" office:date-value="2023-04-05" calcext:value-type="date">
            <text:p>2023-04-05</text:p>
          </table:table-cell>
          <table:table-cell table:style-name="ce12" table:formula="of:=(-cpcu)*[.E183]+[.D183]" office:value-type="currency" office:currency="EUR" office:value="1687250" calcext:value-type="currency">
            <text:p>1 687 250 €</text:p>
          </table:table-cell>
          <table:table-cell table:style-name="ce12" table:formula="of:=financ-custoprot-custofab+[.B183]" office:value-type="currency" office:currency="EUR" office:value="2387250" calcext:value-type="currency">
            <text:p>2 387 250 €</text:p>
          </table:table-cell>
          <table:table-cell table:style-name="ce12" table:formula="of:=(qtdoses*pvpdose*7)*[.E183]+[.D182]" office:value-type="currency" office:currency="EUR" office:value="5087250" calcext:value-type="currency">
            <text:p>5 087 250 €</text:p>
          </table:table-cell>
          <table:table-cell table:style-name="ce20" office:value-type="string" calcext:value-type="string">
            <text:p>170</text:p>
          </table:table-cell>
          <table:table-cell table:number-columns-repeated="1019"/>
        </table:table-row>
        <table:table-row table:style-name="ro12">
          <table:table-cell table:style-name="ce7" table:formula="of:=[.A183]+7" office:value-type="date" office:date-value="2023-04-12" calcext:value-type="date">
            <text:p>2023-04-12</text:p>
          </table:table-cell>
          <table:table-cell table:style-name="ce12" table:formula="of:=(-cpcu)*[.E184]+[.D184]" office:value-type="currency" office:currency="EUR" office:value="1727100" calcext:value-type="currency">
            <text:p>1 727 100 €</text:p>
          </table:table-cell>
          <table:table-cell table:style-name="ce12" table:formula="of:=financ-custoprot-custofab+[.B184]" office:value-type="currency" office:currency="EUR" office:value="2427100" calcext:value-type="currency">
            <text:p>2 427 100 €</text:p>
          </table:table-cell>
          <table:table-cell table:style-name="ce12" table:formula="of:=(qtdoses*pvpdose*7)*[.E184]+[.D183]" office:value-type="currency" office:currency="EUR" office:value="5147100" calcext:value-type="currency">
            <text:p>5 147 100 €</text:p>
          </table:table-cell>
          <table:table-cell table:style-name="ce20" office:value-type="string" calcext:value-type="string">
            <text:p>171</text:p>
          </table:table-cell>
          <table:table-cell table:number-columns-repeated="1019"/>
        </table:table-row>
        <table:table-row table:style-name="ro12">
          <table:table-cell table:style-name="ce7" table:formula="of:=[.A184]+7" office:value-type="date" office:date-value="2023-04-19" calcext:value-type="date">
            <text:p>2023-04-19</text:p>
          </table:table-cell>
          <table:table-cell table:style-name="ce12" table:formula="of:=(-cpcu)*[.E185]+[.D185]" office:value-type="currency" office:currency="EUR" office:value="1767300" calcext:value-type="currency">
            <text:p>1 767 300 €</text:p>
          </table:table-cell>
          <table:table-cell table:style-name="ce12" table:formula="of:=financ-custoprot-custofab+[.B185]" office:value-type="currency" office:currency="EUR" office:value="2467300" calcext:value-type="currency">
            <text:p>2 467 300 €</text:p>
          </table:table-cell>
          <table:table-cell table:style-name="ce12" table:formula="of:=(qtdoses*pvpdose*7)*[.E185]+[.D184]" office:value-type="currency" office:currency="EUR" office:value="5207300" calcext:value-type="currency">
            <text:p>5 207 300 €</text:p>
          </table:table-cell>
          <table:table-cell table:style-name="ce20" office:value-type="string" calcext:value-type="string">
            <text:p>172</text:p>
          </table:table-cell>
          <table:table-cell table:number-columns-repeated="1019"/>
        </table:table-row>
        <table:table-row table:style-name="ro12">
          <table:table-cell table:style-name="ce7" table:formula="of:=[.A185]+7" office:value-type="date" office:date-value="2023-04-26" calcext:value-type="date">
            <text:p>2023-04-26</text:p>
          </table:table-cell>
          <table:table-cell table:style-name="ce12" table:formula="of:=(-cpcu)*[.E186]+[.D186]" office:value-type="currency" office:currency="EUR" office:value="1807850" calcext:value-type="currency">
            <text:p>1 807 850 €</text:p>
          </table:table-cell>
          <table:table-cell table:style-name="ce12" table:formula="of:=financ-custoprot-custofab+[.B186]" office:value-type="currency" office:currency="EUR" office:value="2507850" calcext:value-type="currency">
            <text:p>2 507 850 €</text:p>
          </table:table-cell>
          <table:table-cell table:style-name="ce12" table:formula="of:=(qtdoses*pvpdose*7)*[.E186]+[.D185]" office:value-type="currency" office:currency="EUR" office:value="5267850" calcext:value-type="currency">
            <text:p>5 267 850 €</text:p>
          </table:table-cell>
          <table:table-cell table:style-name="ce20" office:value-type="string" calcext:value-type="string">
            <text:p>173</text:p>
          </table:table-cell>
          <table:table-cell table:number-columns-repeated="1019"/>
        </table:table-row>
        <table:table-row table:style-name="ro12">
          <table:table-cell table:style-name="ce7" table:formula="of:=[.A186]+7" office:value-type="date" office:date-value="2023-05-03" calcext:value-type="date">
            <text:p>2023-05-03</text:p>
          </table:table-cell>
          <table:table-cell table:style-name="ce12" table:formula="of:=(-cpcu)*[.E187]+[.D187]" office:value-type="currency" office:currency="EUR" office:value="1848750" calcext:value-type="currency">
            <text:p>1 848 750 €</text:p>
          </table:table-cell>
          <table:table-cell table:style-name="ce12" table:formula="of:=financ-custoprot-custofab+[.B187]" office:value-type="currency" office:currency="EUR" office:value="2548750" calcext:value-type="currency">
            <text:p>2 548 750 €</text:p>
          </table:table-cell>
          <table:table-cell table:style-name="ce12" table:formula="of:=(qtdoses*pvpdose*7)*[.E187]+[.D186]" office:value-type="currency" office:currency="EUR" office:value="5328750" calcext:value-type="currency">
            <text:p>5 328 750 €</text:p>
          </table:table-cell>
          <table:table-cell table:style-name="ce20" office:value-type="string" calcext:value-type="string">
            <text:p>174</text:p>
          </table:table-cell>
          <table:table-cell table:number-columns-repeated="1019"/>
        </table:table-row>
        <table:table-row table:style-name="ro12">
          <table:table-cell table:style-name="ce7" table:formula="of:=[.A187]+7" office:value-type="date" office:date-value="2023-05-10" calcext:value-type="date">
            <text:p>2023-05-10</text:p>
          </table:table-cell>
          <table:table-cell table:style-name="ce12" table:formula="of:=(-cpcu)*[.E188]+[.D188]" office:value-type="currency" office:currency="EUR" office:value="1890000" calcext:value-type="currency">
            <text:p>1 890 000 €</text:p>
          </table:table-cell>
          <table:table-cell table:style-name="ce12" table:formula="of:=financ-custoprot-custofab+[.B188]" office:value-type="currency" office:currency="EUR" office:value="2590000" calcext:value-type="currency">
            <text:p>2 590 000 €</text:p>
          </table:table-cell>
          <table:table-cell table:style-name="ce12" table:formula="of:=(qtdoses*pvpdose*7)*[.E188]+[.D187]" office:value-type="currency" office:currency="EUR" office:value="5390000" calcext:value-type="currency">
            <text:p>5 390 000 €</text:p>
          </table:table-cell>
          <table:table-cell table:style-name="ce20" office:value-type="string" calcext:value-type="string">
            <text:p>175</text:p>
          </table:table-cell>
          <table:table-cell table:number-columns-repeated="1019"/>
        </table:table-row>
        <table:table-row table:style-name="ro12">
          <table:table-cell table:style-name="ce7" table:formula="of:=[.A188]+7" office:value-type="date" office:date-value="2023-05-17" calcext:value-type="date">
            <text:p>2023-05-17</text:p>
          </table:table-cell>
          <table:table-cell table:style-name="ce12" table:formula="of:=(-cpcu)*[.E189]+[.D189]" office:value-type="currency" office:currency="EUR" office:value="1931600" calcext:value-type="currency">
            <text:p>1 931 600 €</text:p>
          </table:table-cell>
          <table:table-cell table:style-name="ce12" table:formula="of:=financ-custoprot-custofab+[.B189]" office:value-type="currency" office:currency="EUR" office:value="2631600" calcext:value-type="currency">
            <text:p>2 631 600 €</text:p>
          </table:table-cell>
          <table:table-cell table:style-name="ce12" table:formula="of:=(qtdoses*pvpdose*7)*[.E189]+[.D188]" office:value-type="currency" office:currency="EUR" office:value="5451600" calcext:value-type="currency">
            <text:p>5 451 600 €</text:p>
          </table:table-cell>
          <table:table-cell table:style-name="ce20" office:value-type="string" calcext:value-type="string">
            <text:p>176</text:p>
          </table:table-cell>
          <table:table-cell table:number-columns-repeated="1019"/>
        </table:table-row>
        <table:table-row table:style-name="ro12">
          <table:table-cell table:style-name="ce7" table:formula="of:=[.A189]+7" office:value-type="date" office:date-value="2023-05-24" calcext:value-type="date">
            <text:p>2023-05-24</text:p>
          </table:table-cell>
          <table:table-cell table:style-name="ce12" table:formula="of:=(-cpcu)*[.E190]+[.D190]" office:value-type="currency" office:currency="EUR" office:value="1973550" calcext:value-type="currency">
            <text:p>1 973 550 €</text:p>
          </table:table-cell>
          <table:table-cell table:style-name="ce12" table:formula="of:=financ-custoprot-custofab+[.B190]" office:value-type="currency" office:currency="EUR" office:value="2673550" calcext:value-type="currency">
            <text:p>2 673 550 €</text:p>
          </table:table-cell>
          <table:table-cell table:style-name="ce12" table:formula="of:=(qtdoses*pvpdose*7)*[.E190]+[.D189]" office:value-type="currency" office:currency="EUR" office:value="5513550" calcext:value-type="currency">
            <text:p>5 513 550 €</text:p>
          </table:table-cell>
          <table:table-cell table:style-name="ce20" office:value-type="string" calcext:value-type="string">
            <text:p>177</text:p>
          </table:table-cell>
          <table:table-cell table:number-columns-repeated="1019"/>
        </table:table-row>
        <table:table-row table:style-name="ro12">
          <table:table-cell table:style-name="ce7" table:formula="of:=[.A190]+7" office:value-type="date" office:date-value="2023-05-31" calcext:value-type="date">
            <text:p>2023-05-31</text:p>
          </table:table-cell>
          <table:table-cell table:style-name="ce12" table:formula="of:=(-cpcu)*[.E191]+[.D191]" office:value-type="currency" office:currency="EUR" office:value="2015850" calcext:value-type="currency">
            <text:p>2 015 850 €</text:p>
          </table:table-cell>
          <table:table-cell table:style-name="ce12" table:formula="of:=financ-custoprot-custofab+[.B191]" office:value-type="currency" office:currency="EUR" office:value="2715850" calcext:value-type="currency">
            <text:p>2 715 850 €</text:p>
          </table:table-cell>
          <table:table-cell table:style-name="ce12" table:formula="of:=(qtdoses*pvpdose*7)*[.E191]+[.D190]" office:value-type="currency" office:currency="EUR" office:value="5575850" calcext:value-type="currency">
            <text:p>5 575 850 €</text:p>
          </table:table-cell>
          <table:table-cell table:style-name="ce20" office:value-type="string" calcext:value-type="string">
            <text:p>178</text:p>
          </table:table-cell>
          <table:table-cell table:number-columns-repeated="1019"/>
        </table:table-row>
        <table:table-row table:style-name="ro12">
          <table:table-cell table:style-name="ce7" table:formula="of:=[.A191]+7" office:value-type="date" office:date-value="2023-06-07" calcext:value-type="date">
            <text:p>2023-06-07</text:p>
          </table:table-cell>
          <table:table-cell table:style-name="ce12" table:formula="of:=(-cpcu)*[.E192]+[.D192]" office:value-type="currency" office:currency="EUR" office:value="2058500" calcext:value-type="currency">
            <text:p>2 058 500 €</text:p>
          </table:table-cell>
          <table:table-cell table:style-name="ce12" table:formula="of:=financ-custoprot-custofab+[.B192]" office:value-type="currency" office:currency="EUR" office:value="2758500" calcext:value-type="currency">
            <text:p>2 758 500 €</text:p>
          </table:table-cell>
          <table:table-cell table:style-name="ce12" table:formula="of:=(qtdoses*pvpdose*7)*[.E192]+[.D191]" office:value-type="currency" office:currency="EUR" office:value="5638500" calcext:value-type="currency">
            <text:p>5 638 500 €</text:p>
          </table:table-cell>
          <table:table-cell table:style-name="ce20" office:value-type="string" calcext:value-type="string">
            <text:p>179</text:p>
          </table:table-cell>
          <table:table-cell table:number-columns-repeated="1019"/>
        </table:table-row>
        <table:table-row table:style-name="ro12">
          <table:table-cell table:style-name="ce7" table:formula="of:=[.A192]+7" office:value-type="date" office:date-value="2023-06-14" calcext:value-type="date">
            <text:p>2023-06-14</text:p>
          </table:table-cell>
          <table:table-cell table:style-name="ce12" table:formula="of:=(-cpcu)*[.E193]+[.D193]" office:value-type="currency" office:currency="EUR" office:value="2101500" calcext:value-type="currency">
            <text:p>2 101 500 €</text:p>
          </table:table-cell>
          <table:table-cell table:style-name="ce12" table:formula="of:=financ-custoprot-custofab+[.B193]" office:value-type="currency" office:currency="EUR" office:value="2801500" calcext:value-type="currency">
            <text:p>2 801 500 €</text:p>
          </table:table-cell>
          <table:table-cell table:style-name="ce12" table:formula="of:=(qtdoses*pvpdose*7)*[.E193]+[.D192]" office:value-type="currency" office:currency="EUR" office:value="5701500" calcext:value-type="currency">
            <text:p>5 701 500 €</text:p>
          </table:table-cell>
          <table:table-cell table:style-name="ce20" office:value-type="string" calcext:value-type="string">
            <text:p>180</text:p>
          </table:table-cell>
          <table:table-cell table:number-columns-repeated="1019"/>
        </table:table-row>
        <table:table-row table:style-name="ro12">
          <table:table-cell table:style-name="ce7" table:formula="of:=[.A193]+7" office:value-type="date" office:date-value="2023-06-21" calcext:value-type="date">
            <text:p>2023-06-21</text:p>
          </table:table-cell>
          <table:table-cell table:style-name="ce12" table:formula="of:=(-cpcu)*[.E194]+[.D194]" office:value-type="currency" office:currency="EUR" office:value="2144850" calcext:value-type="currency">
            <text:p>2 144 850 €</text:p>
          </table:table-cell>
          <table:table-cell table:style-name="ce12" table:formula="of:=financ-custoprot-custofab+[.B194]" office:value-type="currency" office:currency="EUR" office:value="2844850" calcext:value-type="currency">
            <text:p>2 844 850 €</text:p>
          </table:table-cell>
          <table:table-cell table:style-name="ce12" table:formula="of:=(qtdoses*pvpdose*7)*[.E194]+[.D193]" office:value-type="currency" office:currency="EUR" office:value="5764850" calcext:value-type="currency">
            <text:p>5 764 850 €</text:p>
          </table:table-cell>
          <table:table-cell table:style-name="ce20" office:value-type="string" calcext:value-type="string">
            <text:p>181</text:p>
          </table:table-cell>
          <table:table-cell table:number-columns-repeated="1019"/>
        </table:table-row>
        <table:table-row table:style-name="ro12">
          <table:table-cell table:style-name="ce7" table:formula="of:=[.A194]+7" office:value-type="date" office:date-value="2023-06-28" calcext:value-type="date">
            <text:p>2023-06-28</text:p>
          </table:table-cell>
          <table:table-cell table:style-name="ce12" table:formula="of:=(-cpcu)*[.E195]+[.D195]" office:value-type="currency" office:currency="EUR" office:value="2188550" calcext:value-type="currency">
            <text:p>2 188 550 €</text:p>
          </table:table-cell>
          <table:table-cell table:style-name="ce12" table:formula="of:=financ-custoprot-custofab+[.B195]" office:value-type="currency" office:currency="EUR" office:value="2888550" calcext:value-type="currency">
            <text:p>2 888 550 €</text:p>
          </table:table-cell>
          <table:table-cell table:style-name="ce12" table:formula="of:=(qtdoses*pvpdose*7)*[.E195]+[.D194]" office:value-type="currency" office:currency="EUR" office:value="5828550" calcext:value-type="currency">
            <text:p>5 828 550 €</text:p>
          </table:table-cell>
          <table:table-cell table:style-name="ce20" office:value-type="string" calcext:value-type="string">
            <text:p>182</text:p>
          </table:table-cell>
          <table:table-cell table:number-columns-repeated="1019"/>
        </table:table-row>
        <table:table-row table:style-name="ro12">
          <table:table-cell table:style-name="ce7" table:formula="of:=[.A195]+7" office:value-type="date" office:date-value="2023-07-05" calcext:value-type="date">
            <text:p>2023-07-05</text:p>
          </table:table-cell>
          <table:table-cell table:style-name="ce12" table:formula="of:=(-cpcu)*[.E196]+[.D196]" office:value-type="currency" office:currency="EUR" office:value="2232600" calcext:value-type="currency">
            <text:p>2 232 600 €</text:p>
          </table:table-cell>
          <table:table-cell table:style-name="ce12" table:formula="of:=financ-custoprot-custofab+[.B196]" office:value-type="currency" office:currency="EUR" office:value="2932600" calcext:value-type="currency">
            <text:p>2 932 600 €</text:p>
          </table:table-cell>
          <table:table-cell table:style-name="ce12" table:formula="of:=(qtdoses*pvpdose*7)*[.E196]+[.D195]" office:value-type="currency" office:currency="EUR" office:value="5892600" calcext:value-type="currency">
            <text:p>5 892 600 €</text:p>
          </table:table-cell>
          <table:table-cell table:style-name="ce20" office:value-type="string" calcext:value-type="string">
            <text:p>183</text:p>
          </table:table-cell>
          <table:table-cell table:number-columns-repeated="1019"/>
        </table:table-row>
        <table:table-row table:style-name="ro12">
          <table:table-cell table:style-name="ce7" table:formula="of:=[.A196]+7" office:value-type="date" office:date-value="2023-07-12" calcext:value-type="date">
            <text:p>2023-07-12</text:p>
          </table:table-cell>
          <table:table-cell table:style-name="ce12" table:formula="of:=(-cpcu)*[.E197]+[.D197]" office:value-type="currency" office:currency="EUR" office:value="2277000" calcext:value-type="currency">
            <text:p>2 277 000 €</text:p>
          </table:table-cell>
          <table:table-cell table:style-name="ce12" table:formula="of:=financ-custoprot-custofab+[.B197]" office:value-type="currency" office:currency="EUR" office:value="2977000" calcext:value-type="currency">
            <text:p>2 977 000 €</text:p>
          </table:table-cell>
          <table:table-cell table:style-name="ce12" table:formula="of:=(qtdoses*pvpdose*7)*[.E197]+[.D196]" office:value-type="currency" office:currency="EUR" office:value="5957000" calcext:value-type="currency">
            <text:p>5 957 000 €</text:p>
          </table:table-cell>
          <table:table-cell table:style-name="ce20" office:value-type="string" calcext:value-type="string">
            <text:p>184</text:p>
          </table:table-cell>
          <table:table-cell table:number-columns-repeated="1019"/>
        </table:table-row>
        <table:table-row table:style-name="ro12">
          <table:table-cell table:style-name="ce7" table:formula="of:=[.A197]+7" office:value-type="date" office:date-value="2023-07-19" calcext:value-type="date">
            <text:p>2023-07-19</text:p>
          </table:table-cell>
          <table:table-cell table:style-name="ce12" table:formula="of:=(-cpcu)*[.E198]+[.D198]" office:value-type="currency" office:currency="EUR" office:value="2321750" calcext:value-type="currency">
            <text:p>2 321 750 €</text:p>
          </table:table-cell>
          <table:table-cell table:style-name="ce12" table:formula="of:=financ-custoprot-custofab+[.B198]" office:value-type="currency" office:currency="EUR" office:value="3021750" calcext:value-type="currency">
            <text:p>3 021 750 €</text:p>
          </table:table-cell>
          <table:table-cell table:style-name="ce12" table:formula="of:=(qtdoses*pvpdose*7)*[.E198]+[.D197]" office:value-type="currency" office:currency="EUR" office:value="6021750" calcext:value-type="currency">
            <text:p>6 021 750 €</text:p>
          </table:table-cell>
          <table:table-cell table:style-name="ce20" office:value-type="string" calcext:value-type="string">
            <text:p>185</text:p>
          </table:table-cell>
          <table:table-cell table:number-columns-repeated="1019"/>
        </table:table-row>
        <table:table-row table:style-name="ro12">
          <table:table-cell table:style-name="ce7" table:formula="of:=[.A198]+7" office:value-type="date" office:date-value="2023-07-26" calcext:value-type="date">
            <text:p>2023-07-26</text:p>
          </table:table-cell>
          <table:table-cell table:style-name="ce12" table:formula="of:=(-cpcu)*[.E199]+[.D199]" office:value-type="currency" office:currency="EUR" office:value="2366850" calcext:value-type="currency">
            <text:p>2 366 850 €</text:p>
          </table:table-cell>
          <table:table-cell table:style-name="ce12" table:formula="of:=financ-custoprot-custofab+[.B199]" office:value-type="currency" office:currency="EUR" office:value="3066850" calcext:value-type="currency">
            <text:p>3 066 850 €</text:p>
          </table:table-cell>
          <table:table-cell table:style-name="ce12" table:formula="of:=(qtdoses*pvpdose*7)*[.E199]+[.D198]" office:value-type="currency" office:currency="EUR" office:value="6086850" calcext:value-type="currency">
            <text:p>6 086 850 €</text:p>
          </table:table-cell>
          <table:table-cell table:style-name="ce20" office:value-type="string" calcext:value-type="string">
            <text:p>186</text:p>
          </table:table-cell>
          <table:table-cell table:number-columns-repeated="1019"/>
        </table:table-row>
        <table:table-row table:style-name="ro12">
          <table:table-cell table:style-name="ce7" table:formula="of:=[.A199]+7" office:value-type="date" office:date-value="2023-08-02" calcext:value-type="date">
            <text:p>2023-08-02</text:p>
          </table:table-cell>
          <table:table-cell table:style-name="ce12" table:formula="of:=(-cpcu)*[.E200]+[.D200]" office:value-type="currency" office:currency="EUR" office:value="2412300" calcext:value-type="currency">
            <text:p>2 412 300 €</text:p>
          </table:table-cell>
          <table:table-cell table:style-name="ce12" table:formula="of:=financ-custoprot-custofab+[.B200]" office:value-type="currency" office:currency="EUR" office:value="3112300" calcext:value-type="currency">
            <text:p>3 112 300 €</text:p>
          </table:table-cell>
          <table:table-cell table:style-name="ce12" table:formula="of:=(qtdoses*pvpdose*7)*[.E200]+[.D199]" office:value-type="currency" office:currency="EUR" office:value="6152300" calcext:value-type="currency">
            <text:p>6 152 300 €</text:p>
          </table:table-cell>
          <table:table-cell table:style-name="ce20" office:value-type="string" calcext:value-type="string">
            <text:p>187</text:p>
          </table:table-cell>
          <table:table-cell table:number-columns-repeated="1019"/>
        </table:table-row>
        <table:table-row table:style-name="ro12">
          <table:table-cell table:style-name="ce7" table:formula="of:=[.A200]+7" office:value-type="date" office:date-value="2023-08-09" calcext:value-type="date">
            <text:p>2023-08-09</text:p>
          </table:table-cell>
          <table:table-cell table:style-name="ce12" table:formula="of:=(-cpcu)*[.E201]+[.D201]" office:value-type="currency" office:currency="EUR" office:value="2458100" calcext:value-type="currency">
            <text:p>2 458 100 €</text:p>
          </table:table-cell>
          <table:table-cell table:style-name="ce12" table:formula="of:=financ-custoprot-custofab+[.B201]" office:value-type="currency" office:currency="EUR" office:value="3158100" calcext:value-type="currency">
            <text:p>3 158 100 €</text:p>
          </table:table-cell>
          <table:table-cell table:style-name="ce12" table:formula="of:=(qtdoses*pvpdose*7)*[.E201]+[.D200]" office:value-type="currency" office:currency="EUR" office:value="6218100" calcext:value-type="currency">
            <text:p>6 218 100 €</text:p>
          </table:table-cell>
          <table:table-cell table:style-name="ce20" office:value-type="string" calcext:value-type="string">
            <text:p>188</text:p>
          </table:table-cell>
          <table:table-cell table:number-columns-repeated="1019"/>
        </table:table-row>
        <table:table-row table:style-name="ro12">
          <table:table-cell table:style-name="ce7" table:formula="of:=[.A201]+7" office:value-type="date" office:date-value="2023-08-16" calcext:value-type="date">
            <text:p>2023-08-16</text:p>
          </table:table-cell>
          <table:table-cell table:style-name="ce12" table:formula="of:=(-cpcu)*[.E202]+[.D202]" office:value-type="currency" office:currency="EUR" office:value="2504250" calcext:value-type="currency">
            <text:p>2 504 250 €</text:p>
          </table:table-cell>
          <table:table-cell table:style-name="ce12" table:formula="of:=financ-custoprot-custofab+[.B202]" office:value-type="currency" office:currency="EUR" office:value="3204250" calcext:value-type="currency">
            <text:p>3 204 250 €</text:p>
          </table:table-cell>
          <table:table-cell table:style-name="ce12" table:formula="of:=(qtdoses*pvpdose*7)*[.E202]+[.D201]" office:value-type="currency" office:currency="EUR" office:value="6284250" calcext:value-type="currency">
            <text:p>6 284 250 €</text:p>
          </table:table-cell>
          <table:table-cell table:style-name="ce20" office:value-type="string" calcext:value-type="string">
            <text:p>189</text:p>
          </table:table-cell>
          <table:table-cell table:number-columns-repeated="1019"/>
        </table:table-row>
        <table:table-row table:style-name="ro12">
          <table:table-cell table:style-name="ce7" table:formula="of:=[.A202]+7" office:value-type="date" office:date-value="2023-08-23" calcext:value-type="date">
            <text:p>2023-08-23</text:p>
          </table:table-cell>
          <table:table-cell table:style-name="ce12" table:formula="of:=(-cpcu)*[.E203]+[.D203]" office:value-type="currency" office:currency="EUR" office:value="2550750" calcext:value-type="currency">
            <text:p>2 550 750 €</text:p>
          </table:table-cell>
          <table:table-cell table:style-name="ce12" table:formula="of:=financ-custoprot-custofab+[.B203]" office:value-type="currency" office:currency="EUR" office:value="3250750" calcext:value-type="currency">
            <text:p>3 250 750 €</text:p>
          </table:table-cell>
          <table:table-cell table:style-name="ce12" table:formula="of:=(qtdoses*pvpdose*7)*[.E203]+[.D202]" office:value-type="currency" office:currency="EUR" office:value="6350750" calcext:value-type="currency">
            <text:p>6 350 750 €</text:p>
          </table:table-cell>
          <table:table-cell table:style-name="ce20" office:value-type="string" calcext:value-type="string">
            <text:p>190</text:p>
          </table:table-cell>
          <table:table-cell table:number-columns-repeated="1019"/>
        </table:table-row>
        <table:table-row table:style-name="ro12">
          <table:table-cell table:style-name="ce7" table:formula="of:=[.A203]+7" office:value-type="date" office:date-value="2023-08-30" calcext:value-type="date">
            <text:p>2023-08-30</text:p>
          </table:table-cell>
          <table:table-cell table:style-name="ce12" table:formula="of:=(-cpcu)*[.E204]+[.D204]" office:value-type="currency" office:currency="EUR" office:value="2597600" calcext:value-type="currency">
            <text:p>2 597 600 €</text:p>
          </table:table-cell>
          <table:table-cell table:style-name="ce12" table:formula="of:=financ-custoprot-custofab+[.B204]" office:value-type="currency" office:currency="EUR" office:value="3297600" calcext:value-type="currency">
            <text:p>3 297 600 €</text:p>
          </table:table-cell>
          <table:table-cell table:style-name="ce12" table:formula="of:=(qtdoses*pvpdose*7)*[.E204]+[.D203]" office:value-type="currency" office:currency="EUR" office:value="6417600" calcext:value-type="currency">
            <text:p>6 417 600 €</text:p>
          </table:table-cell>
          <table:table-cell table:style-name="ce20" office:value-type="string" calcext:value-type="string">
            <text:p>191</text:p>
          </table:table-cell>
          <table:table-cell table:number-columns-repeated="1019"/>
        </table:table-row>
        <table:table-row table:style-name="ro12">
          <table:table-cell table:style-name="ce7" table:formula="of:=[.A204]+7" office:value-type="date" office:date-value="2023-09-06" calcext:value-type="date">
            <text:p>2023-09-06</text:p>
          </table:table-cell>
          <table:table-cell table:style-name="ce12" table:formula="of:=(-cpcu)*[.E205]+[.D205]" office:value-type="currency" office:currency="EUR" office:value="2644800" calcext:value-type="currency">
            <text:p>2 644 800 €</text:p>
          </table:table-cell>
          <table:table-cell table:style-name="ce12" table:formula="of:=financ-custoprot-custofab+[.B205]" office:value-type="currency" office:currency="EUR" office:value="3344800" calcext:value-type="currency">
            <text:p>3 344 800 €</text:p>
          </table:table-cell>
          <table:table-cell table:style-name="ce12" table:formula="of:=(qtdoses*pvpdose*7)*[.E205]+[.D204]" office:value-type="currency" office:currency="EUR" office:value="6484800" calcext:value-type="currency">
            <text:p>6 484 800 €</text:p>
          </table:table-cell>
          <table:table-cell table:style-name="ce20" office:value-type="string" calcext:value-type="string">
            <text:p>192</text:p>
          </table:table-cell>
          <table:table-cell table:number-columns-repeated="1019"/>
        </table:table-row>
        <table:table-row table:style-name="ro12">
          <table:table-cell table:style-name="ce7" table:formula="of:=[.A205]+7" office:value-type="date" office:date-value="2023-09-13" calcext:value-type="date">
            <text:p>2023-09-13</text:p>
          </table:table-cell>
          <table:table-cell table:style-name="ce12" table:formula="of:=(-cpcu)*[.E206]+[.D206]" office:value-type="currency" office:currency="EUR" office:value="2692350" calcext:value-type="currency">
            <text:p>2 692 350 €</text:p>
          </table:table-cell>
          <table:table-cell table:style-name="ce12" table:formula="of:=financ-custoprot-custofab+[.B206]" office:value-type="currency" office:currency="EUR" office:value="3392350" calcext:value-type="currency">
            <text:p>3 392 350 €</text:p>
          </table:table-cell>
          <table:table-cell table:style-name="ce12" table:formula="of:=(qtdoses*pvpdose*7)*[.E206]+[.D205]" office:value-type="currency" office:currency="EUR" office:value="6552350" calcext:value-type="currency">
            <text:p>6 552 350 €</text:p>
          </table:table-cell>
          <table:table-cell table:style-name="ce20" office:value-type="string" calcext:value-type="string">
            <text:p>193</text:p>
          </table:table-cell>
          <table:table-cell table:number-columns-repeated="1019"/>
        </table:table-row>
        <table:table-row table:style-name="ro12">
          <table:table-cell table:style-name="ce7" table:formula="of:=[.A206]+7" office:value-type="date" office:date-value="2023-09-20" calcext:value-type="date">
            <text:p>2023-09-20</text:p>
          </table:table-cell>
          <table:table-cell table:style-name="ce12" table:formula="of:=(-cpcu)*[.E207]+[.D207]" office:value-type="currency" office:currency="EUR" office:value="2740250" calcext:value-type="currency">
            <text:p>2 740 250 €</text:p>
          </table:table-cell>
          <table:table-cell table:style-name="ce12" table:formula="of:=financ-custoprot-custofab+[.B207]" office:value-type="currency" office:currency="EUR" office:value="3440250" calcext:value-type="currency">
            <text:p>3 440 250 €</text:p>
          </table:table-cell>
          <table:table-cell table:style-name="ce12" table:formula="of:=(qtdoses*pvpdose*7)*[.E207]+[.D206]" office:value-type="currency" office:currency="EUR" office:value="6620250" calcext:value-type="currency">
            <text:p>6 620 250 €</text:p>
          </table:table-cell>
          <table:table-cell table:style-name="ce20" office:value-type="string" calcext:value-type="string">
            <text:p>194</text:p>
          </table:table-cell>
          <table:table-cell table:number-columns-repeated="1019"/>
        </table:table-row>
        <table:table-row table:style-name="ro12">
          <table:table-cell table:style-name="ce7" table:formula="of:=[.A207]+7" office:value-type="date" office:date-value="2023-09-27" calcext:value-type="date">
            <text:p>2023-09-27</text:p>
          </table:table-cell>
          <table:table-cell table:style-name="ce12" table:formula="of:=(-cpcu)*[.E208]+[.D208]" office:value-type="currency" office:currency="EUR" office:value="2788500" calcext:value-type="currency">
            <text:p>2 788 500 €</text:p>
          </table:table-cell>
          <table:table-cell table:style-name="ce12" table:formula="of:=financ-custoprot-custofab+[.B208]" office:value-type="currency" office:currency="EUR" office:value="3488500" calcext:value-type="currency">
            <text:p>3 488 500 €</text:p>
          </table:table-cell>
          <table:table-cell table:style-name="ce12" table:formula="of:=(qtdoses*pvpdose*7)*[.E208]+[.D207]" office:value-type="currency" office:currency="EUR" office:value="6688500" calcext:value-type="currency">
            <text:p>6 688 500 €</text:p>
          </table:table-cell>
          <table:table-cell table:style-name="ce20" office:value-type="string" calcext:value-type="string">
            <text:p>195</text:p>
          </table:table-cell>
          <table:table-cell table:number-columns-repeated="1019"/>
        </table:table-row>
        <table:table-row table:style-name="ro12">
          <table:table-cell table:style-name="ce7" table:formula="of:=[.A208]+7" office:value-type="date" office:date-value="2023-10-04" calcext:value-type="date">
            <text:p>2023-10-04</text:p>
          </table:table-cell>
          <table:table-cell table:style-name="ce12" table:formula="of:=(-cpcu)*[.E209]+[.D209]" office:value-type="currency" office:currency="EUR" office:value="2837100" calcext:value-type="currency">
            <text:p>2 837 100 €</text:p>
          </table:table-cell>
          <table:table-cell table:style-name="ce12" table:formula="of:=financ-custoprot-custofab+[.B209]" office:value-type="currency" office:currency="EUR" office:value="3537100" calcext:value-type="currency">
            <text:p>3 537 100 €</text:p>
          </table:table-cell>
          <table:table-cell table:style-name="ce12" table:formula="of:=(qtdoses*pvpdose*7)*[.E209]+[.D208]" office:value-type="currency" office:currency="EUR" office:value="6757100" calcext:value-type="currency">
            <text:p>6 757 100 €</text:p>
          </table:table-cell>
          <table:table-cell table:style-name="ce20" office:value-type="string" calcext:value-type="string">
            <text:p>196</text:p>
          </table:table-cell>
          <table:table-cell table:number-columns-repeated="1019"/>
        </table:table-row>
        <table:table-row table:style-name="ro12">
          <table:table-cell table:style-name="ce7" table:formula="of:=[.A209]+7" office:value-type="date" office:date-value="2023-10-11" calcext:value-type="date">
            <text:p>2023-10-11</text:p>
          </table:table-cell>
          <table:table-cell table:style-name="ce12" table:formula="of:=(-cpcu)*[.E210]+[.D210]" office:value-type="currency" office:currency="EUR" office:value="2886050" calcext:value-type="currency">
            <text:p>2 886 050 €</text:p>
          </table:table-cell>
          <table:table-cell table:style-name="ce12" table:formula="of:=financ-custoprot-custofab+[.B210]" office:value-type="currency" office:currency="EUR" office:value="3586050" calcext:value-type="currency">
            <text:p>3 586 050 €</text:p>
          </table:table-cell>
          <table:table-cell table:style-name="ce12" table:formula="of:=(qtdoses*pvpdose*7)*[.E210]+[.D209]" office:value-type="currency" office:currency="EUR" office:value="6826050" calcext:value-type="currency">
            <text:p>6 826 050 €</text:p>
          </table:table-cell>
          <table:table-cell table:style-name="ce20" office:value-type="string" calcext:value-type="string">
            <text:p>197</text:p>
          </table:table-cell>
          <table:table-cell table:number-columns-repeated="1019"/>
        </table:table-row>
        <table:table-row table:style-name="ro12">
          <table:table-cell table:style-name="ce7" table:formula="of:=[.A210]+7" office:value-type="date" office:date-value="2023-10-18" calcext:value-type="date">
            <text:p>2023-10-18</text:p>
          </table:table-cell>
          <table:table-cell table:style-name="ce12" table:formula="of:=(-cpcu)*[.E211]+[.D211]" office:value-type="currency" office:currency="EUR" office:value="2935350" calcext:value-type="currency">
            <text:p>2 935 350 €</text:p>
          </table:table-cell>
          <table:table-cell table:style-name="ce12" table:formula="of:=financ-custoprot-custofab+[.B211]" office:value-type="currency" office:currency="EUR" office:value="3635350" calcext:value-type="currency">
            <text:p>3 635 350 €</text:p>
          </table:table-cell>
          <table:table-cell table:style-name="ce12" table:formula="of:=(qtdoses*pvpdose*7)*[.E211]+[.D210]" office:value-type="currency" office:currency="EUR" office:value="6895350" calcext:value-type="currency">
            <text:p>6 895 350 €</text:p>
          </table:table-cell>
          <table:table-cell table:style-name="ce20" office:value-type="string" calcext:value-type="string">
            <text:p>198</text:p>
          </table:table-cell>
          <table:table-cell table:number-columns-repeated="1019"/>
        </table:table-row>
        <table:table-row table:style-name="ro12">
          <table:table-cell table:style-name="ce7" table:formula="of:=[.A211]+7" office:value-type="date" office:date-value="2023-10-25" calcext:value-type="date">
            <text:p>2023-10-25</text:p>
          </table:table-cell>
          <table:table-cell table:style-name="ce12" table:formula="of:=(-cpcu)*[.E212]+[.D212]" office:value-type="currency" office:currency="EUR" office:value="2985000" calcext:value-type="currency">
            <text:p>2 985 000 €</text:p>
          </table:table-cell>
          <table:table-cell table:style-name="ce12" table:formula="of:=financ-custoprot-custofab+[.B212]" office:value-type="currency" office:currency="EUR" office:value="3685000" calcext:value-type="currency">
            <text:p>3 685 000 €</text:p>
          </table:table-cell>
          <table:table-cell table:style-name="ce12" table:formula="of:=(qtdoses*pvpdose*7)*[.E212]+[.D211]" office:value-type="currency" office:currency="EUR" office:value="6965000" calcext:value-type="currency">
            <text:p>6 965 000 €</text:p>
          </table:table-cell>
          <table:table-cell table:style-name="ce20" office:value-type="string" calcext:value-type="string">
            <text:p>199</text:p>
          </table:table-cell>
          <table:table-cell table:number-columns-repeated="1019"/>
        </table:table-row>
        <table:table-row table:style-name="ro12">
          <table:table-cell table:style-name="ce7" table:formula="of:=[.A212]+7" office:value-type="date" office:date-value="2023-11-01" calcext:value-type="date">
            <text:p>2023-11-01</text:p>
          </table:table-cell>
          <table:table-cell table:style-name="ce12" table:formula="of:=(-cpcu)*[.E213]+[.D213]" office:value-type="currency" office:currency="EUR" office:value="3035000" calcext:value-type="currency">
            <text:p>3 035 000 €</text:p>
          </table:table-cell>
          <table:table-cell table:style-name="ce12" table:formula="of:=financ-custoprot-custofab+[.B213]" office:value-type="currency" office:currency="EUR" office:value="3735000" calcext:value-type="currency">
            <text:p>3 735 000 €</text:p>
          </table:table-cell>
          <table:table-cell table:style-name="ce12" table:formula="of:=(qtdoses*pvpdose*7)*[.E213]+[.D212]" office:value-type="currency" office:currency="EUR" office:value="7035000" calcext:value-type="currency">
            <text:p>7 035 000 €</text:p>
          </table:table-cell>
          <table:table-cell table:style-name="ce20" office:value-type="string" calcext:value-type="string">
            <text:p>200</text:p>
          </table:table-cell>
          <table:table-cell table:number-columns-repeated="1019"/>
        </table:table-row>
        <table:table-row table:style-name="ro12">
          <table:table-cell table:style-name="ce7" table:formula="of:=[.A213]+7" office:value-type="date" office:date-value="2023-11-08" calcext:value-type="date">
            <text:p>2023-11-08</text:p>
          </table:table-cell>
          <table:table-cell table:style-name="ce12" table:formula="of:=(-cpcu)*[.E214]+[.D214]" office:value-type="currency" office:currency="EUR" office:value="3085350" calcext:value-type="currency">
            <text:p>3 085 350 €</text:p>
          </table:table-cell>
          <table:table-cell table:style-name="ce12" table:formula="of:=financ-custoprot-custofab+[.B214]" office:value-type="currency" office:currency="EUR" office:value="3785350" calcext:value-type="currency">
            <text:p>3 785 350 €</text:p>
          </table:table-cell>
          <table:table-cell table:style-name="ce12" table:formula="of:=(qtdoses*pvpdose*7)*[.E214]+[.D213]" office:value-type="currency" office:currency="EUR" office:value="7105350" calcext:value-type="currency">
            <text:p>7 105 350 €</text:p>
          </table:table-cell>
          <table:table-cell table:style-name="ce20" office:value-type="string" calcext:value-type="string">
            <text:p>201</text:p>
          </table:table-cell>
          <table:table-cell table:number-columns-repeated="1019"/>
        </table:table-row>
        <table:table-row table:style-name="ro12">
          <table:table-cell table:style-name="ce7" table:formula="of:=[.A214]+7" office:value-type="date" office:date-value="2023-11-15" calcext:value-type="date">
            <text:p>2023-11-15</text:p>
          </table:table-cell>
          <table:table-cell table:style-name="ce12" table:formula="of:=(-cpcu)*[.E215]+[.D215]" office:value-type="currency" office:currency="EUR" office:value="3136050" calcext:value-type="currency">
            <text:p>3 136 050 €</text:p>
          </table:table-cell>
          <table:table-cell table:style-name="ce12" table:formula="of:=financ-custoprot-custofab+[.B215]" office:value-type="currency" office:currency="EUR" office:value="3836050" calcext:value-type="currency">
            <text:p>3 836 050 €</text:p>
          </table:table-cell>
          <table:table-cell table:style-name="ce12" table:formula="of:=(qtdoses*pvpdose*7)*[.E215]+[.D214]" office:value-type="currency" office:currency="EUR" office:value="7176050" calcext:value-type="currency">
            <text:p>7 176 050 €</text:p>
          </table:table-cell>
          <table:table-cell table:style-name="ce20" office:value-type="string" calcext:value-type="string">
            <text:p>202</text:p>
          </table:table-cell>
          <table:table-cell table:number-columns-repeated="1019"/>
        </table:table-row>
        <table:table-row table:style-name="ro12">
          <table:table-cell table:style-name="ce7" table:formula="of:=[.A215]+7" office:value-type="date" office:date-value="2023-11-22" calcext:value-type="date">
            <text:p>2023-11-22</text:p>
          </table:table-cell>
          <table:table-cell table:style-name="ce12" table:formula="of:=(-cpcu)*[.E216]+[.D216]" office:value-type="currency" office:currency="EUR" office:value="3187100" calcext:value-type="currency">
            <text:p>3 187 100 €</text:p>
          </table:table-cell>
          <table:table-cell table:style-name="ce12" table:formula="of:=financ-custoprot-custofab+[.B216]" office:value-type="currency" office:currency="EUR" office:value="3887100" calcext:value-type="currency">
            <text:p>3 887 100 €</text:p>
          </table:table-cell>
          <table:table-cell table:style-name="ce12" table:formula="of:=(qtdoses*pvpdose*7)*[.E216]+[.D215]" office:value-type="currency" office:currency="EUR" office:value="7247100" calcext:value-type="currency">
            <text:p>7 247 100 €</text:p>
          </table:table-cell>
          <table:table-cell table:style-name="ce20" office:value-type="string" calcext:value-type="string">
            <text:p>203</text:p>
          </table:table-cell>
          <table:table-cell table:number-columns-repeated="1019"/>
        </table:table-row>
        <table:table-row table:style-name="ro12">
          <table:table-cell table:style-name="ce7" table:formula="of:=[.A216]+7" office:value-type="date" office:date-value="2023-11-29" calcext:value-type="date">
            <text:p>2023-11-29</text:p>
          </table:table-cell>
          <table:table-cell table:style-name="ce12" table:formula="of:=(-cpcu)*[.E217]+[.D217]" office:value-type="currency" office:currency="EUR" office:value="3238500" calcext:value-type="currency">
            <text:p>3 238 500 €</text:p>
          </table:table-cell>
          <table:table-cell table:style-name="ce12" table:formula="of:=financ-custoprot-custofab+[.B217]" office:value-type="currency" office:currency="EUR" office:value="3938500" calcext:value-type="currency">
            <text:p>3 938 500 €</text:p>
          </table:table-cell>
          <table:table-cell table:style-name="ce12" table:formula="of:=(qtdoses*pvpdose*7)*[.E217]+[.D216]" office:value-type="currency" office:currency="EUR" office:value="7318500" calcext:value-type="currency">
            <text:p>7 318 500 €</text:p>
          </table:table-cell>
          <table:table-cell table:style-name="ce20" office:value-type="string" calcext:value-type="string">
            <text:p>204</text:p>
          </table:table-cell>
          <table:table-cell table:number-columns-repeated="1019"/>
        </table:table-row>
        <table:table-row table:style-name="ro12">
          <table:table-cell table:style-name="ce7" table:formula="of:=[.A217]+7" office:value-type="date" office:date-value="2023-12-06" calcext:value-type="date">
            <text:p>2023-12-06</text:p>
          </table:table-cell>
          <table:table-cell table:style-name="ce12" table:formula="of:=(-cpcu)*[.E218]+[.D218]" office:value-type="currency" office:currency="EUR" office:value="3290250" calcext:value-type="currency">
            <text:p>3 290 250 €</text:p>
          </table:table-cell>
          <table:table-cell table:style-name="ce12" table:formula="of:=financ-custoprot-custofab+[.B218]" office:value-type="currency" office:currency="EUR" office:value="3990250" calcext:value-type="currency">
            <text:p>3 990 250 €</text:p>
          </table:table-cell>
          <table:table-cell table:style-name="ce12" table:formula="of:=(qtdoses*pvpdose*7)*[.E218]+[.D217]" office:value-type="currency" office:currency="EUR" office:value="7390250" calcext:value-type="currency">
            <text:p>7 390 250 €</text:p>
          </table:table-cell>
          <table:table-cell table:style-name="ce20" office:value-type="string" calcext:value-type="string">
            <text:p>205</text:p>
          </table:table-cell>
          <table:table-cell table:number-columns-repeated="1019"/>
        </table:table-row>
        <table:table-row table:style-name="ro12">
          <table:table-cell table:style-name="ce7" table:formula="of:=[.A218]+7" office:value-type="date" office:date-value="2023-12-13" calcext:value-type="date">
            <text:p>2023-12-13</text:p>
          </table:table-cell>
          <table:table-cell table:style-name="ce12" table:formula="of:=(-cpcu)*[.E219]+[.D219]" office:value-type="currency" office:currency="EUR" office:value="3342350" calcext:value-type="currency">
            <text:p>3 342 350 €</text:p>
          </table:table-cell>
          <table:table-cell table:style-name="ce12" table:formula="of:=financ-custoprot-custofab+[.B219]" office:value-type="currency" office:currency="EUR" office:value="4042350" calcext:value-type="currency">
            <text:p>4 042 350 €</text:p>
          </table:table-cell>
          <table:table-cell table:style-name="ce12" table:formula="of:=(qtdoses*pvpdose*7)*[.E219]+[.D218]" office:value-type="currency" office:currency="EUR" office:value="7462350" calcext:value-type="currency">
            <text:p>7 462 350 €</text:p>
          </table:table-cell>
          <table:table-cell table:style-name="ce20" office:value-type="string" calcext:value-type="string">
            <text:p>206</text:p>
          </table:table-cell>
          <table:table-cell table:number-columns-repeated="1019"/>
        </table:table-row>
        <table:table-row table:style-name="ro12">
          <table:table-cell table:style-name="ce7" table:formula="of:=[.A219]+7" office:value-type="date" office:date-value="2023-12-20" calcext:value-type="date">
            <text:p>2023-12-20</text:p>
          </table:table-cell>
          <table:table-cell table:style-name="ce12" table:formula="of:=(-cpcu)*[.E220]+[.D220]" office:value-type="currency" office:currency="EUR" office:value="3394800" calcext:value-type="currency">
            <text:p>3 394 800 €</text:p>
          </table:table-cell>
          <table:table-cell table:style-name="ce12" table:formula="of:=financ-custoprot-custofab+[.B220]" office:value-type="currency" office:currency="EUR" office:value="4094800" calcext:value-type="currency">
            <text:p>4 094 800 €</text:p>
          </table:table-cell>
          <table:table-cell table:style-name="ce12" table:formula="of:=(qtdoses*pvpdose*7)*[.E220]+[.D219]" office:value-type="currency" office:currency="EUR" office:value="7534800" calcext:value-type="currency">
            <text:p>7 534 800 €</text:p>
          </table:table-cell>
          <table:table-cell table:style-name="ce20" office:value-type="string" calcext:value-type="string">
            <text:p>207</text:p>
          </table:table-cell>
          <table:table-cell table:number-columns-repeated="1019"/>
        </table:table-row>
        <table:table-row table:style-name="ro12">
          <table:table-cell table:style-name="ce7" table:formula="of:=[.A220]+7" office:value-type="date" office:date-value="2023-12-27" calcext:value-type="date">
            <text:p>2023-12-27</text:p>
          </table:table-cell>
          <table:table-cell table:style-name="ce12" table:formula="of:=(-cpcu)*[.E221]+[.D221]" office:value-type="currency" office:currency="EUR" office:value="3447600" calcext:value-type="currency">
            <text:p>3 447 600 €</text:p>
          </table:table-cell>
          <table:table-cell table:style-name="ce12" table:formula="of:=financ-custoprot-custofab+[.B221]" office:value-type="currency" office:currency="EUR" office:value="4147600" calcext:value-type="currency">
            <text:p>4 147 600 €</text:p>
          </table:table-cell>
          <table:table-cell table:style-name="ce12" table:formula="of:=(qtdoses*pvpdose*7)*[.E221]+[.D220]" office:value-type="currency" office:currency="EUR" office:value="7607600" calcext:value-type="currency">
            <text:p>7 607 600 €</text:p>
          </table:table-cell>
          <table:table-cell table:style-name="ce20" office:value-type="string" calcext:value-type="string">
            <text:p>208</text:p>
          </table:table-cell>
          <table:table-cell table:number-columns-repeated="1019"/>
        </table:table-row>
        <table:table-row table:style-name="ro12">
          <table:table-cell table:style-name="ce7" table:formula="of:=[.A221]+7" office:value-type="date" office:date-value="2024-01-03" calcext:value-type="date">
            <text:p>2024-01-03</text:p>
          </table:table-cell>
          <table:table-cell table:style-name="ce12" table:formula="of:=(-cpcu)*[.E222]+[.D222]" office:value-type="currency" office:currency="EUR" office:value="3500750" calcext:value-type="currency">
            <text:p>3 500 750 €</text:p>
          </table:table-cell>
          <table:table-cell table:style-name="ce12" table:formula="of:=financ-custoprot-custofab+[.B222]" office:value-type="currency" office:currency="EUR" office:value="4200750" calcext:value-type="currency">
            <text:p>4 200 750 €</text:p>
          </table:table-cell>
          <table:table-cell table:style-name="ce12" table:formula="of:=(qtdoses*pvpdose*7)*[.E222]+[.D221]" office:value-type="currency" office:currency="EUR" office:value="7680750" calcext:value-type="currency">
            <text:p>7 680 750 €</text:p>
          </table:table-cell>
          <table:table-cell table:style-name="ce20" office:value-type="string" calcext:value-type="string">
            <text:p>209</text:p>
          </table:table-cell>
          <table:table-cell table:number-columns-repeated="1019"/>
        </table:table-row>
        <table:table-row table:style-name="ro12">
          <table:table-cell table:style-name="ce7" table:formula="of:=[.A222]+7" office:value-type="date" office:date-value="2024-01-10" calcext:value-type="date">
            <text:p>2024-01-10</text:p>
          </table:table-cell>
          <table:table-cell table:style-name="ce12" table:formula="of:=(-cpcu)*[.E223]+[.D223]" office:value-type="currency" office:currency="EUR" office:value="3554250" calcext:value-type="currency">
            <text:p>3 554 250 €</text:p>
          </table:table-cell>
          <table:table-cell table:style-name="ce12" table:formula="of:=financ-custoprot-custofab+[.B223]" office:value-type="currency" office:currency="EUR" office:value="4254250" calcext:value-type="currency">
            <text:p>4 254 250 €</text:p>
          </table:table-cell>
          <table:table-cell table:style-name="ce12" table:formula="of:=(qtdoses*pvpdose*7)*[.E223]+[.D222]" office:value-type="currency" office:currency="EUR" office:value="7754250" calcext:value-type="currency">
            <text:p>7 754 250 €</text:p>
          </table:table-cell>
          <table:table-cell table:style-name="ce20" office:value-type="string" calcext:value-type="string">
            <text:p>210</text:p>
          </table:table-cell>
          <table:table-cell table:number-columns-repeated="1019"/>
        </table:table-row>
        <table:table-row table:style-name="ro12">
          <table:table-cell table:style-name="ce7" table:formula="of:=[.A223]+7" office:value-type="date" office:date-value="2024-01-17" calcext:value-type="date">
            <text:p>2024-01-17</text:p>
          </table:table-cell>
          <table:table-cell table:style-name="ce12" table:formula="of:=(-cpcu)*[.E224]+[.D224]" office:value-type="currency" office:currency="EUR" office:value="3608100" calcext:value-type="currency">
            <text:p>3 608 100 €</text:p>
          </table:table-cell>
          <table:table-cell table:style-name="ce12" table:formula="of:=financ-custoprot-custofab+[.B224]" office:value-type="currency" office:currency="EUR" office:value="4308100" calcext:value-type="currency">
            <text:p>4 308 100 €</text:p>
          </table:table-cell>
          <table:table-cell table:style-name="ce12" table:formula="of:=(qtdoses*pvpdose*7)*[.E224]+[.D223]" office:value-type="currency" office:currency="EUR" office:value="7828100" calcext:value-type="currency">
            <text:p>7 828 100 €</text:p>
          </table:table-cell>
          <table:table-cell table:style-name="ce20" office:value-type="string" calcext:value-type="string">
            <text:p>211</text:p>
          </table:table-cell>
          <table:table-cell table:number-columns-repeated="1019"/>
        </table:table-row>
        <table:table-row table:style-name="ro12">
          <table:table-cell table:style-name="ce7" table:formula="of:=[.A224]+7" office:value-type="date" office:date-value="2024-01-24" calcext:value-type="date">
            <text:p>2024-01-24</text:p>
          </table:table-cell>
          <table:table-cell table:style-name="ce12" table:formula="of:=(-cpcu)*[.E225]+[.D225]" office:value-type="currency" office:currency="EUR" office:value="3662300" calcext:value-type="currency">
            <text:p>3 662 300 €</text:p>
          </table:table-cell>
          <table:table-cell table:style-name="ce12" table:formula="of:=financ-custoprot-custofab+[.B225]" office:value-type="currency" office:currency="EUR" office:value="4362300" calcext:value-type="currency">
            <text:p>4 362 300 €</text:p>
          </table:table-cell>
          <table:table-cell table:style-name="ce12" table:formula="of:=(qtdoses*pvpdose*7)*[.E225]+[.D224]" office:value-type="currency" office:currency="EUR" office:value="7902300" calcext:value-type="currency">
            <text:p>7 902 300 €</text:p>
          </table:table-cell>
          <table:table-cell table:style-name="ce20" office:value-type="string" calcext:value-type="string">
            <text:p>212</text:p>
          </table:table-cell>
          <table:table-cell table:number-columns-repeated="1019"/>
        </table:table-row>
        <table:table-row table:style-name="ro12">
          <table:table-cell table:style-name="ce7" table:formula="of:=[.A225]+7" office:value-type="date" office:date-value="2024-01-31" calcext:value-type="date">
            <text:p>2024-01-31</text:p>
          </table:table-cell>
          <table:table-cell table:style-name="ce12" table:formula="of:=(-cpcu)*[.E226]+[.D226]" office:value-type="currency" office:currency="EUR" office:value="3716850" calcext:value-type="currency">
            <text:p>3 716 850 €</text:p>
          </table:table-cell>
          <table:table-cell table:style-name="ce12" table:formula="of:=financ-custoprot-custofab+[.B226]" office:value-type="currency" office:currency="EUR" office:value="4416850" calcext:value-type="currency">
            <text:p>4 416 850 €</text:p>
          </table:table-cell>
          <table:table-cell table:style-name="ce12" table:formula="of:=(qtdoses*pvpdose*7)*[.E226]+[.D225]" office:value-type="currency" office:currency="EUR" office:value="7976850" calcext:value-type="currency">
            <text:p>7 976 850 €</text:p>
          </table:table-cell>
          <table:table-cell table:style-name="ce20" office:value-type="string" calcext:value-type="string">
            <text:p>213</text:p>
          </table:table-cell>
          <table:table-cell table:number-columns-repeated="1019"/>
        </table:table-row>
        <table:table-row table:style-name="ro12">
          <table:table-cell table:style-name="ce7" table:formula="of:=[.A226]+7" office:value-type="date" office:date-value="2024-02-07" calcext:value-type="date">
            <text:p>2024-02-07</text:p>
          </table:table-cell>
          <table:table-cell table:style-name="ce12" table:formula="of:=(-cpcu)*[.E227]+[.D227]" office:value-type="currency" office:currency="EUR" office:value="3771750" calcext:value-type="currency">
            <text:p>3 771 750 €</text:p>
          </table:table-cell>
          <table:table-cell table:style-name="ce12" table:formula="of:=financ-custoprot-custofab+[.B227]" office:value-type="currency" office:currency="EUR" office:value="4471750" calcext:value-type="currency">
            <text:p>4 471 750 €</text:p>
          </table:table-cell>
          <table:table-cell table:style-name="ce12" table:formula="of:=(qtdoses*pvpdose*7)*[.E227]+[.D226]" office:value-type="currency" office:currency="EUR" office:value="8051750" calcext:value-type="currency">
            <text:p>8 051 750 €</text:p>
          </table:table-cell>
          <table:table-cell table:style-name="ce20" office:value-type="string" calcext:value-type="string">
            <text:p>214</text:p>
          </table:table-cell>
          <table:table-cell table:number-columns-repeated="1019"/>
        </table:table-row>
        <table:table-row table:style-name="ro12">
          <table:table-cell table:style-name="ce7" table:formula="of:=[.A227]+7" office:value-type="date" office:date-value="2024-02-14" calcext:value-type="date">
            <text:p>2024-02-14</text:p>
          </table:table-cell>
          <table:table-cell table:style-name="ce12" table:formula="of:=(-cpcu)*[.E228]+[.D228]" office:value-type="currency" office:currency="EUR" office:value="3827000" calcext:value-type="currency">
            <text:p>3 827 000 €</text:p>
          </table:table-cell>
          <table:table-cell table:style-name="ce12" table:formula="of:=financ-custoprot-custofab+[.B228]" office:value-type="currency" office:currency="EUR" office:value="4527000" calcext:value-type="currency">
            <text:p>4 527 000 €</text:p>
          </table:table-cell>
          <table:table-cell table:style-name="ce12" table:formula="of:=(qtdoses*pvpdose*7)*[.E228]+[.D227]" office:value-type="currency" office:currency="EUR" office:value="8127000" calcext:value-type="currency">
            <text:p>8 127 000 €</text:p>
          </table:table-cell>
          <table:table-cell table:style-name="ce20" office:value-type="string" calcext:value-type="string">
            <text:p>215</text:p>
          </table:table-cell>
          <table:table-cell table:number-columns-repeated="1019"/>
        </table:table-row>
        <table:table-row table:style-name="ro12">
          <table:table-cell table:style-name="ce7" table:formula="of:=[.A228]+7" office:value-type="date" office:date-value="2024-02-21" calcext:value-type="date">
            <text:p>2024-02-21</text:p>
          </table:table-cell>
          <table:table-cell table:style-name="ce12" table:formula="of:=(-cpcu)*[.E229]+[.D229]" office:value-type="currency" office:currency="EUR" office:value="3882600" calcext:value-type="currency">
            <text:p>3 882 600 €</text:p>
          </table:table-cell>
          <table:table-cell table:style-name="ce12" table:formula="of:=financ-custoprot-custofab+[.B229]" office:value-type="currency" office:currency="EUR" office:value="4582600" calcext:value-type="currency">
            <text:p>4 582 600 €</text:p>
          </table:table-cell>
          <table:table-cell table:style-name="ce12" table:formula="of:=(qtdoses*pvpdose*7)*[.E229]+[.D228]" office:value-type="currency" office:currency="EUR" office:value="8202600" calcext:value-type="currency">
            <text:p>8 202 600 €</text:p>
          </table:table-cell>
          <table:table-cell table:style-name="ce20" office:value-type="string" calcext:value-type="string">
            <text:p>216</text:p>
          </table:table-cell>
          <table:table-cell table:number-columns-repeated="1019"/>
        </table:table-row>
        <table:table-row table:style-name="ro12">
          <table:table-cell table:style-name="ce7" table:formula="of:=[.A229]+7" office:value-type="date" office:date-value="2024-02-28" calcext:value-type="date">
            <text:p>2024-02-28</text:p>
          </table:table-cell>
          <table:table-cell table:style-name="ce12" table:formula="of:=(-cpcu)*[.E230]+[.D230]" office:value-type="currency" office:currency="EUR" office:value="3938550" calcext:value-type="currency">
            <text:p>3 938 550 €</text:p>
          </table:table-cell>
          <table:table-cell table:style-name="ce12" table:formula="of:=financ-custoprot-custofab+[.B230]" office:value-type="currency" office:currency="EUR" office:value="4638550" calcext:value-type="currency">
            <text:p>4 638 550 €</text:p>
          </table:table-cell>
          <table:table-cell table:style-name="ce12" table:formula="of:=(qtdoses*pvpdose*7)*[.E230]+[.D229]" office:value-type="currency" office:currency="EUR" office:value="8278550" calcext:value-type="currency">
            <text:p>8 278 550 €</text:p>
          </table:table-cell>
          <table:table-cell table:style-name="ce20" office:value-type="string" calcext:value-type="string">
            <text:p>217</text:p>
          </table:table-cell>
          <table:table-cell table:number-columns-repeated="1019"/>
        </table:table-row>
        <table:table-row table:style-name="ro12">
          <table:table-cell table:style-name="ce7" table:formula="of:=[.A230]+7" office:value-type="date" office:date-value="2024-03-06" calcext:value-type="date">
            <text:p>2024-03-06</text:p>
          </table:table-cell>
          <table:table-cell table:style-name="ce12" table:formula="of:=(-cpcu)*[.E231]+[.D231]" office:value-type="currency" office:currency="EUR" office:value="3994850" calcext:value-type="currency">
            <text:p>3 994 850 €</text:p>
          </table:table-cell>
          <table:table-cell table:style-name="ce12" table:formula="of:=financ-custoprot-custofab+[.B231]" office:value-type="currency" office:currency="EUR" office:value="4694850" calcext:value-type="currency">
            <text:p>4 694 850 €</text:p>
          </table:table-cell>
          <table:table-cell table:style-name="ce12" table:formula="of:=(qtdoses*pvpdose*7)*[.E231]+[.D230]" office:value-type="currency" office:currency="EUR" office:value="8354850" calcext:value-type="currency">
            <text:p>8 354 850 €</text:p>
          </table:table-cell>
          <table:table-cell table:style-name="ce20" office:value-type="string" calcext:value-type="string">
            <text:p>218</text:p>
          </table:table-cell>
          <table:table-cell table:number-columns-repeated="1019"/>
        </table:table-row>
        <table:table-row table:style-name="ro12">
          <table:table-cell table:style-name="ce7" table:formula="of:=[.A231]+7" office:value-type="date" office:date-value="2024-03-13" calcext:value-type="date">
            <text:p>2024-03-13</text:p>
          </table:table-cell>
          <table:table-cell table:style-name="ce12" table:formula="of:=(-cpcu)*[.E232]+[.D232]" office:value-type="currency" office:currency="EUR" office:value="4051500" calcext:value-type="currency">
            <text:p>4 051 500 €</text:p>
          </table:table-cell>
          <table:table-cell table:style-name="ce12" table:formula="of:=financ-custoprot-custofab+[.B232]" office:value-type="currency" office:currency="EUR" office:value="4751500" calcext:value-type="currency">
            <text:p>4 751 500 €</text:p>
          </table:table-cell>
          <table:table-cell table:style-name="ce12" table:formula="of:=(qtdoses*pvpdose*7)*[.E232]+[.D231]" office:value-type="currency" office:currency="EUR" office:value="8431500" calcext:value-type="currency">
            <text:p>8 431 500 €</text:p>
          </table:table-cell>
          <table:table-cell table:style-name="ce20" office:value-type="string" calcext:value-type="string">
            <text:p>219</text:p>
          </table:table-cell>
          <table:table-cell table:number-columns-repeated="1019"/>
        </table:table-row>
        <table:table-row table:style-name="ro12">
          <table:table-cell table:style-name="ce7" table:formula="of:=[.A232]+7" office:value-type="date" office:date-value="2024-03-20" calcext:value-type="date">
            <text:p>2024-03-20</text:p>
          </table:table-cell>
          <table:table-cell table:style-name="ce12" table:formula="of:=(-cpcu)*[.E233]+[.D233]" office:value-type="currency" office:currency="EUR" office:value="4108500" calcext:value-type="currency">
            <text:p>4 108 500 €</text:p>
          </table:table-cell>
          <table:table-cell table:style-name="ce12" table:formula="of:=financ-custoprot-custofab+[.B233]" office:value-type="currency" office:currency="EUR" office:value="4808500" calcext:value-type="currency">
            <text:p>4 808 500 €</text:p>
          </table:table-cell>
          <table:table-cell table:style-name="ce12" table:formula="of:=(qtdoses*pvpdose*7)*[.E233]+[.D232]" office:value-type="currency" office:currency="EUR" office:value="8508500" calcext:value-type="currency">
            <text:p>8 508 500 €</text:p>
          </table:table-cell>
          <table:table-cell table:style-name="ce20" office:value-type="string" calcext:value-type="string">
            <text:p>220</text:p>
          </table:table-cell>
          <table:table-cell table:number-columns-repeated="1019"/>
        </table:table-row>
        <table:table-row table:style-name="ro12">
          <table:table-cell table:style-name="ce7" table:formula="of:=[.A233]+7" office:value-type="date" office:date-value="2024-03-27" calcext:value-type="date">
            <text:p>2024-03-27</text:p>
          </table:table-cell>
          <table:table-cell table:style-name="ce12" table:formula="of:=(-cpcu)*[.E234]+[.D234]" office:value-type="currency" office:currency="EUR" office:value="4165850" calcext:value-type="currency">
            <text:p>4 165 850 €</text:p>
          </table:table-cell>
          <table:table-cell table:style-name="ce12" table:formula="of:=financ-custoprot-custofab+[.B234]" office:value-type="currency" office:currency="EUR" office:value="4865850" calcext:value-type="currency">
            <text:p>4 865 850 €</text:p>
          </table:table-cell>
          <table:table-cell table:style-name="ce12" table:formula="of:=(qtdoses*pvpdose*7)*[.E234]+[.D233]" office:value-type="currency" office:currency="EUR" office:value="8585850" calcext:value-type="currency">
            <text:p>8 585 850 €</text:p>
          </table:table-cell>
          <table:table-cell table:style-name="ce20" office:value-type="string" calcext:value-type="string">
            <text:p>221</text:p>
          </table:table-cell>
          <table:table-cell table:number-columns-repeated="1019"/>
        </table:table-row>
        <table:table-row table:style-name="ro12">
          <table:table-cell table:style-name="ce7" table:formula="of:=[.A234]+7" office:value-type="date" office:date-value="2024-04-03" calcext:value-type="date">
            <text:p>2024-04-03</text:p>
          </table:table-cell>
          <table:table-cell table:style-name="ce12" table:formula="of:=(-cpcu)*[.E235]+[.D235]" office:value-type="currency" office:currency="EUR" office:value="4223550" calcext:value-type="currency">
            <text:p>4 223 550 €</text:p>
          </table:table-cell>
          <table:table-cell table:style-name="ce12" table:formula="of:=financ-custoprot-custofab+[.B235]" office:value-type="currency" office:currency="EUR" office:value="4923550" calcext:value-type="currency">
            <text:p>4 923 550 €</text:p>
          </table:table-cell>
          <table:table-cell table:style-name="ce12" table:formula="of:=(qtdoses*pvpdose*7)*[.E235]+[.D234]" office:value-type="currency" office:currency="EUR" office:value="8663550" calcext:value-type="currency">
            <text:p>8 663 550 €</text:p>
          </table:table-cell>
          <table:table-cell table:style-name="ce20" office:value-type="string" calcext:value-type="string">
            <text:p>222</text:p>
          </table:table-cell>
          <table:table-cell table:number-columns-repeated="1019"/>
        </table:table-row>
        <table:table-row table:style-name="ro12">
          <table:table-cell table:style-name="ce7" table:formula="of:=[.A235]+7" office:value-type="date" office:date-value="2024-04-10" calcext:value-type="date">
            <text:p>2024-04-10</text:p>
          </table:table-cell>
          <table:table-cell table:style-name="ce12" table:formula="of:=(-cpcu)*[.E236]+[.D236]" office:value-type="currency" office:currency="EUR" office:value="4281600" calcext:value-type="currency">
            <text:p>4 281 600 €</text:p>
          </table:table-cell>
          <table:table-cell table:style-name="ce12" table:formula="of:=financ-custoprot-custofab+[.B236]" office:value-type="currency" office:currency="EUR" office:value="4981600" calcext:value-type="currency">
            <text:p>4 981 600 €</text:p>
          </table:table-cell>
          <table:table-cell table:style-name="ce12" table:formula="of:=(qtdoses*pvpdose*7)*[.E236]+[.D235]" office:value-type="currency" office:currency="EUR" office:value="8741600" calcext:value-type="currency">
            <text:p>8 741 600 €</text:p>
          </table:table-cell>
          <table:table-cell table:style-name="ce20" office:value-type="string" calcext:value-type="string">
            <text:p>223</text:p>
          </table:table-cell>
          <table:table-cell table:number-columns-repeated="1019"/>
        </table:table-row>
        <table:table-row table:style-name="ro12">
          <table:table-cell table:style-name="ce7" table:formula="of:=[.A236]+7" office:value-type="date" office:date-value="2024-04-17" calcext:value-type="date">
            <text:p>2024-04-17</text:p>
          </table:table-cell>
          <table:table-cell table:style-name="ce12" table:formula="of:=(-cpcu)*[.E237]+[.D237]" office:value-type="currency" office:currency="EUR" office:value="4340000" calcext:value-type="currency">
            <text:p>4 340 000 €</text:p>
          </table:table-cell>
          <table:table-cell table:style-name="ce12" table:formula="of:=financ-custoprot-custofab+[.B237]" office:value-type="currency" office:currency="EUR" office:value="5040000" calcext:value-type="currency">
            <text:p>5 040 000 €</text:p>
          </table:table-cell>
          <table:table-cell table:style-name="ce12" table:formula="of:=(qtdoses*pvpdose*7)*[.E237]+[.D236]" office:value-type="currency" office:currency="EUR" office:value="8820000" calcext:value-type="currency">
            <text:p>8 820 000 €</text:p>
          </table:table-cell>
          <table:table-cell table:style-name="ce20" office:value-type="string" calcext:value-type="string">
            <text:p>224</text:p>
          </table:table-cell>
          <table:table-cell table:number-columns-repeated="1019"/>
        </table:table-row>
        <table:table-row table:style-name="ro12">
          <table:table-cell table:style-name="ce7" table:formula="of:=[.A237]+7" office:value-type="date" office:date-value="2024-04-24" calcext:value-type="date">
            <text:p>2024-04-24</text:p>
          </table:table-cell>
          <table:table-cell table:style-name="ce12" table:formula="of:=(-cpcu)*[.E238]+[.D238]" office:value-type="currency" office:currency="EUR" office:value="4398750" calcext:value-type="currency">
            <text:p>4 398 750 €</text:p>
          </table:table-cell>
          <table:table-cell table:style-name="ce12" table:formula="of:=financ-custoprot-custofab+[.B238]" office:value-type="currency" office:currency="EUR" office:value="5098750" calcext:value-type="currency">
            <text:p>5 098 750 €</text:p>
          </table:table-cell>
          <table:table-cell table:style-name="ce12" table:formula="of:=(qtdoses*pvpdose*7)*[.E238]+[.D237]" office:value-type="currency" office:currency="EUR" office:value="8898750" calcext:value-type="currency">
            <text:p>8 898 750 €</text:p>
          </table:table-cell>
          <table:table-cell table:style-name="ce20" office:value-type="string" calcext:value-type="string">
            <text:p>225</text:p>
          </table:table-cell>
          <table:table-cell table:number-columns-repeated="1019"/>
        </table:table-row>
        <table:table-row table:style-name="ro12">
          <table:table-cell table:style-name="ce7" table:formula="of:=[.A238]+7" office:value-type="date" office:date-value="2024-05-01" calcext:value-type="date">
            <text:p>2024-05-01</text:p>
          </table:table-cell>
          <table:table-cell table:style-name="ce12" table:formula="of:=(-cpcu)*[.E239]+[.D239]" office:value-type="currency" office:currency="EUR" office:value="4457850" calcext:value-type="currency">
            <text:p>4 457 850 €</text:p>
          </table:table-cell>
          <table:table-cell table:style-name="ce12" table:formula="of:=financ-custoprot-custofab+[.B239]" office:value-type="currency" office:currency="EUR" office:value="5157850" calcext:value-type="currency">
            <text:p>5 157 850 €</text:p>
          </table:table-cell>
          <table:table-cell table:style-name="ce12" table:formula="of:=(qtdoses*pvpdose*7)*[.E239]+[.D238]" office:value-type="currency" office:currency="EUR" office:value="8977850" calcext:value-type="currency">
            <text:p>8 977 850 €</text:p>
          </table:table-cell>
          <table:table-cell table:style-name="ce20" office:value-type="string" calcext:value-type="string">
            <text:p>226</text:p>
          </table:table-cell>
          <table:table-cell table:number-columns-repeated="1019"/>
        </table:table-row>
        <table:table-row table:style-name="ro12">
          <table:table-cell table:style-name="ce7" table:formula="of:=[.A239]+7" office:value-type="date" office:date-value="2024-05-08" calcext:value-type="date">
            <text:p>2024-05-08</text:p>
          </table:table-cell>
          <table:table-cell table:style-name="ce12" table:formula="of:=(-cpcu)*[.E240]+[.D240]" office:value-type="currency" office:currency="EUR" office:value="4517300" calcext:value-type="currency">
            <text:p>4 517 300 €</text:p>
          </table:table-cell>
          <table:table-cell table:style-name="ce12" table:formula="of:=financ-custoprot-custofab+[.B240]" office:value-type="currency" office:currency="EUR" office:value="5217300" calcext:value-type="currency">
            <text:p>5 217 300 €</text:p>
          </table:table-cell>
          <table:table-cell table:style-name="ce12" table:formula="of:=(qtdoses*pvpdose*7)*[.E240]+[.D239]" office:value-type="currency" office:currency="EUR" office:value="9057300" calcext:value-type="currency">
            <text:p>9 057 300 €</text:p>
          </table:table-cell>
          <table:table-cell table:style-name="ce20" office:value-type="string" calcext:value-type="string">
            <text:p>227</text:p>
          </table:table-cell>
          <table:table-cell table:number-columns-repeated="1019"/>
        </table:table-row>
        <table:table-row table:style-name="ro12">
          <table:table-cell table:style-name="ce7" table:formula="of:=[.A240]+7" office:value-type="date" office:date-value="2024-05-15" calcext:value-type="date">
            <text:p>2024-05-15</text:p>
          </table:table-cell>
          <table:table-cell table:style-name="ce12" table:formula="of:=(-cpcu)*[.E241]+[.D241]" office:value-type="currency" office:currency="EUR" office:value="4577100" calcext:value-type="currency">
            <text:p>4 577 100 €</text:p>
          </table:table-cell>
          <table:table-cell table:style-name="ce12" table:formula="of:=financ-custoprot-custofab+[.B241]" office:value-type="currency" office:currency="EUR" office:value="5277100" calcext:value-type="currency">
            <text:p>5 277 100 €</text:p>
          </table:table-cell>
          <table:table-cell table:style-name="ce12" table:formula="of:=(qtdoses*pvpdose*7)*[.E241]+[.D240]" office:value-type="currency" office:currency="EUR" office:value="9137100" calcext:value-type="currency">
            <text:p>9 137 100 €</text:p>
          </table:table-cell>
          <table:table-cell table:style-name="ce20" office:value-type="string" calcext:value-type="string">
            <text:p>228</text:p>
          </table:table-cell>
          <table:table-cell table:number-columns-repeated="1019"/>
        </table:table-row>
        <table:table-row table:style-name="ro12">
          <table:table-cell table:style-name="ce7" table:formula="of:=[.A241]+7" office:value-type="date" office:date-value="2024-05-22" calcext:value-type="date">
            <text:p>2024-05-22</text:p>
          </table:table-cell>
          <table:table-cell table:style-name="ce12" table:formula="of:=(-cpcu)*[.E242]+[.D242]" office:value-type="currency" office:currency="EUR" office:value="4637250" calcext:value-type="currency">
            <text:p>4 637 250 €</text:p>
          </table:table-cell>
          <table:table-cell table:style-name="ce12" table:formula="of:=financ-custoprot-custofab+[.B242]" office:value-type="currency" office:currency="EUR" office:value="5337250" calcext:value-type="currency">
            <text:p>5 337 250 €</text:p>
          </table:table-cell>
          <table:table-cell table:style-name="ce12" table:formula="of:=(qtdoses*pvpdose*7)*[.E242]+[.D241]" office:value-type="currency" office:currency="EUR" office:value="9217250" calcext:value-type="currency">
            <text:p>9 217 250 €</text:p>
          </table:table-cell>
          <table:table-cell table:style-name="ce20" office:value-type="string" calcext:value-type="string">
            <text:p>229</text:p>
          </table:table-cell>
          <table:table-cell table:number-columns-repeated="1019"/>
        </table:table-row>
        <table:table-row table:style-name="ro12">
          <table:table-cell table:style-name="ce7" table:formula="of:=[.A242]+7" office:value-type="date" office:date-value="2024-05-29" calcext:value-type="date">
            <text:p>2024-05-29</text:p>
          </table:table-cell>
          <table:table-cell table:style-name="ce12" table:formula="of:=(-cpcu)*[.E243]+[.D243]" office:value-type="currency" office:currency="EUR" office:value="4697750" calcext:value-type="currency">
            <text:p>4 697 750 €</text:p>
          </table:table-cell>
          <table:table-cell table:style-name="ce12" table:formula="of:=financ-custoprot-custofab+[.B243]" office:value-type="currency" office:currency="EUR" office:value="5397750" calcext:value-type="currency">
            <text:p>5 397 750 €</text:p>
          </table:table-cell>
          <table:table-cell table:style-name="ce12" table:formula="of:=(qtdoses*pvpdose*7)*[.E243]+[.D242]" office:value-type="currency" office:currency="EUR" office:value="9297750" calcext:value-type="currency">
            <text:p>9 297 750 €</text:p>
          </table:table-cell>
          <table:table-cell table:style-name="ce20" office:value-type="string" calcext:value-type="string">
            <text:p>230</text:p>
          </table:table-cell>
          <table:table-cell table:number-columns-repeated="1019"/>
        </table:table-row>
        <table:table-row table:style-name="ro12">
          <table:table-cell table:style-name="ce7" table:formula="of:=[.A243]+7" office:value-type="date" office:date-value="2024-06-05" calcext:value-type="date">
            <text:p>2024-06-05</text:p>
          </table:table-cell>
          <table:table-cell table:style-name="ce12" table:formula="of:=(-cpcu)*[.E244]+[.D244]" office:value-type="currency" office:currency="EUR" office:value="4758600" calcext:value-type="currency">
            <text:p>4 758 600 €</text:p>
          </table:table-cell>
          <table:table-cell table:style-name="ce12" table:formula="of:=financ-custoprot-custofab+[.B244]" office:value-type="currency" office:currency="EUR" office:value="5458600" calcext:value-type="currency">
            <text:p>5 458 600 €</text:p>
          </table:table-cell>
          <table:table-cell table:style-name="ce12" table:formula="of:=(qtdoses*pvpdose*7)*[.E244]+[.D243]" office:value-type="currency" office:currency="EUR" office:value="9378600" calcext:value-type="currency">
            <text:p>9 378 600 €</text:p>
          </table:table-cell>
          <table:table-cell table:style-name="ce20" office:value-type="string" calcext:value-type="string">
            <text:p>231</text:p>
          </table:table-cell>
          <table:table-cell table:number-columns-repeated="1019"/>
        </table:table-row>
        <table:table-row table:style-name="ro12">
          <table:table-cell table:style-name="ce7" table:formula="of:=[.A244]+7" office:value-type="date" office:date-value="2024-06-12" calcext:value-type="date">
            <text:p>2024-06-12</text:p>
          </table:table-cell>
          <table:table-cell table:style-name="ce12" table:formula="of:=(-cpcu)*[.E245]+[.D245]" office:value-type="currency" office:currency="EUR" office:value="4819800" calcext:value-type="currency">
            <text:p>4 819 800 €</text:p>
          </table:table-cell>
          <table:table-cell table:style-name="ce12" table:formula="of:=financ-custoprot-custofab+[.B245]" office:value-type="currency" office:currency="EUR" office:value="5519800" calcext:value-type="currency">
            <text:p>5 519 800 €</text:p>
          </table:table-cell>
          <table:table-cell table:style-name="ce12" table:formula="of:=(qtdoses*pvpdose*7)*[.E245]+[.D244]" office:value-type="currency" office:currency="EUR" office:value="9459800" calcext:value-type="currency">
            <text:p>9 459 800 €</text:p>
          </table:table-cell>
          <table:table-cell table:style-name="ce20" office:value-type="string" calcext:value-type="string">
            <text:p>232</text:p>
          </table:table-cell>
          <table:table-cell table:number-columns-repeated="1019"/>
        </table:table-row>
        <table:table-row table:style-name="ro12">
          <table:table-cell table:style-name="ce7" table:formula="of:=[.A245]+7" office:value-type="date" office:date-value="2024-06-19" calcext:value-type="date">
            <text:p>2024-06-19</text:p>
          </table:table-cell>
          <table:table-cell table:style-name="ce12" table:formula="of:=(-cpcu)*[.E246]+[.D246]" office:value-type="currency" office:currency="EUR" office:value="4881350" calcext:value-type="currency">
            <text:p>4 881 350 €</text:p>
          </table:table-cell>
          <table:table-cell table:style-name="ce12" table:formula="of:=financ-custoprot-custofab+[.B246]" office:value-type="currency" office:currency="EUR" office:value="5581350" calcext:value-type="currency">
            <text:p>5 581 350 €</text:p>
          </table:table-cell>
          <table:table-cell table:style-name="ce12" table:formula="of:=(qtdoses*pvpdose*7)*[.E246]+[.D245]" office:value-type="currency" office:currency="EUR" office:value="9541350" calcext:value-type="currency">
            <text:p>9 541 350 €</text:p>
          </table:table-cell>
          <table:table-cell table:style-name="ce20" office:value-type="string" calcext:value-type="string">
            <text:p>233</text:p>
          </table:table-cell>
          <table:table-cell table:number-columns-repeated="1019"/>
        </table:table-row>
        <table:table-row table:style-name="ro12">
          <table:table-cell table:style-name="ce7" table:formula="of:=[.A246]+7" office:value-type="date" office:date-value="2024-06-26" calcext:value-type="date">
            <text:p>2024-06-26</text:p>
          </table:table-cell>
          <table:table-cell table:style-name="ce12" table:formula="of:=(-cpcu)*[.E247]+[.D247]" office:value-type="currency" office:currency="EUR" office:value="4943250" calcext:value-type="currency">
            <text:p>4 943 250 €</text:p>
          </table:table-cell>
          <table:table-cell table:style-name="ce12" table:formula="of:=financ-custoprot-custofab+[.B247]" office:value-type="currency" office:currency="EUR" office:value="5643250" calcext:value-type="currency">
            <text:p>5 643 250 €</text:p>
          </table:table-cell>
          <table:table-cell table:style-name="ce12" table:formula="of:=(qtdoses*pvpdose*7)*[.E247]+[.D246]" office:value-type="currency" office:currency="EUR" office:value="9623250" calcext:value-type="currency">
            <text:p>9 623 250 €</text:p>
          </table:table-cell>
          <table:table-cell table:style-name="ce20" office:value-type="string" calcext:value-type="string">
            <text:p>234</text:p>
          </table:table-cell>
          <table:table-cell table:number-columns-repeated="1019"/>
        </table:table-row>
        <table:table-row table:style-name="ro12">
          <table:table-cell table:style-name="ce7" table:formula="of:=[.A247]+7" office:value-type="date" office:date-value="2024-07-03" calcext:value-type="date">
            <text:p>2024-07-03</text:p>
          </table:table-cell>
          <table:table-cell table:style-name="ce12" table:formula="of:=(-cpcu)*[.E248]+[.D248]" office:value-type="currency" office:currency="EUR" office:value="5005500" calcext:value-type="currency">
            <text:p>5 005 500 €</text:p>
          </table:table-cell>
          <table:table-cell table:style-name="ce12" table:formula="of:=financ-custoprot-custofab+[.B248]" office:value-type="currency" office:currency="EUR" office:value="5705500" calcext:value-type="currency">
            <text:p>5 705 500 €</text:p>
          </table:table-cell>
          <table:table-cell table:style-name="ce12" table:formula="of:=(qtdoses*pvpdose*7)*[.E248]+[.D247]" office:value-type="currency" office:currency="EUR" office:value="9705500" calcext:value-type="currency">
            <text:p>9 705 500 €</text:p>
          </table:table-cell>
          <table:table-cell table:style-name="ce20" office:value-type="string" calcext:value-type="string">
            <text:p>235</text:p>
          </table:table-cell>
          <table:table-cell table:number-columns-repeated="1019"/>
        </table:table-row>
        <table:table-row table:style-name="ro12">
          <table:table-cell table:style-name="ce7" table:formula="of:=[.A248]+7" office:value-type="date" office:date-value="2024-07-10" calcext:value-type="date">
            <text:p>2024-07-10</text:p>
          </table:table-cell>
          <table:table-cell table:style-name="ce12" table:formula="of:=(-cpcu)*[.E249]+[.D249]" office:value-type="currency" office:currency="EUR" office:value="5068100" calcext:value-type="currency">
            <text:p>5 068 100 €</text:p>
          </table:table-cell>
          <table:table-cell table:style-name="ce12" table:formula="of:=financ-custoprot-custofab+[.B249]" office:value-type="currency" office:currency="EUR" office:value="5768100" calcext:value-type="currency">
            <text:p>5 768 100 €</text:p>
          </table:table-cell>
          <table:table-cell table:style-name="ce12" table:formula="of:=(qtdoses*pvpdose*7)*[.E249]+[.D248]" office:value-type="currency" office:currency="EUR" office:value="9788100" calcext:value-type="currency">
            <text:p>9 788 100 €</text:p>
          </table:table-cell>
          <table:table-cell table:style-name="ce20" office:value-type="string" calcext:value-type="string">
            <text:p>236</text:p>
          </table:table-cell>
          <table:table-cell table:number-columns-repeated="1019"/>
        </table:table-row>
        <table:table-row table:style-name="ro12">
          <table:table-cell table:style-name="ce7" table:formula="of:=[.A249]+7" office:value-type="date" office:date-value="2024-07-17" calcext:value-type="date">
            <text:p>2024-07-17</text:p>
          </table:table-cell>
          <table:table-cell table:style-name="ce12" table:formula="of:=(-cpcu)*[.E250]+[.D250]" office:value-type="currency" office:currency="EUR" office:value="5131050" calcext:value-type="currency">
            <text:p>5 131 050 €</text:p>
          </table:table-cell>
          <table:table-cell table:style-name="ce12" table:formula="of:=financ-custoprot-custofab+[.B250]" office:value-type="currency" office:currency="EUR" office:value="5831050" calcext:value-type="currency">
            <text:p>5 831 050 €</text:p>
          </table:table-cell>
          <table:table-cell table:style-name="ce12" table:formula="of:=(qtdoses*pvpdose*7)*[.E250]+[.D249]" office:value-type="currency" office:currency="EUR" office:value="9871050" calcext:value-type="currency">
            <text:p>9 871 050 €</text:p>
          </table:table-cell>
          <table:table-cell table:style-name="ce20" office:value-type="string" calcext:value-type="string">
            <text:p>237</text:p>
          </table:table-cell>
          <table:table-cell table:number-columns-repeated="1019"/>
        </table:table-row>
        <table:table-row table:style-name="ro12">
          <table:table-cell table:style-name="ce7" table:formula="of:=[.A250]+7" office:value-type="date" office:date-value="2024-07-24" calcext:value-type="date">
            <text:p>2024-07-24</text:p>
          </table:table-cell>
          <table:table-cell table:style-name="ce12" table:formula="of:=(-cpcu)*[.E251]+[.D251]" office:value-type="currency" office:currency="EUR" office:value="5194350" calcext:value-type="currency">
            <text:p>5 194 350 €</text:p>
          </table:table-cell>
          <table:table-cell table:style-name="ce12" table:formula="of:=financ-custoprot-custofab+[.B251]" office:value-type="currency" office:currency="EUR" office:value="5894350" calcext:value-type="currency">
            <text:p>5 894 350 €</text:p>
          </table:table-cell>
          <table:table-cell table:style-name="ce12" table:formula="of:=(qtdoses*pvpdose*7)*[.E251]+[.D250]" office:value-type="currency" office:currency="EUR" office:value="9954350" calcext:value-type="currency">
            <text:p>9 954 350 €</text:p>
          </table:table-cell>
          <table:table-cell table:style-name="ce20" office:value-type="string" calcext:value-type="string">
            <text:p>238</text:p>
          </table:table-cell>
          <table:table-cell table:number-columns-repeated="1019"/>
        </table:table-row>
        <table:table-row table:style-name="ro12">
          <table:table-cell table:style-name="ce7" table:formula="of:=[.A251]+7" office:value-type="date" office:date-value="2024-07-31" calcext:value-type="date">
            <text:p>2024-07-31</text:p>
          </table:table-cell>
          <table:table-cell table:style-name="ce12" table:formula="of:=(-cpcu)*[.E252]+[.D252]" office:value-type="currency" office:currency="EUR" office:value="5258000" calcext:value-type="currency">
            <text:p>5 258 000 €</text:p>
          </table:table-cell>
          <table:table-cell table:style-name="ce12" table:formula="of:=financ-custoprot-custofab+[.B252]" office:value-type="currency" office:currency="EUR" office:value="5958000" calcext:value-type="currency">
            <text:p>5 958 000 €</text:p>
          </table:table-cell>
          <table:table-cell table:style-name="ce12" table:formula="of:=(qtdoses*pvpdose*7)*[.E252]+[.D251]" office:value-type="currency" office:currency="EUR" office:value="10038000" calcext:value-type="currency">
            <text:p>10 038 000 €</text:p>
          </table:table-cell>
          <table:table-cell table:style-name="ce20" office:value-type="string" calcext:value-type="string">
            <text:p>239</text:p>
          </table:table-cell>
          <table:table-cell table:number-columns-repeated="1019"/>
        </table:table-row>
        <table:table-row table:style-name="ro12">
          <table:table-cell table:style-name="ce7" table:formula="of:=[.A252]+7" office:value-type="date" office:date-value="2024-08-07" calcext:value-type="date">
            <text:p>2024-08-07</text:p>
          </table:table-cell>
          <table:table-cell table:style-name="ce12" table:formula="of:=(-cpcu)*[.E253]+[.D253]" office:value-type="currency" office:currency="EUR" office:value="5322000" calcext:value-type="currency">
            <text:p>5 322 000 €</text:p>
          </table:table-cell>
          <table:table-cell table:style-name="ce12" table:formula="of:=financ-custoprot-custofab+[.B253]" office:value-type="currency" office:currency="EUR" office:value="6022000" calcext:value-type="currency">
            <text:p>6 022 000 €</text:p>
          </table:table-cell>
          <table:table-cell table:style-name="ce12" table:formula="of:=(qtdoses*pvpdose*7)*[.E253]+[.D252]" office:value-type="currency" office:currency="EUR" office:value="10122000" calcext:value-type="currency">
            <text:p>10 122 000 €</text:p>
          </table:table-cell>
          <table:table-cell table:style-name="ce20" office:value-type="string" calcext:value-type="string">
            <text:p>240</text:p>
          </table:table-cell>
          <table:table-cell table:number-columns-repeated="1019"/>
        </table:table-row>
        <table:table-row table:style-name="ro12">
          <table:table-cell table:style-name="ce7" table:formula="of:=[.A253]+7" office:value-type="date" office:date-value="2024-08-14" calcext:value-type="date">
            <text:p>2024-08-14</text:p>
          </table:table-cell>
          <table:table-cell table:style-name="ce12" table:formula="of:=(-cpcu)*[.E254]+[.D254]" office:value-type="currency" office:currency="EUR" office:value="5386350" calcext:value-type="currency">
            <text:p>5 386 350 €</text:p>
          </table:table-cell>
          <table:table-cell table:style-name="ce12" table:formula="of:=financ-custoprot-custofab+[.B254]" office:value-type="currency" office:currency="EUR" office:value="6086350" calcext:value-type="currency">
            <text:p>6 086 350 €</text:p>
          </table:table-cell>
          <table:table-cell table:style-name="ce12" table:formula="of:=(qtdoses*pvpdose*7)*[.E254]+[.D253]" office:value-type="currency" office:currency="EUR" office:value="10206350" calcext:value-type="currency">
            <text:p>10 206 350 €</text:p>
          </table:table-cell>
          <table:table-cell table:style-name="ce20" office:value-type="string" calcext:value-type="string">
            <text:p>241</text:p>
          </table:table-cell>
          <table:table-cell table:number-columns-repeated="1019"/>
        </table:table-row>
        <table:table-row table:style-name="ro12">
          <table:table-cell table:style-name="ce7" table:formula="of:=[.A254]+7" office:value-type="date" office:date-value="2024-08-21" calcext:value-type="date">
            <text:p>2024-08-21</text:p>
          </table:table-cell>
          <table:table-cell table:style-name="ce12" table:formula="of:=(-cpcu)*[.E255]+[.D255]" office:value-type="currency" office:currency="EUR" office:value="5451050" calcext:value-type="currency">
            <text:p>5 451 050 €</text:p>
          </table:table-cell>
          <table:table-cell table:style-name="ce12" table:formula="of:=financ-custoprot-custofab+[.B255]" office:value-type="currency" office:currency="EUR" office:value="6151050" calcext:value-type="currency">
            <text:p>6 151 050 €</text:p>
          </table:table-cell>
          <table:table-cell table:style-name="ce12" table:formula="of:=(qtdoses*pvpdose*7)*[.E255]+[.D254]" office:value-type="currency" office:currency="EUR" office:value="10291050" calcext:value-type="currency">
            <text:p>10 291 050 €</text:p>
          </table:table-cell>
          <table:table-cell table:style-name="ce20" office:value-type="string" calcext:value-type="string">
            <text:p>242</text:p>
          </table:table-cell>
          <table:table-cell table:number-columns-repeated="1019"/>
        </table:table-row>
        <table:table-row table:style-name="ro12">
          <table:table-cell table:style-name="ce7" table:formula="of:=[.A255]+7" office:value-type="date" office:date-value="2024-08-28" calcext:value-type="date">
            <text:p>2024-08-28</text:p>
          </table:table-cell>
          <table:table-cell table:style-name="ce12" table:formula="of:=(-cpcu)*[.E256]+[.D256]" office:value-type="currency" office:currency="EUR" office:value="5516100" calcext:value-type="currency">
            <text:p>5 516 100 €</text:p>
          </table:table-cell>
          <table:table-cell table:style-name="ce12" table:formula="of:=financ-custoprot-custofab+[.B256]" office:value-type="currency" office:currency="EUR" office:value="6216100" calcext:value-type="currency">
            <text:p>6 216 100 €</text:p>
          </table:table-cell>
          <table:table-cell table:style-name="ce12" table:formula="of:=(qtdoses*pvpdose*7)*[.E256]+[.D255]" office:value-type="currency" office:currency="EUR" office:value="10376100" calcext:value-type="currency">
            <text:p>10 376 100 €</text:p>
          </table:table-cell>
          <table:table-cell table:style-name="ce20" office:value-type="string" calcext:value-type="string">
            <text:p>243</text:p>
          </table:table-cell>
          <table:table-cell table:number-columns-repeated="1019"/>
        </table:table-row>
        <table:table-row table:style-name="ro12">
          <table:table-cell table:style-name="ce7" table:formula="of:=[.A256]+7" office:value-type="date" office:date-value="2024-09-04" calcext:value-type="date">
            <text:p>2024-09-04</text:p>
          </table:table-cell>
          <table:table-cell table:style-name="ce12" table:formula="of:=(-cpcu)*[.E257]+[.D257]" office:value-type="currency" office:currency="EUR" office:value="5581500" calcext:value-type="currency">
            <text:p>5 581 500 €</text:p>
          </table:table-cell>
          <table:table-cell table:style-name="ce12" table:formula="of:=financ-custoprot-custofab+[.B257]" office:value-type="currency" office:currency="EUR" office:value="6281500" calcext:value-type="currency">
            <text:p>6 281 500 €</text:p>
          </table:table-cell>
          <table:table-cell table:style-name="ce12" table:formula="of:=(qtdoses*pvpdose*7)*[.E257]+[.D256]" office:value-type="currency" office:currency="EUR" office:value="10461500" calcext:value-type="currency">
            <text:p>10 461 500 €</text:p>
          </table:table-cell>
          <table:table-cell table:style-name="ce20" office:value-type="string" calcext:value-type="string">
            <text:p>244</text:p>
          </table:table-cell>
          <table:table-cell table:number-columns-repeated="1019"/>
        </table:table-row>
        <table:table-row table:style-name="ro12">
          <table:table-cell table:style-name="ce7" table:formula="of:=[.A257]+7" office:value-type="date" office:date-value="2024-09-11" calcext:value-type="date">
            <text:p>2024-09-11</text:p>
          </table:table-cell>
          <table:table-cell table:style-name="ce12" table:formula="of:=(-cpcu)*[.E258]+[.D258]" office:value-type="currency" office:currency="EUR" office:value="5647250" calcext:value-type="currency">
            <text:p>5 647 250 €</text:p>
          </table:table-cell>
          <table:table-cell table:style-name="ce12" table:formula="of:=financ-custoprot-custofab+[.B258]" office:value-type="currency" office:currency="EUR" office:value="6347250" calcext:value-type="currency">
            <text:p>6 347 250 €</text:p>
          </table:table-cell>
          <table:table-cell table:style-name="ce12" table:formula="of:=(qtdoses*pvpdose*7)*[.E258]+[.D257]" office:value-type="currency" office:currency="EUR" office:value="10547250" calcext:value-type="currency">
            <text:p>10 547 250 €</text:p>
          </table:table-cell>
          <table:table-cell table:style-name="ce20" office:value-type="string" calcext:value-type="string">
            <text:p>245</text:p>
          </table:table-cell>
          <table:table-cell table:number-columns-repeated="1019"/>
        </table:table-row>
        <table:table-row table:style-name="ro12">
          <table:table-cell table:style-name="ce7" table:formula="of:=[.A258]+7" office:value-type="date" office:date-value="2024-09-18" calcext:value-type="date">
            <text:p>2024-09-18</text:p>
          </table:table-cell>
          <table:table-cell table:style-name="ce12" table:formula="of:=(-cpcu)*[.E259]+[.D259]" office:value-type="currency" office:currency="EUR" office:value="5713350" calcext:value-type="currency">
            <text:p>5 713 350 €</text:p>
          </table:table-cell>
          <table:table-cell table:style-name="ce12" table:formula="of:=financ-custoprot-custofab+[.B259]" office:value-type="currency" office:currency="EUR" office:value="6413350" calcext:value-type="currency">
            <text:p>6 413 350 €</text:p>
          </table:table-cell>
          <table:table-cell table:style-name="ce12" table:formula="of:=(qtdoses*pvpdose*7)*[.E259]+[.D258]" office:value-type="currency" office:currency="EUR" office:value="10633350" calcext:value-type="currency">
            <text:p>10 633 350 €</text:p>
          </table:table-cell>
          <table:table-cell table:style-name="ce20" office:value-type="string" calcext:value-type="string">
            <text:p>246</text:p>
          </table:table-cell>
          <table:table-cell table:number-columns-repeated="1019"/>
        </table:table-row>
        <table:table-row table:style-name="ro12">
          <table:table-cell table:style-name="ce7" table:formula="of:=[.A259]+7" office:value-type="date" office:date-value="2024-09-25" calcext:value-type="date">
            <text:p>2024-09-25</text:p>
          </table:table-cell>
          <table:table-cell table:style-name="ce12" table:formula="of:=(-cpcu)*[.E260]+[.D260]" office:value-type="currency" office:currency="EUR" office:value="5779800" calcext:value-type="currency">
            <text:p>5 779 800 €</text:p>
          </table:table-cell>
          <table:table-cell table:style-name="ce12" table:formula="of:=financ-custoprot-custofab+[.B260]" office:value-type="currency" office:currency="EUR" office:value="6479800" calcext:value-type="currency">
            <text:p>6 479 800 €</text:p>
          </table:table-cell>
          <table:table-cell table:style-name="ce12" table:formula="of:=(qtdoses*pvpdose*7)*[.E260]+[.D259]" office:value-type="currency" office:currency="EUR" office:value="10719800" calcext:value-type="currency">
            <text:p>10 719 800 €</text:p>
          </table:table-cell>
          <table:table-cell table:style-name="ce20" office:value-type="string" calcext:value-type="string">
            <text:p>247</text:p>
          </table:table-cell>
          <table:table-cell table:number-columns-repeated="1019"/>
        </table:table-row>
        <table:table-row table:style-name="ro12">
          <table:table-cell table:style-name="ce7" table:formula="of:=[.A260]+7" office:value-type="date" office:date-value="2024-10-02" calcext:value-type="date">
            <text:p>2024-10-02</text:p>
          </table:table-cell>
          <table:table-cell table:style-name="ce12" table:formula="of:=(-cpcu)*[.E261]+[.D261]" office:value-type="currency" office:currency="EUR" office:value="5846600" calcext:value-type="currency">
            <text:p>5 846 600 €</text:p>
          </table:table-cell>
          <table:table-cell table:style-name="ce12" table:formula="of:=financ-custoprot-custofab+[.B261]" office:value-type="currency" office:currency="EUR" office:value="6546600" calcext:value-type="currency">
            <text:p>6 546 600 €</text:p>
          </table:table-cell>
          <table:table-cell table:style-name="ce12" table:formula="of:=(qtdoses*pvpdose*7)*[.E261]+[.D260]" office:value-type="currency" office:currency="EUR" office:value="10806600" calcext:value-type="currency">
            <text:p>10 806 600 €</text:p>
          </table:table-cell>
          <table:table-cell table:style-name="ce20" office:value-type="string" calcext:value-type="string">
            <text:p>248</text:p>
          </table:table-cell>
          <table:table-cell table:number-columns-repeated="1019"/>
        </table:table-row>
        <table:table-row table:style-name="ro12">
          <table:table-cell table:style-name="ce7" table:formula="of:=[.A261]+7" office:value-type="date" office:date-value="2024-10-09" calcext:value-type="date">
            <text:p>2024-10-09</text:p>
          </table:table-cell>
          <table:table-cell table:style-name="ce12" table:formula="of:=(-cpcu)*[.E262]+[.D262]" office:value-type="currency" office:currency="EUR" office:value="5913750" calcext:value-type="currency">
            <text:p>5 913 750 €</text:p>
          </table:table-cell>
          <table:table-cell table:style-name="ce12" table:formula="of:=financ-custoprot-custofab+[.B262]" office:value-type="currency" office:currency="EUR" office:value="6613750" calcext:value-type="currency">
            <text:p>6 613 750 €</text:p>
          </table:table-cell>
          <table:table-cell table:style-name="ce12" table:formula="of:=(qtdoses*pvpdose*7)*[.E262]+[.D261]" office:value-type="currency" office:currency="EUR" office:value="10893750" calcext:value-type="currency">
            <text:p>10 893 750 €</text:p>
          </table:table-cell>
          <table:table-cell table:style-name="ce20" office:value-type="string" calcext:value-type="string">
            <text:p>249</text:p>
          </table:table-cell>
          <table:table-cell table:number-columns-repeated="1019"/>
        </table:table-row>
        <table:table-row table:style-name="ro12">
          <table:table-cell table:style-name="ce7" table:formula="of:=[.A262]+7" office:value-type="date" office:date-value="2024-10-16" calcext:value-type="date">
            <text:p>2024-10-16</text:p>
          </table:table-cell>
          <table:table-cell table:style-name="ce12" table:formula="of:=(-cpcu)*[.E263]+[.D263]" office:value-type="currency" office:currency="EUR" office:value="5981250" calcext:value-type="currency">
            <text:p>5 981 250 €</text:p>
          </table:table-cell>
          <table:table-cell table:style-name="ce12" table:formula="of:=financ-custoprot-custofab+[.B263]" office:value-type="currency" office:currency="EUR" office:value="6681250" calcext:value-type="currency">
            <text:p>6 681 250 €</text:p>
          </table:table-cell>
          <table:table-cell table:style-name="ce12" table:formula="of:=(qtdoses*pvpdose*7)*[.E263]+[.D262]" office:value-type="currency" office:currency="EUR" office:value="10981250" calcext:value-type="currency">
            <text:p>10 981 250 €</text:p>
          </table:table-cell>
          <table:table-cell table:style-name="ce20" office:value-type="string" calcext:value-type="string">
            <text:p>250</text:p>
          </table:table-cell>
          <table:table-cell table:number-columns-repeated="1019"/>
        </table:table-row>
        <table:table-row table:style-name="ro12">
          <table:table-cell table:style-name="ce7" table:formula="of:=[.A263]+7" office:value-type="date" office:date-value="2024-10-23" calcext:value-type="date">
            <text:p>2024-10-23</text:p>
          </table:table-cell>
          <table:table-cell table:style-name="ce12" table:formula="of:=(-cpcu)*[.E264]+[.D264]" office:value-type="currency" office:currency="EUR" office:value="6049100" calcext:value-type="currency">
            <text:p>6 049 100 €</text:p>
          </table:table-cell>
          <table:table-cell table:style-name="ce12" table:formula="of:=financ-custoprot-custofab+[.B264]" office:value-type="currency" office:currency="EUR" office:value="6749100" calcext:value-type="currency">
            <text:p>6 749 100 €</text:p>
          </table:table-cell>
          <table:table-cell table:style-name="ce12" table:formula="of:=(qtdoses*pvpdose*7)*[.E264]+[.D263]" office:value-type="currency" office:currency="EUR" office:value="11069100" calcext:value-type="currency">
            <text:p>11 069 100 €</text:p>
          </table:table-cell>
          <table:table-cell table:style-name="ce20" office:value-type="string" calcext:value-type="string">
            <text:p>251</text:p>
          </table:table-cell>
          <table:table-cell table:number-columns-repeated="1019"/>
        </table:table-row>
        <table:table-row table:style-name="ro12">
          <table:table-cell table:style-name="ce7" table:formula="of:=[.A264]+7" office:value-type="date" office:date-value="2024-10-30" calcext:value-type="date">
            <text:p>2024-10-30</text:p>
          </table:table-cell>
          <table:table-cell table:style-name="ce12" table:formula="of:=(-cpcu)*[.E265]+[.D265]" office:value-type="currency" office:currency="EUR" office:value="6117300" calcext:value-type="currency">
            <text:p>6 117 300 €</text:p>
          </table:table-cell>
          <table:table-cell table:style-name="ce12" table:formula="of:=financ-custoprot-custofab+[.B265]" office:value-type="currency" office:currency="EUR" office:value="6817300" calcext:value-type="currency">
            <text:p>6 817 300 €</text:p>
          </table:table-cell>
          <table:table-cell table:style-name="ce12" table:formula="of:=(qtdoses*pvpdose*7)*[.E265]+[.D264]" office:value-type="currency" office:currency="EUR" office:value="11157300" calcext:value-type="currency">
            <text:p>11 157 300 €</text:p>
          </table:table-cell>
          <table:table-cell table:style-name="ce20" office:value-type="string" calcext:value-type="string">
            <text:p>252</text:p>
          </table:table-cell>
          <table:table-cell table:number-columns-repeated="1019"/>
        </table:table-row>
        <table:table-row table:style-name="ro12">
          <table:table-cell table:style-name="ce7" table:formula="of:=[.A265]+7" office:value-type="date" office:date-value="2024-11-06" calcext:value-type="date">
            <text:p>2024-11-06</text:p>
          </table:table-cell>
          <table:table-cell table:style-name="ce12" table:formula="of:=(-cpcu)*[.E266]+[.D266]" office:value-type="currency" office:currency="EUR" office:value="6185850" calcext:value-type="currency">
            <text:p>6 185 850 €</text:p>
          </table:table-cell>
          <table:table-cell table:style-name="ce12" table:formula="of:=financ-custoprot-custofab+[.B266]" office:value-type="currency" office:currency="EUR" office:value="6885850" calcext:value-type="currency">
            <text:p>6 885 850 €</text:p>
          </table:table-cell>
          <table:table-cell table:style-name="ce12" table:formula="of:=(qtdoses*pvpdose*7)*[.E266]+[.D265]" office:value-type="currency" office:currency="EUR" office:value="11245850" calcext:value-type="currency">
            <text:p>11 245 850 €</text:p>
          </table:table-cell>
          <table:table-cell table:style-name="ce20" office:value-type="string" calcext:value-type="string">
            <text:p>253</text:p>
          </table:table-cell>
          <table:table-cell table:number-columns-repeated="1019"/>
        </table:table-row>
        <table:table-row table:style-name="ro12">
          <table:table-cell table:style-name="ce7" table:formula="of:=[.A266]+7" office:value-type="date" office:date-value="2024-11-13" calcext:value-type="date">
            <text:p>2024-11-13</text:p>
          </table:table-cell>
          <table:table-cell table:style-name="ce12" table:formula="of:=(-cpcu)*[.E267]+[.D267]" office:value-type="currency" office:currency="EUR" office:value="6254750" calcext:value-type="currency">
            <text:p>6 254 750 €</text:p>
          </table:table-cell>
          <table:table-cell table:style-name="ce12" table:formula="of:=financ-custoprot-custofab+[.B267]" office:value-type="currency" office:currency="EUR" office:value="6954750" calcext:value-type="currency">
            <text:p>6 954 750 €</text:p>
          </table:table-cell>
          <table:table-cell table:style-name="ce12" table:formula="of:=(qtdoses*pvpdose*7)*[.E267]+[.D266]" office:value-type="currency" office:currency="EUR" office:value="11334750" calcext:value-type="currency">
            <text:p>11 334 750 €</text:p>
          </table:table-cell>
          <table:table-cell table:style-name="ce20" office:value-type="string" calcext:value-type="string">
            <text:p>254</text:p>
          </table:table-cell>
          <table:table-cell table:number-columns-repeated="1019"/>
        </table:table-row>
        <table:table-row table:style-name="ro12">
          <table:table-cell table:style-name="ce7" table:formula="of:=[.A267]+7" office:value-type="date" office:date-value="2024-11-20" calcext:value-type="date">
            <text:p>2024-11-20</text:p>
          </table:table-cell>
          <table:table-cell table:style-name="ce12" table:formula="of:=(-cpcu)*[.E268]+[.D268]" office:value-type="currency" office:currency="EUR" office:value="6324000" calcext:value-type="currency">
            <text:p>6 324 000 €</text:p>
          </table:table-cell>
          <table:table-cell table:style-name="ce12" table:formula="of:=financ-custoprot-custofab+[.B268]" office:value-type="currency" office:currency="EUR" office:value="7024000" calcext:value-type="currency">
            <text:p>7 024 000 €</text:p>
          </table:table-cell>
          <table:table-cell table:style-name="ce12" table:formula="of:=(qtdoses*pvpdose*7)*[.E268]+[.D267]" office:value-type="currency" office:currency="EUR" office:value="11424000" calcext:value-type="currency">
            <text:p>11 424 000 €</text:p>
          </table:table-cell>
          <table:table-cell table:style-name="ce20" office:value-type="string" calcext:value-type="string">
            <text:p>255</text:p>
          </table:table-cell>
          <table:table-cell table:number-columns-repeated="1019"/>
        </table:table-row>
        <table:table-row table:style-name="ro12">
          <table:table-cell table:style-name="ce7" table:formula="of:=[.A268]+7" office:value-type="date" office:date-value="2024-11-27" calcext:value-type="date">
            <text:p>2024-11-27</text:p>
          </table:table-cell>
          <table:table-cell table:style-name="ce12" table:formula="of:=(-cpcu)*[.E269]+[.D269]" office:value-type="currency" office:currency="EUR" office:value="6393600" calcext:value-type="currency">
            <text:p>6 393 600 €</text:p>
          </table:table-cell>
          <table:table-cell table:style-name="ce12" table:formula="of:=financ-custoprot-custofab+[.B269]" office:value-type="currency" office:currency="EUR" office:value="7093600" calcext:value-type="currency">
            <text:p>7 093 600 €</text:p>
          </table:table-cell>
          <table:table-cell table:style-name="ce12" table:formula="of:=(qtdoses*pvpdose*7)*[.E269]+[.D268]" office:value-type="currency" office:currency="EUR" office:value="11513600" calcext:value-type="currency">
            <text:p>11 513 600 €</text:p>
          </table:table-cell>
          <table:table-cell table:style-name="ce20" office:value-type="string" calcext:value-type="string">
            <text:p>256</text:p>
          </table:table-cell>
          <table:table-cell table:number-columns-repeated="1019"/>
        </table:table-row>
        <table:table-row table:style-name="ro12">
          <table:table-cell table:style-name="ce7" table:formula="of:=[.A269]+7" office:value-type="date" office:date-value="2024-12-04" calcext:value-type="date">
            <text:p>2024-12-04</text:p>
          </table:table-cell>
          <table:table-cell table:style-name="ce12" table:formula="of:=(-cpcu)*[.E270]+[.D270]" office:value-type="currency" office:currency="EUR" office:value="6463550" calcext:value-type="currency">
            <text:p>6 463 550 €</text:p>
          </table:table-cell>
          <table:table-cell table:style-name="ce12" table:formula="of:=financ-custoprot-custofab+[.B270]" office:value-type="currency" office:currency="EUR" office:value="7163550" calcext:value-type="currency">
            <text:p>7 163 550 €</text:p>
          </table:table-cell>
          <table:table-cell table:style-name="ce12" table:formula="of:=(qtdoses*pvpdose*7)*[.E270]+[.D269]" office:value-type="currency" office:currency="EUR" office:value="11603550" calcext:value-type="currency">
            <text:p>11 603 550 €</text:p>
          </table:table-cell>
          <table:table-cell table:style-name="ce20" office:value-type="string" calcext:value-type="string">
            <text:p>257</text:p>
          </table:table-cell>
          <table:table-cell table:number-columns-repeated="1019"/>
        </table:table-row>
        <table:table-row table:style-name="ro12">
          <table:table-cell table:style-name="ce7" table:formula="of:=[.A270]+7" office:value-type="date" office:date-value="2024-12-11" calcext:value-type="date">
            <text:p>2024-12-11</text:p>
          </table:table-cell>
          <table:table-cell table:style-name="ce12" table:formula="of:=(-cpcu)*[.E271]+[.D271]" office:value-type="currency" office:currency="EUR" office:value="6533850" calcext:value-type="currency">
            <text:p>6 533 850 €</text:p>
          </table:table-cell>
          <table:table-cell table:style-name="ce12" table:formula="of:=financ-custoprot-custofab+[.B271]" office:value-type="currency" office:currency="EUR" office:value="7233850" calcext:value-type="currency">
            <text:p>7 233 850 €</text:p>
          </table:table-cell>
          <table:table-cell table:style-name="ce12" table:formula="of:=(qtdoses*pvpdose*7)*[.E271]+[.D270]" office:value-type="currency" office:currency="EUR" office:value="11693850" calcext:value-type="currency">
            <text:p>11 693 850 €</text:p>
          </table:table-cell>
          <table:table-cell table:style-name="ce20" office:value-type="string" calcext:value-type="string">
            <text:p>258</text:p>
          </table:table-cell>
          <table:table-cell table:number-columns-repeated="1019"/>
        </table:table-row>
        <table:table-row table:style-name="ro12">
          <table:table-cell table:style-name="ce7" table:formula="of:=[.A271]+7" office:value-type="date" office:date-value="2024-12-18" calcext:value-type="date">
            <text:p>2024-12-18</text:p>
          </table:table-cell>
          <table:table-cell table:style-name="ce12" table:formula="of:=(-cpcu)*[.E272]+[.D272]" office:value-type="currency" office:currency="EUR" office:value="6604500" calcext:value-type="currency">
            <text:p>6 604 500 €</text:p>
          </table:table-cell>
          <table:table-cell table:style-name="ce12" table:formula="of:=financ-custoprot-custofab+[.B272]" office:value-type="currency" office:currency="EUR" office:value="7304500" calcext:value-type="currency">
            <text:p>7 304 500 €</text:p>
          </table:table-cell>
          <table:table-cell table:style-name="ce12" table:formula="of:=(qtdoses*pvpdose*7)*[.E272]+[.D271]" office:value-type="currency" office:currency="EUR" office:value="11784500" calcext:value-type="currency">
            <text:p>11 784 500 €</text:p>
          </table:table-cell>
          <table:table-cell table:style-name="ce20" office:value-type="string" calcext:value-type="string">
            <text:p>259</text:p>
          </table:table-cell>
          <table:table-cell table:number-columns-repeated="1019"/>
        </table:table-row>
        <table:table-row table:style-name="ro12">
          <table:table-cell table:style-name="ce7" table:formula="of:=[.A272]+7" office:value-type="date" office:date-value="2024-12-25" calcext:value-type="date">
            <text:p>2024-12-25</text:p>
          </table:table-cell>
          <table:table-cell table:style-name="ce12" table:formula="of:=(-cpcu)*[.E273]+[.D273]" office:value-type="currency" office:currency="EUR" office:value="6675500" calcext:value-type="currency">
            <text:p>6 675 500 €</text:p>
          </table:table-cell>
          <table:table-cell table:style-name="ce12" table:formula="of:=financ-custoprot-custofab+[.B273]" office:value-type="currency" office:currency="EUR" office:value="7375500" calcext:value-type="currency">
            <text:p>7 375 500 €</text:p>
          </table:table-cell>
          <table:table-cell table:style-name="ce12" table:formula="of:=(qtdoses*pvpdose*7)*[.E273]+[.D272]" office:value-type="currency" office:currency="EUR" office:value="11875500" calcext:value-type="currency">
            <text:p>11 875 500 €</text:p>
          </table:table-cell>
          <table:table-cell table:style-name="ce20" office:value-type="string" calcext:value-type="string">
            <text:p>260</text:p>
          </table:table-cell>
          <table:table-cell table:number-columns-repeated="1019"/>
        </table:table-row>
        <table:table-row table:style-name="ro12">
          <table:table-cell table:style-name="ce7" table:formula="of:=[.A273]+7" office:value-type="date" office:date-value="2025-01-01" calcext:value-type="date">
            <text:p>2025-01-01</text:p>
          </table:table-cell>
          <table:table-cell table:style-name="ce12" table:formula="of:=(-cpcu)*[.E274]+[.D274]" office:value-type="currency" office:currency="EUR" office:value="6746850" calcext:value-type="currency">
            <text:p>6 746 850 €</text:p>
          </table:table-cell>
          <table:table-cell table:style-name="ce12" table:formula="of:=financ-custoprot-custofab+[.B274]" office:value-type="currency" office:currency="EUR" office:value="7446850" calcext:value-type="currency">
            <text:p>7 446 850 €</text:p>
          </table:table-cell>
          <table:table-cell table:style-name="ce12" table:formula="of:=(qtdoses*pvpdose*7)*[.E274]+[.D273]" office:value-type="currency" office:currency="EUR" office:value="11966850" calcext:value-type="currency">
            <text:p>11 966 850 €</text:p>
          </table:table-cell>
          <table:table-cell table:style-name="ce20" office:value-type="string" calcext:value-type="string">
            <text:p>261</text:p>
          </table:table-cell>
          <table:table-cell table:number-columns-repeated="1019"/>
        </table:table-row>
        <table:table-row table:style-name="ro12">
          <table:table-cell table:style-name="ce7" table:formula="of:=[.A274]+7" office:value-type="date" office:date-value="2025-01-08" calcext:value-type="date">
            <text:p>2025-01-08</text:p>
          </table:table-cell>
          <table:table-cell table:style-name="ce12" table:formula="of:=(-cpcu)*[.E275]+[.D275]" office:value-type="currency" office:currency="EUR" office:value="6818550" calcext:value-type="currency">
            <text:p>6 818 550 €</text:p>
          </table:table-cell>
          <table:table-cell table:style-name="ce12" table:formula="of:=financ-custoprot-custofab+[.B275]" office:value-type="currency" office:currency="EUR" office:value="7518550" calcext:value-type="currency">
            <text:p>7 518 550 €</text:p>
          </table:table-cell>
          <table:table-cell table:style-name="ce12" table:formula="of:=(qtdoses*pvpdose*7)*[.E275]+[.D274]" office:value-type="currency" office:currency="EUR" office:value="12058550" calcext:value-type="currency">
            <text:p>12 058 550 €</text:p>
          </table:table-cell>
          <table:table-cell table:style-name="ce20" office:value-type="string" calcext:value-type="string">
            <text:p>262</text:p>
          </table:table-cell>
          <table:table-cell table:number-columns-repeated="1019"/>
        </table:table-row>
        <table:table-row table:style-name="ro12">
          <table:table-cell table:style-name="ce7" table:formula="of:=[.A275]+7" office:value-type="date" office:date-value="2025-01-15" calcext:value-type="date">
            <text:p>2025-01-15</text:p>
          </table:table-cell>
          <table:table-cell table:style-name="ce12" table:formula="of:=(-cpcu)*[.E276]+[.D276]" office:value-type="currency" office:currency="EUR" office:value="6890600" calcext:value-type="currency">
            <text:p>6 890 600 €</text:p>
          </table:table-cell>
          <table:table-cell table:style-name="ce12" table:formula="of:=financ-custoprot-custofab+[.B276]" office:value-type="currency" office:currency="EUR" office:value="7590600" calcext:value-type="currency">
            <text:p>7 590 600 €</text:p>
          </table:table-cell>
          <table:table-cell table:style-name="ce12" table:formula="of:=(qtdoses*pvpdose*7)*[.E276]+[.D275]" office:value-type="currency" office:currency="EUR" office:value="12150600" calcext:value-type="currency">
            <text:p>12 150 600 €</text:p>
          </table:table-cell>
          <table:table-cell table:style-name="ce20" office:value-type="string" calcext:value-type="string">
            <text:p>263</text:p>
          </table:table-cell>
          <table:table-cell table:number-columns-repeated="1019"/>
        </table:table-row>
        <table:table-row table:style-name="ro12">
          <table:table-cell table:style-name="ce7" table:formula="of:=[.A276]+7" office:value-type="date" office:date-value="2025-01-22" calcext:value-type="date">
            <text:p>2025-01-22</text:p>
          </table:table-cell>
          <table:table-cell table:style-name="ce12" table:formula="of:=(-cpcu)*[.E277]+[.D277]" office:value-type="currency" office:currency="EUR" office:value="6963000" calcext:value-type="currency">
            <text:p>6 963 000 €</text:p>
          </table:table-cell>
          <table:table-cell table:style-name="ce12" table:formula="of:=financ-custoprot-custofab+[.B277]" office:value-type="currency" office:currency="EUR" office:value="7663000" calcext:value-type="currency">
            <text:p>7 663 000 €</text:p>
          </table:table-cell>
          <table:table-cell table:style-name="ce12" table:formula="of:=(qtdoses*pvpdose*7)*[.E277]+[.D276]" office:value-type="currency" office:currency="EUR" office:value="12243000" calcext:value-type="currency">
            <text:p>12 243 000 €</text:p>
          </table:table-cell>
          <table:table-cell table:style-name="ce20" office:value-type="string" calcext:value-type="string">
            <text:p>264</text:p>
          </table:table-cell>
          <table:table-cell table:number-columns-repeated="1019"/>
        </table:table-row>
        <table:table-row table:style-name="ro12">
          <table:table-cell table:style-name="ce7" table:formula="of:=[.A277]+7" office:value-type="date" office:date-value="2025-01-29" calcext:value-type="date">
            <text:p>2025-01-29</text:p>
          </table:table-cell>
          <table:table-cell table:style-name="ce12" table:formula="of:=(-cpcu)*[.E278]+[.D278]" office:value-type="currency" office:currency="EUR" office:value="7035750" calcext:value-type="currency">
            <text:p>7 035 750 €</text:p>
          </table:table-cell>
          <table:table-cell table:style-name="ce12" table:formula="of:=financ-custoprot-custofab+[.B278]" office:value-type="currency" office:currency="EUR" office:value="7735750" calcext:value-type="currency">
            <text:p>7 735 750 €</text:p>
          </table:table-cell>
          <table:table-cell table:style-name="ce12" table:formula="of:=(qtdoses*pvpdose*7)*[.E278]+[.D277]" office:value-type="currency" office:currency="EUR" office:value="12335750" calcext:value-type="currency">
            <text:p>12 335 750 €</text:p>
          </table:table-cell>
          <table:table-cell table:style-name="ce20" office:value-type="string" calcext:value-type="string">
            <text:p>265</text:p>
          </table:table-cell>
          <table:table-cell table:number-columns-repeated="1019"/>
        </table:table-row>
        <table:table-row table:style-name="ro12">
          <table:table-cell table:style-name="ce7" table:formula="of:=[.A278]+7" office:value-type="date" office:date-value="2025-02-05" calcext:value-type="date">
            <text:p>2025-02-05</text:p>
          </table:table-cell>
          <table:table-cell table:style-name="ce12" table:formula="of:=(-cpcu)*[.E279]+[.D279]" office:value-type="currency" office:currency="EUR" office:value="7108850" calcext:value-type="currency">
            <text:p>7 108 850 €</text:p>
          </table:table-cell>
          <table:table-cell table:style-name="ce12" table:formula="of:=financ-custoprot-custofab+[.B279]" office:value-type="currency" office:currency="EUR" office:value="7808850" calcext:value-type="currency">
            <text:p>7 808 850 €</text:p>
          </table:table-cell>
          <table:table-cell table:style-name="ce12" table:formula="of:=(qtdoses*pvpdose*7)*[.E279]+[.D278]" office:value-type="currency" office:currency="EUR" office:value="12428850" calcext:value-type="currency">
            <text:p>12 428 850 €</text:p>
          </table:table-cell>
          <table:table-cell table:style-name="ce20" office:value-type="string" calcext:value-type="string">
            <text:p>266</text:p>
          </table:table-cell>
          <table:table-cell table:number-columns-repeated="1019"/>
        </table:table-row>
        <table:table-row table:style-name="ro12">
          <table:table-cell table:style-name="ce7" table:formula="of:=[.A279]+7" office:value-type="date" office:date-value="2025-02-12" calcext:value-type="date">
            <text:p>2025-02-12</text:p>
          </table:table-cell>
          <table:table-cell table:style-name="ce12" table:formula="of:=(-cpcu)*[.E280]+[.D280]" office:value-type="currency" office:currency="EUR" office:value="7182300" calcext:value-type="currency">
            <text:p>7 182 300 €</text:p>
          </table:table-cell>
          <table:table-cell table:style-name="ce12" table:formula="of:=financ-custoprot-custofab+[.B280]" office:value-type="currency" office:currency="EUR" office:value="7882300" calcext:value-type="currency">
            <text:p>7 882 300 €</text:p>
          </table:table-cell>
          <table:table-cell table:style-name="ce12" table:formula="of:=(qtdoses*pvpdose*7)*[.E280]+[.D279]" office:value-type="currency" office:currency="EUR" office:value="12522300" calcext:value-type="currency">
            <text:p>12 522 300 €</text:p>
          </table:table-cell>
          <table:table-cell table:style-name="ce20" office:value-type="string" calcext:value-type="string">
            <text:p>267</text:p>
          </table:table-cell>
          <table:table-cell table:number-columns-repeated="1019"/>
        </table:table-row>
        <table:table-row table:style-name="ro12">
          <table:table-cell table:style-name="ce7" table:formula="of:=[.A280]+7" office:value-type="date" office:date-value="2025-02-19" calcext:value-type="date">
            <text:p>2025-02-19</text:p>
          </table:table-cell>
          <table:table-cell table:style-name="ce12" table:formula="of:=(-cpcu)*[.E281]+[.D281]" office:value-type="currency" office:currency="EUR" office:value="7256100" calcext:value-type="currency">
            <text:p>7 256 100 €</text:p>
          </table:table-cell>
          <table:table-cell table:style-name="ce12" table:formula="of:=financ-custoprot-custofab+[.B281]" office:value-type="currency" office:currency="EUR" office:value="7956100" calcext:value-type="currency">
            <text:p>7 956 100 €</text:p>
          </table:table-cell>
          <table:table-cell table:style-name="ce12" table:formula="of:=(qtdoses*pvpdose*7)*[.E281]+[.D280]" office:value-type="currency" office:currency="EUR" office:value="12616100" calcext:value-type="currency">
            <text:p>12 616 100 €</text:p>
          </table:table-cell>
          <table:table-cell table:style-name="ce20" office:value-type="string" calcext:value-type="string">
            <text:p>268</text:p>
          </table:table-cell>
          <table:table-cell table:number-columns-repeated="1019"/>
        </table:table-row>
        <table:table-row table:style-name="ro12">
          <table:table-cell table:style-name="ce7" table:formula="of:=[.A281]+7" office:value-type="date" office:date-value="2025-02-26" calcext:value-type="date">
            <text:p>2025-02-26</text:p>
          </table:table-cell>
          <table:table-cell table:style-name="ce12" table:formula="of:=(-cpcu)*[.E282]+[.D282]" office:value-type="currency" office:currency="EUR" office:value="7330250" calcext:value-type="currency">
            <text:p>7 330 250 €</text:p>
          </table:table-cell>
          <table:table-cell table:style-name="ce12" table:formula="of:=financ-custoprot-custofab+[.B282]" office:value-type="currency" office:currency="EUR" office:value="8030250" calcext:value-type="currency">
            <text:p>8 030 250 €</text:p>
          </table:table-cell>
          <table:table-cell table:style-name="ce12" table:formula="of:=(qtdoses*pvpdose*7)*[.E282]+[.D281]" office:value-type="currency" office:currency="EUR" office:value="12710250" calcext:value-type="currency">
            <text:p>12 710 250 €</text:p>
          </table:table-cell>
          <table:table-cell table:style-name="ce20" office:value-type="string" calcext:value-type="string">
            <text:p>269</text:p>
          </table:table-cell>
          <table:table-cell table:number-columns-repeated="1019"/>
        </table:table-row>
        <table:table-row table:style-name="ro12">
          <table:table-cell table:style-name="ce7" table:formula="of:=[.A282]+7" office:value-type="date" office:date-value="2025-03-05" calcext:value-type="date">
            <text:p>2025-03-05</text:p>
          </table:table-cell>
          <table:table-cell table:style-name="ce12" table:formula="of:=(-cpcu)*[.E283]+[.D283]" office:value-type="currency" office:currency="EUR" office:value="7404750" calcext:value-type="currency">
            <text:p>7 404 750 €</text:p>
          </table:table-cell>
          <table:table-cell table:style-name="ce12" table:formula="of:=financ-custoprot-custofab+[.B283]" office:value-type="currency" office:currency="EUR" office:value="8104750" calcext:value-type="currency">
            <text:p>8 104 750 €</text:p>
          </table:table-cell>
          <table:table-cell table:style-name="ce12" table:formula="of:=(qtdoses*pvpdose*7)*[.E283]+[.D282]" office:value-type="currency" office:currency="EUR" office:value="12804750" calcext:value-type="currency">
            <text:p>12 804 750 €</text:p>
          </table:table-cell>
          <table:table-cell table:style-name="ce20" office:value-type="string" calcext:value-type="string">
            <text:p>270</text:p>
          </table:table-cell>
          <table:table-cell table:number-columns-repeated="1019"/>
        </table:table-row>
        <table:table-row table:style-name="ro12">
          <table:table-cell table:style-name="ce7" table:formula="of:=[.A283]+7" office:value-type="date" office:date-value="2025-03-12" calcext:value-type="date">
            <text:p>2025-03-12</text:p>
          </table:table-cell>
          <table:table-cell table:style-name="ce12" table:formula="of:=(-cpcu)*[.E284]+[.D284]" office:value-type="currency" office:currency="EUR" office:value="7479600" calcext:value-type="currency">
            <text:p>7 479 600 €</text:p>
          </table:table-cell>
          <table:table-cell table:style-name="ce12" table:formula="of:=financ-custoprot-custofab+[.B284]" office:value-type="currency" office:currency="EUR" office:value="8179600" calcext:value-type="currency">
            <text:p>8 179 600 €</text:p>
          </table:table-cell>
          <table:table-cell table:style-name="ce12" table:formula="of:=(qtdoses*pvpdose*7)*[.E284]+[.D283]" office:value-type="currency" office:currency="EUR" office:value="12899600" calcext:value-type="currency">
            <text:p>12 899 600 €</text:p>
          </table:table-cell>
          <table:table-cell table:style-name="ce20" office:value-type="string" calcext:value-type="string">
            <text:p>271</text:p>
          </table:table-cell>
          <table:table-cell table:number-columns-repeated="1019"/>
        </table:table-row>
        <table:table-row table:style-name="ro12">
          <table:table-cell table:style-name="ce7" table:formula="of:=[.A284]+7" office:value-type="date" office:date-value="2025-03-19" calcext:value-type="date">
            <text:p>2025-03-19</text:p>
          </table:table-cell>
          <table:table-cell table:style-name="ce12" table:formula="of:=(-cpcu)*[.E285]+[.D285]" office:value-type="currency" office:currency="EUR" office:value="7554800" calcext:value-type="currency">
            <text:p>7 554 800 €</text:p>
          </table:table-cell>
          <table:table-cell table:style-name="ce12" table:formula="of:=financ-custoprot-custofab+[.B285]" office:value-type="currency" office:currency="EUR" office:value="8254800" calcext:value-type="currency">
            <text:p>8 254 800 €</text:p>
          </table:table-cell>
          <table:table-cell table:style-name="ce12" table:formula="of:=(qtdoses*pvpdose*7)*[.E285]+[.D284]" office:value-type="currency" office:currency="EUR" office:value="12994800" calcext:value-type="currency">
            <text:p>12 994 800 €</text:p>
          </table:table-cell>
          <table:table-cell table:style-name="ce20" office:value-type="string" calcext:value-type="string">
            <text:p>272</text:p>
          </table:table-cell>
          <table:table-cell table:number-columns-repeated="1019"/>
        </table:table-row>
        <table:table-row table:style-name="ro12">
          <table:table-cell table:style-name="ce7" table:formula="of:=[.A285]+7" office:value-type="date" office:date-value="2025-03-26" calcext:value-type="date">
            <text:p>2025-03-26</text:p>
          </table:table-cell>
          <table:table-cell table:style-name="ce12" table:formula="of:=(-cpcu)*[.E286]+[.D286]" office:value-type="currency" office:currency="EUR" office:value="7630350" calcext:value-type="currency">
            <text:p>7 630 350 €</text:p>
          </table:table-cell>
          <table:table-cell table:style-name="ce12" table:formula="of:=financ-custoprot-custofab+[.B286]" office:value-type="currency" office:currency="EUR" office:value="8330350" calcext:value-type="currency">
            <text:p>8 330 350 €</text:p>
          </table:table-cell>
          <table:table-cell table:style-name="ce12" table:formula="of:=(qtdoses*pvpdose*7)*[.E286]+[.D285]" office:value-type="currency" office:currency="EUR" office:value="13090350" calcext:value-type="currency">
            <text:p>13 090 350 €</text:p>
          </table:table-cell>
          <table:table-cell table:style-name="ce20" office:value-type="string" calcext:value-type="string">
            <text:p>273</text:p>
          </table:table-cell>
          <table:table-cell table:number-columns-repeated="1019"/>
        </table:table-row>
        <table:table-row table:style-name="ro12">
          <table:table-cell table:style-name="ce7" table:formula="of:=[.A286]+7" office:value-type="date" office:date-value="2025-04-02" calcext:value-type="date">
            <text:p>2025-04-02</text:p>
          </table:table-cell>
          <table:table-cell table:style-name="ce12" table:formula="of:=(-cpcu)*[.E287]+[.D287]" office:value-type="currency" office:currency="EUR" office:value="7706250" calcext:value-type="currency">
            <text:p>7 706 250 €</text:p>
          </table:table-cell>
          <table:table-cell table:style-name="ce12" table:formula="of:=financ-custoprot-custofab+[.B287]" office:value-type="currency" office:currency="EUR" office:value="8406250" calcext:value-type="currency">
            <text:p>8 406 250 €</text:p>
          </table:table-cell>
          <table:table-cell table:style-name="ce12" table:formula="of:=(qtdoses*pvpdose*7)*[.E287]+[.D286]" office:value-type="currency" office:currency="EUR" office:value="13186250" calcext:value-type="currency">
            <text:p>13 186 250 €</text:p>
          </table:table-cell>
          <table:table-cell table:style-name="ce20" office:value-type="string" calcext:value-type="string">
            <text:p>274</text:p>
          </table:table-cell>
          <table:table-cell table:number-columns-repeated="1019"/>
        </table:table-row>
        <table:table-row table:style-name="ro12">
          <table:table-cell table:style-name="ce7" table:formula="of:=[.A287]+7" office:value-type="date" office:date-value="2025-04-09" calcext:value-type="date">
            <text:p>2025-04-09</text:p>
          </table:table-cell>
          <table:table-cell table:style-name="ce12" table:formula="of:=(-cpcu)*[.E288]+[.D288]" office:value-type="currency" office:currency="EUR" office:value="7782500" calcext:value-type="currency">
            <text:p>7 782 500 €</text:p>
          </table:table-cell>
          <table:table-cell table:style-name="ce12" table:formula="of:=financ-custoprot-custofab+[.B288]" office:value-type="currency" office:currency="EUR" office:value="8482500" calcext:value-type="currency">
            <text:p>8 482 500 €</text:p>
          </table:table-cell>
          <table:table-cell table:style-name="ce12" table:formula="of:=(qtdoses*pvpdose*7)*[.E288]+[.D287]" office:value-type="currency" office:currency="EUR" office:value="13282500" calcext:value-type="currency">
            <text:p>13 282 500 €</text:p>
          </table:table-cell>
          <table:table-cell table:style-name="ce20" office:value-type="string" calcext:value-type="string">
            <text:p>275</text:p>
          </table:table-cell>
          <table:table-cell table:number-columns-repeated="1019"/>
        </table:table-row>
        <table:table-row table:style-name="ro12">
          <table:table-cell table:style-name="ce7" table:formula="of:=[.A288]+7" office:value-type="date" office:date-value="2025-04-16" calcext:value-type="date">
            <text:p>2025-04-16</text:p>
          </table:table-cell>
          <table:table-cell table:style-name="ce12" table:formula="of:=(-cpcu)*[.E289]+[.D289]" office:value-type="currency" office:currency="EUR" office:value="7859100" calcext:value-type="currency">
            <text:p>7 859 100 €</text:p>
          </table:table-cell>
          <table:table-cell table:style-name="ce12" table:formula="of:=financ-custoprot-custofab+[.B289]" office:value-type="currency" office:currency="EUR" office:value="8559100" calcext:value-type="currency">
            <text:p>8 559 100 €</text:p>
          </table:table-cell>
          <table:table-cell table:style-name="ce12" table:formula="of:=(qtdoses*pvpdose*7)*[.E289]+[.D288]" office:value-type="currency" office:currency="EUR" office:value="13379100" calcext:value-type="currency">
            <text:p>13 379 100 €</text:p>
          </table:table-cell>
          <table:table-cell table:style-name="ce20" office:value-type="string" calcext:value-type="string">
            <text:p>276</text:p>
          </table:table-cell>
          <table:table-cell table:number-columns-repeated="1019"/>
        </table:table-row>
        <table:table-row table:style-name="ro12">
          <table:table-cell table:style-name="ce7" table:formula="of:=[.A289]+7" office:value-type="date" office:date-value="2025-04-23" calcext:value-type="date">
            <text:p>2025-04-23</text:p>
          </table:table-cell>
          <table:table-cell table:style-name="ce12" table:formula="of:=(-cpcu)*[.E290]+[.D290]" office:value-type="currency" office:currency="EUR" office:value="7936050" calcext:value-type="currency">
            <text:p>7 936 050 €</text:p>
          </table:table-cell>
          <table:table-cell table:style-name="ce12" table:formula="of:=financ-custoprot-custofab+[.B290]" office:value-type="currency" office:currency="EUR" office:value="8636050" calcext:value-type="currency">
            <text:p>8 636 050 €</text:p>
          </table:table-cell>
          <table:table-cell table:style-name="ce12" table:formula="of:=(qtdoses*pvpdose*7)*[.E290]+[.D289]" office:value-type="currency" office:currency="EUR" office:value="13476050" calcext:value-type="currency">
            <text:p>13 476 050 €</text:p>
          </table:table-cell>
          <table:table-cell table:style-name="ce20" office:value-type="string" calcext:value-type="string">
            <text:p>277</text:p>
          </table:table-cell>
          <table:table-cell table:number-columns-repeated="1019"/>
        </table:table-row>
        <table:table-row table:style-name="ro12">
          <table:table-cell table:style-name="ce7" table:formula="of:=[.A290]+7" office:value-type="date" office:date-value="2025-04-30" calcext:value-type="date">
            <text:p>2025-04-30</text:p>
          </table:table-cell>
          <table:table-cell table:style-name="ce12" table:formula="of:=(-cpcu)*[.E291]+[.D291]" office:value-type="currency" office:currency="EUR" office:value="8013350" calcext:value-type="currency">
            <text:p>8 013 350 €</text:p>
          </table:table-cell>
          <table:table-cell table:style-name="ce12" table:formula="of:=financ-custoprot-custofab+[.B291]" office:value-type="currency" office:currency="EUR" office:value="8713350" calcext:value-type="currency">
            <text:p>8 713 350 €</text:p>
          </table:table-cell>
          <table:table-cell table:style-name="ce12" table:formula="of:=(qtdoses*pvpdose*7)*[.E291]+[.D290]" office:value-type="currency" office:currency="EUR" office:value="13573350" calcext:value-type="currency">
            <text:p>13 573 350 €</text:p>
          </table:table-cell>
          <table:table-cell table:style-name="ce20" office:value-type="string" calcext:value-type="string">
            <text:p>278</text:p>
          </table:table-cell>
          <table:table-cell table:number-columns-repeated="1019"/>
        </table:table-row>
        <table:table-row table:style-name="ro12">
          <table:table-cell table:style-name="ce7" table:formula="of:=[.A291]+7" office:value-type="date" office:date-value="2025-05-07" calcext:value-type="date">
            <text:p>2025-05-07</text:p>
          </table:table-cell>
          <table:table-cell table:style-name="ce12" table:formula="of:=(-cpcu)*[.E292]+[.D292]" office:value-type="currency" office:currency="EUR" office:value="8091000" calcext:value-type="currency">
            <text:p>8 091 000 €</text:p>
          </table:table-cell>
          <table:table-cell table:style-name="ce12" table:formula="of:=financ-custoprot-custofab+[.B292]" office:value-type="currency" office:currency="EUR" office:value="8791000" calcext:value-type="currency">
            <text:p>8 791 000 €</text:p>
          </table:table-cell>
          <table:table-cell table:style-name="ce12" table:formula="of:=(qtdoses*pvpdose*7)*[.E292]+[.D291]" office:value-type="currency" office:currency="EUR" office:value="13671000" calcext:value-type="currency">
            <text:p>13 671 000 €</text:p>
          </table:table-cell>
          <table:table-cell table:style-name="ce20" office:value-type="string" calcext:value-type="string">
            <text:p>279</text:p>
          </table:table-cell>
          <table:table-cell table:number-columns-repeated="1019"/>
        </table:table-row>
        <table:table-row table:style-name="ro12">
          <table:table-cell table:style-name="ce7" table:formula="of:=[.A292]+7" office:value-type="date" office:date-value="2025-05-14" calcext:value-type="date">
            <text:p>2025-05-14</text:p>
          </table:table-cell>
          <table:table-cell table:style-name="ce12" table:formula="of:=(-cpcu)*[.E293]+[.D293]" office:value-type="currency" office:currency="EUR" office:value="8169000" calcext:value-type="currency">
            <text:p>8 169 000 €</text:p>
          </table:table-cell>
          <table:table-cell table:style-name="ce12" table:formula="of:=financ-custoprot-custofab+[.B293]" office:value-type="currency" office:currency="EUR" office:value="8869000" calcext:value-type="currency">
            <text:p>8 869 000 €</text:p>
          </table:table-cell>
          <table:table-cell table:style-name="ce12" table:formula="of:=(qtdoses*pvpdose*7)*[.E293]+[.D292]" office:value-type="currency" office:currency="EUR" office:value="13769000" calcext:value-type="currency">
            <text:p>13 769 000 €</text:p>
          </table:table-cell>
          <table:table-cell table:style-name="ce20" office:value-type="string" calcext:value-type="string">
            <text:p>280</text:p>
          </table:table-cell>
          <table:table-cell table:number-columns-repeated="1019"/>
        </table:table-row>
        <table:table-row table:style-name="ro12">
          <table:table-cell table:style-name="ce7" table:formula="of:=[.A293]+7" office:value-type="date" office:date-value="2025-05-21" calcext:value-type="date">
            <text:p>2025-05-21</text:p>
          </table:table-cell>
          <table:table-cell table:style-name="ce12" table:formula="of:=(-cpcu)*[.E294]+[.D294]" office:value-type="currency" office:currency="EUR" office:value="8247350" calcext:value-type="currency">
            <text:p>8 247 350 €</text:p>
          </table:table-cell>
          <table:table-cell table:style-name="ce12" table:formula="of:=financ-custoprot-custofab+[.B294]" office:value-type="currency" office:currency="EUR" office:value="8947350" calcext:value-type="currency">
            <text:p>8 947 350 €</text:p>
          </table:table-cell>
          <table:table-cell table:style-name="ce12" table:formula="of:=(qtdoses*pvpdose*7)*[.E294]+[.D293]" office:value-type="currency" office:currency="EUR" office:value="13867350" calcext:value-type="currency">
            <text:p>13 867 350 €</text:p>
          </table:table-cell>
          <table:table-cell table:style-name="ce20" office:value-type="string" calcext:value-type="string">
            <text:p>281</text:p>
          </table:table-cell>
          <table:table-cell table:number-columns-repeated="1019"/>
        </table:table-row>
        <table:table-row table:style-name="ro12">
          <table:table-cell table:style-name="ce7" table:formula="of:=[.A294]+7" office:value-type="date" office:date-value="2025-05-28" calcext:value-type="date">
            <text:p>2025-05-28</text:p>
          </table:table-cell>
          <table:table-cell table:style-name="ce12" table:formula="of:=(-cpcu)*[.E295]+[.D295]" office:value-type="currency" office:currency="EUR" office:value="8326050" calcext:value-type="currency">
            <text:p>8 326 050 €</text:p>
          </table:table-cell>
          <table:table-cell table:style-name="ce12" table:formula="of:=financ-custoprot-custofab+[.B295]" office:value-type="currency" office:currency="EUR" office:value="9026050" calcext:value-type="currency">
            <text:p>9 026 050 €</text:p>
          </table:table-cell>
          <table:table-cell table:style-name="ce12" table:formula="of:=(qtdoses*pvpdose*7)*[.E295]+[.D294]" office:value-type="currency" office:currency="EUR" office:value="13966050" calcext:value-type="currency">
            <text:p>13 966 050 €</text:p>
          </table:table-cell>
          <table:table-cell table:style-name="ce20" office:value-type="string" calcext:value-type="string">
            <text:p>282</text:p>
          </table:table-cell>
          <table:table-cell table:number-columns-repeated="1019"/>
        </table:table-row>
        <table:table-row table:style-name="ro12">
          <table:table-cell table:style-name="ce7" table:formula="of:=[.A295]+7" office:value-type="date" office:date-value="2025-06-04" calcext:value-type="date">
            <text:p>2025-06-04</text:p>
          </table:table-cell>
          <table:table-cell table:style-name="ce12" table:formula="of:=(-cpcu)*[.E296]+[.D296]" office:value-type="currency" office:currency="EUR" office:value="8405100" calcext:value-type="currency">
            <text:p>8 405 100 €</text:p>
          </table:table-cell>
          <table:table-cell table:style-name="ce12" table:formula="of:=financ-custoprot-custofab+[.B296]" office:value-type="currency" office:currency="EUR" office:value="9105100" calcext:value-type="currency">
            <text:p>9 105 100 €</text:p>
          </table:table-cell>
          <table:table-cell table:style-name="ce12" table:formula="of:=(qtdoses*pvpdose*7)*[.E296]+[.D295]" office:value-type="currency" office:currency="EUR" office:value="14065100" calcext:value-type="currency">
            <text:p>14 065 100 €</text:p>
          </table:table-cell>
          <table:table-cell table:style-name="ce20" office:value-type="string" calcext:value-type="string">
            <text:p>283</text:p>
          </table:table-cell>
          <table:table-cell table:number-columns-repeated="1019"/>
        </table:table-row>
        <table:table-row table:style-name="ro12">
          <table:table-cell table:style-name="ce7" table:formula="of:=[.A296]+7" office:value-type="date" office:date-value="2025-06-11" calcext:value-type="date">
            <text:p>2025-06-11</text:p>
          </table:table-cell>
          <table:table-cell table:style-name="ce12" table:formula="of:=(-cpcu)*[.E297]+[.D297]" office:value-type="currency" office:currency="EUR" office:value="8484500" calcext:value-type="currency">
            <text:p>8 484 500 €</text:p>
          </table:table-cell>
          <table:table-cell table:style-name="ce12" table:formula="of:=financ-custoprot-custofab+[.B297]" office:value-type="currency" office:currency="EUR" office:value="9184500" calcext:value-type="currency">
            <text:p>9 184 500 €</text:p>
          </table:table-cell>
          <table:table-cell table:style-name="ce12" table:formula="of:=(qtdoses*pvpdose*7)*[.E297]+[.D296]" office:value-type="currency" office:currency="EUR" office:value="14164500" calcext:value-type="currency">
            <text:p>14 164 500 €</text:p>
          </table:table-cell>
          <table:table-cell table:style-name="ce20" office:value-type="string" calcext:value-type="string">
            <text:p>284</text:p>
          </table:table-cell>
          <table:table-cell table:number-columns-repeated="1019"/>
        </table:table-row>
        <table:table-row table:style-name="ro12">
          <table:table-cell table:style-name="ce7" table:formula="of:=[.A297]+7" office:value-type="date" office:date-value="2025-06-18" calcext:value-type="date">
            <text:p>2025-06-18</text:p>
          </table:table-cell>
          <table:table-cell table:style-name="ce12" table:formula="of:=(-cpcu)*[.E298]+[.D298]" office:value-type="currency" office:currency="EUR" office:value="8564250" calcext:value-type="currency">
            <text:p>8 564 250 €</text:p>
          </table:table-cell>
          <table:table-cell table:style-name="ce12" table:formula="of:=financ-custoprot-custofab+[.B298]" office:value-type="currency" office:currency="EUR" office:value="9264250" calcext:value-type="currency">
            <text:p>9 264 250 €</text:p>
          </table:table-cell>
          <table:table-cell table:style-name="ce12" table:formula="of:=(qtdoses*pvpdose*7)*[.E298]+[.D297]" office:value-type="currency" office:currency="EUR" office:value="14264250" calcext:value-type="currency">
            <text:p>14 264 250 €</text:p>
          </table:table-cell>
          <table:table-cell table:style-name="ce20" office:value-type="string" calcext:value-type="string">
            <text:p>285</text:p>
          </table:table-cell>
          <table:table-cell table:number-columns-repeated="1019"/>
        </table:table-row>
        <table:table-row table:style-name="ro12">
          <table:table-cell table:style-name="ce7" table:formula="of:=[.A298]+7" office:value-type="date" office:date-value="2025-06-25" calcext:value-type="date">
            <text:p>2025-06-25</text:p>
          </table:table-cell>
          <table:table-cell table:style-name="ce12" table:formula="of:=(-cpcu)*[.E299]+[.D299]" office:value-type="currency" office:currency="EUR" office:value="8644350" calcext:value-type="currency">
            <text:p>8 644 350 €</text:p>
          </table:table-cell>
          <table:table-cell table:style-name="ce12" table:formula="of:=financ-custoprot-custofab+[.B299]" office:value-type="currency" office:currency="EUR" office:value="9344350" calcext:value-type="currency">
            <text:p>9 344 350 €</text:p>
          </table:table-cell>
          <table:table-cell table:style-name="ce12" table:formula="of:=(qtdoses*pvpdose*7)*[.E299]+[.D298]" office:value-type="currency" office:currency="EUR" office:value="14364350" calcext:value-type="currency">
            <text:p>14 364 350 €</text:p>
          </table:table-cell>
          <table:table-cell table:style-name="ce20" office:value-type="string" calcext:value-type="string">
            <text:p>286</text:p>
          </table:table-cell>
          <table:table-cell table:number-columns-repeated="1019"/>
        </table:table-row>
        <table:table-row table:style-name="ro12">
          <table:table-cell table:style-name="ce7" table:formula="of:=[.A299]+7" office:value-type="date" office:date-value="2025-07-02" calcext:value-type="date">
            <text:p>2025-07-02</text:p>
          </table:table-cell>
          <table:table-cell table:style-name="ce12" table:formula="of:=(-cpcu)*[.E300]+[.D300]" office:value-type="currency" office:currency="EUR" office:value="8724800" calcext:value-type="currency">
            <text:p>8 724 800 €</text:p>
          </table:table-cell>
          <table:table-cell table:style-name="ce12" table:formula="of:=financ-custoprot-custofab+[.B300]" office:value-type="currency" office:currency="EUR" office:value="9424800" calcext:value-type="currency">
            <text:p>9 424 800 €</text:p>
          </table:table-cell>
          <table:table-cell table:style-name="ce12" table:formula="of:=(qtdoses*pvpdose*7)*[.E300]+[.D299]" office:value-type="currency" office:currency="EUR" office:value="14464800" calcext:value-type="currency">
            <text:p>14 464 800 €</text:p>
          </table:table-cell>
          <table:table-cell table:style-name="ce20" office:value-type="string" calcext:value-type="string">
            <text:p>287</text:p>
          </table:table-cell>
          <table:table-cell table:number-columns-repeated="1019"/>
        </table:table-row>
        <table:table-row table:style-name="ro12">
          <table:table-cell table:style-name="ce7" table:formula="of:=[.A300]+7" office:value-type="date" office:date-value="2025-07-09" calcext:value-type="date">
            <text:p>2025-07-09</text:p>
          </table:table-cell>
          <table:table-cell table:style-name="ce12" table:formula="of:=(-cpcu)*[.E301]+[.D301]" office:value-type="currency" office:currency="EUR" office:value="8805600" calcext:value-type="currency">
            <text:p>8 805 600 €</text:p>
          </table:table-cell>
          <table:table-cell table:style-name="ce12" table:formula="of:=financ-custoprot-custofab+[.B301]" office:value-type="currency" office:currency="EUR" office:value="9505600" calcext:value-type="currency">
            <text:p>9 505 600 €</text:p>
          </table:table-cell>
          <table:table-cell table:style-name="ce12" table:formula="of:=(qtdoses*pvpdose*7)*[.E301]+[.D300]" office:value-type="currency" office:currency="EUR" office:value="14565600" calcext:value-type="currency">
            <text:p>14 565 600 €</text:p>
          </table:table-cell>
          <table:table-cell table:style-name="ce20" office:value-type="string" calcext:value-type="string">
            <text:p>288</text:p>
          </table:table-cell>
          <table:table-cell table:number-columns-repeated="1019"/>
        </table:table-row>
        <table:table-row table:style-name="ro12">
          <table:table-cell table:style-name="ce7" table:formula="of:=[.A301]+7" office:value-type="date" office:date-value="2025-07-16" calcext:value-type="date">
            <text:p>2025-07-16</text:p>
          </table:table-cell>
          <table:table-cell table:style-name="ce12" table:formula="of:=(-cpcu)*[.E302]+[.D302]" office:value-type="currency" office:currency="EUR" office:value="8886750" calcext:value-type="currency">
            <text:p>8 886 750 €</text:p>
          </table:table-cell>
          <table:table-cell table:style-name="ce12" table:formula="of:=financ-custoprot-custofab+[.B302]" office:value-type="currency" office:currency="EUR" office:value="9586750" calcext:value-type="currency">
            <text:p>9 586 750 €</text:p>
          </table:table-cell>
          <table:table-cell table:style-name="ce12" table:formula="of:=(qtdoses*pvpdose*7)*[.E302]+[.D301]" office:value-type="currency" office:currency="EUR" office:value="14666750" calcext:value-type="currency">
            <text:p>14 666 750 €</text:p>
          </table:table-cell>
          <table:table-cell table:style-name="ce20" office:value-type="string" calcext:value-type="string">
            <text:p>289</text:p>
          </table:table-cell>
          <table:table-cell table:number-columns-repeated="1019"/>
        </table:table-row>
        <table:table-row table:style-name="ro12">
          <table:table-cell table:style-name="ce7" table:formula="of:=[.A302]+7" office:value-type="date" office:date-value="2025-07-23" calcext:value-type="date">
            <text:p>2025-07-23</text:p>
          </table:table-cell>
          <table:table-cell table:style-name="ce12" table:formula="of:=(-cpcu)*[.E303]+[.D303]" office:value-type="currency" office:currency="EUR" office:value="8968250" calcext:value-type="currency">
            <text:p>8 968 250 €</text:p>
          </table:table-cell>
          <table:table-cell table:style-name="ce12" table:formula="of:=financ-custoprot-custofab+[.B303]" office:value-type="currency" office:currency="EUR" office:value="9668250" calcext:value-type="currency">
            <text:p>9 668 250 €</text:p>
          </table:table-cell>
          <table:table-cell table:style-name="ce12" table:formula="of:=(qtdoses*pvpdose*7)*[.E303]+[.D302]" office:value-type="currency" office:currency="EUR" office:value="14768250" calcext:value-type="currency">
            <text:p>14 768 250 €</text:p>
          </table:table-cell>
          <table:table-cell table:style-name="ce20" office:value-type="string" calcext:value-type="string">
            <text:p>290</text:p>
          </table:table-cell>
          <table:table-cell table:number-columns-repeated="1019"/>
        </table:table-row>
        <table:table-row table:style-name="ro12">
          <table:table-cell table:style-name="ce7" table:formula="of:=[.A303]+7" office:value-type="date" office:date-value="2025-07-30" calcext:value-type="date">
            <text:p>2025-07-30</text:p>
          </table:table-cell>
          <table:table-cell table:style-name="ce12" table:formula="of:=(-cpcu)*[.E304]+[.D304]" office:value-type="currency" office:currency="EUR" office:value="9050100" calcext:value-type="currency">
            <text:p>9 050 100 €</text:p>
          </table:table-cell>
          <table:table-cell table:style-name="ce12" table:formula="of:=financ-custoprot-custofab+[.B304]" office:value-type="currency" office:currency="EUR" office:value="9750100" calcext:value-type="currency">
            <text:p>9 750 100 €</text:p>
          </table:table-cell>
          <table:table-cell table:style-name="ce12" table:formula="of:=(qtdoses*pvpdose*7)*[.E304]+[.D303]" office:value-type="currency" office:currency="EUR" office:value="14870100" calcext:value-type="currency">
            <text:p>14 870 100 €</text:p>
          </table:table-cell>
          <table:table-cell table:style-name="ce20" office:value-type="string" calcext:value-type="string">
            <text:p>291</text:p>
          </table:table-cell>
          <table:table-cell table:number-columns-repeated="1019"/>
        </table:table-row>
        <table:table-row table:style-name="ro12">
          <table:table-cell table:style-name="ce7" table:formula="of:=[.A304]+7" office:value-type="date" office:date-value="2025-08-06" calcext:value-type="date">
            <text:p>2025-08-06</text:p>
          </table:table-cell>
          <table:table-cell table:style-name="ce12" table:formula="of:=(-cpcu)*[.E305]+[.D305]" office:value-type="currency" office:currency="EUR" office:value="9132300" calcext:value-type="currency">
            <text:p>9 132 300 €</text:p>
          </table:table-cell>
          <table:table-cell table:style-name="ce12" table:formula="of:=financ-custoprot-custofab+[.B305]" office:value-type="currency" office:currency="EUR" office:value="9832300" calcext:value-type="currency">
            <text:p>9 832 300 €</text:p>
          </table:table-cell>
          <table:table-cell table:style-name="ce12" table:formula="of:=(qtdoses*pvpdose*7)*[.E305]+[.D304]" office:value-type="currency" office:currency="EUR" office:value="14972300" calcext:value-type="currency">
            <text:p>14 972 300 €</text:p>
          </table:table-cell>
          <table:table-cell table:style-name="ce20" office:value-type="string" calcext:value-type="string">
            <text:p>292</text:p>
          </table:table-cell>
          <table:table-cell table:number-columns-repeated="1019"/>
        </table:table-row>
        <table:table-row table:style-name="ro12">
          <table:table-cell table:style-name="ce7" table:formula="of:=[.A305]+7" office:value-type="date" office:date-value="2025-08-13" calcext:value-type="date">
            <text:p>2025-08-13</text:p>
          </table:table-cell>
          <table:table-cell table:style-name="ce12" table:formula="of:=(-cpcu)*[.E306]+[.D306]" office:value-type="currency" office:currency="EUR" office:value="9214850" calcext:value-type="currency">
            <text:p>9 214 850 €</text:p>
          </table:table-cell>
          <table:table-cell table:style-name="ce12" table:formula="of:=financ-custoprot-custofab+[.B306]" office:value-type="currency" office:currency="EUR" office:value="9914850" calcext:value-type="currency">
            <text:p>9 914 850 €</text:p>
          </table:table-cell>
          <table:table-cell table:style-name="ce12" table:formula="of:=(qtdoses*pvpdose*7)*[.E306]+[.D305]" office:value-type="currency" office:currency="EUR" office:value="15074850" calcext:value-type="currency">
            <text:p>15 074 850 €</text:p>
          </table:table-cell>
          <table:table-cell table:style-name="ce20" office:value-type="string" calcext:value-type="string">
            <text:p>293</text:p>
          </table:table-cell>
          <table:table-cell table:number-columns-repeated="1019"/>
        </table:table-row>
        <table:table-row table:style-name="ro12">
          <table:table-cell table:style-name="ce7" table:formula="of:=[.A306]+7" office:value-type="date" office:date-value="2025-08-20" calcext:value-type="date">
            <text:p>2025-08-20</text:p>
          </table:table-cell>
          <table:table-cell table:style-name="ce12" table:formula="of:=(-cpcu)*[.E307]+[.D307]" office:value-type="currency" office:currency="EUR" office:value="9297750" calcext:value-type="currency">
            <text:p>9 297 750 €</text:p>
          </table:table-cell>
          <table:table-cell table:style-name="ce12" table:formula="of:=financ-custoprot-custofab+[.B307]" office:value-type="currency" office:currency="EUR" office:value="9997750" calcext:value-type="currency">
            <text:p>9 997 750 €</text:p>
          </table:table-cell>
          <table:table-cell table:style-name="ce12" table:formula="of:=(qtdoses*pvpdose*7)*[.E307]+[.D306]" office:value-type="currency" office:currency="EUR" office:value="15177750" calcext:value-type="currency">
            <text:p>15 177 750 €</text:p>
          </table:table-cell>
          <table:table-cell table:style-name="ce20" office:value-type="string" calcext:value-type="string">
            <text:p>294</text:p>
          </table:table-cell>
          <table:table-cell table:number-columns-repeated="1019"/>
        </table:table-row>
        <table:table-row table:style-name="ro12">
          <table:table-cell table:style-name="ce7" table:formula="of:=[.A307]+7" office:value-type="date" office:date-value="2025-08-27" calcext:value-type="date">
            <text:p>2025-08-27</text:p>
          </table:table-cell>
          <table:table-cell table:style-name="ce12" table:formula="of:=(-cpcu)*[.E308]+[.D308]" office:value-type="currency" office:currency="EUR" office:value="9381000" calcext:value-type="currency">
            <text:p>9 381 000 €</text:p>
          </table:table-cell>
          <table:table-cell table:style-name="ce12" table:formula="of:=financ-custoprot-custofab+[.B308]" office:value-type="currency" office:currency="EUR" office:value="10081000" calcext:value-type="currency">
            <text:p>10 081 000 €</text:p>
          </table:table-cell>
          <table:table-cell table:style-name="ce12" table:formula="of:=(qtdoses*pvpdose*7)*[.E308]+[.D307]" office:value-type="currency" office:currency="EUR" office:value="15281000" calcext:value-type="currency">
            <text:p>15 281 000 €</text:p>
          </table:table-cell>
          <table:table-cell table:style-name="ce20" office:value-type="string" calcext:value-type="string">
            <text:p>295</text:p>
          </table:table-cell>
          <table:table-cell table:number-columns-repeated="1019"/>
        </table:table-row>
        <table:table-row table:style-name="ro12">
          <table:table-cell table:style-name="ce7" table:formula="of:=[.A308]+7" office:value-type="date" office:date-value="2025-09-03" calcext:value-type="date">
            <text:p>2025-09-03</text:p>
          </table:table-cell>
          <table:table-cell table:style-name="ce12" table:formula="of:=(-cpcu)*[.E309]+[.D309]" office:value-type="currency" office:currency="EUR" office:value="9464600" calcext:value-type="currency">
            <text:p>9 464 600 €</text:p>
          </table:table-cell>
          <table:table-cell table:style-name="ce12" table:formula="of:=financ-custoprot-custofab+[.B309]" office:value-type="currency" office:currency="EUR" office:value="10164600" calcext:value-type="currency">
            <text:p>10 164 600 €</text:p>
          </table:table-cell>
          <table:table-cell table:style-name="ce12" table:formula="of:=(qtdoses*pvpdose*7)*[.E309]+[.D308]" office:value-type="currency" office:currency="EUR" office:value="15384600" calcext:value-type="currency">
            <text:p>15 384 600 €</text:p>
          </table:table-cell>
          <table:table-cell table:style-name="ce20" office:value-type="string" calcext:value-type="string">
            <text:p>296</text:p>
          </table:table-cell>
          <table:table-cell table:number-columns-repeated="1019"/>
        </table:table-row>
        <table:table-row table:style-name="ro12">
          <table:table-cell table:style-name="ce7" table:formula="of:=[.A309]+7" office:value-type="date" office:date-value="2025-09-10" calcext:value-type="date">
            <text:p>2025-09-10</text:p>
          </table:table-cell>
          <table:table-cell table:style-name="ce12" table:formula="of:=(-cpcu)*[.E310]+[.D310]" office:value-type="currency" office:currency="EUR" office:value="9548550" calcext:value-type="currency">
            <text:p>9 548 550 €</text:p>
          </table:table-cell>
          <table:table-cell table:style-name="ce12" table:formula="of:=financ-custoprot-custofab+[.B310]" office:value-type="currency" office:currency="EUR" office:value="10248550" calcext:value-type="currency">
            <text:p>10 248 550 €</text:p>
          </table:table-cell>
          <table:table-cell table:style-name="ce12" table:formula="of:=(qtdoses*pvpdose*7)*[.E310]+[.D309]" office:value-type="currency" office:currency="EUR" office:value="15488550" calcext:value-type="currency">
            <text:p>15 488 550 €</text:p>
          </table:table-cell>
          <table:table-cell table:style-name="ce20" office:value-type="string" calcext:value-type="string">
            <text:p>297</text:p>
          </table:table-cell>
          <table:table-cell table:number-columns-repeated="1019"/>
        </table:table-row>
        <table:table-row table:style-name="ro12">
          <table:table-cell table:style-name="ce7" table:formula="of:=[.A310]+7" office:value-type="date" office:date-value="2025-09-17" calcext:value-type="date">
            <text:p>2025-09-17</text:p>
          </table:table-cell>
          <table:table-cell table:style-name="ce12" table:formula="of:=(-cpcu)*[.E311]+[.D311]" office:value-type="currency" office:currency="EUR" office:value="9632850" calcext:value-type="currency">
            <text:p>9 632 850 €</text:p>
          </table:table-cell>
          <table:table-cell table:style-name="ce12" table:formula="of:=financ-custoprot-custofab+[.B311]" office:value-type="currency" office:currency="EUR" office:value="10332850" calcext:value-type="currency">
            <text:p>10 332 850 €</text:p>
          </table:table-cell>
          <table:table-cell table:style-name="ce12" table:formula="of:=(qtdoses*pvpdose*7)*[.E311]+[.D310]" office:value-type="currency" office:currency="EUR" office:value="15592850" calcext:value-type="currency">
            <text:p>15 592 850 €</text:p>
          </table:table-cell>
          <table:table-cell table:style-name="ce20" office:value-type="string" calcext:value-type="string">
            <text:p>298</text:p>
          </table:table-cell>
          <table:table-cell table:number-columns-repeated="1019"/>
        </table:table-row>
        <table:table-row table:style-name="ro12">
          <table:table-cell table:style-name="ce7" table:formula="of:=[.A311]+7" office:value-type="date" office:date-value="2025-09-24" calcext:value-type="date">
            <text:p>2025-09-24</text:p>
          </table:table-cell>
          <table:table-cell table:style-name="ce12" table:formula="of:=(-cpcu)*[.E312]+[.D312]" office:value-type="currency" office:currency="EUR" office:value="9717500" calcext:value-type="currency">
            <text:p>9 717 500 €</text:p>
          </table:table-cell>
          <table:table-cell table:style-name="ce12" table:formula="of:=financ-custoprot-custofab+[.B312]" office:value-type="currency" office:currency="EUR" office:value="10417500" calcext:value-type="currency">
            <text:p>10 417 500 €</text:p>
          </table:table-cell>
          <table:table-cell table:style-name="ce12" table:formula="of:=(qtdoses*pvpdose*7)*[.E312]+[.D311]" office:value-type="currency" office:currency="EUR" office:value="15697500" calcext:value-type="currency">
            <text:p>15 697 500 €</text:p>
          </table:table-cell>
          <table:table-cell table:style-name="ce20" office:value-type="string" calcext:value-type="string">
            <text:p>299</text:p>
          </table:table-cell>
          <table:table-cell table:number-columns-repeated="1019"/>
        </table:table-row>
        <table:table-row table:style-name="ro12">
          <table:table-cell table:style-name="ce7" table:formula="of:=[.A312]+7" office:value-type="date" office:date-value="2025-10-01" calcext:value-type="date">
            <text:p>2025-10-01</text:p>
          </table:table-cell>
          <table:table-cell table:style-name="ce12" table:formula="of:=(-cpcu)*[.E313]+[.D313]" office:value-type="currency" office:currency="EUR" office:value="9802500" calcext:value-type="currency">
            <text:p>9 802 500 €</text:p>
          </table:table-cell>
          <table:table-cell table:style-name="ce12" table:formula="of:=financ-custoprot-custofab+[.B313]" office:value-type="currency" office:currency="EUR" office:value="10502500" calcext:value-type="currency">
            <text:p>10 502 500 €</text:p>
          </table:table-cell>
          <table:table-cell table:style-name="ce12" table:formula="of:=(qtdoses*pvpdose*7)*[.E313]+[.D312]" office:value-type="currency" office:currency="EUR" office:value="15802500" calcext:value-type="currency">
            <text:p>15 802 500 €</text:p>
          </table:table-cell>
          <table:table-cell table:style-name="ce20" office:value-type="string" calcext:value-type="string">
            <text:p>300</text:p>
          </table:table-cell>
          <table:table-cell table:number-columns-repeated="1019"/>
        </table:table-row>
        <table:table-row table:style-name="ro12">
          <table:table-cell table:style-name="ce7" table:formula="of:=[.A313]+7" office:value-type="date" office:date-value="2025-10-08" calcext:value-type="date">
            <text:p>2025-10-08</text:p>
          </table:table-cell>
          <table:table-cell table:style-name="ce12" table:formula="of:=(-cpcu)*[.E314]+[.D314]" office:value-type="currency" office:currency="EUR" office:value="9887850" calcext:value-type="currency">
            <text:p>9 887 850 €</text:p>
          </table:table-cell>
          <table:table-cell table:style-name="ce12" table:formula="of:=financ-custoprot-custofab+[.B314]" office:value-type="currency" office:currency="EUR" office:value="10587850" calcext:value-type="currency">
            <text:p>10 587 850 €</text:p>
          </table:table-cell>
          <table:table-cell table:style-name="ce12" table:formula="of:=(qtdoses*pvpdose*7)*[.E314]+[.D313]" office:value-type="currency" office:currency="EUR" office:value="15907850" calcext:value-type="currency">
            <text:p>15 907 850 €</text:p>
          </table:table-cell>
          <table:table-cell table:style-name="ce20" office:value-type="string" calcext:value-type="string">
            <text:p>301</text:p>
          </table:table-cell>
          <table:table-cell table:number-columns-repeated="1019"/>
        </table:table-row>
        <table:table-row table:style-name="ro12">
          <table:table-cell table:style-name="ce7" table:formula="of:=[.A314]+7" office:value-type="date" office:date-value="2025-10-15" calcext:value-type="date">
            <text:p>2025-10-15</text:p>
          </table:table-cell>
          <table:table-cell table:style-name="ce12" table:formula="of:=(-cpcu)*[.E315]+[.D315]" office:value-type="currency" office:currency="EUR" office:value="9973550" calcext:value-type="currency">
            <text:p>9 973 550 €</text:p>
          </table:table-cell>
          <table:table-cell table:style-name="ce12" table:formula="of:=financ-custoprot-custofab+[.B315]" office:value-type="currency" office:currency="EUR" office:value="10673550" calcext:value-type="currency">
            <text:p>10 673 550 €</text:p>
          </table:table-cell>
          <table:table-cell table:style-name="ce12" table:formula="of:=(qtdoses*pvpdose*7)*[.E315]+[.D314]" office:value-type="currency" office:currency="EUR" office:value="16013550" calcext:value-type="currency">
            <text:p>16 013 550 €</text:p>
          </table:table-cell>
          <table:table-cell table:style-name="ce20" office:value-type="string" calcext:value-type="string">
            <text:p>302</text:p>
          </table:table-cell>
          <table:table-cell table:number-columns-repeated="1019"/>
        </table:table-row>
        <table:table-row table:style-name="ro12">
          <table:table-cell table:style-name="ce7" table:formula="of:=[.A315]+7" office:value-type="date" office:date-value="2025-10-22" calcext:value-type="date">
            <text:p>2025-10-22</text:p>
          </table:table-cell>
          <table:table-cell table:style-name="ce12" table:formula="of:=(-cpcu)*[.E316]+[.D316]" office:value-type="currency" office:currency="EUR" office:value="10059600" calcext:value-type="currency">
            <text:p>10 059 600 €</text:p>
          </table:table-cell>
          <table:table-cell table:style-name="ce12" table:formula="of:=financ-custoprot-custofab+[.B316]" office:value-type="currency" office:currency="EUR" office:value="10759600" calcext:value-type="currency">
            <text:p>10 759 600 €</text:p>
          </table:table-cell>
          <table:table-cell table:style-name="ce12" table:formula="of:=(qtdoses*pvpdose*7)*[.E316]+[.D315]" office:value-type="currency" office:currency="EUR" office:value="16119600" calcext:value-type="currency">
            <text:p>16 119 600 €</text:p>
          </table:table-cell>
          <table:table-cell table:style-name="ce20" office:value-type="string" calcext:value-type="string">
            <text:p>303</text:p>
          </table:table-cell>
          <table:table-cell table:number-columns-repeated="1019"/>
        </table:table-row>
        <table:table-row table:style-name="ro12">
          <table:table-cell table:style-name="ce7" table:formula="of:=[.A316]+7" office:value-type="date" office:date-value="2025-10-29" calcext:value-type="date">
            <text:p>2025-10-29</text:p>
          </table:table-cell>
          <table:table-cell table:style-name="ce12" table:formula="of:=(-cpcu)*[.E317]+[.D317]" office:value-type="currency" office:currency="EUR" office:value="10146000" calcext:value-type="currency">
            <text:p>10 146 000 €</text:p>
          </table:table-cell>
          <table:table-cell table:style-name="ce12" table:formula="of:=financ-custoprot-custofab+[.B317]" office:value-type="currency" office:currency="EUR" office:value="10846000" calcext:value-type="currency">
            <text:p>10 846 000 €</text:p>
          </table:table-cell>
          <table:table-cell table:style-name="ce12" table:formula="of:=(qtdoses*pvpdose*7)*[.E317]+[.D316]" office:value-type="currency" office:currency="EUR" office:value="16226000" calcext:value-type="currency">
            <text:p>16 226 000 €</text:p>
          </table:table-cell>
          <table:table-cell table:style-name="ce20" office:value-type="string" calcext:value-type="string">
            <text:p>304</text:p>
          </table:table-cell>
          <table:table-cell table:number-columns-repeated="1019"/>
        </table:table-row>
        <table:table-row table:style-name="ro12">
          <table:table-cell table:style-name="ce7" table:formula="of:=[.A317]+7" office:value-type="date" office:date-value="2025-11-05" calcext:value-type="date">
            <text:p>2025-11-05</text:p>
          </table:table-cell>
          <table:table-cell table:style-name="ce12" table:formula="of:=(-cpcu)*[.E318]+[.D318]" office:value-type="currency" office:currency="EUR" office:value="10232750" calcext:value-type="currency">
            <text:p>10 232 750 €</text:p>
          </table:table-cell>
          <table:table-cell table:style-name="ce12" table:formula="of:=financ-custoprot-custofab+[.B318]" office:value-type="currency" office:currency="EUR" office:value="10932750" calcext:value-type="currency">
            <text:p>10 932 750 €</text:p>
          </table:table-cell>
          <table:table-cell table:style-name="ce12" table:formula="of:=(qtdoses*pvpdose*7)*[.E318]+[.D317]" office:value-type="currency" office:currency="EUR" office:value="16332750" calcext:value-type="currency">
            <text:p>16 332 750 €</text:p>
          </table:table-cell>
          <table:table-cell table:style-name="ce20" office:value-type="string" calcext:value-type="string">
            <text:p>305</text:p>
          </table:table-cell>
          <table:table-cell table:number-columns-repeated="1019"/>
        </table:table-row>
        <table:table-row table:style-name="ro12">
          <table:table-cell table:style-name="ce7" table:formula="of:=[.A318]+7" office:value-type="date" office:date-value="2025-11-12" calcext:value-type="date">
            <text:p>2025-11-12</text:p>
          </table:table-cell>
          <table:table-cell table:style-name="ce12" table:formula="of:=(-cpcu)*[.E319]+[.D319]" office:value-type="currency" office:currency="EUR" office:value="10319850" calcext:value-type="currency">
            <text:p>10 319 850 €</text:p>
          </table:table-cell>
          <table:table-cell table:style-name="ce12" table:formula="of:=financ-custoprot-custofab+[.B319]" office:value-type="currency" office:currency="EUR" office:value="11019850" calcext:value-type="currency">
            <text:p>11 019 850 €</text:p>
          </table:table-cell>
          <table:table-cell table:style-name="ce12" table:formula="of:=(qtdoses*pvpdose*7)*[.E319]+[.D318]" office:value-type="currency" office:currency="EUR" office:value="16439850" calcext:value-type="currency">
            <text:p>16 439 850 €</text:p>
          </table:table-cell>
          <table:table-cell table:style-name="ce20" office:value-type="string" calcext:value-type="string">
            <text:p>306</text:p>
          </table:table-cell>
          <table:table-cell table:number-columns-repeated="1019"/>
        </table:table-row>
        <table:table-row table:style-name="ro12">
          <table:table-cell table:style-name="ce7" table:formula="of:=[.A319]+7" office:value-type="date" office:date-value="2025-11-19" calcext:value-type="date">
            <text:p>2025-11-19</text:p>
          </table:table-cell>
          <table:table-cell table:style-name="ce12" table:formula="of:=(-cpcu)*[.E320]+[.D320]" office:value-type="currency" office:currency="EUR" office:value="10407300" calcext:value-type="currency">
            <text:p>10 407 300 €</text:p>
          </table:table-cell>
          <table:table-cell table:style-name="ce12" table:formula="of:=financ-custoprot-custofab+[.B320]" office:value-type="currency" office:currency="EUR" office:value="11107300" calcext:value-type="currency">
            <text:p>11 107 300 €</text:p>
          </table:table-cell>
          <table:table-cell table:style-name="ce12" table:formula="of:=(qtdoses*pvpdose*7)*[.E320]+[.D319]" office:value-type="currency" office:currency="EUR" office:value="16547300" calcext:value-type="currency">
            <text:p>16 547 300 €</text:p>
          </table:table-cell>
          <table:table-cell table:style-name="ce20" office:value-type="string" calcext:value-type="string">
            <text:p>307</text:p>
          </table:table-cell>
          <table:table-cell table:number-columns-repeated="1019"/>
        </table:table-row>
        <table:table-row table:style-name="ro12">
          <table:table-cell table:style-name="ce7" table:formula="of:=[.A320]+7" office:value-type="date" office:date-value="2025-11-26" calcext:value-type="date">
            <text:p>2025-11-26</text:p>
          </table:table-cell>
          <table:table-cell table:style-name="ce12" table:formula="of:=(-cpcu)*[.E321]+[.D321]" office:value-type="currency" office:currency="EUR" office:value="10495100" calcext:value-type="currency">
            <text:p>10 495 100 €</text:p>
          </table:table-cell>
          <table:table-cell table:style-name="ce12" table:formula="of:=financ-custoprot-custofab+[.B321]" office:value-type="currency" office:currency="EUR" office:value="11195100" calcext:value-type="currency">
            <text:p>11 195 100 €</text:p>
          </table:table-cell>
          <table:table-cell table:style-name="ce12" table:formula="of:=(qtdoses*pvpdose*7)*[.E321]+[.D320]" office:value-type="currency" office:currency="EUR" office:value="16655100" calcext:value-type="currency">
            <text:p>16 655 100 €</text:p>
          </table:table-cell>
          <table:table-cell table:style-name="ce20" office:value-type="string" calcext:value-type="string">
            <text:p>308</text:p>
          </table:table-cell>
          <table:table-cell table:number-columns-repeated="1019"/>
        </table:table-row>
        <table:table-row table:style-name="ro12">
          <table:table-cell table:style-name="ce7" table:formula="of:=[.A321]+7" office:value-type="date" office:date-value="2025-12-03" calcext:value-type="date">
            <text:p>2025-12-03</text:p>
          </table:table-cell>
          <table:table-cell table:style-name="ce12" table:formula="of:=(-cpcu)*[.E322]+[.D322]" office:value-type="currency" office:currency="EUR" office:value="10583250" calcext:value-type="currency">
            <text:p>10 583 250 €</text:p>
          </table:table-cell>
          <table:table-cell table:style-name="ce12" table:formula="of:=financ-custoprot-custofab+[.B322]" office:value-type="currency" office:currency="EUR" office:value="11283250" calcext:value-type="currency">
            <text:p>11 283 250 €</text:p>
          </table:table-cell>
          <table:table-cell table:style-name="ce12" table:formula="of:=(qtdoses*pvpdose*7)*[.E322]+[.D321]" office:value-type="currency" office:currency="EUR" office:value="16763250" calcext:value-type="currency">
            <text:p>16 763 250 €</text:p>
          </table:table-cell>
          <table:table-cell table:style-name="ce20" office:value-type="string" calcext:value-type="string">
            <text:p>309</text:p>
          </table:table-cell>
          <table:table-cell table:number-columns-repeated="1019"/>
        </table:table-row>
        <table:table-row table:style-name="ro12">
          <table:table-cell table:style-name="ce7" table:formula="of:=[.A322]+7" office:value-type="date" office:date-value="2025-12-10" calcext:value-type="date">
            <text:p>2025-12-10</text:p>
          </table:table-cell>
          <table:table-cell table:style-name="ce12" table:formula="of:=(-cpcu)*[.E323]+[.D323]" office:value-type="currency" office:currency="EUR" office:value="10671750" calcext:value-type="currency">
            <text:p>10 671 750 €</text:p>
          </table:table-cell>
          <table:table-cell table:style-name="ce12" table:formula="of:=financ-custoprot-custofab+[.B323]" office:value-type="currency" office:currency="EUR" office:value="11371750" calcext:value-type="currency">
            <text:p>11 371 750 €</text:p>
          </table:table-cell>
          <table:table-cell table:style-name="ce12" table:formula="of:=(qtdoses*pvpdose*7)*[.E323]+[.D322]" office:value-type="currency" office:currency="EUR" office:value="16871750" calcext:value-type="currency">
            <text:p>16 871 750 €</text:p>
          </table:table-cell>
          <table:table-cell table:style-name="ce20" office:value-type="string" calcext:value-type="string">
            <text:p>310</text:p>
          </table:table-cell>
          <table:table-cell table:number-columns-repeated="1019"/>
        </table:table-row>
        <table:table-row table:style-name="ro12">
          <table:table-cell table:style-name="ce7" table:formula="of:=[.A323]+7" office:value-type="date" office:date-value="2025-12-17" calcext:value-type="date">
            <text:p>2025-12-17</text:p>
          </table:table-cell>
          <table:table-cell table:style-name="ce12" table:formula="of:=(-cpcu)*[.E324]+[.D324]" office:value-type="currency" office:currency="EUR" office:value="10760600" calcext:value-type="currency">
            <text:p>10 760 600 €</text:p>
          </table:table-cell>
          <table:table-cell table:style-name="ce12" table:formula="of:=financ-custoprot-custofab+[.B324]" office:value-type="currency" office:currency="EUR" office:value="11460600" calcext:value-type="currency">
            <text:p>11 460 600 €</text:p>
          </table:table-cell>
          <table:table-cell table:style-name="ce12" table:formula="of:=(qtdoses*pvpdose*7)*[.E324]+[.D323]" office:value-type="currency" office:currency="EUR" office:value="16980600" calcext:value-type="currency">
            <text:p>16 980 600 €</text:p>
          </table:table-cell>
          <table:table-cell table:style-name="ce20" office:value-type="string" calcext:value-type="string">
            <text:p>311</text:p>
          </table:table-cell>
          <table:table-cell table:number-columns-repeated="1019"/>
        </table:table-row>
        <table:table-row table:style-name="ro12">
          <table:table-cell table:style-name="ce7" table:formula="of:=[.A324]+7" office:value-type="date" office:date-value="2025-12-24" calcext:value-type="date">
            <text:p>2025-12-24</text:p>
          </table:table-cell>
          <table:table-cell table:style-name="ce12" table:formula="of:=(-cpcu)*[.E325]+[.D325]" office:value-type="currency" office:currency="EUR" office:value="10849800" calcext:value-type="currency">
            <text:p>10 849 800 €</text:p>
          </table:table-cell>
          <table:table-cell table:style-name="ce12" table:formula="of:=financ-custoprot-custofab+[.B325]" office:value-type="currency" office:currency="EUR" office:value="11549800" calcext:value-type="currency">
            <text:p>11 549 800 €</text:p>
          </table:table-cell>
          <table:table-cell table:style-name="ce12" table:formula="of:=(qtdoses*pvpdose*7)*[.E325]+[.D324]" office:value-type="currency" office:currency="EUR" office:value="17089800" calcext:value-type="currency">
            <text:p>17 089 800 €</text:p>
          </table:table-cell>
          <table:table-cell table:style-name="ce20" office:value-type="string" calcext:value-type="string">
            <text:p>312</text:p>
          </table:table-cell>
          <table:table-cell table:number-columns-repeated="1019"/>
        </table:table-row>
        <table:table-row table:style-name="ro12">
          <table:table-cell table:style-name="ce7" table:formula="of:=[.A325]+7" office:value-type="date" office:date-value="2025-12-31" calcext:value-type="date">
            <text:p>2025-12-31</text:p>
          </table:table-cell>
          <table:table-cell table:style-name="ce12" table:formula="of:=(-cpcu)*[.E326]+[.D326]" office:value-type="currency" office:currency="EUR" office:value="10939350" calcext:value-type="currency">
            <text:p>10 939 350 €</text:p>
          </table:table-cell>
          <table:table-cell table:style-name="ce12" table:formula="of:=financ-custoprot-custofab+[.B326]" office:value-type="currency" office:currency="EUR" office:value="11639350" calcext:value-type="currency">
            <text:p>11 639 350 €</text:p>
          </table:table-cell>
          <table:table-cell table:style-name="ce12" table:formula="of:=(qtdoses*pvpdose*7)*[.E326]+[.D325]" office:value-type="currency" office:currency="EUR" office:value="17199350" calcext:value-type="currency">
            <text:p>17 199 350 €</text:p>
          </table:table-cell>
          <table:table-cell table:style-name="ce20" office:value-type="string" calcext:value-type="string">
            <text:p>313</text:p>
          </table:table-cell>
          <table:table-cell table:number-columns-repeated="1019"/>
        </table:table-row>
        <table:table-row table:style-name="ro12">
          <table:table-cell table:style-name="ce7" table:formula="of:=[.A326]+7" office:value-type="date" office:date-value="2026-01-07" calcext:value-type="date">
            <text:p>2026-01-07</text:p>
          </table:table-cell>
          <table:table-cell table:style-name="ce12" table:formula="of:=(-cpcu)*[.E327]+[.D327]" office:value-type="currency" office:currency="EUR" office:value="11029250" calcext:value-type="currency">
            <text:p>11 029 250 €</text:p>
          </table:table-cell>
          <table:table-cell table:style-name="ce12" table:formula="of:=financ-custoprot-custofab+[.B327]" office:value-type="currency" office:currency="EUR" office:value="11729250" calcext:value-type="currency">
            <text:p>11 729 250 €</text:p>
          </table:table-cell>
          <table:table-cell table:style-name="ce12" table:formula="of:=(qtdoses*pvpdose*7)*[.E327]+[.D326]" office:value-type="currency" office:currency="EUR" office:value="17309250" calcext:value-type="currency">
            <text:p>17 309 250 €</text:p>
          </table:table-cell>
          <table:table-cell table:style-name="ce20" office:value-type="string" calcext:value-type="string">
            <text:p>314</text:p>
          </table:table-cell>
          <table:table-cell table:number-columns-repeated="1019"/>
        </table:table-row>
        <table:table-row table:style-name="ro12">
          <table:table-cell table:style-name="ce7" table:formula="of:=[.A327]+7" office:value-type="date" office:date-value="2026-01-14" calcext:value-type="date">
            <text:p>2026-01-14</text:p>
          </table:table-cell>
          <table:table-cell table:style-name="ce12" table:formula="of:=(-cpcu)*[.E328]+[.D328]" office:value-type="currency" office:currency="EUR" office:value="11119500" calcext:value-type="currency">
            <text:p>11 119 500 €</text:p>
          </table:table-cell>
          <table:table-cell table:style-name="ce12" table:formula="of:=financ-custoprot-custofab+[.B328]" office:value-type="currency" office:currency="EUR" office:value="11819500" calcext:value-type="currency">
            <text:p>11 819 500 €</text:p>
          </table:table-cell>
          <table:table-cell table:style-name="ce12" table:formula="of:=(qtdoses*pvpdose*7)*[.E328]+[.D327]" office:value-type="currency" office:currency="EUR" office:value="17419500" calcext:value-type="currency">
            <text:p>17 419 500 €</text:p>
          </table:table-cell>
          <table:table-cell table:style-name="ce20" office:value-type="string" calcext:value-type="string">
            <text:p>315</text:p>
          </table:table-cell>
          <table:table-cell table:number-columns-repeated="1019"/>
        </table:table-row>
        <table:table-row table:style-name="ro12">
          <table:table-cell table:style-name="ce7" table:formula="of:=[.A328]+7" office:value-type="date" office:date-value="2026-01-21" calcext:value-type="date">
            <text:p>2026-01-21</text:p>
          </table:table-cell>
          <table:table-cell table:style-name="ce12" table:formula="of:=(-cpcu)*[.E329]+[.D329]" office:value-type="currency" office:currency="EUR" office:value="11210100" calcext:value-type="currency">
            <text:p>11 210 100 €</text:p>
          </table:table-cell>
          <table:table-cell table:style-name="ce12" table:formula="of:=financ-custoprot-custofab+[.B329]" office:value-type="currency" office:currency="EUR" office:value="11910100" calcext:value-type="currency">
            <text:p>11 910 100 €</text:p>
          </table:table-cell>
          <table:table-cell table:style-name="ce12" table:formula="of:=(qtdoses*pvpdose*7)*[.E329]+[.D328]" office:value-type="currency" office:currency="EUR" office:value="17530100" calcext:value-type="currency">
            <text:p>17 530 100 €</text:p>
          </table:table-cell>
          <table:table-cell table:style-name="ce20" office:value-type="string" calcext:value-type="string">
            <text:p>316</text:p>
          </table:table-cell>
          <table:table-cell table:number-columns-repeated="1019"/>
        </table:table-row>
        <table:table-row table:style-name="ro12">
          <table:table-cell table:style-name="ce7" table:formula="of:=[.A329]+7" office:value-type="date" office:date-value="2026-01-28" calcext:value-type="date">
            <text:p>2026-01-28</text:p>
          </table:table-cell>
          <table:table-cell table:style-name="ce12" table:formula="of:=(-cpcu)*[.E330]+[.D330]" office:value-type="currency" office:currency="EUR" office:value="11301050" calcext:value-type="currency">
            <text:p>11 301 050 €</text:p>
          </table:table-cell>
          <table:table-cell table:style-name="ce12" table:formula="of:=financ-custoprot-custofab+[.B330]" office:value-type="currency" office:currency="EUR" office:value="12001050" calcext:value-type="currency">
            <text:p>12 001 050 €</text:p>
          </table:table-cell>
          <table:table-cell table:style-name="ce12" table:formula="of:=(qtdoses*pvpdose*7)*[.E330]+[.D329]" office:value-type="currency" office:currency="EUR" office:value="17641050" calcext:value-type="currency">
            <text:p>17 641 050 €</text:p>
          </table:table-cell>
          <table:table-cell table:style-name="ce20" office:value-type="string" calcext:value-type="string">
            <text:p>317</text:p>
          </table:table-cell>
          <table:table-cell table:number-columns-repeated="1019"/>
        </table:table-row>
        <table:table-row table:style-name="ro12">
          <table:table-cell table:style-name="ce7" table:formula="of:=[.A330]+7" office:value-type="date" office:date-value="2026-02-04" calcext:value-type="date">
            <text:p>2026-02-04</text:p>
          </table:table-cell>
          <table:table-cell table:style-name="ce12" table:formula="of:=(-cpcu)*[.E331]+[.D331]" office:value-type="currency" office:currency="EUR" office:value="11392350" calcext:value-type="currency">
            <text:p>11 392 350 €</text:p>
          </table:table-cell>
          <table:table-cell table:style-name="ce12" table:formula="of:=financ-custoprot-custofab+[.B331]" office:value-type="currency" office:currency="EUR" office:value="12092350" calcext:value-type="currency">
            <text:p>12 092 350 €</text:p>
          </table:table-cell>
          <table:table-cell table:style-name="ce12" table:formula="of:=(qtdoses*pvpdose*7)*[.E331]+[.D330]" office:value-type="currency" office:currency="EUR" office:value="17752350" calcext:value-type="currency">
            <text:p>17 752 350 €</text:p>
          </table:table-cell>
          <table:table-cell table:style-name="ce20" office:value-type="string" calcext:value-type="string">
            <text:p>318</text:p>
          </table:table-cell>
          <table:table-cell table:number-columns-repeated="1019"/>
        </table:table-row>
        <table:table-row table:style-name="ro12">
          <table:table-cell table:style-name="ce7" table:formula="of:=[.A331]+7" office:value-type="date" office:date-value="2026-02-11" calcext:value-type="date">
            <text:p>2026-02-11</text:p>
          </table:table-cell>
          <table:table-cell table:style-name="ce12" table:formula="of:=(-cpcu)*[.E332]+[.D332]" office:value-type="currency" office:currency="EUR" office:value="11484000" calcext:value-type="currency">
            <text:p>11 484 000 €</text:p>
          </table:table-cell>
          <table:table-cell table:style-name="ce12" table:formula="of:=financ-custoprot-custofab+[.B332]" office:value-type="currency" office:currency="EUR" office:value="12184000" calcext:value-type="currency">
            <text:p>12 184 000 €</text:p>
          </table:table-cell>
          <table:table-cell table:style-name="ce12" table:formula="of:=(qtdoses*pvpdose*7)*[.E332]+[.D331]" office:value-type="currency" office:currency="EUR" office:value="17864000" calcext:value-type="currency">
            <text:p>17 864 000 €</text:p>
          </table:table-cell>
          <table:table-cell table:style-name="ce20" office:value-type="string" calcext:value-type="string">
            <text:p>319</text:p>
          </table:table-cell>
          <table:table-cell table:number-columns-repeated="1019"/>
        </table:table-row>
        <table:table-row table:style-name="ro12">
          <table:table-cell table:style-name="ce7" table:formula="of:=[.A332]+7" office:value-type="date" office:date-value="2026-02-18" calcext:value-type="date">
            <text:p>2026-02-18</text:p>
          </table:table-cell>
          <table:table-cell table:style-name="ce12" table:formula="of:=(-cpcu)*[.E333]+[.D333]" office:value-type="currency" office:currency="EUR" office:value="11576000" calcext:value-type="currency">
            <text:p>11 576 000 €</text:p>
          </table:table-cell>
          <table:table-cell table:style-name="ce12" table:formula="of:=financ-custoprot-custofab+[.B333]" office:value-type="currency" office:currency="EUR" office:value="12276000" calcext:value-type="currency">
            <text:p>12 276 000 €</text:p>
          </table:table-cell>
          <table:table-cell table:style-name="ce12" table:formula="of:=(qtdoses*pvpdose*7)*[.E333]+[.D332]" office:value-type="currency" office:currency="EUR" office:value="17976000" calcext:value-type="currency">
            <text:p>17 976 000 €</text:p>
          </table:table-cell>
          <table:table-cell table:style-name="ce20" office:value-type="string" calcext:value-type="string">
            <text:p>320</text:p>
          </table:table-cell>
          <table:table-cell table:number-columns-repeated="1019"/>
        </table:table-row>
        <table:table-row table:style-name="ro12">
          <table:table-cell table:style-name="ce7" table:formula="of:=[.A333]+7" office:value-type="date" office:date-value="2026-02-25" calcext:value-type="date">
            <text:p>2026-02-25</text:p>
          </table:table-cell>
          <table:table-cell table:style-name="ce12" table:formula="of:=(-cpcu)*[.E334]+[.D334]" office:value-type="currency" office:currency="EUR" office:value="11668350" calcext:value-type="currency">
            <text:p>11 668 350 €</text:p>
          </table:table-cell>
          <table:table-cell table:style-name="ce12" table:formula="of:=financ-custoprot-custofab+[.B334]" office:value-type="currency" office:currency="EUR" office:value="12368350" calcext:value-type="currency">
            <text:p>12 368 350 €</text:p>
          </table:table-cell>
          <table:table-cell table:style-name="ce12" table:formula="of:=(qtdoses*pvpdose*7)*[.E334]+[.D333]" office:value-type="currency" office:currency="EUR" office:value="18088350" calcext:value-type="currency">
            <text:p>18 088 350 €</text:p>
          </table:table-cell>
          <table:table-cell table:style-name="ce20" office:value-type="string" calcext:value-type="string">
            <text:p>321</text:p>
          </table:table-cell>
          <table:table-cell table:number-columns-repeated="1019"/>
        </table:table-row>
        <table:table-row table:style-name="ro12">
          <table:table-cell table:style-name="ce7" table:formula="of:=[.A334]+7" office:value-type="date" office:date-value="2026-03-04" calcext:value-type="date">
            <text:p>2026-03-04</text:p>
          </table:table-cell>
          <table:table-cell table:style-name="ce12" table:formula="of:=(-cpcu)*[.E335]+[.D335]" office:value-type="currency" office:currency="EUR" office:value="11761050" calcext:value-type="currency">
            <text:p>11 761 050 €</text:p>
          </table:table-cell>
          <table:table-cell table:style-name="ce12" table:formula="of:=financ-custoprot-custofab+[.B335]" office:value-type="currency" office:currency="EUR" office:value="12461050" calcext:value-type="currency">
            <text:p>12 461 050 €</text:p>
          </table:table-cell>
          <table:table-cell table:style-name="ce12" table:formula="of:=(qtdoses*pvpdose*7)*[.E335]+[.D334]" office:value-type="currency" office:currency="EUR" office:value="18201050" calcext:value-type="currency">
            <text:p>18 201 050 €</text:p>
          </table:table-cell>
          <table:table-cell table:style-name="ce20" office:value-type="string" calcext:value-type="string">
            <text:p>322</text:p>
          </table:table-cell>
          <table:table-cell table:number-columns-repeated="1019"/>
        </table:table-row>
        <table:table-row table:style-name="ro12">
          <table:table-cell table:style-name="ce7" table:formula="of:=[.A335]+7" office:value-type="date" office:date-value="2026-03-11" calcext:value-type="date">
            <text:p>2026-03-11</text:p>
          </table:table-cell>
          <table:table-cell table:style-name="ce12" table:formula="of:=(-cpcu)*[.E336]+[.D336]" office:value-type="currency" office:currency="EUR" office:value="11854100" calcext:value-type="currency">
            <text:p>11 854 100 €</text:p>
          </table:table-cell>
          <table:table-cell table:style-name="ce12" table:formula="of:=financ-custoprot-custofab+[.B336]" office:value-type="currency" office:currency="EUR" office:value="12554100" calcext:value-type="currency">
            <text:p>12 554 100 €</text:p>
          </table:table-cell>
          <table:table-cell table:style-name="ce12" table:formula="of:=(qtdoses*pvpdose*7)*[.E336]+[.D335]" office:value-type="currency" office:currency="EUR" office:value="18314100" calcext:value-type="currency">
            <text:p>18 314 100 €</text:p>
          </table:table-cell>
          <table:table-cell table:style-name="ce20" office:value-type="string" calcext:value-type="string">
            <text:p>323</text:p>
          </table:table-cell>
          <table:table-cell table:number-columns-repeated="1019"/>
        </table:table-row>
        <table:table-row table:style-name="ro12">
          <table:table-cell table:style-name="ce7" table:formula="of:=[.A336]+7" office:value-type="date" office:date-value="2026-03-18" calcext:value-type="date">
            <text:p>2026-03-18</text:p>
          </table:table-cell>
          <table:table-cell table:style-name="ce12" table:formula="of:=(-cpcu)*[.E337]+[.D337]" office:value-type="currency" office:currency="EUR" office:value="11947500" calcext:value-type="currency">
            <text:p>11 947 500 €</text:p>
          </table:table-cell>
          <table:table-cell table:style-name="ce12" table:formula="of:=financ-custoprot-custofab+[.B337]" office:value-type="currency" office:currency="EUR" office:value="12647500" calcext:value-type="currency">
            <text:p>12 647 500 €</text:p>
          </table:table-cell>
          <table:table-cell table:style-name="ce12" table:formula="of:=(qtdoses*pvpdose*7)*[.E337]+[.D336]" office:value-type="currency" office:currency="EUR" office:value="18427500" calcext:value-type="currency">
            <text:p>18 427 500 €</text:p>
          </table:table-cell>
          <table:table-cell table:style-name="ce20" office:value-type="string" calcext:value-type="string">
            <text:p>324</text:p>
          </table:table-cell>
          <table:table-cell table:number-columns-repeated="1019"/>
        </table:table-row>
        <table:table-row table:style-name="ro12">
          <table:table-cell table:style-name="ce7" table:formula="of:=[.A337]+7" office:value-type="date" office:date-value="2026-03-25" calcext:value-type="date">
            <text:p>2026-03-25</text:p>
          </table:table-cell>
          <table:table-cell table:style-name="ce12" table:formula="of:=(-cpcu)*[.E338]+[.D338]" office:value-type="currency" office:currency="EUR" office:value="12041250" calcext:value-type="currency">
            <text:p>12 041 250 €</text:p>
          </table:table-cell>
          <table:table-cell table:style-name="ce12" table:formula="of:=financ-custoprot-custofab+[.B338]" office:value-type="currency" office:currency="EUR" office:value="12741250" calcext:value-type="currency">
            <text:p>12 741 250 €</text:p>
          </table:table-cell>
          <table:table-cell table:style-name="ce12" table:formula="of:=(qtdoses*pvpdose*7)*[.E338]+[.D337]" office:value-type="currency" office:currency="EUR" office:value="18541250" calcext:value-type="currency">
            <text:p>18 541 250 €</text:p>
          </table:table-cell>
          <table:table-cell table:style-name="ce20" office:value-type="string" calcext:value-type="string">
            <text:p>325</text:p>
          </table:table-cell>
          <table:table-cell table:number-columns-repeated="1019"/>
        </table:table-row>
        <table:table-row table:style-name="ro12">
          <table:table-cell table:style-name="ce7" table:formula="of:=[.A338]+7" office:value-type="date" office:date-value="2026-04-01" calcext:value-type="date">
            <text:p>2026-04-01</text:p>
          </table:table-cell>
          <table:table-cell table:style-name="ce12" table:formula="of:=(-cpcu)*[.E339]+[.D339]" office:value-type="currency" office:currency="EUR" office:value="12135350" calcext:value-type="currency">
            <text:p>12 135 350 €</text:p>
          </table:table-cell>
          <table:table-cell table:style-name="ce12" table:formula="of:=financ-custoprot-custofab+[.B339]" office:value-type="currency" office:currency="EUR" office:value="12835350" calcext:value-type="currency">
            <text:p>12 835 350 €</text:p>
          </table:table-cell>
          <table:table-cell table:style-name="ce12" table:formula="of:=(qtdoses*pvpdose*7)*[.E339]+[.D338]" office:value-type="currency" office:currency="EUR" office:value="18655350" calcext:value-type="currency">
            <text:p>18 655 350 €</text:p>
          </table:table-cell>
          <table:table-cell table:style-name="ce20" office:value-type="string" calcext:value-type="string">
            <text:p>326</text:p>
          </table:table-cell>
          <table:table-cell table:number-columns-repeated="1019"/>
        </table:table-row>
        <table:table-row table:style-name="ro12">
          <table:table-cell table:style-name="ce7" table:formula="of:=[.A339]+7" office:value-type="date" office:date-value="2026-04-08" calcext:value-type="date">
            <text:p>2026-04-08</text:p>
          </table:table-cell>
          <table:table-cell table:style-name="ce12" table:formula="of:=(-cpcu)*[.E340]+[.D340]" office:value-type="currency" office:currency="EUR" office:value="12229800" calcext:value-type="currency">
            <text:p>12 229 800 €</text:p>
          </table:table-cell>
          <table:table-cell table:style-name="ce12" table:formula="of:=financ-custoprot-custofab+[.B340]" office:value-type="currency" office:currency="EUR" office:value="12929800" calcext:value-type="currency">
            <text:p>12 929 800 €</text:p>
          </table:table-cell>
          <table:table-cell table:style-name="ce12" table:formula="of:=(qtdoses*pvpdose*7)*[.E340]+[.D339]" office:value-type="currency" office:currency="EUR" office:value="18769800" calcext:value-type="currency">
            <text:p>18 769 800 €</text:p>
          </table:table-cell>
          <table:table-cell table:style-name="ce20" office:value-type="string" calcext:value-type="string">
            <text:p>327</text:p>
          </table:table-cell>
          <table:table-cell table:number-columns-repeated="1019"/>
        </table:table-row>
        <table:table-row table:style-name="ro12">
          <table:table-cell table:style-name="ce7" table:formula="of:=[.A340]+7" office:value-type="date" office:date-value="2026-04-15" calcext:value-type="date">
            <text:p>2026-04-15</text:p>
          </table:table-cell>
          <table:table-cell table:style-name="ce12" table:formula="of:=(-cpcu)*[.E341]+[.D341]" office:value-type="currency" office:currency="EUR" office:value="12324600" calcext:value-type="currency">
            <text:p>12 324 600 €</text:p>
          </table:table-cell>
          <table:table-cell table:style-name="ce12" table:formula="of:=financ-custoprot-custofab+[.B341]" office:value-type="currency" office:currency="EUR" office:value="13024600" calcext:value-type="currency">
            <text:p>13 024 600 €</text:p>
          </table:table-cell>
          <table:table-cell table:style-name="ce12" table:formula="of:=(qtdoses*pvpdose*7)*[.E341]+[.D340]" office:value-type="currency" office:currency="EUR" office:value="18884600" calcext:value-type="currency">
            <text:p>18 884 600 €</text:p>
          </table:table-cell>
          <table:table-cell table:style-name="ce20" office:value-type="string" calcext:value-type="string">
            <text:p>328</text:p>
          </table:table-cell>
          <table:table-cell table:number-columns-repeated="1019"/>
        </table:table-row>
        <table:table-row table:style-name="ro12">
          <table:table-cell table:style-name="ce7" table:formula="of:=[.A341]+7" office:value-type="date" office:date-value="2026-04-22" calcext:value-type="date">
            <text:p>2026-04-22</text:p>
          </table:table-cell>
          <table:table-cell table:style-name="ce12" table:formula="of:=(-cpcu)*[.E342]+[.D342]" office:value-type="currency" office:currency="EUR" office:value="12419750" calcext:value-type="currency">
            <text:p>12 419 750 €</text:p>
          </table:table-cell>
          <table:table-cell table:style-name="ce12" table:formula="of:=financ-custoprot-custofab+[.B342]" office:value-type="currency" office:currency="EUR" office:value="13119750" calcext:value-type="currency">
            <text:p>13 119 750 €</text:p>
          </table:table-cell>
          <table:table-cell table:style-name="ce12" table:formula="of:=(qtdoses*pvpdose*7)*[.E342]+[.D341]" office:value-type="currency" office:currency="EUR" office:value="18999750" calcext:value-type="currency">
            <text:p>18 999 750 €</text:p>
          </table:table-cell>
          <table:table-cell table:style-name="ce20" office:value-type="string" calcext:value-type="string">
            <text:p>329</text:p>
          </table:table-cell>
          <table:table-cell table:number-columns-repeated="1019"/>
        </table:table-row>
        <table:table-row table:style-name="ro12">
          <table:table-cell table:style-name="ce7" table:formula="of:=[.A342]+7" office:value-type="date" office:date-value="2026-04-29" calcext:value-type="date">
            <text:p>2026-04-29</text:p>
          </table:table-cell>
          <table:table-cell table:style-name="ce12" table:formula="of:=(-cpcu)*[.E343]+[.D343]" office:value-type="currency" office:currency="EUR" office:value="12515250" calcext:value-type="currency">
            <text:p>12 515 250 €</text:p>
          </table:table-cell>
          <table:table-cell table:style-name="ce12" table:formula="of:=financ-custoprot-custofab+[.B343]" office:value-type="currency" office:currency="EUR" office:value="13215250" calcext:value-type="currency">
            <text:p>13 215 250 €</text:p>
          </table:table-cell>
          <table:table-cell table:style-name="ce12" table:formula="of:=(qtdoses*pvpdose*7)*[.E343]+[.D342]" office:value-type="currency" office:currency="EUR" office:value="19115250" calcext:value-type="currency">
            <text:p>19 115 250 €</text:p>
          </table:table-cell>
          <table:table-cell table:style-name="ce20" office:value-type="string" calcext:value-type="string">
            <text:p>330</text:p>
          </table:table-cell>
          <table:table-cell table:number-columns-repeated="1019"/>
        </table:table-row>
        <table:table-row table:style-name="ro12">
          <table:table-cell table:style-name="ce7" table:formula="of:=[.A343]+7" office:value-type="date" office:date-value="2026-05-06" calcext:value-type="date">
            <text:p>2026-05-06</text:p>
          </table:table-cell>
          <table:table-cell table:style-name="ce12" table:formula="of:=(-cpcu)*[.E344]+[.D344]" office:value-type="currency" office:currency="EUR" office:value="12611100" calcext:value-type="currency">
            <text:p>12 611 100 €</text:p>
          </table:table-cell>
          <table:table-cell table:style-name="ce12" table:formula="of:=financ-custoprot-custofab+[.B344]" office:value-type="currency" office:currency="EUR" office:value="13311100" calcext:value-type="currency">
            <text:p>13 311 100 €</text:p>
          </table:table-cell>
          <table:table-cell table:style-name="ce12" table:formula="of:=(qtdoses*pvpdose*7)*[.E344]+[.D343]" office:value-type="currency" office:currency="EUR" office:value="19231100" calcext:value-type="currency">
            <text:p>19 231 100 €</text:p>
          </table:table-cell>
          <table:table-cell table:style-name="ce20" office:value-type="string" calcext:value-type="string">
            <text:p>331</text:p>
          </table:table-cell>
          <table:table-cell table:number-columns-repeated="1019"/>
        </table:table-row>
        <table:table-row table:style-name="ro12">
          <table:table-cell table:style-name="ce7" table:formula="of:=[.A344]+7" office:value-type="date" office:date-value="2026-05-13" calcext:value-type="date">
            <text:p>2026-05-13</text:p>
          </table:table-cell>
          <table:table-cell table:style-name="ce12" table:formula="of:=(-cpcu)*[.E345]+[.D345]" office:value-type="currency" office:currency="EUR" office:value="12707300" calcext:value-type="currency">
            <text:p>12 707 300 €</text:p>
          </table:table-cell>
          <table:table-cell table:style-name="ce12" table:formula="of:=financ-custoprot-custofab+[.B345]" office:value-type="currency" office:currency="EUR" office:value="13407300" calcext:value-type="currency">
            <text:p>13 407 300 €</text:p>
          </table:table-cell>
          <table:table-cell table:style-name="ce12" table:formula="of:=(qtdoses*pvpdose*7)*[.E345]+[.D344]" office:value-type="currency" office:currency="EUR" office:value="19347300" calcext:value-type="currency">
            <text:p>19 347 300 €</text:p>
          </table:table-cell>
          <table:table-cell table:style-name="ce20" office:value-type="string" calcext:value-type="string">
            <text:p>332</text:p>
          </table:table-cell>
          <table:table-cell table:number-columns-repeated="1019"/>
        </table:table-row>
        <table:table-row table:style-name="ro12">
          <table:table-cell table:style-name="ce7" table:formula="of:=[.A345]+7" office:value-type="date" office:date-value="2026-05-20" calcext:value-type="date">
            <text:p>2026-05-20</text:p>
          </table:table-cell>
          <table:table-cell table:style-name="ce12" table:formula="of:=(-cpcu)*[.E346]+[.D346]" office:value-type="currency" office:currency="EUR" office:value="12803850" calcext:value-type="currency">
            <text:p>12 803 850 €</text:p>
          </table:table-cell>
          <table:table-cell table:style-name="ce12" table:formula="of:=financ-custoprot-custofab+[.B346]" office:value-type="currency" office:currency="EUR" office:value="13503850" calcext:value-type="currency">
            <text:p>13 503 850 €</text:p>
          </table:table-cell>
          <table:table-cell table:style-name="ce12" table:formula="of:=(qtdoses*pvpdose*7)*[.E346]+[.D345]" office:value-type="currency" office:currency="EUR" office:value="19463850" calcext:value-type="currency">
            <text:p>19 463 850 €</text:p>
          </table:table-cell>
          <table:table-cell table:style-name="ce20" office:value-type="string" calcext:value-type="string">
            <text:p>333</text:p>
          </table:table-cell>
          <table:table-cell table:number-columns-repeated="1019"/>
        </table:table-row>
        <table:table-row table:style-name="ro12">
          <table:table-cell table:style-name="ce7" table:formula="of:=[.A346]+7" office:value-type="date" office:date-value="2026-05-27" calcext:value-type="date">
            <text:p>2026-05-27</text:p>
          </table:table-cell>
          <table:table-cell table:style-name="ce12" table:formula="of:=(-cpcu)*[.E347]+[.D347]" office:value-type="currency" office:currency="EUR" office:value="12900750" calcext:value-type="currency">
            <text:p>12 900 750 €</text:p>
          </table:table-cell>
          <table:table-cell table:style-name="ce12" table:formula="of:=financ-custoprot-custofab+[.B347]" office:value-type="currency" office:currency="EUR" office:value="13600750" calcext:value-type="currency">
            <text:p>13 600 750 €</text:p>
          </table:table-cell>
          <table:table-cell table:style-name="ce12" table:formula="of:=(qtdoses*pvpdose*7)*[.E347]+[.D346]" office:value-type="currency" office:currency="EUR" office:value="19580750" calcext:value-type="currency">
            <text:p>19 580 750 €</text:p>
          </table:table-cell>
          <table:table-cell table:style-name="ce20" office:value-type="string" calcext:value-type="string">
            <text:p>334</text:p>
          </table:table-cell>
          <table:table-cell table:number-columns-repeated="1019"/>
        </table:table-row>
        <table:table-row table:style-name="ro12">
          <table:table-cell table:style-name="ce7" table:formula="of:=[.A347]+7" office:value-type="date" office:date-value="2026-06-03" calcext:value-type="date">
            <text:p>2026-06-03</text:p>
          </table:table-cell>
          <table:table-cell table:style-name="ce12" table:formula="of:=(-cpcu)*[.E348]+[.D348]" office:value-type="currency" office:currency="EUR" office:value="12998000" calcext:value-type="currency">
            <text:p>12 998 000 €</text:p>
          </table:table-cell>
          <table:table-cell table:style-name="ce12" table:formula="of:=financ-custoprot-custofab+[.B348]" office:value-type="currency" office:currency="EUR" office:value="13698000" calcext:value-type="currency">
            <text:p>13 698 000 €</text:p>
          </table:table-cell>
          <table:table-cell table:style-name="ce12" table:formula="of:=(qtdoses*pvpdose*7)*[.E348]+[.D347]" office:value-type="currency" office:currency="EUR" office:value="19698000" calcext:value-type="currency">
            <text:p>19 698 000 €</text:p>
          </table:table-cell>
          <table:table-cell table:style-name="ce20" office:value-type="string" calcext:value-type="string">
            <text:p>335</text:p>
          </table:table-cell>
          <table:table-cell table:number-columns-repeated="1019"/>
        </table:table-row>
        <table:table-row table:style-name="ro12">
          <table:table-cell table:style-name="ce7" table:formula="of:=[.A348]+7" office:value-type="date" office:date-value="2026-06-10" calcext:value-type="date">
            <text:p>2026-06-10</text:p>
          </table:table-cell>
          <table:table-cell table:style-name="ce12" table:formula="of:=(-cpcu)*[.E349]+[.D349]" office:value-type="currency" office:currency="EUR" office:value="13095600" calcext:value-type="currency">
            <text:p>13 095 600 €</text:p>
          </table:table-cell>
          <table:table-cell table:style-name="ce12" table:formula="of:=financ-custoprot-custofab+[.B349]" office:value-type="currency" office:currency="EUR" office:value="13795600" calcext:value-type="currency">
            <text:p>13 795 600 €</text:p>
          </table:table-cell>
          <table:table-cell table:style-name="ce12" table:formula="of:=(qtdoses*pvpdose*7)*[.E349]+[.D348]" office:value-type="currency" office:currency="EUR" office:value="19815600" calcext:value-type="currency">
            <text:p>19 815 600 €</text:p>
          </table:table-cell>
          <table:table-cell table:style-name="ce20" office:value-type="string" calcext:value-type="string">
            <text:p>336</text:p>
          </table:table-cell>
          <table:table-cell table:number-columns-repeated="1019"/>
        </table:table-row>
        <table:table-row table:style-name="ro12">
          <table:table-cell table:style-name="ce7" table:formula="of:=[.A349]+7" office:value-type="date" office:date-value="2026-06-17" calcext:value-type="date">
            <text:p>2026-06-17</text:p>
          </table:table-cell>
          <table:table-cell table:style-name="ce12" table:formula="of:=(-cpcu)*[.E350]+[.D350]" office:value-type="currency" office:currency="EUR" office:value="13193550" calcext:value-type="currency">
            <text:p>13 193 550 €</text:p>
          </table:table-cell>
          <table:table-cell table:style-name="ce12" table:formula="of:=financ-custoprot-custofab+[.B350]" office:value-type="currency" office:currency="EUR" office:value="13893550" calcext:value-type="currency">
            <text:p>13 893 550 €</text:p>
          </table:table-cell>
          <table:table-cell table:style-name="ce12" table:formula="of:=(qtdoses*pvpdose*7)*[.E350]+[.D349]" office:value-type="currency" office:currency="EUR" office:value="19933550" calcext:value-type="currency">
            <text:p>19 933 550 €</text:p>
          </table:table-cell>
          <table:table-cell table:style-name="ce20" office:value-type="string" calcext:value-type="string">
            <text:p>337</text:p>
          </table:table-cell>
          <table:table-cell table:number-columns-repeated="1019"/>
        </table:table-row>
        <table:table-row table:style-name="ro12">
          <table:table-cell table:style-name="ce7" table:formula="of:=[.A350]+7" office:value-type="date" office:date-value="2026-06-24" calcext:value-type="date">
            <text:p>2026-06-24</text:p>
          </table:table-cell>
          <table:table-cell table:style-name="ce12" table:formula="of:=(-cpcu)*[.E351]+[.D351]" office:value-type="currency" office:currency="EUR" office:value="13291850" calcext:value-type="currency">
            <text:p>13 291 850 €</text:p>
          </table:table-cell>
          <table:table-cell table:style-name="ce12" table:formula="of:=financ-custoprot-custofab+[.B351]" office:value-type="currency" office:currency="EUR" office:value="13991850" calcext:value-type="currency">
            <text:p>13 991 850 €</text:p>
          </table:table-cell>
          <table:table-cell table:style-name="ce12" table:formula="of:=(qtdoses*pvpdose*7)*[.E351]+[.D350]" office:value-type="currency" office:currency="EUR" office:value="20051850" calcext:value-type="currency">
            <text:p>20 051 850 €</text:p>
          </table:table-cell>
          <table:table-cell table:style-name="ce20" office:value-type="string" calcext:value-type="string">
            <text:p>338</text:p>
          </table:table-cell>
          <table:table-cell table:number-columns-repeated="1019"/>
        </table:table-row>
        <table:table-row table:style-name="ro12">
          <table:table-cell table:style-name="ce7" table:formula="of:=[.A351]+7" office:value-type="date" office:date-value="2026-07-01" calcext:value-type="date">
            <text:p>2026-07-01</text:p>
          </table:table-cell>
          <table:table-cell table:style-name="ce12" table:formula="of:=(-cpcu)*[.E352]+[.D352]" office:value-type="currency" office:currency="EUR" office:value="13390500" calcext:value-type="currency">
            <text:p>13 390 500 €</text:p>
          </table:table-cell>
          <table:table-cell table:style-name="ce12" table:formula="of:=financ-custoprot-custofab+[.B352]" office:value-type="currency" office:currency="EUR" office:value="14090500" calcext:value-type="currency">
            <text:p>14 090 500 €</text:p>
          </table:table-cell>
          <table:table-cell table:style-name="ce12" table:formula="of:=(qtdoses*pvpdose*7)*[.E352]+[.D351]" office:value-type="currency" office:currency="EUR" office:value="20170500" calcext:value-type="currency">
            <text:p>20 170 500 €</text:p>
          </table:table-cell>
          <table:table-cell table:style-name="ce20" office:value-type="string" calcext:value-type="string">
            <text:p>339</text:p>
          </table:table-cell>
          <table:table-cell table:number-columns-repeated="1019"/>
        </table:table-row>
        <table:table-row table:style-name="ro12">
          <table:table-cell table:style-name="ce7" table:formula="of:=[.A352]+7" office:value-type="date" office:date-value="2026-07-08" calcext:value-type="date">
            <text:p>2026-07-08</text:p>
          </table:table-cell>
          <table:table-cell table:style-name="ce12" table:formula="of:=(-cpcu)*[.E353]+[.D353]" office:value-type="currency" office:currency="EUR" office:value="13489500" calcext:value-type="currency">
            <text:p>13 489 500 €</text:p>
          </table:table-cell>
          <table:table-cell table:style-name="ce12" table:formula="of:=financ-custoprot-custofab+[.B353]" office:value-type="currency" office:currency="EUR" office:value="14189500" calcext:value-type="currency">
            <text:p>14 189 500 €</text:p>
          </table:table-cell>
          <table:table-cell table:style-name="ce12" table:formula="of:=(qtdoses*pvpdose*7)*[.E353]+[.D352]" office:value-type="currency" office:currency="EUR" office:value="20289500" calcext:value-type="currency">
            <text:p>20 289 500 €</text:p>
          </table:table-cell>
          <table:table-cell table:style-name="ce20" office:value-type="string" calcext:value-type="string">
            <text:p>340</text:p>
          </table:table-cell>
          <table:table-cell table:number-columns-repeated="1019"/>
        </table:table-row>
        <table:table-row table:style-name="ro12">
          <table:table-cell table:style-name="ce7" table:formula="of:=[.A353]+7" office:value-type="date" office:date-value="2026-07-15" calcext:value-type="date">
            <text:p>2026-07-15</text:p>
          </table:table-cell>
          <table:table-cell table:style-name="ce12" table:formula="of:=(-cpcu)*[.E354]+[.D354]" office:value-type="currency" office:currency="EUR" office:value="13588850" calcext:value-type="currency">
            <text:p>13 588 850 €</text:p>
          </table:table-cell>
          <table:table-cell table:style-name="ce12" table:formula="of:=financ-custoprot-custofab+[.B354]" office:value-type="currency" office:currency="EUR" office:value="14288850" calcext:value-type="currency">
            <text:p>14 288 850 €</text:p>
          </table:table-cell>
          <table:table-cell table:style-name="ce12" table:formula="of:=(qtdoses*pvpdose*7)*[.E354]+[.D353]" office:value-type="currency" office:currency="EUR" office:value="20408850" calcext:value-type="currency">
            <text:p>20 408 850 €</text:p>
          </table:table-cell>
          <table:table-cell table:style-name="ce20" office:value-type="string" calcext:value-type="string">
            <text:p>341</text:p>
          </table:table-cell>
          <table:table-cell table:number-columns-repeated="1019"/>
        </table:table-row>
        <table:table-row table:style-name="ro12">
          <table:table-cell table:style-name="ce7" table:formula="of:=[.A354]+7" office:value-type="date" office:date-value="2026-07-22" calcext:value-type="date">
            <text:p>2026-07-22</text:p>
          </table:table-cell>
          <table:table-cell table:style-name="ce12" table:formula="of:=(-cpcu)*[.E355]+[.D355]" office:value-type="currency" office:currency="EUR" office:value="13688550" calcext:value-type="currency">
            <text:p>13 688 550 €</text:p>
          </table:table-cell>
          <table:table-cell table:style-name="ce12" table:formula="of:=financ-custoprot-custofab+[.B355]" office:value-type="currency" office:currency="EUR" office:value="14388550" calcext:value-type="currency">
            <text:p>14 388 550 €</text:p>
          </table:table-cell>
          <table:table-cell table:style-name="ce12" table:formula="of:=(qtdoses*pvpdose*7)*[.E355]+[.D354]" office:value-type="currency" office:currency="EUR" office:value="20528550" calcext:value-type="currency">
            <text:p>20 528 550 €</text:p>
          </table:table-cell>
          <table:table-cell table:style-name="ce20" office:value-type="string" calcext:value-type="string">
            <text:p>342</text:p>
          </table:table-cell>
          <table:table-cell table:number-columns-repeated="1019"/>
        </table:table-row>
        <table:table-row table:style-name="ro12">
          <table:table-cell table:style-name="ce7" table:formula="of:=[.A355]+7" office:value-type="date" office:date-value="2026-07-29" calcext:value-type="date">
            <text:p>2026-07-29</text:p>
          </table:table-cell>
          <table:table-cell table:style-name="ce12" table:formula="of:=(-cpcu)*[.E356]+[.D356]" office:value-type="currency" office:currency="EUR" office:value="13788600" calcext:value-type="currency">
            <text:p>13 788 600 €</text:p>
          </table:table-cell>
          <table:table-cell table:style-name="ce12" table:formula="of:=financ-custoprot-custofab+[.B356]" office:value-type="currency" office:currency="EUR" office:value="14488600" calcext:value-type="currency">
            <text:p>14 488 600 €</text:p>
          </table:table-cell>
          <table:table-cell table:style-name="ce12" table:formula="of:=(qtdoses*pvpdose*7)*[.E356]+[.D355]" office:value-type="currency" office:currency="EUR" office:value="20648600" calcext:value-type="currency">
            <text:p>20 648 600 €</text:p>
          </table:table-cell>
          <table:table-cell table:style-name="ce20" office:value-type="string" calcext:value-type="string">
            <text:p>343</text:p>
          </table:table-cell>
          <table:table-cell table:number-columns-repeated="1019"/>
        </table:table-row>
        <table:table-row table:style-name="ro12">
          <table:table-cell table:style-name="ce7" table:formula="of:=[.A356]+7" office:value-type="date" office:date-value="2026-08-05" calcext:value-type="date">
            <text:p>2026-08-05</text:p>
          </table:table-cell>
          <table:table-cell table:style-name="ce12" table:formula="of:=(-cpcu)*[.E357]+[.D357]" office:value-type="currency" office:currency="EUR" office:value="13889000" calcext:value-type="currency">
            <text:p>13 889 000 €</text:p>
          </table:table-cell>
          <table:table-cell table:style-name="ce12" table:formula="of:=financ-custoprot-custofab+[.B357]" office:value-type="currency" office:currency="EUR" office:value="14589000" calcext:value-type="currency">
            <text:p>14 589 000 €</text:p>
          </table:table-cell>
          <table:table-cell table:style-name="ce12" table:formula="of:=(qtdoses*pvpdose*7)*[.E357]+[.D356]" office:value-type="currency" office:currency="EUR" office:value="20769000" calcext:value-type="currency">
            <text:p>20 769 000 €</text:p>
          </table:table-cell>
          <table:table-cell table:style-name="ce20" office:value-type="string" calcext:value-type="string">
            <text:p>344</text:p>
          </table:table-cell>
          <table:table-cell table:number-columns-repeated="1019"/>
        </table:table-row>
        <table:table-row table:style-name="ro12">
          <table:table-cell table:style-name="ce7" table:formula="of:=[.A357]+7" office:value-type="date" office:date-value="2026-08-12" calcext:value-type="date">
            <text:p>2026-08-12</text:p>
          </table:table-cell>
          <table:table-cell table:style-name="ce12" table:formula="of:=(-cpcu)*[.E358]+[.D358]" office:value-type="currency" office:currency="EUR" office:value="13989750" calcext:value-type="currency">
            <text:p>13 989 750 €</text:p>
          </table:table-cell>
          <table:table-cell table:style-name="ce12" table:formula="of:=financ-custoprot-custofab+[.B358]" office:value-type="currency" office:currency="EUR" office:value="14689750" calcext:value-type="currency">
            <text:p>14 689 750 €</text:p>
          </table:table-cell>
          <table:table-cell table:style-name="ce12" table:formula="of:=(qtdoses*pvpdose*7)*[.E358]+[.D357]" office:value-type="currency" office:currency="EUR" office:value="20889750" calcext:value-type="currency">
            <text:p>20 889 750 €</text:p>
          </table:table-cell>
          <table:table-cell table:style-name="ce20" office:value-type="string" calcext:value-type="string">
            <text:p>345</text:p>
          </table:table-cell>
          <table:table-cell table:number-columns-repeated="1019"/>
        </table:table-row>
        <table:table-row table:style-name="ro12">
          <table:table-cell table:style-name="ce7" table:formula="of:=[.A358]+7" office:value-type="date" office:date-value="2026-08-19" calcext:value-type="date">
            <text:p>2026-08-19</text:p>
          </table:table-cell>
          <table:table-cell table:style-name="ce12" table:formula="of:=(-cpcu)*[.E359]+[.D359]" office:value-type="currency" office:currency="EUR" office:value="14090850" calcext:value-type="currency">
            <text:p>14 090 850 €</text:p>
          </table:table-cell>
          <table:table-cell table:style-name="ce12" table:formula="of:=financ-custoprot-custofab+[.B359]" office:value-type="currency" office:currency="EUR" office:value="14790850" calcext:value-type="currency">
            <text:p>14 790 850 €</text:p>
          </table:table-cell>
          <table:table-cell table:style-name="ce12" table:formula="of:=(qtdoses*pvpdose*7)*[.E359]+[.D358]" office:value-type="currency" office:currency="EUR" office:value="21010850" calcext:value-type="currency">
            <text:p>21 010 850 €</text:p>
          </table:table-cell>
          <table:table-cell table:style-name="ce20" office:value-type="string" calcext:value-type="string">
            <text:p>346</text:p>
          </table:table-cell>
          <table:table-cell table:number-columns-repeated="1019"/>
        </table:table-row>
        <table:table-row table:style-name="ro12">
          <table:table-cell table:style-name="ce7" table:formula="of:=[.A359]+7" office:value-type="date" office:date-value="2026-08-26" calcext:value-type="date">
            <text:p>2026-08-26</text:p>
          </table:table-cell>
          <table:table-cell table:style-name="ce12" table:formula="of:=(-cpcu)*[.E360]+[.D360]" office:value-type="currency" office:currency="EUR" office:value="14192300" calcext:value-type="currency">
            <text:p>14 192 300 €</text:p>
          </table:table-cell>
          <table:table-cell table:style-name="ce12" table:formula="of:=financ-custoprot-custofab+[.B360]" office:value-type="currency" office:currency="EUR" office:value="14892300" calcext:value-type="currency">
            <text:p>14 892 300 €</text:p>
          </table:table-cell>
          <table:table-cell table:style-name="ce12" table:formula="of:=(qtdoses*pvpdose*7)*[.E360]+[.D359]" office:value-type="currency" office:currency="EUR" office:value="21132300" calcext:value-type="currency">
            <text:p>21 132 300 €</text:p>
          </table:table-cell>
          <table:table-cell table:style-name="ce20" office:value-type="string" calcext:value-type="string">
            <text:p>347</text:p>
          </table:table-cell>
          <table:table-cell table:number-columns-repeated="1019"/>
        </table:table-row>
        <table:table-row table:style-name="ro12">
          <table:table-cell table:style-name="ce7" table:formula="of:=[.A360]+7" office:value-type="date" office:date-value="2026-09-02" calcext:value-type="date">
            <text:p>2026-09-02</text:p>
          </table:table-cell>
          <table:table-cell table:style-name="ce12" table:formula="of:=(-cpcu)*[.E361]+[.D361]" office:value-type="currency" office:currency="EUR" office:value="14294100" calcext:value-type="currency">
            <text:p>14 294 100 €</text:p>
          </table:table-cell>
          <table:table-cell table:style-name="ce12" table:formula="of:=financ-custoprot-custofab+[.B361]" office:value-type="currency" office:currency="EUR" office:value="14994100" calcext:value-type="currency">
            <text:p>14 994 100 €</text:p>
          </table:table-cell>
          <table:table-cell table:style-name="ce12" table:formula="of:=(qtdoses*pvpdose*7)*[.E361]+[.D360]" office:value-type="currency" office:currency="EUR" office:value="21254100" calcext:value-type="currency">
            <text:p>21 254 100 €</text:p>
          </table:table-cell>
          <table:table-cell table:style-name="ce20" office:value-type="string" calcext:value-type="string">
            <text:p>348</text:p>
          </table:table-cell>
          <table:table-cell table:number-columns-repeated="1019"/>
        </table:table-row>
        <table:table-row table:style-name="ro12">
          <table:table-cell table:style-name="ce7" table:formula="of:=[.A361]+7" office:value-type="date" office:date-value="2026-09-09" calcext:value-type="date">
            <text:p>2026-09-09</text:p>
          </table:table-cell>
          <table:table-cell table:style-name="ce12" table:formula="of:=(-cpcu)*[.E362]+[.D362]" office:value-type="currency" office:currency="EUR" office:value="14396250" calcext:value-type="currency">
            <text:p>14 396 250 €</text:p>
          </table:table-cell>
          <table:table-cell table:style-name="ce12" table:formula="of:=financ-custoprot-custofab+[.B362]" office:value-type="currency" office:currency="EUR" office:value="15096250" calcext:value-type="currency">
            <text:p>15 096 250 €</text:p>
          </table:table-cell>
          <table:table-cell table:style-name="ce12" table:formula="of:=(qtdoses*pvpdose*7)*[.E362]+[.D361]" office:value-type="currency" office:currency="EUR" office:value="21376250" calcext:value-type="currency">
            <text:p>21 376 250 €</text:p>
          </table:table-cell>
          <table:table-cell table:style-name="ce20" office:value-type="string" calcext:value-type="string">
            <text:p>349</text:p>
          </table:table-cell>
          <table:table-cell table:number-columns-repeated="1019"/>
        </table:table-row>
        <table:table-row table:style-name="ro12">
          <table:table-cell table:style-name="ce7" table:formula="of:=[.A362]+7" office:value-type="date" office:date-value="2026-09-16" calcext:value-type="date">
            <text:p>2026-09-16</text:p>
          </table:table-cell>
          <table:table-cell table:style-name="ce12" table:formula="of:=(-cpcu)*[.E363]+[.D363]" office:value-type="currency" office:currency="EUR" office:value="14498750" calcext:value-type="currency">
            <text:p>14 498 750 €</text:p>
          </table:table-cell>
          <table:table-cell table:style-name="ce12" table:formula="of:=financ-custoprot-custofab+[.B363]" office:value-type="currency" office:currency="EUR" office:value="15198750" calcext:value-type="currency">
            <text:p>15 198 750 €</text:p>
          </table:table-cell>
          <table:table-cell table:style-name="ce12" table:formula="of:=(qtdoses*pvpdose*7)*[.E363]+[.D362]" office:value-type="currency" office:currency="EUR" office:value="21498750" calcext:value-type="currency">
            <text:p>21 498 750 €</text:p>
          </table:table-cell>
          <table:table-cell table:style-name="ce20" office:value-type="string" calcext:value-type="string">
            <text:p>350</text:p>
          </table:table-cell>
          <table:table-cell table:number-columns-repeated="1019"/>
        </table:table-row>
        <table:table-row table:style-name="ro12">
          <table:table-cell table:style-name="ce7" table:formula="of:=[.A363]+7" office:value-type="date" office:date-value="2026-09-23" calcext:value-type="date">
            <text:p>2026-09-23</text:p>
          </table:table-cell>
          <table:table-cell table:style-name="ce12" table:formula="of:=(-cpcu)*[.E364]+[.D364]" office:value-type="currency" office:currency="EUR" office:value="14601600" calcext:value-type="currency">
            <text:p>14 601 600 €</text:p>
          </table:table-cell>
          <table:table-cell table:style-name="ce12" table:formula="of:=financ-custoprot-custofab+[.B364]" office:value-type="currency" office:currency="EUR" office:value="15301600" calcext:value-type="currency">
            <text:p>15 301 600 €</text:p>
          </table:table-cell>
          <table:table-cell table:style-name="ce12" table:formula="of:=(qtdoses*pvpdose*7)*[.E364]+[.D363]" office:value-type="currency" office:currency="EUR" office:value="21621600" calcext:value-type="currency">
            <text:p>21 621 600 €</text:p>
          </table:table-cell>
          <table:table-cell table:style-name="ce20" office:value-type="string" calcext:value-type="string">
            <text:p>351</text:p>
          </table:table-cell>
          <table:table-cell table:number-columns-repeated="1019"/>
        </table:table-row>
        <table:table-row table:style-name="ro12">
          <table:table-cell table:style-name="ce7" table:formula="of:=[.A364]+7" office:value-type="date" office:date-value="2026-09-30" calcext:value-type="date">
            <text:p>2026-09-30</text:p>
          </table:table-cell>
          <table:table-cell table:style-name="ce12" table:formula="of:=(-cpcu)*[.E365]+[.D365]" office:value-type="currency" office:currency="EUR" office:value="14704800" calcext:value-type="currency">
            <text:p>14 704 800 €</text:p>
          </table:table-cell>
          <table:table-cell table:style-name="ce12" table:formula="of:=financ-custoprot-custofab+[.B365]" office:value-type="currency" office:currency="EUR" office:value="15404800" calcext:value-type="currency">
            <text:p>15 404 800 €</text:p>
          </table:table-cell>
          <table:table-cell table:style-name="ce12" table:formula="of:=(qtdoses*pvpdose*7)*[.E365]+[.D364]" office:value-type="currency" office:currency="EUR" office:value="21744800" calcext:value-type="currency">
            <text:p>21 744 800 €</text:p>
          </table:table-cell>
          <table:table-cell table:style-name="ce20" office:value-type="string" calcext:value-type="string">
            <text:p>352</text:p>
          </table:table-cell>
          <table:table-cell table:number-columns-repeated="1019"/>
        </table:table-row>
        <table:table-row table:style-name="ro12">
          <table:table-cell table:style-name="ce7" table:formula="of:=[.A365]+7" office:value-type="date" office:date-value="2026-10-07" calcext:value-type="date">
            <text:p>2026-10-07</text:p>
          </table:table-cell>
          <table:table-cell table:style-name="ce12" table:formula="of:=(-cpcu)*[.E366]+[.D366]" office:value-type="currency" office:currency="EUR" office:value="14808350" calcext:value-type="currency">
            <text:p>14 808 350 €</text:p>
          </table:table-cell>
          <table:table-cell table:style-name="ce12" table:formula="of:=financ-custoprot-custofab+[.B366]" office:value-type="currency" office:currency="EUR" office:value="15508350" calcext:value-type="currency">
            <text:p>15 508 350 €</text:p>
          </table:table-cell>
          <table:table-cell table:style-name="ce12" table:formula="of:=(qtdoses*pvpdose*7)*[.E366]+[.D365]" office:value-type="currency" office:currency="EUR" office:value="21868350" calcext:value-type="currency">
            <text:p>21 868 350 €</text:p>
          </table:table-cell>
          <table:table-cell table:style-name="ce20" office:value-type="string" calcext:value-type="string">
            <text:p>353</text:p>
          </table:table-cell>
          <table:table-cell table:number-columns-repeated="1019"/>
        </table:table-row>
        <table:table-row table:style-name="ro12">
          <table:table-cell table:style-name="ce7" table:formula="of:=[.A366]+7" office:value-type="date" office:date-value="2026-10-14" calcext:value-type="date">
            <text:p>2026-10-14</text:p>
          </table:table-cell>
          <table:table-cell table:style-name="ce12" table:formula="of:=(-cpcu)*[.E367]+[.D367]" office:value-type="currency" office:currency="EUR" office:value="14912250" calcext:value-type="currency">
            <text:p>14 912 250 €</text:p>
          </table:table-cell>
          <table:table-cell table:style-name="ce12" table:formula="of:=financ-custoprot-custofab+[.B367]" office:value-type="currency" office:currency="EUR" office:value="15612250" calcext:value-type="currency">
            <text:p>15 612 250 €</text:p>
          </table:table-cell>
          <table:table-cell table:style-name="ce12" table:formula="of:=(qtdoses*pvpdose*7)*[.E367]+[.D366]" office:value-type="currency" office:currency="EUR" office:value="21992250" calcext:value-type="currency">
            <text:p>21 992 250 €</text:p>
          </table:table-cell>
          <table:table-cell table:style-name="ce20" office:value-type="string" calcext:value-type="string">
            <text:p>354</text:p>
          </table:table-cell>
          <table:table-cell table:number-columns-repeated="1019"/>
        </table:table-row>
        <table:table-row table:style-name="ro12">
          <table:table-cell table:style-name="ce7" table:formula="of:=[.A367]+7" office:value-type="date" office:date-value="2026-10-21" calcext:value-type="date">
            <text:p>2026-10-21</text:p>
          </table:table-cell>
          <table:table-cell table:style-name="ce12" table:formula="of:=(-cpcu)*[.E368]+[.D368]" office:value-type="currency" office:currency="EUR" office:value="15016500" calcext:value-type="currency">
            <text:p>15 016 500 €</text:p>
          </table:table-cell>
          <table:table-cell table:style-name="ce12" table:formula="of:=financ-custoprot-custofab+[.B368]" office:value-type="currency" office:currency="EUR" office:value="15716500" calcext:value-type="currency">
            <text:p>15 716 500 €</text:p>
          </table:table-cell>
          <table:table-cell table:style-name="ce12" table:formula="of:=(qtdoses*pvpdose*7)*[.E368]+[.D367]" office:value-type="currency" office:currency="EUR" office:value="22116500" calcext:value-type="currency">
            <text:p>22 116 500 €</text:p>
          </table:table-cell>
          <table:table-cell table:style-name="ce20" office:value-type="string" calcext:value-type="string">
            <text:p>355</text:p>
          </table:table-cell>
          <table:table-cell table:number-columns-repeated="1019"/>
        </table:table-row>
        <table:table-row table:style-name="ro12">
          <table:table-cell table:style-name="ce7" table:formula="of:=[.A368]+7" office:value-type="date" office:date-value="2026-10-28" calcext:value-type="date">
            <text:p>2026-10-28</text:p>
          </table:table-cell>
          <table:table-cell table:style-name="ce12" table:formula="of:=(-cpcu)*[.E369]+[.D369]" office:value-type="currency" office:currency="EUR" office:value="15121100" calcext:value-type="currency">
            <text:p>15 121 100 €</text:p>
          </table:table-cell>
          <table:table-cell table:style-name="ce12" table:formula="of:=financ-custoprot-custofab+[.B369]" office:value-type="currency" office:currency="EUR" office:value="15821100" calcext:value-type="currency">
            <text:p>15 821 100 €</text:p>
          </table:table-cell>
          <table:table-cell table:style-name="ce12" table:formula="of:=(qtdoses*pvpdose*7)*[.E369]+[.D368]" office:value-type="currency" office:currency="EUR" office:value="22241100" calcext:value-type="currency">
            <text:p>22 241 100 €</text:p>
          </table:table-cell>
          <table:table-cell table:style-name="ce20" office:value-type="string" calcext:value-type="string">
            <text:p>356</text:p>
          </table:table-cell>
          <table:table-cell table:number-columns-repeated="1019"/>
        </table:table-row>
        <table:table-row table:style-name="ro12">
          <table:table-cell table:style-name="ce7" table:formula="of:=[.A369]+7" office:value-type="date" office:date-value="2026-11-04" calcext:value-type="date">
            <text:p>2026-11-04</text:p>
          </table:table-cell>
          <table:table-cell table:style-name="ce12" table:formula="of:=(-cpcu)*[.E370]+[.D370]" office:value-type="currency" office:currency="EUR" office:value="15226050" calcext:value-type="currency">
            <text:p>15 226 050 €</text:p>
          </table:table-cell>
          <table:table-cell table:style-name="ce12" table:formula="of:=financ-custoprot-custofab+[.B370]" office:value-type="currency" office:currency="EUR" office:value="15926050" calcext:value-type="currency">
            <text:p>15 926 050 €</text:p>
          </table:table-cell>
          <table:table-cell table:style-name="ce12" table:formula="of:=(qtdoses*pvpdose*7)*[.E370]+[.D369]" office:value-type="currency" office:currency="EUR" office:value="22366050" calcext:value-type="currency">
            <text:p>22 366 050 €</text:p>
          </table:table-cell>
          <table:table-cell table:style-name="ce20" office:value-type="string" calcext:value-type="string">
            <text:p>357</text:p>
          </table:table-cell>
          <table:table-cell table:number-columns-repeated="1019"/>
        </table:table-row>
        <table:table-row table:style-name="ro12">
          <table:table-cell table:style-name="ce7" table:formula="of:=[.A370]+7" office:value-type="date" office:date-value="2026-11-11" calcext:value-type="date">
            <text:p>2026-11-11</text:p>
          </table:table-cell>
          <table:table-cell table:style-name="ce12" table:formula="of:=(-cpcu)*[.E371]+[.D371]" office:value-type="currency" office:currency="EUR" office:value="15331350" calcext:value-type="currency">
            <text:p>15 331 350 €</text:p>
          </table:table-cell>
          <table:table-cell table:style-name="ce12" table:formula="of:=financ-custoprot-custofab+[.B371]" office:value-type="currency" office:currency="EUR" office:value="16031350" calcext:value-type="currency">
            <text:p>16 031 350 €</text:p>
          </table:table-cell>
          <table:table-cell table:style-name="ce12" table:formula="of:=(qtdoses*pvpdose*7)*[.E371]+[.D370]" office:value-type="currency" office:currency="EUR" office:value="22491350" calcext:value-type="currency">
            <text:p>22 491 350 €</text:p>
          </table:table-cell>
          <table:table-cell table:style-name="ce20" office:value-type="string" calcext:value-type="string">
            <text:p>358</text:p>
          </table:table-cell>
          <table:table-cell table:number-columns-repeated="1019"/>
        </table:table-row>
        <table:table-row table:style-name="ro12">
          <table:table-cell table:style-name="ce7" table:formula="of:=[.A371]+7" office:value-type="date" office:date-value="2026-11-18" calcext:value-type="date">
            <text:p>2026-11-18</text:p>
          </table:table-cell>
          <table:table-cell table:style-name="ce12" table:formula="of:=(-cpcu)*[.E372]+[.D372]" office:value-type="currency" office:currency="EUR" office:value="15437000" calcext:value-type="currency">
            <text:p>15 437 000 €</text:p>
          </table:table-cell>
          <table:table-cell table:style-name="ce12" table:formula="of:=financ-custoprot-custofab+[.B372]" office:value-type="currency" office:currency="EUR" office:value="16137000" calcext:value-type="currency">
            <text:p>16 137 000 €</text:p>
          </table:table-cell>
          <table:table-cell table:style-name="ce12" table:formula="of:=(qtdoses*pvpdose*7)*[.E372]+[.D371]" office:value-type="currency" office:currency="EUR" office:value="22617000" calcext:value-type="currency">
            <text:p>22 617 000 €</text:p>
          </table:table-cell>
          <table:table-cell table:style-name="ce20" office:value-type="string" calcext:value-type="string">
            <text:p>359</text:p>
          </table:table-cell>
          <table:table-cell table:number-columns-repeated="1019"/>
        </table:table-row>
        <table:table-row table:style-name="ro12">
          <table:table-cell table:style-name="ce7" table:formula="of:=[.A372]+7" office:value-type="date" office:date-value="2026-11-25" calcext:value-type="date">
            <text:p>2026-11-25</text:p>
          </table:table-cell>
          <table:table-cell table:style-name="ce12" table:formula="of:=(-cpcu)*[.E373]+[.D373]" office:value-type="currency" office:currency="EUR" office:value="15543000" calcext:value-type="currency">
            <text:p>15 543 000 €</text:p>
          </table:table-cell>
          <table:table-cell table:style-name="ce12" table:formula="of:=financ-custoprot-custofab+[.B373]" office:value-type="currency" office:currency="EUR" office:value="16243000" calcext:value-type="currency">
            <text:p>16 243 000 €</text:p>
          </table:table-cell>
          <table:table-cell table:style-name="ce12" table:formula="of:=(qtdoses*pvpdose*7)*[.E373]+[.D372]" office:value-type="currency" office:currency="EUR" office:value="22743000" calcext:value-type="currency">
            <text:p>22 743 000 €</text:p>
          </table:table-cell>
          <table:table-cell table:style-name="ce20" office:value-type="string" calcext:value-type="string">
            <text:p>360</text:p>
          </table:table-cell>
          <table:table-cell table:number-columns-repeated="1019"/>
        </table:table-row>
        <table:table-row table:style-name="ro12">
          <table:table-cell table:style-name="ce7" table:formula="of:=[.A373]+7" office:value-type="date" office:date-value="2026-12-02" calcext:value-type="date">
            <text:p>2026-12-02</text:p>
          </table:table-cell>
          <table:table-cell table:style-name="ce12" table:formula="of:=(-cpcu)*[.E374]+[.D374]" office:value-type="currency" office:currency="EUR" office:value="15649350" calcext:value-type="currency">
            <text:p>15 649 350 €</text:p>
          </table:table-cell>
          <table:table-cell table:style-name="ce12" table:formula="of:=financ-custoprot-custofab+[.B374]" office:value-type="currency" office:currency="EUR" office:value="16349350" calcext:value-type="currency">
            <text:p>16 349 350 €</text:p>
          </table:table-cell>
          <table:table-cell table:style-name="ce12" table:formula="of:=(qtdoses*pvpdose*7)*[.E374]+[.D373]" office:value-type="currency" office:currency="EUR" office:value="22869350" calcext:value-type="currency">
            <text:p>22 869 350 €</text:p>
          </table:table-cell>
          <table:table-cell table:style-name="ce20" office:value-type="string" calcext:value-type="string">
            <text:p>361</text:p>
          </table:table-cell>
          <table:table-cell table:number-columns-repeated="1019"/>
        </table:table-row>
        <table:table-row table:style-name="ro12">
          <table:table-cell table:style-name="ce7" table:formula="of:=[.A374]+7" office:value-type="date" office:date-value="2026-12-09" calcext:value-type="date">
            <text:p>2026-12-09</text:p>
          </table:table-cell>
          <table:table-cell table:style-name="ce12" table:formula="of:=(-cpcu)*[.E375]+[.D375]" office:value-type="currency" office:currency="EUR" office:value="15756050" calcext:value-type="currency">
            <text:p>15 756 050 €</text:p>
          </table:table-cell>
          <table:table-cell table:style-name="ce12" table:formula="of:=financ-custoprot-custofab+[.B375]" office:value-type="currency" office:currency="EUR" office:value="16456050" calcext:value-type="currency">
            <text:p>16 456 050 €</text:p>
          </table:table-cell>
          <table:table-cell table:style-name="ce12" table:formula="of:=(qtdoses*pvpdose*7)*[.E375]+[.D374]" office:value-type="currency" office:currency="EUR" office:value="22996050" calcext:value-type="currency">
            <text:p>22 996 050 €</text:p>
          </table:table-cell>
          <table:table-cell table:style-name="ce20" office:value-type="string" calcext:value-type="string">
            <text:p>362</text:p>
          </table:table-cell>
          <table:table-cell table:number-columns-repeated="1019"/>
        </table:table-row>
        <table:table-row table:style-name="ro12">
          <table:table-cell table:style-name="ce7" table:formula="of:=[.A375]+7" office:value-type="date" office:date-value="2026-12-16" calcext:value-type="date">
            <text:p>2026-12-16</text:p>
          </table:table-cell>
          <table:table-cell table:style-name="ce12" table:formula="of:=(-cpcu)*[.E376]+[.D376]" office:value-type="currency" office:currency="EUR" office:value="15863100" calcext:value-type="currency">
            <text:p>15 863 100 €</text:p>
          </table:table-cell>
          <table:table-cell table:style-name="ce12" table:formula="of:=financ-custoprot-custofab+[.B376]" office:value-type="currency" office:currency="EUR" office:value="16563100" calcext:value-type="currency">
            <text:p>16 563 100 €</text:p>
          </table:table-cell>
          <table:table-cell table:style-name="ce12" table:formula="of:=(qtdoses*pvpdose*7)*[.E376]+[.D375]" office:value-type="currency" office:currency="EUR" office:value="23123100" calcext:value-type="currency">
            <text:p>23 123 100 €</text:p>
          </table:table-cell>
          <table:table-cell table:style-name="ce20" office:value-type="string" calcext:value-type="string">
            <text:p>363</text:p>
          </table:table-cell>
          <table:table-cell table:number-columns-repeated="1019"/>
        </table:table-row>
        <table:table-row table:style-name="ro12">
          <table:table-cell table:style-name="ce7" table:formula="of:=[.A376]+7" office:value-type="date" office:date-value="2026-12-23" calcext:value-type="date">
            <text:p>2026-12-23</text:p>
          </table:table-cell>
          <table:table-cell table:style-name="ce12" table:formula="of:=(-cpcu)*[.E377]+[.D377]" office:value-type="currency" office:currency="EUR" office:value="15970500" calcext:value-type="currency">
            <text:p>15 970 500 €</text:p>
          </table:table-cell>
          <table:table-cell table:style-name="ce12" table:formula="of:=financ-custoprot-custofab+[.B377]" office:value-type="currency" office:currency="EUR" office:value="16670500" calcext:value-type="currency">
            <text:p>16 670 500 €</text:p>
          </table:table-cell>
          <table:table-cell table:style-name="ce12" table:formula="of:=(qtdoses*pvpdose*7)*[.E377]+[.D376]" office:value-type="currency" office:currency="EUR" office:value="23250500" calcext:value-type="currency">
            <text:p>23 250 500 €</text:p>
          </table:table-cell>
          <table:table-cell table:style-name="ce20" office:value-type="string" calcext:value-type="string">
            <text:p>364</text:p>
          </table:table-cell>
          <table:table-cell table:number-columns-repeated="1019"/>
        </table:table-row>
        <table:table-row table:style-name="ro12">
          <table:table-cell table:style-name="ce7" table:formula="of:=[.A377]+7" office:value-type="date" office:date-value="2026-12-30" calcext:value-type="date">
            <text:p>2026-12-30</text:p>
          </table:table-cell>
          <table:table-cell table:style-name="ce12" table:formula="of:=(-cpcu)*[.E378]+[.D378]" office:value-type="currency" office:currency="EUR" office:value="16078250" calcext:value-type="currency">
            <text:p>16 078 250 €</text:p>
          </table:table-cell>
          <table:table-cell table:style-name="ce12" table:formula="of:=financ-custoprot-custofab+[.B378]" office:value-type="currency" office:currency="EUR" office:value="16778250" calcext:value-type="currency">
            <text:p>16 778 250 €</text:p>
          </table:table-cell>
          <table:table-cell table:style-name="ce12" table:formula="of:=(qtdoses*pvpdose*7)*[.E378]+[.D377]" office:value-type="currency" office:currency="EUR" office:value="23378250" calcext:value-type="currency">
            <text:p>23 378 250 €</text:p>
          </table:table-cell>
          <table:table-cell table:style-name="ce20" office:value-type="string" calcext:value-type="string">
            <text:p>365</text:p>
          </table:table-cell>
          <table:table-cell table:number-columns-repeated="1019"/>
        </table:table-row>
        <table:table-row table:style-name="ro12">
          <table:table-cell table:style-name="ce7" table:formula="of:=[.A378]+7" office:value-type="date" office:date-value="2027-01-06" calcext:value-type="date">
            <text:p>2027-01-06</text:p>
          </table:table-cell>
          <table:table-cell table:style-name="ce12" table:formula="of:=(-cpcu)*[.E379]+[.D379]" office:value-type="currency" office:currency="EUR" office:value="16186350" calcext:value-type="currency">
            <text:p>16 186 350 €</text:p>
          </table:table-cell>
          <table:table-cell table:style-name="ce12" table:formula="of:=financ-custoprot-custofab+[.B379]" office:value-type="currency" office:currency="EUR" office:value="16886350" calcext:value-type="currency">
            <text:p>16 886 350 €</text:p>
          </table:table-cell>
          <table:table-cell table:style-name="ce12" table:formula="of:=(qtdoses*pvpdose*7)*[.E379]+[.D378]" office:value-type="currency" office:currency="EUR" office:value="23506350" calcext:value-type="currency">
            <text:p>23 506 350 €</text:p>
          </table:table-cell>
          <table:table-cell table:style-name="ce20" office:value-type="string" calcext:value-type="string">
            <text:p>366</text:p>
          </table:table-cell>
          <table:table-cell table:number-columns-repeated="1019"/>
        </table:table-row>
        <table:table-row table:style-name="ro12">
          <table:table-cell table:style-name="ce7" table:formula="of:=[.A379]+7" office:value-type="date" office:date-value="2027-01-13" calcext:value-type="date">
            <text:p>2027-01-13</text:p>
          </table:table-cell>
          <table:table-cell table:style-name="ce12" table:formula="of:=(-cpcu)*[.E380]+[.D380]" office:value-type="currency" office:currency="EUR" office:value="16294800" calcext:value-type="currency">
            <text:p>16 294 800 €</text:p>
          </table:table-cell>
          <table:table-cell table:style-name="ce12" table:formula="of:=financ-custoprot-custofab+[.B380]" office:value-type="currency" office:currency="EUR" office:value="16994800" calcext:value-type="currency">
            <text:p>16 994 800 €</text:p>
          </table:table-cell>
          <table:table-cell table:style-name="ce12" table:formula="of:=(qtdoses*pvpdose*7)*[.E380]+[.D379]" office:value-type="currency" office:currency="EUR" office:value="23634800" calcext:value-type="currency">
            <text:p>23 634 800 €</text:p>
          </table:table-cell>
          <table:table-cell table:style-name="ce20" office:value-type="string" calcext:value-type="string">
            <text:p>367</text:p>
          </table:table-cell>
          <table:table-cell table:number-columns-repeated="1019"/>
        </table:table-row>
        <table:table-row table:style-name="ro12">
          <table:table-cell table:style-name="ce7" table:formula="of:=[.A380]+7" office:value-type="date" office:date-value="2027-01-20" calcext:value-type="date">
            <text:p>2027-01-20</text:p>
          </table:table-cell>
          <table:table-cell table:style-name="ce12" table:formula="of:=(-cpcu)*[.E381]+[.D381]" office:value-type="currency" office:currency="EUR" office:value="16403600" calcext:value-type="currency">
            <text:p>16 403 600 €</text:p>
          </table:table-cell>
          <table:table-cell table:style-name="ce12" table:formula="of:=financ-custoprot-custofab+[.B381]" office:value-type="currency" office:currency="EUR" office:value="17103600" calcext:value-type="currency">
            <text:p>17 103 600 €</text:p>
          </table:table-cell>
          <table:table-cell table:style-name="ce12" table:formula="of:=(qtdoses*pvpdose*7)*[.E381]+[.D380]" office:value-type="currency" office:currency="EUR" office:value="23763600" calcext:value-type="currency">
            <text:p>23 763 600 €</text:p>
          </table:table-cell>
          <table:table-cell table:style-name="ce20" office:value-type="string" calcext:value-type="string">
            <text:p>368</text:p>
          </table:table-cell>
          <table:table-cell table:number-columns-repeated="1019"/>
        </table:table-row>
        <table:table-row table:style-name="ro12">
          <table:table-cell table:style-name="ce7" table:formula="of:=[.A381]+7" office:value-type="date" office:date-value="2027-01-27" calcext:value-type="date">
            <text:p>2027-01-27</text:p>
          </table:table-cell>
          <table:table-cell table:style-name="ce12" table:formula="of:=(-cpcu)*[.E382]+[.D382]" office:value-type="currency" office:currency="EUR" office:value="16512750" calcext:value-type="currency">
            <text:p>16 512 750 €</text:p>
          </table:table-cell>
          <table:table-cell table:style-name="ce12" table:formula="of:=financ-custoprot-custofab+[.B382]" office:value-type="currency" office:currency="EUR" office:value="17212750" calcext:value-type="currency">
            <text:p>17 212 750 €</text:p>
          </table:table-cell>
          <table:table-cell table:style-name="ce12" table:formula="of:=(qtdoses*pvpdose*7)*[.E382]+[.D381]" office:value-type="currency" office:currency="EUR" office:value="23892750" calcext:value-type="currency">
            <text:p>23 892 750 €</text:p>
          </table:table-cell>
          <table:table-cell table:style-name="ce20" office:value-type="string" calcext:value-type="string">
            <text:p>369</text:p>
          </table:table-cell>
          <table:table-cell table:number-columns-repeated="1019"/>
        </table:table-row>
        <table:table-row table:style-name="ro12">
          <table:table-cell table:style-name="ce7" table:formula="of:=[.A382]+7" office:value-type="date" office:date-value="2027-02-03" calcext:value-type="date">
            <text:p>2027-02-03</text:p>
          </table:table-cell>
          <table:table-cell table:style-name="ce12" table:formula="of:=(-cpcu)*[.E383]+[.D383]" office:value-type="currency" office:currency="EUR" office:value="16622250" calcext:value-type="currency">
            <text:p>16 622 250 €</text:p>
          </table:table-cell>
          <table:table-cell table:style-name="ce12" table:formula="of:=financ-custoprot-custofab+[.B383]" office:value-type="currency" office:currency="EUR" office:value="17322250" calcext:value-type="currency">
            <text:p>17 322 250 €</text:p>
          </table:table-cell>
          <table:table-cell table:style-name="ce12" table:formula="of:=(qtdoses*pvpdose*7)*[.E383]+[.D382]" office:value-type="currency" office:currency="EUR" office:value="24022250" calcext:value-type="currency">
            <text:p>24 022 250 €</text:p>
          </table:table-cell>
          <table:table-cell table:style-name="ce20" office:value-type="string" calcext:value-type="string">
            <text:p>370</text:p>
          </table:table-cell>
          <table:table-cell table:number-columns-repeated="1019"/>
        </table:table-row>
        <table:table-row table:style-name="ro12">
          <table:table-cell table:style-name="ce7" table:formula="of:=[.A383]+7" office:value-type="date" office:date-value="2027-02-10" calcext:value-type="date">
            <text:p>2027-02-10</text:p>
          </table:table-cell>
          <table:table-cell table:style-name="ce12" table:formula="of:=(-cpcu)*[.E384]+[.D384]" office:value-type="currency" office:currency="EUR" office:value="16732100" calcext:value-type="currency">
            <text:p>16 732 100 €</text:p>
          </table:table-cell>
          <table:table-cell table:style-name="ce12" table:formula="of:=financ-custoprot-custofab+[.B384]" office:value-type="currency" office:currency="EUR" office:value="17432100" calcext:value-type="currency">
            <text:p>17 432 100 €</text:p>
          </table:table-cell>
          <table:table-cell table:style-name="ce12" table:formula="of:=(qtdoses*pvpdose*7)*[.E384]+[.D383]" office:value-type="currency" office:currency="EUR" office:value="24152100" calcext:value-type="currency">
            <text:p>24 152 100 €</text:p>
          </table:table-cell>
          <table:table-cell table:style-name="ce20" office:value-type="string" calcext:value-type="string">
            <text:p>371</text:p>
          </table:table-cell>
          <table:table-cell table:number-columns-repeated="1019"/>
        </table:table-row>
        <table:table-row table:style-name="ro12">
          <table:table-cell table:style-name="ce7" table:formula="of:=[.A384]+7" office:value-type="date" office:date-value="2027-02-17" calcext:value-type="date">
            <text:p>2027-02-17</text:p>
          </table:table-cell>
          <table:table-cell table:style-name="ce12" table:formula="of:=(-cpcu)*[.E385]+[.D385]" office:value-type="currency" office:currency="EUR" office:value="16842300" calcext:value-type="currency">
            <text:p>16 842 300 €</text:p>
          </table:table-cell>
          <table:table-cell table:style-name="ce12" table:formula="of:=financ-custoprot-custofab+[.B385]" office:value-type="currency" office:currency="EUR" office:value="17542300" calcext:value-type="currency">
            <text:p>17 542 300 €</text:p>
          </table:table-cell>
          <table:table-cell table:style-name="ce12" table:formula="of:=(qtdoses*pvpdose*7)*[.E385]+[.D384]" office:value-type="currency" office:currency="EUR" office:value="24282300" calcext:value-type="currency">
            <text:p>24 282 300 €</text:p>
          </table:table-cell>
          <table:table-cell table:style-name="ce20" office:value-type="string" calcext:value-type="string">
            <text:p>372</text:p>
          </table:table-cell>
          <table:table-cell table:number-columns-repeated="1019"/>
        </table:table-row>
        <table:table-row table:style-name="ro12">
          <table:table-cell table:style-name="ce7" table:formula="of:=[.A385]+7" office:value-type="date" office:date-value="2027-02-24" calcext:value-type="date">
            <text:p>2027-02-24</text:p>
          </table:table-cell>
          <table:table-cell table:style-name="ce12" table:formula="of:=(-cpcu)*[.E386]+[.D386]" office:value-type="currency" office:currency="EUR" office:value="16952850" calcext:value-type="currency">
            <text:p>16 952 850 €</text:p>
          </table:table-cell>
          <table:table-cell table:style-name="ce12" table:formula="of:=financ-custoprot-custofab+[.B386]" office:value-type="currency" office:currency="EUR" office:value="17652850" calcext:value-type="currency">
            <text:p>17 652 850 €</text:p>
          </table:table-cell>
          <table:table-cell table:style-name="ce12" table:formula="of:=(qtdoses*pvpdose*7)*[.E386]+[.D385]" office:value-type="currency" office:currency="EUR" office:value="24412850" calcext:value-type="currency">
            <text:p>24 412 850 €</text:p>
          </table:table-cell>
          <table:table-cell table:style-name="ce20" office:value-type="string" calcext:value-type="string">
            <text:p>373</text:p>
          </table:table-cell>
          <table:table-cell table:number-columns-repeated="1019"/>
        </table:table-row>
        <table:table-row table:style-name="ro12">
          <table:table-cell table:style-name="ce7" table:formula="of:=[.A386]+7" office:value-type="date" office:date-value="2027-03-03" calcext:value-type="date">
            <text:p>2027-03-03</text:p>
          </table:table-cell>
          <table:table-cell table:style-name="ce12" table:formula="of:=(-cpcu)*[.E387]+[.D387]" office:value-type="currency" office:currency="EUR" office:value="17063750" calcext:value-type="currency">
            <text:p>17 063 750 €</text:p>
          </table:table-cell>
          <table:table-cell table:style-name="ce12" table:formula="of:=financ-custoprot-custofab+[.B387]" office:value-type="currency" office:currency="EUR" office:value="17763750" calcext:value-type="currency">
            <text:p>17 763 750 €</text:p>
          </table:table-cell>
          <table:table-cell table:style-name="ce12" table:formula="of:=(qtdoses*pvpdose*7)*[.E387]+[.D386]" office:value-type="currency" office:currency="EUR" office:value="24543750" calcext:value-type="currency">
            <text:p>24 543 750 €</text:p>
          </table:table-cell>
          <table:table-cell table:style-name="ce20" office:value-type="string" calcext:value-type="string">
            <text:p>374</text:p>
          </table:table-cell>
          <table:table-cell table:number-columns-repeated="1019"/>
        </table:table-row>
        <table:table-row table:style-name="ro12">
          <table:table-cell table:style-name="ce7" table:formula="of:=[.A387]+7" office:value-type="date" office:date-value="2027-03-10" calcext:value-type="date">
            <text:p>2027-03-10</text:p>
          </table:table-cell>
          <table:table-cell table:style-name="ce12" table:formula="of:=(-cpcu)*[.E388]+[.D388]" office:value-type="currency" office:currency="EUR" office:value="17175000" calcext:value-type="currency">
            <text:p>17 175 000 €</text:p>
          </table:table-cell>
          <table:table-cell table:style-name="ce12" table:formula="of:=financ-custoprot-custofab+[.B388]" office:value-type="currency" office:currency="EUR" office:value="17875000" calcext:value-type="currency">
            <text:p>17 875 000 €</text:p>
          </table:table-cell>
          <table:table-cell table:style-name="ce12" table:formula="of:=(qtdoses*pvpdose*7)*[.E388]+[.D387]" office:value-type="currency" office:currency="EUR" office:value="24675000" calcext:value-type="currency">
            <text:p>24 675 000 €</text:p>
          </table:table-cell>
          <table:table-cell table:style-name="ce20" office:value-type="string" calcext:value-type="string">
            <text:p>375</text:p>
          </table:table-cell>
          <table:table-cell table:number-columns-repeated="1019"/>
        </table:table-row>
        <table:table-row table:style-name="ro12">
          <table:table-cell table:style-name="ce7" table:formula="of:=[.A388]+7" office:value-type="date" office:date-value="2027-03-17" calcext:value-type="date">
            <text:p>2027-03-17</text:p>
          </table:table-cell>
          <table:table-cell table:style-name="ce12" table:formula="of:=(-cpcu)*[.E389]+[.D389]" office:value-type="currency" office:currency="EUR" office:value="17286600" calcext:value-type="currency">
            <text:p>17 286 600 €</text:p>
          </table:table-cell>
          <table:table-cell table:style-name="ce12" table:formula="of:=financ-custoprot-custofab+[.B389]" office:value-type="currency" office:currency="EUR" office:value="17986600" calcext:value-type="currency">
            <text:p>17 986 600 €</text:p>
          </table:table-cell>
          <table:table-cell table:style-name="ce12" table:formula="of:=(qtdoses*pvpdose*7)*[.E389]+[.D388]" office:value-type="currency" office:currency="EUR" office:value="24806600" calcext:value-type="currency">
            <text:p>24 806 600 €</text:p>
          </table:table-cell>
          <table:table-cell table:style-name="ce20" office:value-type="string" calcext:value-type="string">
            <text:p>376</text:p>
          </table:table-cell>
          <table:table-cell table:number-columns-repeated="1019"/>
        </table:table-row>
        <table:table-row table:style-name="ro12">
          <table:table-cell table:style-name="ce7" table:formula="of:=[.A389]+7" office:value-type="date" office:date-value="2027-03-24" calcext:value-type="date">
            <text:p>2027-03-24</text:p>
          </table:table-cell>
          <table:table-cell table:style-name="ce12" table:formula="of:=(-cpcu)*[.E390]+[.D390]" office:value-type="currency" office:currency="EUR" office:value="17398550" calcext:value-type="currency">
            <text:p>17 398 550 €</text:p>
          </table:table-cell>
          <table:table-cell table:style-name="ce12" table:formula="of:=financ-custoprot-custofab+[.B390]" office:value-type="currency" office:currency="EUR" office:value="18098550" calcext:value-type="currency">
            <text:p>18 098 550 €</text:p>
          </table:table-cell>
          <table:table-cell table:style-name="ce12" table:formula="of:=(qtdoses*pvpdose*7)*[.E390]+[.D389]" office:value-type="currency" office:currency="EUR" office:value="24938550" calcext:value-type="currency">
            <text:p>24 938 550 €</text:p>
          </table:table-cell>
          <table:table-cell table:style-name="ce20" office:value-type="string" calcext:value-type="string">
            <text:p>377</text:p>
          </table:table-cell>
          <table:table-cell table:number-columns-repeated="1019"/>
        </table:table-row>
        <table:table-row table:style-name="ro12">
          <table:table-cell table:style-name="ce7" table:formula="of:=[.A390]+7" office:value-type="date" office:date-value="2027-03-31" calcext:value-type="date">
            <text:p>2027-03-31</text:p>
          </table:table-cell>
          <table:table-cell table:style-name="ce12" table:formula="of:=(-cpcu)*[.E391]+[.D391]" office:value-type="currency" office:currency="EUR" office:value="17510850" calcext:value-type="currency">
            <text:p>17 510 850 €</text:p>
          </table:table-cell>
          <table:table-cell table:style-name="ce12" table:formula="of:=financ-custoprot-custofab+[.B391]" office:value-type="currency" office:currency="EUR" office:value="18210850" calcext:value-type="currency">
            <text:p>18 210 850 €</text:p>
          </table:table-cell>
          <table:table-cell table:style-name="ce12" table:formula="of:=(qtdoses*pvpdose*7)*[.E391]+[.D390]" office:value-type="currency" office:currency="EUR" office:value="25070850" calcext:value-type="currency">
            <text:p>25 070 850 €</text:p>
          </table:table-cell>
          <table:table-cell table:style-name="ce20" office:value-type="string" calcext:value-type="string">
            <text:p>378</text:p>
          </table:table-cell>
          <table:table-cell table:number-columns-repeated="1019"/>
        </table:table-row>
        <table:table-row table:style-name="ro12">
          <table:table-cell table:style-name="ce7" table:formula="of:=[.A391]+7" office:value-type="date" office:date-value="2027-04-07" calcext:value-type="date">
            <text:p>2027-04-07</text:p>
          </table:table-cell>
          <table:table-cell table:style-name="ce12" table:formula="of:=(-cpcu)*[.E392]+[.D392]" office:value-type="currency" office:currency="EUR" office:value="17623500" calcext:value-type="currency">
            <text:p>17 623 500 €</text:p>
          </table:table-cell>
          <table:table-cell table:style-name="ce12" table:formula="of:=financ-custoprot-custofab+[.B392]" office:value-type="currency" office:currency="EUR" office:value="18323500" calcext:value-type="currency">
            <text:p>18 323 500 €</text:p>
          </table:table-cell>
          <table:table-cell table:style-name="ce12" table:formula="of:=(qtdoses*pvpdose*7)*[.E392]+[.D391]" office:value-type="currency" office:currency="EUR" office:value="25203500" calcext:value-type="currency">
            <text:p>25 203 500 €</text:p>
          </table:table-cell>
          <table:table-cell table:style-name="ce20" office:value-type="string" calcext:value-type="string">
            <text:p>379</text:p>
          </table:table-cell>
          <table:table-cell table:number-columns-repeated="1019"/>
        </table:table-row>
        <table:table-row table:style-name="ro12">
          <table:table-cell table:style-name="ce7" table:formula="of:=[.A392]+7" office:value-type="date" office:date-value="2027-04-14" calcext:value-type="date">
            <text:p>2027-04-14</text:p>
          </table:table-cell>
          <table:table-cell table:style-name="ce12" table:formula="of:=(-cpcu)*[.E393]+[.D393]" office:value-type="currency" office:currency="EUR" office:value="17736500" calcext:value-type="currency">
            <text:p>17 736 500 €</text:p>
          </table:table-cell>
          <table:table-cell table:style-name="ce12" table:formula="of:=financ-custoprot-custofab+[.B393]" office:value-type="currency" office:currency="EUR" office:value="18436500" calcext:value-type="currency">
            <text:p>18 436 500 €</text:p>
          </table:table-cell>
          <table:table-cell table:style-name="ce12" table:formula="of:=(qtdoses*pvpdose*7)*[.E393]+[.D392]" office:value-type="currency" office:currency="EUR" office:value="25336500" calcext:value-type="currency">
            <text:p>25 336 500 €</text:p>
          </table:table-cell>
          <table:table-cell table:style-name="ce20" office:value-type="string" calcext:value-type="string">
            <text:p>380</text:p>
          </table:table-cell>
          <table:table-cell table:number-columns-repeated="1019"/>
        </table:table-row>
        <table:table-row table:style-name="ro12">
          <table:table-cell table:style-name="ce7" table:formula="of:=[.A393]+7" office:value-type="date" office:date-value="2027-04-21" calcext:value-type="date">
            <text:p>2027-04-21</text:p>
          </table:table-cell>
          <table:table-cell table:style-name="ce12" table:formula="of:=(-cpcu)*[.E394]+[.D394]" office:value-type="currency" office:currency="EUR" office:value="17849850" calcext:value-type="currency">
            <text:p>17 849 850 €</text:p>
          </table:table-cell>
          <table:table-cell table:style-name="ce12" table:formula="of:=financ-custoprot-custofab+[.B394]" office:value-type="currency" office:currency="EUR" office:value="18549850" calcext:value-type="currency">
            <text:p>18 549 850 €</text:p>
          </table:table-cell>
          <table:table-cell table:style-name="ce12" table:formula="of:=(qtdoses*pvpdose*7)*[.E394]+[.D393]" office:value-type="currency" office:currency="EUR" office:value="25469850" calcext:value-type="currency">
            <text:p>25 469 850 €</text:p>
          </table:table-cell>
          <table:table-cell table:style-name="ce20" office:value-type="string" calcext:value-type="string">
            <text:p>381</text:p>
          </table:table-cell>
          <table:table-cell table:number-columns-repeated="1019"/>
        </table:table-row>
        <table:table-row table:style-name="ro12">
          <table:table-cell table:style-name="ce7" table:formula="of:=[.A394]+7" office:value-type="date" office:date-value="2027-04-28" calcext:value-type="date">
            <text:p>2027-04-28</text:p>
          </table:table-cell>
          <table:table-cell table:style-name="ce12" table:formula="of:=(-cpcu)*[.E395]+[.D395]" office:value-type="currency" office:currency="EUR" office:value="17963550" calcext:value-type="currency">
            <text:p>17 963 550 €</text:p>
          </table:table-cell>
          <table:table-cell table:style-name="ce12" table:formula="of:=financ-custoprot-custofab+[.B395]" office:value-type="currency" office:currency="EUR" office:value="18663550" calcext:value-type="currency">
            <text:p>18 663 550 €</text:p>
          </table:table-cell>
          <table:table-cell table:style-name="ce12" table:formula="of:=(qtdoses*pvpdose*7)*[.E395]+[.D394]" office:value-type="currency" office:currency="EUR" office:value="25603550" calcext:value-type="currency">
            <text:p>25 603 550 €</text:p>
          </table:table-cell>
          <table:table-cell table:style-name="ce20" office:value-type="string" calcext:value-type="string">
            <text:p>382</text:p>
          </table:table-cell>
          <table:table-cell table:number-columns-repeated="1019"/>
        </table:table-row>
        <table:table-row table:style-name="ro12">
          <table:table-cell table:style-name="ce7" table:formula="of:=[.A395]+7" office:value-type="date" office:date-value="2027-05-05" calcext:value-type="date">
            <text:p>2027-05-05</text:p>
          </table:table-cell>
          <table:table-cell table:style-name="ce12" table:formula="of:=(-cpcu)*[.E396]+[.D396]" office:value-type="currency" office:currency="EUR" office:value="18077600" calcext:value-type="currency">
            <text:p>18 077 600 €</text:p>
          </table:table-cell>
          <table:table-cell table:style-name="ce12" table:formula="of:=financ-custoprot-custofab+[.B396]" office:value-type="currency" office:currency="EUR" office:value="18777600" calcext:value-type="currency">
            <text:p>18 777 600 €</text:p>
          </table:table-cell>
          <table:table-cell table:style-name="ce12" table:formula="of:=(qtdoses*pvpdose*7)*[.E396]+[.D395]" office:value-type="currency" office:currency="EUR" office:value="25737600" calcext:value-type="currency">
            <text:p>25 737 600 €</text:p>
          </table:table-cell>
          <table:table-cell table:style-name="ce20" office:value-type="string" calcext:value-type="string">
            <text:p>383</text:p>
          </table:table-cell>
          <table:table-cell table:number-columns-repeated="1019"/>
        </table:table-row>
        <table:table-row table:style-name="ro12">
          <table:table-cell table:style-name="ce7" table:formula="of:=[.A396]+7" office:value-type="date" office:date-value="2027-05-12" calcext:value-type="date">
            <text:p>2027-05-12</text:p>
          </table:table-cell>
          <table:table-cell table:style-name="ce12" table:formula="of:=(-cpcu)*[.E397]+[.D397]" office:value-type="currency" office:currency="EUR" office:value="18192000" calcext:value-type="currency">
            <text:p>18 192 000 €</text:p>
          </table:table-cell>
          <table:table-cell table:style-name="ce12" table:formula="of:=financ-custoprot-custofab+[.B397]" office:value-type="currency" office:currency="EUR" office:value="18892000" calcext:value-type="currency">
            <text:p>18 892 000 €</text:p>
          </table:table-cell>
          <table:table-cell table:style-name="ce12" table:formula="of:=(qtdoses*pvpdose*7)*[.E397]+[.D396]" office:value-type="currency" office:currency="EUR" office:value="25872000" calcext:value-type="currency">
            <text:p>25 872 000 €</text:p>
          </table:table-cell>
          <table:table-cell table:style-name="ce20" office:value-type="string" calcext:value-type="string">
            <text:p>384</text:p>
          </table:table-cell>
          <table:table-cell table:number-columns-repeated="1019"/>
        </table:table-row>
        <table:table-row table:style-name="ro12">
          <table:table-cell table:style-name="ce7" table:formula="of:=[.A397]+7" office:value-type="date" office:date-value="2027-05-19" calcext:value-type="date">
            <text:p>2027-05-19</text:p>
          </table:table-cell>
          <table:table-cell table:style-name="ce12" table:formula="of:=(-cpcu)*[.E398]+[.D398]" office:value-type="currency" office:currency="EUR" office:value="18306750" calcext:value-type="currency">
            <text:p>18 306 750 €</text:p>
          </table:table-cell>
          <table:table-cell table:style-name="ce12" table:formula="of:=financ-custoprot-custofab+[.B398]" office:value-type="currency" office:currency="EUR" office:value="19006750" calcext:value-type="currency">
            <text:p>19 006 750 €</text:p>
          </table:table-cell>
          <table:table-cell table:style-name="ce12" table:formula="of:=(qtdoses*pvpdose*7)*[.E398]+[.D397]" office:value-type="currency" office:currency="EUR" office:value="26006750" calcext:value-type="currency">
            <text:p>26 006 750 €</text:p>
          </table:table-cell>
          <table:table-cell table:style-name="ce20" office:value-type="string" calcext:value-type="string">
            <text:p>385</text:p>
          </table:table-cell>
          <table:table-cell table:number-columns-repeated="1019"/>
        </table:table-row>
        <table:table-row table:style-name="ro12">
          <table:table-cell table:style-name="ce7" table:formula="of:=[.A398]+7" office:value-type="date" office:date-value="2027-05-26" calcext:value-type="date">
            <text:p>2027-05-26</text:p>
          </table:table-cell>
          <table:table-cell table:style-name="ce12" table:formula="of:=(-cpcu)*[.E399]+[.D399]" office:value-type="currency" office:currency="EUR" office:value="18421850" calcext:value-type="currency">
            <text:p>18 421 850 €</text:p>
          </table:table-cell>
          <table:table-cell table:style-name="ce12" table:formula="of:=financ-custoprot-custofab+[.B399]" office:value-type="currency" office:currency="EUR" office:value="19121850" calcext:value-type="currency">
            <text:p>19 121 850 €</text:p>
          </table:table-cell>
          <table:table-cell table:style-name="ce12" table:formula="of:=(qtdoses*pvpdose*7)*[.E399]+[.D398]" office:value-type="currency" office:currency="EUR" office:value="26141850" calcext:value-type="currency">
            <text:p>26 141 850 €</text:p>
          </table:table-cell>
          <table:table-cell table:style-name="ce20" office:value-type="string" calcext:value-type="string">
            <text:p>386</text:p>
          </table:table-cell>
          <table:table-cell table:number-columns-repeated="1019"/>
        </table:table-row>
        <table:table-row table:style-name="ro12">
          <table:table-cell table:style-name="ce7" table:formula="of:=[.A399]+7" office:value-type="date" office:date-value="2027-06-02" calcext:value-type="date">
            <text:p>2027-06-02</text:p>
          </table:table-cell>
          <table:table-cell table:style-name="ce12" table:formula="of:=(-cpcu)*[.E400]+[.D400]" office:value-type="currency" office:currency="EUR" office:value="18537300" calcext:value-type="currency">
            <text:p>18 537 300 €</text:p>
          </table:table-cell>
          <table:table-cell table:style-name="ce12" table:formula="of:=financ-custoprot-custofab+[.B400]" office:value-type="currency" office:currency="EUR" office:value="19237300" calcext:value-type="currency">
            <text:p>19 237 300 €</text:p>
          </table:table-cell>
          <table:table-cell table:style-name="ce12" table:formula="of:=(qtdoses*pvpdose*7)*[.E400]+[.D399]" office:value-type="currency" office:currency="EUR" office:value="26277300" calcext:value-type="currency">
            <text:p>26 277 300 €</text:p>
          </table:table-cell>
          <table:table-cell table:style-name="ce20" office:value-type="string" calcext:value-type="string">
            <text:p>387</text:p>
          </table:table-cell>
          <table:table-cell table:number-columns-repeated="1019"/>
        </table:table-row>
        <table:table-row table:style-name="ro12">
          <table:table-cell table:style-name="ce7" table:formula="of:=[.A400]+7" office:value-type="date" office:date-value="2027-06-09" calcext:value-type="date">
            <text:p>2027-06-09</text:p>
          </table:table-cell>
          <table:table-cell table:style-name="ce12" table:formula="of:=(-cpcu)*[.E401]+[.D401]" office:value-type="currency" office:currency="EUR" office:value="18653100" calcext:value-type="currency">
            <text:p>18 653 100 €</text:p>
          </table:table-cell>
          <table:table-cell table:style-name="ce12" table:formula="of:=financ-custoprot-custofab+[.B401]" office:value-type="currency" office:currency="EUR" office:value="19353100" calcext:value-type="currency">
            <text:p>19 353 100 €</text:p>
          </table:table-cell>
          <table:table-cell table:style-name="ce12" table:formula="of:=(qtdoses*pvpdose*7)*[.E401]+[.D400]" office:value-type="currency" office:currency="EUR" office:value="26413100" calcext:value-type="currency">
            <text:p>26 413 100 €</text:p>
          </table:table-cell>
          <table:table-cell table:style-name="ce20" office:value-type="string" calcext:value-type="string">
            <text:p>388</text:p>
          </table:table-cell>
          <table:table-cell table:number-columns-repeated="1019"/>
        </table:table-row>
        <table:table-row table:style-name="ro12">
          <table:table-cell table:style-name="ce7" table:formula="of:=[.A401]+7" office:value-type="date" office:date-value="2027-06-16" calcext:value-type="date">
            <text:p>2027-06-16</text:p>
          </table:table-cell>
          <table:table-cell table:style-name="ce12" table:formula="of:=(-cpcu)*[.E402]+[.D402]" office:value-type="currency" office:currency="EUR" office:value="18769250" calcext:value-type="currency">
            <text:p>18 769 250 €</text:p>
          </table:table-cell>
          <table:table-cell table:style-name="ce12" table:formula="of:=financ-custoprot-custofab+[.B402]" office:value-type="currency" office:currency="EUR" office:value="19469250" calcext:value-type="currency">
            <text:p>19 469 250 €</text:p>
          </table:table-cell>
          <table:table-cell table:style-name="ce12" table:formula="of:=(qtdoses*pvpdose*7)*[.E402]+[.D401]" office:value-type="currency" office:currency="EUR" office:value="26549250" calcext:value-type="currency">
            <text:p>26 549 250 €</text:p>
          </table:table-cell>
          <table:table-cell table:style-name="ce20" office:value-type="string" calcext:value-type="string">
            <text:p>389</text:p>
          </table:table-cell>
          <table:table-cell table:number-columns-repeated="1019"/>
        </table:table-row>
        <table:table-row table:style-name="ro12">
          <table:table-cell table:style-name="ce7" table:formula="of:=[.A402]+7" office:value-type="date" office:date-value="2027-06-23" calcext:value-type="date">
            <text:p>2027-06-23</text:p>
          </table:table-cell>
          <table:table-cell table:style-name="ce12" table:formula="of:=(-cpcu)*[.E403]+[.D403]" office:value-type="currency" office:currency="EUR" office:value="18885750" calcext:value-type="currency">
            <text:p>18 885 750 €</text:p>
          </table:table-cell>
          <table:table-cell table:style-name="ce12" table:formula="of:=financ-custoprot-custofab+[.B403]" office:value-type="currency" office:currency="EUR" office:value="19585750" calcext:value-type="currency">
            <text:p>19 585 750 €</text:p>
          </table:table-cell>
          <table:table-cell table:style-name="ce12" table:formula="of:=(qtdoses*pvpdose*7)*[.E403]+[.D402]" office:value-type="currency" office:currency="EUR" office:value="26685750" calcext:value-type="currency">
            <text:p>26 685 750 €</text:p>
          </table:table-cell>
          <table:table-cell table:style-name="ce20" office:value-type="string" calcext:value-type="string">
            <text:p>390</text:p>
          </table:table-cell>
          <table:table-cell table:number-columns-repeated="1019"/>
        </table:table-row>
        <table:table-row table:style-name="ro12">
          <table:table-cell table:style-name="ce7" table:formula="of:=[.A403]+7" office:value-type="date" office:date-value="2027-06-30" calcext:value-type="date">
            <text:p>2027-06-30</text:p>
          </table:table-cell>
          <table:table-cell table:style-name="ce12" table:formula="of:=(-cpcu)*[.E404]+[.D404]" office:value-type="currency" office:currency="EUR" office:value="19002600" calcext:value-type="currency">
            <text:p>19 002 600 €</text:p>
          </table:table-cell>
          <table:table-cell table:style-name="ce12" table:formula="of:=financ-custoprot-custofab+[.B404]" office:value-type="currency" office:currency="EUR" office:value="19702600" calcext:value-type="currency">
            <text:p>19 702 600 €</text:p>
          </table:table-cell>
          <table:table-cell table:style-name="ce12" table:formula="of:=(qtdoses*pvpdose*7)*[.E404]+[.D403]" office:value-type="currency" office:currency="EUR" office:value="26822600" calcext:value-type="currency">
            <text:p>26 822 600 €</text:p>
          </table:table-cell>
          <table:table-cell table:style-name="ce20" office:value-type="string" calcext:value-type="string">
            <text:p>391</text:p>
          </table:table-cell>
          <table:table-cell table:number-columns-repeated="1019"/>
        </table:table-row>
        <table:table-row table:style-name="ro12">
          <table:table-cell table:style-name="ce7" table:formula="of:=[.A404]+7" office:value-type="date" office:date-value="2027-07-07" calcext:value-type="date">
            <text:p>2027-07-07</text:p>
          </table:table-cell>
          <table:table-cell table:style-name="ce12" table:formula="of:=(-cpcu)*[.E405]+[.D405]" office:value-type="currency" office:currency="EUR" office:value="19119800" calcext:value-type="currency">
            <text:p>19 119 800 €</text:p>
          </table:table-cell>
          <table:table-cell table:style-name="ce12" table:formula="of:=financ-custoprot-custofab+[.B405]" office:value-type="currency" office:currency="EUR" office:value="19819800" calcext:value-type="currency">
            <text:p>19 819 800 €</text:p>
          </table:table-cell>
          <table:table-cell table:style-name="ce12" table:formula="of:=(qtdoses*pvpdose*7)*[.E405]+[.D404]" office:value-type="currency" office:currency="EUR" office:value="26959800" calcext:value-type="currency">
            <text:p>26 959 800 €</text:p>
          </table:table-cell>
          <table:table-cell table:style-name="ce20" office:value-type="string" calcext:value-type="string">
            <text:p>392</text:p>
          </table:table-cell>
          <table:table-cell table:number-columns-repeated="1019"/>
        </table:table-row>
        <table:table-row table:style-name="ro12">
          <table:table-cell table:style-name="ce7" table:formula="of:=[.A405]+7" office:value-type="date" office:date-value="2027-07-14" calcext:value-type="date">
            <text:p>2027-07-14</text:p>
          </table:table-cell>
          <table:table-cell table:style-name="ce12" table:formula="of:=(-cpcu)*[.E406]+[.D406]" office:value-type="currency" office:currency="EUR" office:value="19237350" calcext:value-type="currency">
            <text:p>19 237 350 €</text:p>
          </table:table-cell>
          <table:table-cell table:style-name="ce12" table:formula="of:=financ-custoprot-custofab+[.B406]" office:value-type="currency" office:currency="EUR" office:value="19937350" calcext:value-type="currency">
            <text:p>19 937 350 €</text:p>
          </table:table-cell>
          <table:table-cell table:style-name="ce12" table:formula="of:=(qtdoses*pvpdose*7)*[.E406]+[.D405]" office:value-type="currency" office:currency="EUR" office:value="27097350" calcext:value-type="currency">
            <text:p>27 097 350 €</text:p>
          </table:table-cell>
          <table:table-cell table:style-name="ce20" office:value-type="string" calcext:value-type="string">
            <text:p>393</text:p>
          </table:table-cell>
          <table:table-cell table:number-columns-repeated="1019"/>
        </table:table-row>
        <table:table-row table:style-name="ro12">
          <table:table-cell table:style-name="ce7" table:formula="of:=[.A406]+7" office:value-type="date" office:date-value="2027-07-21" calcext:value-type="date">
            <text:p>2027-07-21</text:p>
          </table:table-cell>
          <table:table-cell table:style-name="ce12" table:formula="of:=(-cpcu)*[.E407]+[.D407]" office:value-type="currency" office:currency="EUR" office:value="19355250" calcext:value-type="currency">
            <text:p>19 355 250 €</text:p>
          </table:table-cell>
          <table:table-cell table:style-name="ce12" table:formula="of:=financ-custoprot-custofab+[.B407]" office:value-type="currency" office:currency="EUR" office:value="20055250" calcext:value-type="currency">
            <text:p>20 055 250 €</text:p>
          </table:table-cell>
          <table:table-cell table:style-name="ce12" table:formula="of:=(qtdoses*pvpdose*7)*[.E407]+[.D406]" office:value-type="currency" office:currency="EUR" office:value="27235250" calcext:value-type="currency">
            <text:p>27 235 250 €</text:p>
          </table:table-cell>
          <table:table-cell table:style-name="ce20" office:value-type="string" calcext:value-type="string">
            <text:p>394</text:p>
          </table:table-cell>
          <table:table-cell table:number-columns-repeated="1019"/>
        </table:table-row>
        <table:table-row table:style-name="ro12">
          <table:table-cell table:style-name="ce7" table:formula="of:=[.A407]+7" office:value-type="date" office:date-value="2027-07-28" calcext:value-type="date">
            <text:p>2027-07-28</text:p>
          </table:table-cell>
          <table:table-cell table:style-name="ce12" table:formula="of:=(-cpcu)*[.E408]+[.D408]" office:value-type="currency" office:currency="EUR" office:value="19473500" calcext:value-type="currency">
            <text:p>19 473 500 €</text:p>
          </table:table-cell>
          <table:table-cell table:style-name="ce12" table:formula="of:=financ-custoprot-custofab+[.B408]" office:value-type="currency" office:currency="EUR" office:value="20173500" calcext:value-type="currency">
            <text:p>20 173 500 €</text:p>
          </table:table-cell>
          <table:table-cell table:style-name="ce12" table:formula="of:=(qtdoses*pvpdose*7)*[.E408]+[.D407]" office:value-type="currency" office:currency="EUR" office:value="27373500" calcext:value-type="currency">
            <text:p>27 373 500 €</text:p>
          </table:table-cell>
          <table:table-cell table:style-name="ce20" office:value-type="string" calcext:value-type="string">
            <text:p>395</text:p>
          </table:table-cell>
          <table:table-cell table:number-columns-repeated="1019"/>
        </table:table-row>
        <table:table-row table:style-name="ro12">
          <table:table-cell table:style-name="ce7" table:formula="of:=[.A408]+7" office:value-type="date" office:date-value="2027-08-04" calcext:value-type="date">
            <text:p>2027-08-04</text:p>
          </table:table-cell>
          <table:table-cell table:style-name="ce12" table:formula="of:=(-cpcu)*[.E409]+[.D409]" office:value-type="currency" office:currency="EUR" office:value="19592100" calcext:value-type="currency">
            <text:p>19 592 100 €</text:p>
          </table:table-cell>
          <table:table-cell table:style-name="ce12" table:formula="of:=financ-custoprot-custofab+[.B409]" office:value-type="currency" office:currency="EUR" office:value="20292100" calcext:value-type="currency">
            <text:p>20 292 100 €</text:p>
          </table:table-cell>
          <table:table-cell table:style-name="ce12" table:formula="of:=(qtdoses*pvpdose*7)*[.E409]+[.D408]" office:value-type="currency" office:currency="EUR" office:value="27512100" calcext:value-type="currency">
            <text:p>27 512 100 €</text:p>
          </table:table-cell>
          <table:table-cell table:style-name="ce20" office:value-type="string" calcext:value-type="string">
            <text:p>396</text:p>
          </table:table-cell>
          <table:table-cell table:number-columns-repeated="1019"/>
        </table:table-row>
        <table:table-row table:style-name="ro12">
          <table:table-cell table:style-name="ce7" table:formula="of:=[.A409]+7" office:value-type="date" office:date-value="2027-08-11" calcext:value-type="date">
            <text:p>2027-08-11</text:p>
          </table:table-cell>
          <table:table-cell table:style-name="ce12" table:formula="of:=(-cpcu)*[.E410]+[.D410]" office:value-type="currency" office:currency="EUR" office:value="19711050" calcext:value-type="currency">
            <text:p>19 711 050 €</text:p>
          </table:table-cell>
          <table:table-cell table:style-name="ce12" table:formula="of:=financ-custoprot-custofab+[.B410]" office:value-type="currency" office:currency="EUR" office:value="20411050" calcext:value-type="currency">
            <text:p>20 411 050 €</text:p>
          </table:table-cell>
          <table:table-cell table:style-name="ce12" table:formula="of:=(qtdoses*pvpdose*7)*[.E410]+[.D409]" office:value-type="currency" office:currency="EUR" office:value="27651050" calcext:value-type="currency">
            <text:p>27 651 050 €</text:p>
          </table:table-cell>
          <table:table-cell table:style-name="ce20" office:value-type="string" calcext:value-type="string">
            <text:p>397</text:p>
          </table:table-cell>
          <table:table-cell table:number-columns-repeated="1019"/>
        </table:table-row>
        <table:table-row table:style-name="ro12">
          <table:table-cell table:style-name="ce7" table:formula="of:=[.A410]+7" office:value-type="date" office:date-value="2027-08-18" calcext:value-type="date">
            <text:p>2027-08-18</text:p>
          </table:table-cell>
          <table:table-cell table:style-name="ce12" table:formula="of:=(-cpcu)*[.E411]+[.D411]" office:value-type="currency" office:currency="EUR" office:value="19830350" calcext:value-type="currency">
            <text:p>19 830 350 €</text:p>
          </table:table-cell>
          <table:table-cell table:style-name="ce12" table:formula="of:=financ-custoprot-custofab+[.B411]" office:value-type="currency" office:currency="EUR" office:value="20530350" calcext:value-type="currency">
            <text:p>20 530 350 €</text:p>
          </table:table-cell>
          <table:table-cell table:style-name="ce12" table:formula="of:=(qtdoses*pvpdose*7)*[.E411]+[.D410]" office:value-type="currency" office:currency="EUR" office:value="27790350" calcext:value-type="currency">
            <text:p>27 790 350 €</text:p>
          </table:table-cell>
          <table:table-cell table:style-name="ce20" office:value-type="string" calcext:value-type="string">
            <text:p>398</text:p>
          </table:table-cell>
          <table:table-cell table:number-columns-repeated="1019"/>
        </table:table-row>
        <table:table-row table:style-name="ro12">
          <table:table-cell table:style-name="ce7" table:formula="of:=[.A411]+7" office:value-type="date" office:date-value="2027-08-25" calcext:value-type="date">
            <text:p>2027-08-25</text:p>
          </table:table-cell>
          <table:table-cell table:style-name="ce12" table:formula="of:=(-cpcu)*[.E412]+[.D412]" office:value-type="currency" office:currency="EUR" office:value="19950000" calcext:value-type="currency">
            <text:p>19 950 000 €</text:p>
          </table:table-cell>
          <table:table-cell table:style-name="ce12" table:formula="of:=financ-custoprot-custofab+[.B412]" office:value-type="currency" office:currency="EUR" office:value="20650000" calcext:value-type="currency">
            <text:p>20 650 000 €</text:p>
          </table:table-cell>
          <table:table-cell table:style-name="ce12" table:formula="of:=(qtdoses*pvpdose*7)*[.E412]+[.D411]" office:value-type="currency" office:currency="EUR" office:value="27930000" calcext:value-type="currency">
            <text:p>27 930 000 €</text:p>
          </table:table-cell>
          <table:table-cell table:style-name="ce20" office:value-type="string" calcext:value-type="string">
            <text:p>399</text:p>
          </table:table-cell>
          <table:table-cell table:number-columns-repeated="1019"/>
        </table:table-row>
        <table:table-row table:style-name="ro12">
          <table:table-cell table:style-name="ce7" table:formula="of:=[.A412]+7" office:value-type="date" office:date-value="2027-09-01" calcext:value-type="date">
            <text:p>2027-09-01</text:p>
          </table:table-cell>
          <table:table-cell table:style-name="ce12" table:formula="of:=(-cpcu)*[.E413]+[.D413]" office:value-type="currency" office:currency="EUR" office:value="20070000" calcext:value-type="currency">
            <text:p>20 070 000 €</text:p>
          </table:table-cell>
          <table:table-cell table:style-name="ce12" table:formula="of:=financ-custoprot-custofab+[.B413]" office:value-type="currency" office:currency="EUR" office:value="20770000" calcext:value-type="currency">
            <text:p>20 770 000 €</text:p>
          </table:table-cell>
          <table:table-cell table:style-name="ce12" table:formula="of:=(qtdoses*pvpdose*7)*[.E413]+[.D412]" office:value-type="currency" office:currency="EUR" office:value="28070000" calcext:value-type="currency">
            <text:p>28 070 000 €</text:p>
          </table:table-cell>
          <table:table-cell table:style-name="ce20" office:value-type="string" calcext:value-type="string">
            <text:p>400</text:p>
          </table:table-cell>
          <table:table-cell table:number-columns-repeated="1019"/>
        </table:table-row>
        <table:table-row table:style-name="ro12">
          <table:table-cell table:style-name="ce7" table:formula="of:=[.A413]+7" office:value-type="date" office:date-value="2027-09-08" calcext:value-type="date">
            <text:p>2027-09-08</text:p>
          </table:table-cell>
          <table:table-cell table:style-name="ce12" table:formula="of:=(-cpcu)*[.E414]+[.D414]" office:value-type="currency" office:currency="EUR" office:value="20190350" calcext:value-type="currency">
            <text:p>20 190 350 €</text:p>
          </table:table-cell>
          <table:table-cell table:style-name="ce12" table:formula="of:=financ-custoprot-custofab+[.B414]" office:value-type="currency" office:currency="EUR" office:value="20890350" calcext:value-type="currency">
            <text:p>20 890 350 €</text:p>
          </table:table-cell>
          <table:table-cell table:style-name="ce12" table:formula="of:=(qtdoses*pvpdose*7)*[.E414]+[.D413]" office:value-type="currency" office:currency="EUR" office:value="28210350" calcext:value-type="currency">
            <text:p>28 210 350 €</text:p>
          </table:table-cell>
          <table:table-cell table:style-name="ce20" office:value-type="string" calcext:value-type="string">
            <text:p>401</text:p>
          </table:table-cell>
          <table:table-cell table:number-columns-repeated="1019"/>
        </table:table-row>
        <table:table-row table:style-name="ro12">
          <table:table-cell table:style-name="ce7" table:formula="of:=[.A414]+7" office:value-type="date" office:date-value="2027-09-15" calcext:value-type="date">
            <text:p>2027-09-15</text:p>
          </table:table-cell>
          <table:table-cell table:style-name="ce12" table:formula="of:=(-cpcu)*[.E415]+[.D415]" office:value-type="currency" office:currency="EUR" office:value="20311050" calcext:value-type="currency">
            <text:p>20 311 050 €</text:p>
          </table:table-cell>
          <table:table-cell table:style-name="ce12" table:formula="of:=financ-custoprot-custofab+[.B415]" office:value-type="currency" office:currency="EUR" office:value="21011050" calcext:value-type="currency">
            <text:p>21 011 050 €</text:p>
          </table:table-cell>
          <table:table-cell table:style-name="ce12" table:formula="of:=(qtdoses*pvpdose*7)*[.E415]+[.D414]" office:value-type="currency" office:currency="EUR" office:value="28351050" calcext:value-type="currency">
            <text:p>28 351 050 €</text:p>
          </table:table-cell>
          <table:table-cell table:style-name="ce20" office:value-type="string" calcext:value-type="string">
            <text:p>402</text:p>
          </table:table-cell>
          <table:table-cell table:number-columns-repeated="1019"/>
        </table:table-row>
        <table:table-row table:style-name="ro12">
          <table:table-cell table:style-name="ce7" table:formula="of:=[.A415]+7" office:value-type="date" office:date-value="2027-09-22" calcext:value-type="date">
            <text:p>2027-09-22</text:p>
          </table:table-cell>
          <table:table-cell table:style-name="ce12" table:formula="of:=(-cpcu)*[.E416]+[.D416]" office:value-type="currency" office:currency="EUR" office:value="20432100" calcext:value-type="currency">
            <text:p>20 432 100 €</text:p>
          </table:table-cell>
          <table:table-cell table:style-name="ce12" table:formula="of:=financ-custoprot-custofab+[.B416]" office:value-type="currency" office:currency="EUR" office:value="21132100" calcext:value-type="currency">
            <text:p>21 132 100 €</text:p>
          </table:table-cell>
          <table:table-cell table:style-name="ce12" table:formula="of:=(qtdoses*pvpdose*7)*[.E416]+[.D415]" office:value-type="currency" office:currency="EUR" office:value="28492100" calcext:value-type="currency">
            <text:p>28 492 100 €</text:p>
          </table:table-cell>
          <table:table-cell table:style-name="ce20" office:value-type="string" calcext:value-type="string">
            <text:p>403</text:p>
          </table:table-cell>
          <table:table-cell table:number-columns-repeated="1019"/>
        </table:table-row>
        <table:table-row table:style-name="ro12">
          <table:table-cell table:style-name="ce7" table:formula="of:=[.A416]+7" office:value-type="date" office:date-value="2027-09-29" calcext:value-type="date">
            <text:p>2027-09-29</text:p>
          </table:table-cell>
          <table:table-cell table:style-name="ce12" table:formula="of:=(-cpcu)*[.E417]+[.D417]" office:value-type="currency" office:currency="EUR" office:value="20553500" calcext:value-type="currency">
            <text:p>20 553 500 €</text:p>
          </table:table-cell>
          <table:table-cell table:style-name="ce12" table:formula="of:=financ-custoprot-custofab+[.B417]" office:value-type="currency" office:currency="EUR" office:value="21253500" calcext:value-type="currency">
            <text:p>21 253 500 €</text:p>
          </table:table-cell>
          <table:table-cell table:style-name="ce12" table:formula="of:=(qtdoses*pvpdose*7)*[.E417]+[.D416]" office:value-type="currency" office:currency="EUR" office:value="28633500" calcext:value-type="currency">
            <text:p>28 633 500 €</text:p>
          </table:table-cell>
          <table:table-cell table:style-name="ce20" office:value-type="string" calcext:value-type="string">
            <text:p>404</text:p>
          </table:table-cell>
          <table:table-cell table:number-columns-repeated="1019"/>
        </table:table-row>
        <table:table-row table:style-name="ro12">
          <table:table-cell table:style-name="ce7" table:formula="of:=[.A417]+7" office:value-type="date" office:date-value="2027-10-06" calcext:value-type="date">
            <text:p>2027-10-06</text:p>
          </table:table-cell>
          <table:table-cell table:style-name="ce12" table:formula="of:=(-cpcu)*[.E418]+[.D418]" office:value-type="currency" office:currency="EUR" office:value="20675250" calcext:value-type="currency">
            <text:p>20 675 250 €</text:p>
          </table:table-cell>
          <table:table-cell table:style-name="ce12" table:formula="of:=financ-custoprot-custofab+[.B418]" office:value-type="currency" office:currency="EUR" office:value="21375250" calcext:value-type="currency">
            <text:p>21 375 250 €</text:p>
          </table:table-cell>
          <table:table-cell table:style-name="ce12" table:formula="of:=(qtdoses*pvpdose*7)*[.E418]+[.D417]" office:value-type="currency" office:currency="EUR" office:value="28775250" calcext:value-type="currency">
            <text:p>28 775 250 €</text:p>
          </table:table-cell>
          <table:table-cell table:style-name="ce20" office:value-type="string" calcext:value-type="string">
            <text:p>405</text:p>
          </table:table-cell>
          <table:table-cell table:number-columns-repeated="1019"/>
        </table:table-row>
        <table:table-row table:style-name="ro12">
          <table:table-cell table:style-name="ce7" table:formula="of:=[.A418]+7" office:value-type="date" office:date-value="2027-10-13" calcext:value-type="date">
            <text:p>2027-10-13</text:p>
          </table:table-cell>
          <table:table-cell table:style-name="ce12" table:formula="of:=(-cpcu)*[.E419]+[.D419]" office:value-type="currency" office:currency="EUR" office:value="20797350" calcext:value-type="currency">
            <text:p>20 797 350 €</text:p>
          </table:table-cell>
          <table:table-cell table:style-name="ce12" table:formula="of:=financ-custoprot-custofab+[.B419]" office:value-type="currency" office:currency="EUR" office:value="21497350" calcext:value-type="currency">
            <text:p>21 497 350 €</text:p>
          </table:table-cell>
          <table:table-cell table:style-name="ce12" table:formula="of:=(qtdoses*pvpdose*7)*[.E419]+[.D418]" office:value-type="currency" office:currency="EUR" office:value="28917350" calcext:value-type="currency">
            <text:p>28 917 350 €</text:p>
          </table:table-cell>
          <table:table-cell table:style-name="ce20" office:value-type="string" calcext:value-type="string">
            <text:p>406</text:p>
          </table:table-cell>
          <table:table-cell table:number-columns-repeated="1019"/>
        </table:table-row>
        <table:table-row table:style-name="ro13" table:number-rows-repeated="66">
          <table:table-cell table:number-columns-repeated="2"/>
          <table:table-cell table:style-name="ce19"/>
          <table:table-cell table:number-columns-repeated="1021"/>
        </table:table-row>
        <table:table-row table:style-name="ro13" table:number-rows-repeated="104809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range table:name="cpcu" table:base-cell-address="$Sheet1.$A$1" table:cell-range-address="$Sheet1.$C$5"/>
        <table:named-range table:name="custofab" table:base-cell-address="$Sheet1.$C$3" table:cell-range-address="$Sheet1.$C$4"/>
        <table:named-range table:name="custoprot" table:base-cell-address="$Sheet1.$C$2" table:cell-range-address="$Sheet1.$C$3"/>
        <table:named-range table:name="financ" table:base-cell-address="$Sheet1.$A$1" table:cell-range-address="$Sheet1.$C$2"/>
        <table:named-range table:name="pvpdose" table:base-cell-address="$Sheet1.$C$6" table:cell-range-address="$Sheet1.$C$8"/>
        <table:named-range table:name="qtdose" table:base-cell-address="$Sheet1.$C$5" table:cell-range-address="$Sheet1.$C$7"/>
        <table:named-range table:name="qtdoses" table:base-cell-address="$Sheet1.$C$5" table:cell-range-address="$Sheet1.$C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5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2P0"/>
    </number:currency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54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pt" number:country="PT">€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€</number:currency-symbol>
      <style:map style:condition="value()&gt;=0" style:apply-style-name="N156P0"/>
    </number:currency-style>
    <number:date-style style:name="N10121" number:language="pt" number:country="PT"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-00-0000</text:date>, <text:time style:data-style-name="N2" text:time-value="21:36:20.16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22:48:19.009000000</dc:date>
    <meta:editing-duration>PT15H53M35S</meta:editing-duration>
    <meta:editing-cycles>15</meta:editing-cycles>
    <meta:generator>LibreOffice/6.2.4.2$Windows_X86_64 LibreOffice_project/2412653d852ce75f65fbfa83fb7e7b669a126d64</meta:generator>
    <meta:document-statistic meta:table-count="1" meta:cell-count="2050" meta:object-count="0"/>
  </office:meta>
</office:document-meta>
</file>